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Arial" fo:font-weight="bold" style:font-weight-asian="bold" fo:font-size="14pt" style:font-size-asian="14pt"/>
    </style:style>
    <style:style style:name="P3" style:parent-style-name="Normal" style:family="paragraph">
      <style:text-properties fo:font-style="italic" style:font-style-asian="italic"/>
    </style:style>
    <style:style style:name="P4" style:parent-style-name="Normal" style:family="paragraph">
      <style:paragraph-properties fo:text-align="center"/>
      <style:text-properties fo:font-weight="bold" style:font-weight-asian="bold" fo:font-size="11pt" style:font-size-asian="11pt" style:font-size-complex="11pt"/>
    </style:style>
    <style:style style:name="TableColumn6" style:family="table-column">
      <style:table-column-properties style:column-width="2.4333in"/>
    </style:style>
    <style:style style:name="TableColumn7" style:family="table-column">
      <style:table-column-properties style:column-width="1.693in"/>
    </style:style>
    <style:style style:name="TableColumn8" style:family="table-column">
      <style:table-column-properties style:column-width="2.9527in"/>
    </style:style>
    <style:style style:name="Table5" style:family="table">
      <style:table-properties style:width="7.0791in" fo:margin-left="0in" table:align="left"/>
    </style:style>
    <style:style style:name="TableRow9" style:family="table-row">
      <style:table-row-properties style:min-row-height="0.4791in"/>
    </style:style>
    <style:style style:name="TableCell10"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1" style:parent-style-name="Normal" style:family="paragraph">
      <style:text-properties fo:font-weight="bold" style:font-weight-asian="bold" fo:font-size="11pt" style:font-size-asian="11pt" style:font-size-complex="11pt"/>
    </style:style>
    <style:style style:name="P12" style:parent-style-name="Normal" style:family="paragraph">
      <style:text-properties fo:font-weight="bold" style:font-weight-asian="bold" fo:font-size="11pt" style:font-size-asian="11pt" style:font-size-complex="11pt"/>
    </style:style>
    <style:style style:name="TableRow13" style:family="table-row">
      <style:table-row-properties style:min-row-height="0.2868in"/>
    </style:style>
    <style:style style:name="TableCell14"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15" style:parent-style-name="Normal" style:family="paragraph">
      <style:text-properties fo:font-weight="bold" style:font-weight-asian="bold" fo:font-size="11pt" style:font-size-asian="11pt" style:font-size-complex="11pt"/>
    </style:style>
    <style:style style:name="TableCell16"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17" style:parent-style-name="Normal" style:family="paragraph">
      <style:text-properties fo:font-weight="bold" style:font-weight-asian="bold" fo:font-size="11pt" style:font-size-asian="11pt" style:font-size-complex="11pt"/>
    </style:style>
    <style:style style:name="TableRow18" style:family="table-row">
      <style:table-row-properties style:min-row-height="0.2083in"/>
    </style:style>
    <style:style style:name="TableCell19"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P20" style:parent-style-name="Normal" style:family="paragraph">
      <style:text-properties fo:font-weight="bold" style:font-weight-asian="bold" fo:font-size="11pt" style:font-size-asian="11pt" style:font-size-complex="11pt"/>
    </style:style>
    <style:style style:name="P21" style:parent-style-name="Normal" style:family="paragraph">
      <style:text-properties fo:font-weight="bold" style:font-weight-asian="bold" fo:font-size="11pt" style:font-size-asian="11pt" style:font-size-complex="11pt"/>
    </style:style>
    <style:style style:name="TableCell22"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T23" style:parent-style-name="DefaultParagraphFont" style:family="text">
      <style:text-properties fo:font-weight="bold" style:font-weight-asian="bold" fo:font-size="11pt" style:font-size-asian="11pt" style:font-size-complex="11pt"/>
    </style:style>
    <style:style style:name="T24" style:parent-style-name="DefaultParagraphFont" style:family="text">
      <style:text-properties fo:font-weight="bold" style:font-weight-asian="bold" fo:font-size="11pt" style:font-size-asian="11pt" style:font-size-complex="11pt"/>
    </style:style>
    <style:style style:name="P25" style:parent-style-name="Normal" style:family="paragraph">
      <style:text-properties fo:font-weight="bold" style:font-weight-asian="bold" fo:font-size="11pt" style:font-size-asian="11pt" style:font-size-complex="11pt"/>
    </style:style>
    <style:style style:name="TableCell26"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T27" style:parent-style-name="DefaultParagraphFont" style:family="text">
      <style:text-properties fo:font-weight="bold" style:font-weight-asian="bold" fo:font-size="11pt" style:font-size-asian="11pt" style:font-size-complex="11pt"/>
    </style:style>
    <style:style style:name="P28" style:parent-style-name="Normal" style:family="paragraph">
      <style:text-properties fo:font-weight="bold" style:font-weight-asian="bold" fo:font-size="11pt" style:font-size-asian="11pt" style:font-size-complex="11pt"/>
    </style:style>
    <style:style style:name="P29" style:parent-style-name="Normal" style:family="paragraph">
      <style:text-properties fo:font-weight="bold" style:font-weight-asian="bold" fo:font-size="11pt" style:font-size-asian="11pt" style:font-size-complex="11pt"/>
    </style:style>
    <style:style style:name="TableColumn31" style:family="table-column">
      <style:table-column-properties style:column-width="1.7243in"/>
    </style:style>
    <style:style style:name="TableColumn32" style:family="table-column">
      <style:table-column-properties style:column-width="0.6694in"/>
    </style:style>
    <style:style style:name="TableColumn33" style:family="table-column">
      <style:table-column-properties style:column-width="0.6694in"/>
    </style:style>
    <style:style style:name="TableColumn34" style:family="table-column">
      <style:table-column-properties style:column-width="0.6694in"/>
    </style:style>
    <style:style style:name="TableColumn35" style:family="table-column">
      <style:table-column-properties style:column-width="0.6694in"/>
    </style:style>
    <style:style style:name="TableColumn36" style:family="table-column">
      <style:table-column-properties style:column-width="0.6694in"/>
    </style:style>
    <style:style style:name="TableColumn37" style:family="table-column">
      <style:table-column-properties style:column-width="0.6694in"/>
    </style:style>
    <style:style style:name="TableColumn38" style:family="table-column">
      <style:table-column-properties style:column-width="0.6694in"/>
    </style:style>
    <style:style style:name="TableColumn39" style:family="table-column">
      <style:table-column-properties style:column-width="0.6694in"/>
    </style:style>
    <style:style style:name="Table30" style:family="table">
      <style:table-properties style:width="7.0798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font-size="11pt" style:font-size-asian="11pt" style:font-size-complex="11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fo:font-weight="bold" style:font-weight-asian="bold" fo:font-size="11pt" style:font-size-asian="11pt" style:font-size-complex="11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weight="bold" style:font-weight-asian="bold" fo:font-size="11pt" style:font-size-asian="11pt" style:font-size-complex="11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font-weight="bold" style:font-weight-asian="bold" fo:font-size="11pt" style:font-size-asian="11pt" style:font-size-complex="11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fo:font-weight="bold" style:font-weight-asian="bold" fo:font-size="11pt" style:font-size-asian="11pt" style:font-size-complex="11pt"/>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fo:font-weight="bold" style:font-weight-asian="bold" fo:font-size="11pt" style:font-size-asian="11pt" style:font-size-complex="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fo:font-weight="bold" style:font-weight-asian="bold"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fo:font-weight="bold" style:font-weight-asian="bold" fo:font-size="11pt" style:font-size-asian="11pt" style:font-size-complex="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fo:font-weight="bold" style:font-weight-asian="bold" fo:font-size="11pt" style:font-size-asian="11pt" style:font-size-complex="11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fo:font-size="11pt" style:font-size-asian="11pt" style:font-size-complex="11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fo:font-weight="bold" style:font-weight-asian="bold" fo:font-size="11pt" style:font-size-asian="11pt" style:font-size-complex="11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text-properties fo:font-weight="bold" style:font-weight-asian="bold" fo:font-size="11pt" style:font-size-asian="11pt" style:font-size-complex="11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fo:font-weight="bold" style:font-weight-asian="bold"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font-weight="bold" style:font-weight-asian="bold"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font-weight="bold" style:font-weight-asian="bold" fo:font-size="11pt" style:font-size-asian="11pt" style:font-size-complex="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font-weight="bold" style:font-weight-asian="bold" fo:font-size="11pt" style:font-size-asian="11pt" style:font-size-complex="11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font-weight="bold" style:font-weight-asian="bold" fo:font-size="11pt" style:font-size-asian="11pt" style:font-size-complex="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fo:font-weight="bold" style:font-weight-asian="bold" fo:font-size="11pt" style:font-size-asian="11pt" style:font-size-complex="11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fo:font-size="11pt" style:font-size-asian="11pt" style:font-size-complex="11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fo:font-weight="bold" style:font-weight-asian="bold" fo:font-size="11pt" style:font-size-asian="11pt" style:font-size-complex="11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font-weight="bold" style:font-weight-asian="bold" fo:font-size="11pt" style:font-size-asian="11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fo:font-weight="bold" style:font-weight-asian="bold" fo:font-size="11pt" style:font-size-asian="11pt" style:font-size-complex="11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fo:font-weight="bold" style:font-weight-asian="bold" fo:font-size="11pt" style:font-size-asian="11pt" style:font-size-complex="11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fo:font-weight="bold" style:font-weight-asian="bold"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font-weight="bold" style:font-weight-asian="bold" fo:font-size="11pt" style:font-size-asian="11pt" style:font-size-complex="11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fo:font-weight="bold" style:font-weight-asian="bold" fo:font-size="11pt" style:font-size-asian="11pt" style:font-size-complex="11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fo:font-weight="bold" style:font-weight-asian="bold" fo:font-size="11pt" style:font-size-asian="11pt" style:font-size-complex="11pt"/>
    </style:style>
    <style:style style:name="P97" style:parent-style-name="Normal" style:family="paragraph">
      <style:text-properties fo:font-weight="bold" style:font-weight-asian="bold" fo:font-size="11pt" style:font-size-asian="11pt" style:font-size-complex="11pt"/>
    </style:style>
    <style:style style:name="TableColumn99" style:family="table-column">
      <style:table-column-properties style:column-width="2.6062in"/>
    </style:style>
    <style:style style:name="TableColumn100" style:family="table-column">
      <style:table-column-properties style:column-width="4.468in"/>
    </style:style>
    <style:style style:name="Table98" style:family="table">
      <style:table-properties style:width="7.0743in" fo:margin-left="-0.0034in" table:align="left"/>
    </style:style>
    <style:style style:name="TableRow101" style:family="table-row">
      <style:table-row-properties style:min-row-height="0.2548in"/>
    </style:style>
    <style:style style:name="TableCell102" style:family="table-cell">
      <style:table-cell-properties fo:border="0.0069in solid #000000" fo:background-color="#DBE5F1" style:writing-mode="lr-tb" fo:padding-top="0in" fo:padding-left="0.075in" fo:padding-bottom="0in" fo:padding-right="0.075in"/>
    </style:style>
    <style:style style:name="P103" style:parent-style-name="Normal" style:family="paragraph">
      <style:paragraph-properties fo:text-align="justify"/>
    </style:style>
    <style:style style:name="T104" style:parent-style-name="DefaultParagraphFont" style:family="text">
      <style:text-properties style:font-name-complex="Arial" style:font-weight-complex="bold" fo:font-size="10pt" style:font-size-asian="10pt" style:font-size-complex="10pt"/>
    </style:style>
    <style:style style:name="TableCell105" style:family="table-cell">
      <style:table-cell-properties fo:border="0.0069in solid #000000" style:writing-mode="lr-tb" fo:padding-top="0in" fo:padding-left="0.075in" fo:padding-bottom="0in" fo:padding-right="0.075in"/>
    </style:style>
    <style:style style:name="T106" style:parent-style-name="DefaultParagraphFont" style:family="text">
      <style:text-properties style:font-name-complex="Arial" fo:font-size="11pt" style:font-size-asian="11pt" style:font-size-complex="11pt"/>
    </style:style>
    <style:style style:name="TableRow107" style:family="table-row">
      <style:table-row-properties style:min-row-height="0.2548in"/>
    </style:style>
    <style:style style:name="TableCell108" style:family="table-cell">
      <style:table-cell-properties fo:border="0.0069in solid #000000" fo:background-color="#DBE5F1" style:writing-mode="lr-tb" fo:padding-top="0in" fo:padding-left="0.075in" fo:padding-bottom="0in" fo:padding-right="0.075in"/>
    </style:style>
    <style:style style:name="P109" style:parent-style-name="Normal" style:family="paragraph">
      <style:paragraph-properties fo:text-align="justify"/>
    </style:style>
    <style:style style:name="T110" style:parent-style-name="DefaultParagraphFont" style:family="text">
      <style:text-properties style:font-name-complex="Arial" style:font-weight-complex="bold"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T112" style:parent-style-name="DefaultParagraphFont" style:family="text">
      <style:text-properties style:font-name-complex="Arial" fo:font-size="11pt" style:font-size-asian="11pt" style:font-size-complex="11pt"/>
    </style:style>
    <style:style style:name="P113" style:parent-style-name="Normal" style:family="paragraph">
      <style:text-properties fo:font-weight="bold" style:font-weight-asian="bold" fo:font-size="11pt" style:font-size-asian="11pt" style:font-size-complex="11pt"/>
    </style:style>
    <style:style style:name="P114" style:parent-style-name="Normal" style:family="paragraph">
      <style:paragraph-properties fo:border="0.0069in solid #000000" fo:padding-top="0.0138in" fo:padding-left="0.0555in" fo:padding-bottom="0.0138in" fo:padding-right="0.0555in" style:shadow="none" fo:background-color="#DBE5F1"/>
    </style:style>
    <style:style style:name="T115" style:parent-style-name="DefaultParagraphFont" style:family="text">
      <style:text-properties fo:font-weight="bold" style:font-weight-asian="bold" fo:font-size="14pt" style:font-size-asian="14pt"/>
    </style:style>
    <style:style style:name="T116" style:parent-style-name="DefaultParagraphFont" style:family="text">
      <style:text-properties fo:font-size="10pt" style:font-size-asian="10pt" style:font-size-complex="10pt"/>
    </style:style>
    <style:style style:name="P117" style:parent-style-name="Normal" style:family="paragraph">
      <style:text-properties fo:font-weight="bold" style:font-weight-asian="bold" fo:font-size="11pt" style:font-size-asian="11pt" style:font-size-complex="11pt"/>
    </style:style>
    <style:style style:name="P118" style:parent-style-name="Normal" style:family="paragraph">
      <style:text-properties fo:font-weight="bold" style:font-weight-asian="bold" fo:font-size="11pt" style:font-size-asian="11pt" style:font-size-complex="11pt"/>
    </style:style>
    <style:style style:name="P119" style:parent-style-name="Normal" style:family="paragraph">
      <style:text-properties fo:font-weight="bold" style:font-weight-asian="bold" fo:font-size="11pt" style:font-size-asian="11pt" style:font-size-complex="11pt"/>
    </style:style>
    <style:style style:name="P120" style:parent-style-name="Normal" style:family="paragraph">
      <style:paragraph-properties fo:text-align="justify"/>
      <style:text-properties style:font-name-complex="Arial" fo:font-size="11pt" style:font-size-asian="11pt" style:font-size-complex="11pt"/>
    </style:style>
    <style:style style:name="P121" style:parent-style-name="Normal" style:family="paragraph">
      <style:paragraph-properties fo:text-align="justify"/>
      <style:text-properties style:font-name-complex="Arial" fo:font-size="11pt" style:font-size-asian="11pt" style:font-size-complex="11pt"/>
    </style:style>
    <style:style style:name="P122" style:parent-style-name="Normal" style:family="paragraph">
      <style:paragraph-properties fo:text-align="justify"/>
      <style:text-properties style:font-name-complex="Arial" fo:font-size="11pt" style:font-size-asian="11pt" style:font-size-complex="11pt"/>
    </style:style>
    <style:style style:name="P123" style:parent-style-name="Normal" style:family="paragraph">
      <style:paragraph-properties fo:text-align="justify"/>
      <style:text-properties style:font-name-complex="Arial" fo:font-size="11pt" style:font-size-asian="11pt" style:font-size-complex="11pt"/>
    </style:style>
    <style:style style:name="P124"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5"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6"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7"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8" style:parent-style-name="Normal" style:family="paragraph">
      <style:paragraph-properties fo:text-align="justify"/>
      <style:text-properties style:font-name-complex="Arial" style:font-weight-complex="bold" fo:font-size="11pt" style:font-size-asian="11pt" style:font-size-complex="11pt"/>
    </style:style>
    <style:style style:name="P129" style:parent-style-name="Normal" style:family="paragraph">
      <style:paragraph-properties fo:text-align="justify"/>
    </style:style>
    <style:style style:name="T130" style:parent-style-name="DefaultParagraphFont" style:family="text">
      <style:text-properties style:font-name-complex="Arial" fo:font-size="11pt" style:font-size-asian="11pt" style:font-size-complex="11pt"/>
    </style:style>
    <style:style style:name="T131" style:parent-style-name="DefaultParagraphFont" style:family="text">
      <style:text-properties style:font-name-complex="Arial" fo:font-size="11pt" style:font-size-asian="11pt"/>
    </style:style>
    <style:style style:name="T132" style:parent-style-name="DefaultParagraphFont" style:family="text">
      <style:text-properties style:font-name-complex="Arial" fo:font-size="11pt" style:font-size-asian="11pt"/>
    </style:style>
    <style:style style:name="P133" style:parent-style-name="Normal" style:family="paragraph">
      <style:paragraph-properties fo:text-align="justify"/>
      <style:text-properties fo:font-size="11pt" style:font-size-asian="11pt" style:font-size-complex="11pt"/>
    </style:style>
    <style:style style:name="P134" style:parent-style-name="Normal" style:family="paragraph">
      <style:paragraph-properties fo:text-align="justify"/>
      <style:text-properties fo:font-size="11pt" style:font-size-asian="11pt" style:font-size-complex="11pt"/>
    </style:style>
    <style:style style:name="P135" style:parent-style-name="Normal" style:family="paragraph">
      <style:paragraph-properties fo:text-align="justify"/>
      <style:text-properties fo:font-size="11pt" style:font-size-asian="11pt" style:font-size-complex="11pt"/>
    </style:style>
    <style:style style:name="P136" style:parent-style-name="Normal" style:family="paragraph">
      <style:paragraph-properties fo:text-align="justify"/>
    </style:style>
    <style:style style:name="T137" style:parent-style-name="DefaultParagraphFont" style:family="text">
      <style:text-properties fo:font-size="11pt" style:font-size-asian="11pt" style:font-size-complex="11pt"/>
    </style:style>
    <style:style style:name="T138" style:parent-style-name="DefaultParagraphFont" style:family="text">
      <style:text-properties fo:font-size="11pt" style:font-size-asian="11pt" style:font-size-complex="11pt"/>
    </style:style>
    <style:style style:name="T139" style:parent-style-name="DefaultParagraphFont" style:family="text">
      <style:text-properties fo:font-size="11pt" style:font-size-asian="11pt" style:font-size-complex="11pt"/>
    </style:style>
    <style:style style:name="P140" style:parent-style-name="Normal" style:family="paragraph">
      <style:text-properties fo:font-weight="bold" style:font-weight-asian="bold" fo:font-size="11pt" style:font-size-asian="11pt" style:font-size-complex="11pt"/>
    </style:style>
    <style:style style:name="T141" style:parent-style-name="DefaultParagraphFont" style:family="text">
      <style:text-properties style:font-name-complex="Arial" fo:font-weight="bold" style:font-weight-asian="bold" fo:font-size="11pt" style:font-size-asian="11pt" style:font-size-complex="11pt"/>
    </style:style>
    <style:style style:name="T142" style:parent-style-name="DefaultParagraphFont" style:family="text">
      <style:text-properties style:font-name-complex="Arial" fo:font-size="11pt" style:font-size-asian="11pt" style:font-size-complex="11pt"/>
    </style:style>
    <style:style style:name="P143" style:parent-style-name="Normal" style:family="paragraph">
      <style:text-properties fo:font-weight="bold" style:font-weight-asian="bold" fo:font-size="11pt" style:font-size-asian="11pt" style:font-size-complex="11pt"/>
    </style:style>
    <style:style style:name="P144" style:parent-style-name="Normal" style:family="paragraph">
      <style:paragraph-properties fo:text-align="justify"/>
    </style:style>
    <style:style style:name="T145" style:parent-style-name="Strong" style:family="text">
      <style:text-properties fo:font-weight="normal" style:font-weight-asian="normal" fo:font-size="11pt" style:font-size-asian="11pt" style:font-size-complex="11pt"/>
    </style:style>
    <style:style style:name="T146" style:parent-style-name="Strong" style:family="text">
      <style:text-properties fo:font-size="11pt" style:font-size-asian="11pt" style:font-size-complex="11pt"/>
    </style:style>
    <style:style style:name="T147" style:parent-style-name="DefaultParagraphFont" style:family="text">
      <style:text-properties style:font-weight-complex="bold" fo:font-size="11pt" style:font-size-asian="11pt" style:font-size-complex="11pt"/>
    </style:style>
    <style:style style:name="T148" style:parent-style-name="DefaultParagraphFont" style:family="text">
      <style:text-properties fo:font-weight="bold" style:font-weight-asian="bold" style:font-weight-complex="bold" fo:font-size="11pt" style:font-size-asian="11pt" style:font-size-complex="11pt"/>
    </style:style>
    <style:style style:name="T149" style:parent-style-name="Strong" style:family="text">
      <style:text-properties fo:font-weight="normal" style:font-weight-asian="normal" fo:font-size="11pt" style:font-size-asian="11pt" style:font-size-complex="11pt"/>
    </style:style>
    <style:style style:name="T150" style:parent-style-name="Strong" style:family="text">
      <style:text-properties fo:font-weight="normal" style:font-weight-asian="normal" fo:font-size="11pt" style:font-size-asian="11pt" style:font-size-complex="11pt"/>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T153" style:parent-style-name="Strong" style:family="text">
      <style:text-properties fo:font-weight="normal" style:font-weight-asian="normal" fo:font-size="11pt" style:font-size-asian="11pt" style:font-size-complex="11pt"/>
    </style:style>
    <style:style style:name="T154" style:parent-style-name="Strong" style:family="text">
      <style:text-properties fo:font-weight="normal" style:font-weight-asian="normal" fo:font-size="11pt" style:font-size-asian="11pt" style:font-size-complex="11pt"/>
    </style:style>
    <style:style style:name="T155" style:parent-style-name="Strong" style:family="text">
      <style:text-properties fo:font-weight="normal" style:font-weight-asian="normal" fo:font-size="11pt" style:font-size-asian="11pt" style:font-size-complex="11pt"/>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T158" style:parent-style-name="Strong" style:family="text">
      <style:text-properties fo:font-weight="normal" style:font-weight-asian="normal" fo:font-size="11pt" style:font-size-asian="11pt" style:font-size-complex="11pt"/>
    </style:style>
    <style:style style:name="T159" style:parent-style-name="Strong" style:family="text">
      <style:text-properties fo:font-size="11pt" style:font-size-asian="11pt" style:font-size-complex="11pt"/>
    </style:style>
    <style:style style:name="T160" style:parent-style-name="Strong" style:family="text">
      <style:text-properties fo:font-weight="normal" style:font-weight-asian="normal" fo:font-size="11pt" style:font-size-asian="11pt" style:font-size-complex="11pt"/>
    </style:style>
    <style:style style:name="T161" style:parent-style-name="Strong" style:family="text">
      <style:text-properties fo:font-weight="normal" style:font-weight-asian="normal" fo:font-size="11pt" style:font-size-asian="11pt" style:font-size-complex="11pt"/>
    </style:style>
    <style:style style:name="T162" style:parent-style-name="Strong" style:family="text">
      <style:text-properties fo:font-weight="normal" style:font-weight-asian="normal" fo:font-size="11pt" style:font-size-asian="11pt" style:font-size-complex="11pt"/>
    </style:style>
    <style:style style:name="P163" style:parent-style-name="Normal" style:family="paragraph">
      <style:paragraph-properties fo:text-align="justify"/>
    </style:style>
    <style:style style:name="P164" style:parent-style-name="Normal" style:family="paragraph">
      <style:paragraph-properties fo:text-align="justify"/>
      <style:text-properties style:font-name-complex="Arial" fo:font-size="11pt" style:font-size-asian="11pt" style:font-size-complex="11pt"/>
    </style:style>
    <style:style style:name="P165" style:parent-style-name="Normal" style:family="paragraph">
      <style:paragraph-properties fo:text-align="justify"/>
      <style:text-properties style:font-name-complex="Arial" fo:font-size="11pt" style:font-size-asian="11pt" style:font-size-complex="11pt"/>
    </style:style>
    <style:style style:name="P166" style:parent-style-name="Normal" style:family="paragraph">
      <style:paragraph-properties fo:text-align="justify"/>
      <style:text-properties style:font-name-complex="Arial" fo:font-size="11pt" style:font-size-asian="11pt" style:font-size-complex="11pt"/>
    </style:style>
    <style:style style:name="P167" style:parent-style-name="Normal" style:family="paragraph">
      <style:paragraph-properties fo:text-align="justify"/>
      <style:text-properties style:font-name-complex="Arial" fo:font-size="11pt" style:font-size-asian="11pt" style:font-size-complex="11pt"/>
    </style:style>
    <style:style style:name="P168" style:parent-style-name="Normal" style:family="paragraph">
      <style:paragraph-properties fo:text-align="justify"/>
      <style:text-properties style:font-name-complex="Arial" fo:font-size="11pt" style:font-size-asian="11pt" style:font-size-complex="11pt"/>
    </style:style>
    <style:style style:name="P169" style:parent-style-name="Normal" style:family="paragraph">
      <style:paragraph-properties fo:text-align="justify"/>
      <style:text-properties style:font-name-complex="Arial" fo:font-size="11pt" style:font-size-asian="11pt" style:font-size-complex="11pt"/>
    </style:style>
    <style:style style:name="P170" style:parent-style-name="Normal" style:family="paragraph">
      <style:paragraph-properties fo:text-align="justify"/>
    </style:style>
    <style:style style:name="T171" style:parent-style-name="DefaultParagraphFont" style:family="text">
      <style:text-properties style:font-name-complex="Arial" fo:font-size="11pt" style:font-size-asian="11pt" style:font-size-complex="11pt"/>
    </style:style>
    <style:style style:name="T172" style:parent-style-name="Strong" style:family="text">
      <style:text-properties fo:font-weight="normal" style:font-weight-asian="normal" fo:font-size="11pt" style:font-size-asian="11pt" style:font-size-complex="11pt"/>
    </style:style>
    <style:style style:name="T173" style:parent-style-name="Strong" style:family="text">
      <style:text-properties fo:font-weight="normal" style:font-weight-asian="normal" fo:font-size="11pt" style:font-size-asian="11pt" style:font-size-complex="11pt"/>
    </style:style>
    <style:style style:name="T174" style:parent-style-name="Strong" style:family="text">
      <style:text-properties fo:font-weight="normal" style:font-weight-asian="normal" fo:font-size="11pt" style:font-size-asian="11pt" style:font-size-complex="11pt"/>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T177" style:parent-style-name="Strong" style:family="text">
      <style:text-properties fo:font-weight="normal" style:font-weight-asian="normal" fo:font-size="11pt" style:font-size-asian="11pt" style:font-size-complex="11pt"/>
    </style:style>
    <style:style style:name="T178" style:parent-style-name="Strong" style:family="text">
      <style:text-properties fo:font-weight="normal" style:font-weight-asian="normal" fo:font-size="11pt" style:font-size-asian="11pt" style:font-size-complex="11pt"/>
    </style:style>
    <style:style style:name="T179" style:parent-style-name="FootnoteReference" style:family="text">
      <style:text-properties style:font-weight-complex="bold" fo:font-size="11pt" style:font-size-asian="11pt" style:font-size-complex="11pt"/>
    </style:style>
    <style:style style:name="T180" style:parent-style-name="Strong" style:family="text">
      <style:text-properties fo:font-weight="normal" style:font-weight-asian="normal" fo:font-size="11pt" style:font-size-asian="11pt" style:font-size-complex="11pt"/>
    </style:style>
    <style:style style:name="T181" style:parent-style-name="Strong" style:family="text">
      <style:text-properties fo:font-weight="normal" style:font-weight-asian="normal" fo:font-size="11pt" style:font-size-asian="11pt" style:font-size-complex="11pt"/>
    </style:style>
    <style:style style:name="T182" style:parent-style-name="Strong" style:family="text">
      <style:text-properties fo:font-weight="normal" style:font-weight-asian="normal" fo:font-size="11pt" style:font-size-asian="11pt" style:font-size-complex="11pt"/>
    </style:style>
    <style:style style:name="T183" style:parent-style-name="Strong" style:family="text">
      <style:text-properties fo:font-weight="normal" style:font-weight-asian="normal" fo:font-size="11pt" style:font-size-asian="11pt" style:font-size-complex="11pt"/>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T186" style:parent-style-name="Strong" style:family="text">
      <style:text-properties fo:font-weight="normal" style:font-weight-asian="normal" fo:font-size="11pt" style:font-size-asian="11pt" style:font-size-complex="11pt"/>
    </style:style>
    <style:style style:name="T187" style:parent-style-name="Strong" style:family="text">
      <style:text-properties fo:font-weight="normal" style:font-weight-asian="normal" fo:font-size="11pt" style:font-size-asian="11pt" style:font-size-complex="11pt"/>
    </style:style>
    <style:style style:name="T188" style:parent-style-name="Strong" style:family="text">
      <style:text-properties fo:font-weight="normal" style:font-weight-asian="normal" fo:font-size="11pt" style:font-size-asian="11pt" style:font-size-complex="11pt"/>
    </style:style>
    <style:style style:name="T189" style:parent-style-name="Strong" style:family="text">
      <style:text-properties fo:font-weight="normal" style:font-weight-asian="normal" fo:font-size="11pt" style:font-size-asian="11pt" style:font-size-complex="11pt"/>
    </style:style>
    <style:style style:name="T190" style:parent-style-name="Strong" style:family="text">
      <style:text-properties fo:font-size="11pt" style:font-size-asian="11pt" style:font-size-complex="11pt"/>
    </style:style>
    <style:style style:name="P191" style:parent-style-name="Normal" style:family="paragraph">
      <style:paragraph-properties fo:text-align="justify"/>
      <style:text-properties style:font-name-complex="Arial" fo:font-size="11pt" style:font-size-asian="11pt" style:font-size-complex="11pt"/>
    </style:style>
    <style:style style:name="P192" style:parent-style-name="Normal" style:family="paragraph">
      <style:paragraph-properties fo:text-align="justify"/>
      <style:text-properties style:font-name-complex="Arial" fo:font-size="11pt" style:font-size-asian="11pt" style:font-size-complex="11pt"/>
    </style:style>
    <style:style style:name="P193" style:parent-style-name="Normal" style:family="paragraph">
      <style:paragraph-properties fo:text-align="justify"/>
      <style:text-properties style:font-name-complex="Arial" fo:font-size="11pt" style:font-size-asian="11pt" style:font-size-complex="11pt"/>
    </style:style>
    <style:style style:name="P194" style:parent-style-name="Normal" style:family="paragraph">
      <style:paragraph-properties fo:text-align="justify"/>
      <style:text-properties style:font-name-complex="Arial" fo:font-size="11pt" style:font-size-asian="11pt" style:font-size-complex="11pt"/>
    </style:style>
    <style:style style:name="P195" style:parent-style-name="Normal" style:family="paragraph">
      <style:text-properties fo:font-weight="bold" style:font-weight-asian="bold" fo:font-size="11pt" style:font-size-asian="11pt" style:font-size-complex="11pt"/>
    </style:style>
    <style:style style:name="P196" style:parent-style-name="Normal" style:family="paragraph">
      <style:paragraph-properties>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9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98" style:parent-style-name="Normal" style:family="paragraph">
      <style:paragraph-properties fo:text-align="justify">
        <style:tab-stops>
          <style:tab-stop style:type="left" style:position="4.802in"/>
          <style:tab-stop style:type="left" style:position="6.5937in"/>
        </style:tab-stops>
      </style:paragraph-properties>
      <style:text-properties style:font-name-complex="Arial" style:font-weight-complex="bold" fo:font-size="11pt" style:font-size-asian="11pt" style:font-size-complex="11pt"/>
    </style:style>
    <style:style style:name="P199" style:parent-style-name="ListParagraph" style:family="paragraph">
      <style:paragraph-properties fo:text-align="justify">
        <style:tab-stops>
          <style:tab-stop style:type="left" style:position="4.302in"/>
          <style:tab-stop style:type="left" style:position="6.0937in"/>
        </style:tab-stops>
      </style:paragraph-properties>
      <style:text-properties fo:font-size="11pt" style:font-size-asian="11pt" style:font-size-complex="11pt"/>
    </style:style>
    <style:style style:name="P200" style:parent-style-name="ListParagraph" style:family="paragraph">
      <style:paragraph-properties fo:text-align="justify"/>
      <style:text-properties style:font-name-complex="Arial" style:font-weight-complex="bold" fo:font-size="11pt" style:font-size-asian="11pt" style:font-size-complex="11pt"/>
    </style:style>
    <style:style style:name="P201" style:parent-style-name="ListParagraph" style:family="paragraph">
      <style:paragraph-properties fo:text-align="justify"/>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font-size="11pt" style:font-size-asian="11pt" style:font-size-complex="11pt"/>
    </style:style>
    <style:style style:name="T204" style:parent-style-name="DefaultParagraphFont" style:family="text">
      <style:text-properties style:font-name-complex="Arial" style:font-weight-complex="bold" fo:font-size="11pt" style:font-size-asian="11pt" style:font-size-complex="11pt"/>
    </style:style>
    <style:style style:name="P205" style:parent-style-name="ListParagraph" style:family="paragraph">
      <style:paragraph-properties fo:text-align="justify"/>
      <style:text-properties style:font-name-complex="Arial" style:font-weight-complex="bold" fo:font-size="11pt" style:font-size-asian="11pt" style:font-size-complex="11pt"/>
    </style:style>
    <style:style style:name="P206" style:parent-style-name="ListParagraph" style:family="paragraph">
      <style:paragraph-properties fo:text-align="justify"/>
      <style:text-properties style:font-name-complex="Arial" style:font-weight-complex="bold" fo:font-size="11pt" style:font-size-asian="11pt" style:font-size-complex="11pt"/>
    </style:style>
    <style:style style:name="P207" style:parent-style-name="ListParagraph" style:family="paragraph">
      <style:paragraph-properties fo:text-align="justify"/>
      <style:text-properties style:font-name-complex="Arial" style:font-weight-complex="bold" fo:font-size="11pt" style:font-size-asian="11pt" style:font-size-complex="11pt"/>
    </style:style>
    <style:style style:name="P208" style:parent-style-name="ListParagraph" style:family="paragraph">
      <style:paragraph-properties fo:text-align="justify"/>
      <style:text-properties style:font-name-complex="Arial" style:font-weight-complex="bold" fo:font-size="11pt" style:font-size-asian="11pt" style:font-size-complex="11pt"/>
    </style:style>
    <style:style style:name="P209" style:parent-style-name="ListParagraph" style:family="paragraph">
      <style:paragraph-properties fo:text-align="justify"/>
      <style:text-properties style:font-name-complex="Arial" style:font-weight-complex="bold" fo:font-size="11pt" style:font-size-asian="11pt" style:font-size-complex="11pt"/>
    </style:style>
    <style:style style:name="P210" style:parent-style-name="ListParagraph" style:family="paragraph">
      <style:paragraph-properties fo:text-align="justify"/>
      <style:text-properties style:font-name-complex="Arial" style:font-weight-complex="bold" fo:font-size="11pt" style:font-size-asian="11pt" style:font-size-complex="11pt"/>
    </style:style>
    <style:style style:name="P211" style:parent-style-name="ListParagraph" style:family="paragraph">
      <style:paragraph-properties fo:text-align="justify"/>
      <style:text-properties style:font-name-complex="Arial" style:font-weight-complex="bold" fo:font-size="11pt" style:font-size-asian="11pt" style:font-size-complex="11pt"/>
    </style:style>
    <style:style style:name="P212" style:parent-style-name="Normal" style:family="paragraph">
      <style:paragraph-properties fo:text-align="justify"/>
      <style:text-properties style:font-name-complex="Arial" fo:font-size="11pt" style:font-size-asian="11pt" style:font-size-complex="11pt"/>
    </style:style>
    <style:style style:name="P213" style:parent-style-name="Normal" style:family="paragraph">
      <style:paragraph-properties fo:text-align="justify"/>
      <style:text-properties style:font-name-complex="Arial" fo:font-size="11pt" style:font-size-asian="11pt" style:font-size-complex="11pt"/>
    </style:style>
    <style:style style:name="P214" style:parent-style-name="Normal" style:family="paragraph">
      <style:text-properties fo:font-size="11pt" style:font-size-asian="11pt" style:font-size-complex="11pt"/>
    </style:style>
    <style:style style:name="P215" style:parent-style-name="Normal" style:family="paragraph">
      <style:text-properties fo:font-size="11pt" style:font-size-asian="11pt" style:font-size-complex="11pt"/>
    </style:style>
    <style:style style:name="P216" style:parent-style-name="Normal" style:family="paragraph">
      <style:paragraph-properties fo:text-align="justify"/>
      <style:text-properties style:font-name-complex="Arial" style:font-weight-complex="bold" fo:font-size="11pt" style:font-size-asian="11pt" style:font-size-complex="11pt"/>
    </style:style>
    <style:style style:name="P217" style:parent-style-name="Normal" style:family="paragraph">
      <style:paragraph-properties fo:text-align="justify"/>
      <style:text-properties style:font-name-complex="Arial" style:font-weight-complex="bold" fo:font-size="11pt" style:font-size-asian="11pt" style:font-size-complex="11pt"/>
    </style:style>
    <style:style style:name="P218" style:parent-style-name="Normal" style:family="paragraph">
      <style:paragraph-properties fo:text-align="justify"/>
      <style:text-properties style:font-name-complex="Arial" style:font-weight-complex="bold" fo:font-size="11pt" style:font-size-asian="11pt" style:font-size-complex="11pt"/>
    </style:style>
    <style:style style:name="P219" style:parent-style-name="Normal" style:family="paragraph">
      <style:paragraph-properties fo:text-align="justify"/>
    </style:style>
    <style:style style:name="T220" style:parent-style-name="DefaultParagraphFont" style:family="text">
      <style:text-properties fo:font-size="11pt" style:font-size-asian="11pt" style:font-size-complex="11pt"/>
    </style:style>
    <style:style style:name="T221" style:parent-style-name="DefaultParagraphFont" style:family="text">
      <style:text-properties fo:font-size="11pt" style:font-size-asian="11pt" style:font-size-complex="11pt"/>
    </style:style>
    <style:style style:name="T222" style:parent-style-name="DefaultParagraphFont" style:family="text">
      <style:text-properties fo:font-size="11pt" style:font-size-asian="11pt" style:font-size-complex="11pt"/>
    </style:style>
    <style:style style:name="T223" style:parent-style-name="DefaultParagraphFont" style:family="text">
      <style:text-properties style:font-name-complex="Arial" style:font-weight-complex="bold" fo:font-size="11pt" style:font-size-asian="11pt" style:font-size-complex="11pt"/>
    </style:style>
    <style:style style:name="P224" style:parent-style-name="Normal" style:family="paragraph">
      <style:paragraph-properties fo:text-align="justify"/>
      <style:text-properties fo:font-size="11pt" style:font-size-asian="11pt" style:font-size-complex="11pt"/>
    </style:style>
    <style:style style:name="P225" style:parent-style-name="Normal" style:family="paragraph">
      <style:paragraph-properties fo:text-align="justify"/>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style:font-name-complex="Arial" style:font-style-complex="italic"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style:font-name-complex="Arial" style:font-weight-complex="bold" fo:font-size="11pt" style:font-size-asian="11pt" style:font-size-complex="11pt"/>
    </style:style>
    <style:style style:name="P230" style:parent-style-name="Normal" style:family="paragraph">
      <style:paragraph-properties fo:text-align="justify"/>
      <style:text-properties fo:font-size="11pt" style:font-size-asian="11pt" style:font-size-complex="11pt"/>
    </style:style>
    <style:style style:name="P231" style:parent-style-name="Normal" style:family="paragraph">
      <style:paragraph-properties fo:text-align="justify"/>
    </style:style>
    <style:style style:name="T232" style:parent-style-name="DefaultParagraphFont" style:family="text">
      <style:text-properties fo:font-size="11pt" style:font-size-asian="11pt" style:font-size-complex="11pt"/>
    </style:style>
    <style:style style:name="T233" style:parent-style-name="DefaultParagraphFont" style:family="text">
      <style:text-properties fo:font-size="11pt" style:font-size-asian="11pt" style:font-size-complex="11pt"/>
    </style:style>
    <style:style style:name="T234" style:parent-style-name="DefaultParagraphFont" style:family="text">
      <style:text-properties style:font-name-complex="Arial" style:font-weight-complex="bold" fo:font-size="11pt" style:font-size-asian="11pt" style:font-size-complex="11pt"/>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style:font-name-complex="Arial" style:font-weight-complex="bold" fo:font-size="11pt" style:font-size-asian="11pt" style:font-size-complex="11pt"/>
    </style:style>
    <style:style style:name="T237" style:parent-style-name="DefaultParagraphFont" style:family="text">
      <style:text-properties style:font-name-complex="Arial" style:font-weight-complex="bold" fo:font-size="11pt" style:font-size-asian="11pt" style:font-size-complex="11pt"/>
    </style:style>
    <style:style style:name="P238" style:parent-style-name="Normal" style:family="paragraph">
      <style:paragraph-properties fo:text-align="justify"/>
      <style:text-properties style:font-name-complex="Arial" style:font-weight-complex="bold" fo:font-size="11pt" style:font-size-asian="11pt" style:font-size-complex="11pt"/>
    </style:style>
    <style:style style:name="P239" style:parent-style-name="Normal" style:family="paragraph">
      <style:paragraph-properties fo:text-align="justify"/>
      <style:text-properties style:font-name-complex="Arial" style:font-weight-complex="bold" fo:font-size="11pt" style:font-size-asian="11pt" style:font-size-complex="11pt"/>
    </style:style>
    <style:style style:name="P240" style:parent-style-name="Normal" style:family="paragraph">
      <style:paragraph-properties fo:text-align="justify"/>
      <style:text-properties style:font-name-complex="Arial" style:font-weight-complex="bold" fo:font-size="11pt" style:font-size-asian="11pt" style:font-size-complex="11pt"/>
    </style:style>
    <style:style style:name="P241" style:parent-style-name="Normal" style:family="paragraph">
      <style:paragraph-properties fo:text-align="justify"/>
      <style:text-properties style:font-name-complex="Arial" style:font-weight-complex="bold" fo:font-size="11pt" style:font-size-asian="11pt" style:font-size-complex="11pt"/>
    </style:style>
    <style:style style:name="P242" style:parent-style-name="Normal" style:family="paragraph">
      <style:paragraph-properties fo:text-align="justify"/>
      <style:text-properties fo:font-size="11pt" style:font-size-asian="11pt" style:font-size-complex="11pt"/>
    </style:style>
    <style:style style:name="P243" style:parent-style-name="Normal" style:family="paragraph">
      <style:paragraph-properties fo:text-align="justify"/>
      <style:text-properties fo:font-size="11pt" style:font-size-asian="11pt" style:font-size-complex="11pt"/>
    </style:style>
    <style:style style:name="P244" style:parent-style-name="Normal" style:family="paragraph">
      <style:paragraph-properties fo:text-align="justify"/>
      <style:text-properties fo:font-size="11pt" style:font-size-asian="11pt" style:font-size-complex="11pt"/>
    </style:style>
    <style:style style:name="P245" style:parent-style-name="Normal" style:family="paragraph">
      <style:paragraph-properties fo:text-align="justify"/>
      <style:text-properties fo:font-size="11pt" style:font-size-asian="11pt" style:font-size-complex="11pt"/>
    </style:style>
    <style:style style:name="P246" style:parent-style-name="Normal" style:family="paragraph">
      <style:paragraph-properties fo:text-align="justify"/>
      <style:text-properties fo:font-size="11pt" style:font-size-asian="11pt" style:font-size-complex="11pt"/>
    </style:style>
    <style:style style:name="P247" style:parent-style-name="Normal" style:family="paragraph">
      <style:text-properties fo:font-size="11pt" style:font-size-asian="11pt" style:font-size-complex="11pt"/>
    </style:style>
    <style:style style:name="P248" style:parent-style-name="Normal" style:family="paragraph">
      <style:text-properties fo:font-size="11pt" style:font-size-asian="11pt" style:font-size-complex="11pt"/>
    </style:style>
    <style:style style:name="P249" style:parent-style-name="Normal" style:family="paragraph">
      <style:text-properties fo:font-size="11pt" style:font-size-asian="11pt" style:font-size-complex="11pt"/>
    </style:style>
    <style:style style:name="P250" style:parent-style-name="Normal" style:family="paragraph">
      <style:text-properties fo:font-size="11pt" style:font-size-asian="11pt" style:font-size-complex="11pt"/>
    </style:style>
    <style:style style:name="P251" style:parent-style-name="Normal" style:family="paragraph">
      <style:text-properties fo:font-size="11pt" style:font-size-asian="11pt" style:font-size-complex="11pt"/>
    </style:style>
    <style:style style:name="P252" style:parent-style-name="Normal" style:family="paragraph">
      <style:text-properties fo:font-size="11pt" style:font-size-asian="11pt" style:font-size-complex="11pt"/>
    </style:style>
    <style:style style:name="P253" style:parent-style-name="Normal" style:family="paragraph">
      <style:text-properties fo:font-size="11pt" style:font-size-asian="11pt" style:font-size-complex="11pt"/>
    </style:style>
    <style:style style:name="P254" style:parent-style-name="Normal" style:family="paragraph">
      <style:text-properties fo:font-size="11pt" style:font-size-asian="11pt" style:font-size-complex="11pt"/>
    </style:style>
    <style:style style:name="P255" style:parent-style-name="Normal" style:family="paragraph">
      <style:text-properties fo:font-size="11pt" style:font-size-asian="11pt" style:font-size-complex="11pt"/>
    </style:style>
    <style:style style:name="P256" style:parent-style-name="Normal" style:family="paragraph">
      <style:text-properties fo:font-size="11pt" style:font-size-asian="11pt" style:font-size-complex="11pt"/>
    </style:style>
    <style:style style:name="P257" style:parent-style-name="Normal" style:family="paragraph">
      <style:text-properties fo:font-size="11pt" style:font-size-asian="11pt" style:font-size-complex="11pt"/>
    </style:style>
    <style:style style:name="P258" style:parent-style-name="Normal" style:family="paragraph">
      <style:paragraph-properties fo:break-before="page"/>
      <style:text-properties fo:font-size="11pt" style:font-size-asian="11pt" style:font-size-complex="11pt"/>
    </style:style>
    <style:style style:name="P259" style:parent-style-name="Heading2" style:family="paragraph">
      <style:paragraph-properties fo:border="0.0069in solid #000000" fo:padding-top="0.0138in" fo:padding-left="0.0555in" fo:padding-bottom="0.0138in" fo:padding-right="0.0555in" style:shadow="none" fo:margin-top="0in" fo:background-color="#DBE5F1"/>
    </style:style>
    <style:style style:name="T260" style:parent-style-name="DefaultParagraphFont" style:family="text">
      <style:text-properties fo:font-style="normal" style:font-style-asian="normal"/>
    </style:style>
    <style:style style:name="T261" style:parent-style-name="DefaultParagraphFont" style:family="text">
      <style:text-properties fo:font-weight="normal" style:font-weight-asian="normal" fo:font-style="normal" style:font-style-asian="normal" fo:font-size="10pt" style:font-size-asian="10pt" style:font-size-complex="10pt"/>
    </style:style>
    <style:style style:name="P262" style:parent-style-name="Normal" style:family="paragraph">
      <style:text-properties fo:font-size="11pt" style:font-size-asian="11pt" style:font-size-complex="11pt"/>
    </style:style>
    <style:style style:name="TableColumn264" style:family="table-column">
      <style:table-column-properties style:column-width="1.084in"/>
    </style:style>
    <style:style style:name="TableColumn265" style:family="table-column">
      <style:table-column-properties style:column-width="0.8111in"/>
    </style:style>
    <style:style style:name="TableColumn266" style:family="table-column">
      <style:table-column-properties style:column-width="2.1152in"/>
    </style:style>
    <style:style style:name="TableColumn267" style:family="table-column">
      <style:table-column-properties style:column-width="1.8in"/>
    </style:style>
    <style:style style:name="TableColumn268" style:family="table-column">
      <style:table-column-properties style:column-width="1.1937in"/>
    </style:style>
    <style:style style:name="Table263" style:family="table">
      <style:table-properties style:width="7.0041in" fo:margin-left="0.075in" table:align="left"/>
    </style:style>
    <style:style style:name="TableRow269" style:family="table-row">
      <style:table-row-properties style:min-row-height="0.2812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fo:font-weight="bold" style:font-weight-asian="bold" style:font-weight-complex="bold" fo:font-size="11pt" style:font-size-asian="11pt" style:font-size-complex="11pt"/>
    </style:style>
    <style:style style:name="TableCell272" style:family="table-cell">
      <style:table-cell-properties fo:border="0.0069in solid #000000" style:writing-mode="lr-tb" fo:padding-top="0in" fo:padding-left="0.075in" fo:padding-bottom="0in" fo:padding-right="0.075in"/>
    </style:style>
    <style:style style:name="T273" style:parent-style-name="DefaultParagraphFont" style:family="text">
      <style:text-properties fo:font-weight="bold" style:font-weight-asian="bold" style:font-weight-complex="bold" fo:font-size="11pt" style:font-size-asian="11pt" style:font-size-complex="11pt"/>
    </style:style>
    <style:style style:name="T274" style:parent-style-name="DefaultParagraphFont" style:family="text">
      <style:text-properties style:font-weight-complex="bold" fo:font-size="11pt" style:font-size-asian="11pt" style:font-size-complex="11pt"/>
    </style:style>
    <style:style style:name="T275" style:parent-style-name="DefaultParagraphFont" style:family="text">
      <style:text-properties style:font-weight-complex="bold" fo:font-size="11pt" style:font-size-asian="11pt" style:font-size-complex="11pt"/>
    </style:style>
    <style:style style:name="TableRow276" style:family="table-row">
      <style:table-row-properties style:min-row-height="0.2812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weight-complex="bold" fo:font-size="11pt" style:font-size-asian="11pt" style:font-size-complex="11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fo:font-weight="bold" style:font-weight-asian="bold" fo:font-size="11pt" style:font-size-asian="11pt" style:font-size-complex="11pt"/>
    </style:style>
    <style:style style:name="TableCell281" style:family="table-cell">
      <style:table-cell-properties fo:border="0.0069in solid #000000" style:writing-mode="lr-tb" fo:padding-top="0in" fo:padding-left="0.075in" fo:padding-bottom="0in" fo:padding-right="0.075in"/>
    </style:style>
    <style:style style:name="T282" style:parent-style-name="DefaultParagraphFont" style:family="text">
      <style:text-properties fo:font-weight="bold" style:font-weight-asian="bold" style:font-weight-complex="bold" fo:font-size="11pt" style:font-size-asian="11pt" style:font-size-complex="11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285" style:family="table-row">
      <style:table-row-properties style:min-row-height="0.2812in"/>
    </style:style>
    <style:style style:name="TableCell286" style:family="table-cell">
      <style:table-cell-properties fo:border="0.0069in solid #000000" style:writing-mode="lr-tb" fo:padding-top="0in" fo:padding-left="0.075in" fo:padding-bottom="0in" fo:padding-right="0.075in"/>
    </style:style>
    <style:style style:name="T287" style:parent-style-name="DefaultParagraphFont" style:family="text">
      <style:text-properties style:font-weight-complex="bold" fo:font-size="11pt" style:font-size-asian="11pt" style:font-size-complex="11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text-properties style:font-weight-complex="bold" fo:font-size="11pt" style:font-size-asian="11pt" style:font-size-complex="11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text-properties style:font-weight-complex="bold" fo:font-size="11pt" style:font-size-asian="11pt" style:font-size-complex="11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text-properties style:font-weight-complex="bold" fo:font-size="11pt" style:font-size-asian="11pt" style:font-size-complex="11pt"/>
    </style:style>
    <style:style style:name="P294" style:parent-style-name="Normal" style:family="paragraph">
      <style:text-properties fo:font-weight="bold" style:font-weight-asian="bold"/>
    </style:style>
    <style:style style:name="TableColumn296" style:family="table-column">
      <style:table-column-properties style:column-width="2.4347in"/>
    </style:style>
    <style:style style:name="TableColumn297" style:family="table-column">
      <style:table-column-properties style:column-width="2.3875in"/>
    </style:style>
    <style:style style:name="TableColumn298" style:family="table-column">
      <style:table-column-properties style:column-width="2.3875in"/>
    </style:style>
    <style:style style:name="Table295" style:family="table">
      <style:table-properties style:width="7.2097in" fo:margin-left="0in" table:align="left"/>
    </style:style>
    <style:style style:name="TableRow299" style:family="table-row">
      <style:table-row-properties style:min-row-height="0.1895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fo:font-weight="bold" style:font-weight-asian="bold" style:font-weight-complex="bold" fo:font-size="11pt" style:font-size-asian="11pt" style:font-size-complex="11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fo:font-weight="bold" style:font-weight-asian="bold" style:font-weight-complex="bold" fo:font-size="11pt" style:font-size-asian="11pt" style:font-size-complex="11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fo:font-weight="bold" style:font-weight-asian="bold" style:font-weight-complex="bold" fo:font-size="11pt" style:font-size-asian="11pt" style:font-size-complex="11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T308" style:parent-style-name="DefaultParagraphFont" style:family="text">
      <style:text-properties fo:font-size="11pt" style:font-size-asian="11pt" style:font-size-complex="11pt" style:language-asian="en" style:country-asian="GB"/>
    </style:style>
    <style:style style:name="T309" style:parent-style-name="DefaultParagraphFont" style:family="text">
      <style:text-properties fo:font-size="11pt" style:font-size-asian="11pt" style:font-size-complex="11pt" style:language-asian="en" style:country-asian="GB"/>
    </style:style>
    <style:style style:name="T310" style:parent-style-name="DefaultParagraphFont" style:family="text">
      <style:text-properties fo:font-size="11pt" style:font-size-asian="11pt" style:font-size-complex="11pt" style:language-asian="en" style:country-asian="GB"/>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fo:font-size="11pt" style:font-size-asian="11pt" style:font-size-complex="11pt" style:language-asian="en" style:country-asian="GB"/>
    </style:style>
    <style:style style:name="P313" style:parent-style-name="Normal" style:family="paragraph">
      <style:text-properties fo:font-size="11pt" style:font-size-asian="11pt" style:font-size-complex="11pt" style:language-asian="en" style:country-asian="GB"/>
    </style:style>
    <style:style style:name="P314" style:parent-style-name="Normal" style:family="paragraph">
      <style:text-properties fo:font-size="11pt" style:font-size-asian="11pt" style:font-size-complex="11pt" style:language-asian="en" style:country-asian="GB"/>
    </style:style>
    <style:style style:name="P315" style:parent-style-name="Normal" style:family="paragraph">
      <style:text-properties fo:font-size="11pt" style:font-size-asian="11pt" style:font-size-complex="11pt" style:language-asian="en" style:country-asian="GB"/>
    </style:style>
    <style:style style:name="P316" style:parent-style-name="Normal" style:family="paragraph">
      <style:text-properties style:font-weight-complex="bold" fo:font-size="11pt" style:font-size-asian="11pt" style:font-size-complex="11pt"/>
    </style:style>
    <style:style style:name="P317" style:parent-style-name="Normal" style:family="paragraph">
      <style:text-properties style:font-weight-complex="bold" fo:font-size="11pt" style:font-size-asian="11pt" style:font-size-complex="11pt"/>
    </style:style>
    <style:style style:name="TableCell318" style:family="table-cell">
      <style:table-cell-properties fo:border="0.0069in solid #000000" style:writing-mode="lr-tb" fo:padding-top="0in" fo:padding-left="0.075in" fo:padding-bottom="0in" fo:padding-right="0.075in"/>
    </style:style>
    <style:style style:name="T319" style:parent-style-name="DefaultParagraphFont" style:family="text">
      <style:text-properties fo:font-size="11pt" style:font-size-asian="11pt" style:font-size-complex="11pt" style:language-asian="en" style:country-asian="GB"/>
    </style:style>
    <style:style style:name="T320" style:parent-style-name="DefaultParagraphFont" style:family="text">
      <style:text-properties fo:font-weight="bold" style:font-weight-asian="bold" fo:font-size="11pt" style:font-size-asian="11pt" style:font-size-complex="11pt" style:language-asian="en" style:country-asian="GB"/>
    </style:style>
    <style:style style:name="T321" style:parent-style-name="DefaultParagraphFont" style:family="text">
      <style:text-properties fo:font-size="11pt" style:font-size-asian="11pt" style:font-size-complex="11pt" style:language-asian="en" style:country-asian="GB"/>
    </style:style>
    <style:style style:name="T322" style:parent-style-name="DefaultParagraphFont" style:family="text">
      <style:text-properties fo:font-size="11pt" style:font-size-asian="11pt" style:font-size-complex="11pt" style:language-asian="en" style:country-asian="GB"/>
    </style:style>
    <style:style style:name="P323" style:parent-style-name="Normal" style:family="paragraph">
      <style:text-properties fo:font-size="11pt" style:font-size-asian="11pt" style:font-size-complex="11pt" style:language-asian="en" style:country-asian="GB"/>
    </style:style>
    <style:style style:name="T324" style:parent-style-name="DefaultParagraphFont" style:family="text">
      <style:text-properties fo:font-size="11pt" style:font-size-asian="11pt" style:font-size-complex="11pt" style:language-asian="en" style:country-asian="GB"/>
    </style:style>
    <style:style style:name="T325" style:parent-style-name="DefaultParagraphFont" style:family="text">
      <style:text-properties fo:font-weight="bold" style:font-weight-asian="bold" fo:font-size="11pt" style:font-size-asian="11pt" style:font-size-complex="11pt" style:language-asian="en" style:country-asian="GB"/>
    </style:style>
    <style:style style:name="T326" style:parent-style-name="DefaultParagraphFont" style:family="text">
      <style:text-properties fo:font-size="11pt" style:font-size-asian="11pt" style:font-size-complex="11pt" style:language-asian="en" style:country-asian="GB"/>
    </style:style>
    <style:style style:name="T327" style:parent-style-name="DefaultParagraphFont" style:family="text">
      <style:text-properties fo:font-size="11pt" style:font-size-asian="11pt" style:font-size-complex="11pt" style:language-asian="en" style:country-asian="GB"/>
    </style:style>
    <style:style style:name="T328" style:parent-style-name="DefaultParagraphFont" style:family="text">
      <style:text-properties fo:font-size="11pt" style:font-size-asian="11pt" style:font-size-complex="11pt" style:language-asian="en" style:country-asian="GB"/>
    </style:style>
    <style:style style:name="T329" style:parent-style-name="DefaultParagraphFont" style:family="text">
      <style:text-properties fo:font-weight="bold" style:font-weight-asian="bold" fo:font-size="11pt" style:font-size-asian="11pt" style:font-size-complex="11pt" style:language-asian="en" style:country-asian="GB"/>
    </style:style>
    <style:style style:name="T330" style:parent-style-name="DefaultParagraphFont" style:family="text">
      <style:text-properties fo:font-size="11pt" style:font-size-asian="11pt" style:font-size-complex="11pt" style:language-asian="en" style:country-asian="GB"/>
    </style:style>
    <style:style style:name="T331" style:parent-style-name="DefaultParagraphFont" style:family="text">
      <style:text-properties fo:font-size="11pt" style:font-size-asian="11pt" style:font-size-complex="11pt" style:language-asian="en" style:country-asian="GB"/>
    </style:style>
    <style:style style:name="T332" style:parent-style-name="DefaultParagraphFont" style:family="text">
      <style:text-properties fo:font-weight="bold" style:font-weight-asian="bold" fo:font-size="11pt" style:font-size-asian="11pt" style:font-size-complex="11pt" style:language-asian="en" style:country-asian="GB"/>
    </style:style>
    <style:style style:name="T333" style:parent-style-name="DefaultParagraphFont" style:family="text">
      <style:text-properties fo:font-size="11pt" style:font-size-asian="11pt" style:font-size-complex="11pt" style:language-asian="en" style:country-asian="GB"/>
    </style:style>
    <style:style style:name="T334" style:parent-style-name="DefaultParagraphFont" style:family="text">
      <style:text-properties fo:font-size="11pt" style:font-size-asian="11pt" style:font-size-complex="11pt" style:language-asian="en" style:country-asian="GB"/>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weight-complex="bold" fo:font-size="11pt" style:font-size-asian="11pt" style:font-size-complex="11pt"/>
    </style:style>
    <style:style style:name="P338" style:parent-style-name="Normal" style:family="paragraph">
      <style:text-properties style:font-weight-complex="bold" fo:font-size="11pt" style:font-size-asian="11pt" style:font-size-complex="11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weight-complex="bold" fo:font-size="11pt" style:font-size-asian="11pt" style:font-size-complex="11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weight-complex="bold" fo:font-size="11pt" style:font-size-asian="11pt" style:font-size-complex="11p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style:font-weight-complex="bold" fo:font-size="11pt" style:font-size-asian="11pt" style:font-size-complex="11pt"/>
    </style:style>
    <style:style style:name="P346" style:parent-style-name="Normal" style:family="paragraph">
      <style:text-properties style:font-weight-complex="bold" fo:font-size="11pt" style:font-size-asian="11pt" style:font-size-complex="11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weight-complex="bold" fo:font-size="11pt" style:font-size-asian="11pt" style:font-size-complex="11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weight-complex="bold" fo:font-size="11pt" style:font-size-asian="11pt" style:font-size-complex="11pt"/>
    </style:style>
    <style:style style:name="P35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5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5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354" style:parent-style-name="Normal" style:family="paragraph">
      <style:paragraph-properties fo:text-align="justify"/>
    </style:style>
    <style:style style:name="T355" style:parent-style-name="DefaultParagraphFont" style:family="text">
      <style:text-properties style:font-name-complex="Arial" fo:font-weight="bold" style:font-weight-asian="bold" style:font-weight-complex="bold" fo:font-size="11pt" style:font-size-asian="11pt" style:font-size-complex="11pt"/>
    </style:style>
    <style:style style:name="P356" style:parent-style-name="Normal" style:family="paragraph">
      <style:paragraph-properties fo:text-align="justify"/>
      <style:text-properties style:font-name-complex="Arial" style:font-weight-complex="bold" fo:font-size="11pt" style:font-size-asian="11pt" style:font-size-complex="11pt"/>
    </style:style>
    <style:style style:name="P357" style:parent-style-name="Normal" style:family="paragraph">
      <style:paragraph-properties fo:text-align="justify" fo:background-color="#FFFFFF"/>
    </style:style>
    <style:style style:name="T358" style:parent-style-name="DefaultParagraphFont" style:family="text">
      <style:text-properties style:font-name-complex="Arial" fo:font-size="11pt" style:font-size-asian="11pt" style:font-size-complex="11pt" style:language-asian="en" style:country-asian="GB"/>
    </style:style>
    <style:style style:name="T359"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60" style:parent-style-name="DefaultParagraphFont" style:family="text">
      <style:text-properties style:font-name-complex="Arial" fo:font-size="11pt" style:font-size-asian="11pt" style:font-size-complex="11pt" style:language-asian="en" style:country-asian="GB"/>
    </style:style>
    <style:style style:name="T361" style:parent-style-name="DefaultParagraphFont" style:family="text">
      <style:text-properties style:font-name-complex="Arial" style:font-weight-complex="bold" fo:font-size="11pt" style:font-size-asian="11pt" style:font-size-complex="11pt"/>
    </style:style>
    <style:style style:name="T362" style:parent-style-name="DefaultParagraphFont" style:family="text">
      <style:text-properties style:font-name-complex="Arial" style:font-weight-complex="bold" fo:font-size="11pt" style:font-size-asian="11pt" style:font-size-complex="11pt"/>
    </style:style>
    <style:style style:name="T363" style:parent-style-name="DefaultParagraphFont" style:family="text">
      <style:text-properties style:font-name-complex="Arial" fo:font-size="11pt" style:font-size-asian="11pt" style:font-size-complex="11pt" style:language-asian="en" style:country-asian="GB"/>
    </style:style>
    <style:style style:name="T364" style:parent-style-name="DefaultParagraphFont" style:family="text">
      <style:text-properties style:font-name-complex="Arial" fo:font-size="11pt" style:font-size-asian="11pt" style:font-size-complex="11pt" style:language-asian="en" style:country-asian="GB"/>
    </style:style>
    <style:style style:name="P365"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366"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67" style:parent-style-name="ListParagraph" style:family="paragraph">
      <style:paragraph-properties fo:text-align="justify"/>
      <style:text-properties style:font-name-complex="Arial" style:font-weight-complex="bold" fo:font-size="11pt" style:font-size-asian="11pt" style:font-size-complex="11pt" style:language-asian="en" style:country-asian="GB"/>
    </style:style>
    <style:style style:name="P368" style:parent-style-name="ListParagraph" style:family="paragraph">
      <style:paragraph-properties fo:text-align="justify"/>
      <style:text-properties style:font-name-complex="Arial" style:font-weight-complex="bold" fo:font-size="11pt" style:font-size-asian="11pt" style:font-size-complex="11pt" style:language-asian="en" style:country-asian="GB"/>
    </style:style>
    <style:style style:name="P369" style:parent-style-name="ListParagraph" style:family="paragraph">
      <style:paragraph-properties fo:text-align="justify"/>
      <style:text-properties style:font-name-complex="Arial" style:font-weight-complex="bold" fo:font-size="11pt" style:font-size-asian="11pt" style:font-size-complex="11pt" style:language-asian="en" style:country-asian="GB"/>
    </style:style>
    <style:style style:name="P370"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1"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2"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3"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4"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5"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6"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7"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78"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379"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380" style:parent-style-name="Normal" style:family="paragraph">
      <style:paragraph-properties fo:text-align="justify"/>
    </style:style>
    <style:style style:name="T381" style:parent-style-name="DefaultParagraphFont" style:family="text">
      <style:text-properties style:font-name-complex="Arial" style:font-weight-complex="bold" fo:font-size="11pt" style:font-size-asian="11pt" style:font-size-complex="11pt" style:language-asian="en" style:country-asian="GB"/>
    </style:style>
    <style:style style:name="T382" style:parent-style-name="DefaultParagraphFont" style:family="text">
      <style:text-properties style:font-name-complex="Arial" style:font-weight-complex="bold" fo:font-size="11pt" style:font-size-asian="11pt" style:font-size-complex="11pt" style:language-asian="en" style:country-asian="GB"/>
    </style:style>
    <style:style style:name="T383" style:parent-style-name="DefaultParagraphFont" style:family="text">
      <style:text-properties style:font-name-complex="Arial" fo:font-size="11pt" style:font-size-asian="11pt" style:font-size-complex="11pt" style:language-asian="en" style:country-asian="GB"/>
    </style:style>
    <style:style style:name="T384" style:parent-style-name="DefaultParagraphFont" style:family="text">
      <style:text-properties style:font-name-complex="Arial" fo:font-size="11pt" style:font-size-asian="11pt" style:font-size-complex="11pt" style:language-asian="en" style:country-asian="GB"/>
    </style:style>
    <style:style style:name="P385" style:parent-style-name="Normal" style:family="paragraph">
      <style:paragraph-properties fo:text-align="justify"/>
      <style:text-properties style:font-name-complex="Arial" fo:font-size="11pt" style:font-size-asian="11pt" style:font-size-complex="11pt" style:language-asian="en" style:country-asian="GB"/>
    </style:style>
    <style:style style:name="P386" style:parent-style-name="Normal" style:family="paragraph">
      <style:paragraph-properties fo:text-align="justify"/>
    </style:style>
    <style:style style:name="T387" style:parent-style-name="DefaultParagraphFont" style:family="text">
      <style:text-properties style:font-name-complex="Arial" fo:font-size="11pt" style:font-size-asian="11pt" style:font-size-complex="11pt" style:language-asian="en" style:country-asian="GB"/>
    </style:style>
    <style:style style:name="T388" style:parent-style-name="DefaultParagraphFont" style:family="text">
      <style:text-properties style:font-name-complex="Arial" style:font-weight-complex="bold" fo:font-size="11pt" style:font-size-asian="11pt" style:font-size-complex="11pt" style:language-asian="en" style:country-asian="GB"/>
    </style:style>
    <style:style style:name="T389" style:parent-style-name="DefaultParagraphFont" style:family="text">
      <style:text-properties style:font-name-complex="Arial" fo:font-size="11pt" style:font-size-asian="11pt" style:font-size-complex="11pt" style:language-asian="en" style:country-asian="GB"/>
    </style:style>
    <style:style style:name="T390" style:parent-style-name="DefaultParagraphFont" style:family="text">
      <style:text-properties style:font-name-complex="Arial" fo:font-size="11pt" style:font-size-asian="11pt" style:font-size-complex="11pt" style:language-asian="en" style:country-asian="GB"/>
    </style:style>
    <style:style style:name="P391" style:parent-style-name="Normal" style:family="paragraph">
      <style:paragraph-properties fo:text-align="justify"/>
      <style:text-properties style:font-name-complex="Arial" fo:font-size="11pt" style:font-size-asian="11pt" style:font-size-complex="11pt" style:language-asian="en" style:country-asian="GB"/>
    </style:style>
    <style:style style:name="P392" style:parent-style-name="Normal" style:family="paragraph">
      <style:paragraph-properties fo:text-align="justify"/>
    </style:style>
    <style:style style:name="T393" style:parent-style-name="DefaultParagraphFont" style:family="text">
      <style:text-properties style:font-name-complex="Arial" fo:font-size="11pt" style:font-size-asian="11pt" style:font-size-complex="11pt" style:language-asian="en" style:country-asian="GB"/>
    </style:style>
    <style:style style:name="T394" style:parent-style-name="DefaultParagraphFont" style:family="text">
      <style:text-properties style:font-name-complex="Arial" fo:font-size="11pt" style:font-size-asian="11pt" style:font-size-complex="11pt" style:language-asian="en" style:country-asian="GB"/>
    </style:style>
    <style:style style:name="T395" style:parent-style-name="DefaultParagraphFont" style:family="text">
      <style:text-properties style:font-name-complex="Arial" style:font-weight-complex="bold" fo:font-size="11pt" style:font-size-asian="11pt" style:font-size-complex="11pt" style:language-asian="en" style:country-asian="GB"/>
    </style:style>
    <style:style style:name="T396" style:parent-style-name="DefaultParagraphFont" style:family="text">
      <style:text-properties style:font-name-complex="Arial" fo:font-size="11pt" style:font-size-asian="11pt" style:font-size-complex="11pt" style:language-asian="en" style:country-asian="GB"/>
    </style:style>
    <style:style style:name="T397" style:parent-style-name="DefaultParagraphFont" style:family="text">
      <style:text-properties style:font-name-complex="Arial" fo:font-size="11pt" style:font-size-asian="11pt" style:font-size-complex="11pt" style:language-asian="en" style:country-asian="GB"/>
    </style:style>
    <style:style style:name="P398" style:parent-style-name="Normal" style:family="paragraph">
      <style:paragraph-properties fo:text-align="justify"/>
      <style:text-properties style:font-name-complex="Arial" fo:font-size="11pt" style:font-size-asian="11pt" style:font-size-complex="11pt" style:language-asian="en" style:country-asian="GB"/>
    </style:style>
    <style:style style:name="P399" style:parent-style-name="Normal" style:family="paragraph">
      <style:paragraph-properties fo:text-align="justify"/>
      <style:text-properties style:font-name-complex="Arial" fo:font-size="11pt" style:font-size-asian="11pt" style:font-size-complex="11pt" style:language-asian="en" style:country-asian="GB"/>
    </style:style>
    <style:style style:name="P400" style:parent-style-name="Normal" style:family="paragraph">
      <style:paragraph-properties fo:text-align="justify"/>
      <style:text-properties style:font-name-complex="Arial" fo:font-size="11pt" style:font-size-asian="11pt" style:font-size-complex="11pt" style:language-asian="en" style:country-asian="GB"/>
    </style:style>
    <style:style style:name="P401" style:parent-style-name="Normal" style:family="paragraph">
      <style:paragraph-properties fo:text-align="justify"/>
      <style:text-properties style:font-name-complex="Arial" fo:font-size="11pt" style:font-size-asian="11pt" style:font-size-complex="11pt" style:language-asian="en" style:country-asian="GB"/>
    </style:style>
    <style:style style:name="P402" style:parent-style-name="Normal" style:family="paragraph">
      <style:paragraph-properties fo:text-align="justify"/>
    </style:style>
    <style:style style:name="T403" style:parent-style-name="DefaultParagraphFont" style:family="text">
      <style:text-properties style:font-name-complex="Arial" fo:font-size="11pt" style:font-size-asian="11pt" style:font-size-complex="11pt" style:language-asian="en" style:country-asian="GB"/>
    </style:style>
    <style:style style:name="T404" style:parent-style-name="DefaultParagraphFont" style:family="text">
      <style:text-properties fo:font-size="11pt" style:font-size-asian="11pt" style:font-size-complex="11pt"/>
    </style:style>
    <style:style style:name="P405" style:parent-style-name="Normal" style:family="paragraph">
      <style:paragraph-properties fo:text-align="justify"/>
      <style:text-properties style:font-name-complex="Arial" fo:font-size="11pt" style:font-size-asian="11pt" style:font-size-complex="11pt" style:language-asian="en" style:country-asian="GB"/>
    </style:style>
    <style:style style:name="P406" style:parent-style-name="Normal" style:family="paragraph">
      <style:paragraph-properties fo:text-align="justify"/>
      <style:text-properties style:font-name-complex="Arial" fo:font-size="11pt" style:font-size-asian="11pt" style:font-size-complex="11pt" style:language-asian="en" style:country-asian="GB"/>
    </style:style>
    <style:style style:name="P407" style:parent-style-name="Normal" style:family="paragraph">
      <style:paragraph-properties fo:text-align="justify"/>
      <style:text-properties style:font-name-complex="Arial" fo:font-size="11pt" style:font-size-asian="11pt" style:font-size-complex="11pt" style:language-asian="en" style:country-asian="GB"/>
    </style:style>
    <style:style style:name="P408" style:parent-style-name="Normal" style:family="paragraph">
      <style:paragraph-properties fo:text-align="justify"/>
      <style:text-properties style:font-name-complex="Arial" fo:font-size="11pt" style:font-size-asian="11pt" style:font-size-complex="11pt" style:language-asian="en" style:country-asian="GB"/>
    </style:style>
    <style:style style:name="P409" style:parent-style-name="Normal" style:family="paragraph">
      <style:paragraph-properties fo:text-align="justify"/>
      <style:text-properties style:font-name-complex="Arial" fo:font-size="11pt" style:font-size-asian="11pt" style:font-size-complex="11pt" style:language-asian="en" style:country-asian="GB"/>
    </style:style>
    <style:style style:name="P41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12" style:parent-style-name="Normal" style:family="paragraph">
      <style:paragraph-properties fo:text-align="justify"/>
      <style:text-properties style:font-name-complex="Arial" style:font-weight-complex="bold" fo:font-size="11pt" style:font-size-asian="11pt" style:font-size-complex="11pt"/>
    </style:style>
    <style:style style:name="P413" style:parent-style-name="Normal" style:family="paragraph">
      <style:paragraph-properties fo:text-align="justify"/>
      <style:text-properties style:font-name-complex="Arial" style:font-weight-complex="bold" fo:font-size="11pt" style:font-size-asian="11pt" style:font-size-complex="11pt"/>
    </style:style>
    <style:style style:name="P414" style:parent-style-name="Normal" style:family="paragraph">
      <style:paragraph-properties fo:text-align="justify"/>
      <style:text-properties style:font-name-complex="Arial" style:font-weight-complex="bold" fo:font-size="11pt" style:font-size-asian="11pt" style:font-size-complex="11pt"/>
    </style:style>
    <style:style style:name="P415" style:parent-style-name="Normal" style:family="paragraph">
      <style:paragraph-properties fo:text-align="justify"/>
      <style:text-properties style:font-name-complex="Arial" style:font-weight-complex="bold" fo:font-size="11pt" style:font-size-asian="11pt" style:font-size-complex="11pt"/>
    </style:style>
    <style:style style:name="P416" style:parent-style-name="Normal" style:family="paragraph">
      <style:paragraph-properties fo:text-align="justify"/>
      <style:text-properties style:font-name-complex="Arial" style:font-weight-complex="bold" fo:font-size="11pt" style:font-size-asian="11pt" style:font-size-complex="11pt"/>
    </style:style>
    <style:style style:name="P417" style:parent-style-name="Normal" style:family="paragraph">
      <style:paragraph-properties fo:text-align="justify"/>
      <style:text-properties style:font-name-complex="Arial" style:font-weight-complex="bold" fo:font-size="11pt" style:font-size-asian="11pt" style:font-size-complex="11pt"/>
    </style:style>
    <style:style style:name="P418" style:parent-style-name="Normal" style:family="paragraph">
      <style:paragraph-properties fo:text-align="justify"/>
      <style:text-properties style:font-name-complex="Arial" style:font-weight-complex="bold" fo:font-size="11pt" style:font-size-asian="11pt" style:font-size-complex="11pt"/>
    </style:style>
    <style:style style:name="P419" style:parent-style-name="Normal" style:family="paragraph">
      <style:paragraph-properties fo:text-align="justify"/>
      <style:text-properties style:font-name-complex="Arial" style:font-weight-complex="bold" fo:font-size="11pt" style:font-size-asian="11pt" style:font-size-complex="11pt"/>
    </style:style>
    <style:style style:name="P420" style:parent-style-name="Normal" style:family="paragraph">
      <style:paragraph-properties fo:text-align="justify"/>
      <style:text-properties style:font-name-complex="Arial" style:font-weight-complex="bold" fo:font-size="11pt" style:font-size-asian="11pt" style:font-size-complex="11pt"/>
    </style:style>
    <style:style style:name="P421" style:parent-style-name="Normal" style:family="paragraph">
      <style:paragraph-properties fo:text-align="justify"/>
      <style:text-properties style:font-name-complex="Arial" style:font-weight-complex="bold" fo:font-size="11pt" style:font-size-asian="11pt" style:font-size-complex="11pt"/>
    </style:style>
    <style:style style:name="P422" style:parent-style-name="Normal" style:family="paragraph">
      <style:paragraph-properties fo:text-align="justify"/>
      <style:text-properties style:font-name-complex="Arial" style:font-weight-complex="bold" fo:font-size="11pt" style:font-size-asian="11pt" style:font-size-complex="11pt"/>
    </style:style>
    <style:style style:name="P423" style:parent-style-name="Normal" style:family="paragraph">
      <style:paragraph-properties fo:text-align="justify"/>
    </style:style>
    <style:style style:name="T424" style:parent-style-name="DefaultParagraphFont" style:family="text">
      <style:text-properties style:font-name-complex="Arial" style:font-weight-complex="bold" fo:font-size="11pt" style:font-size-asian="11pt" style:font-size-complex="11pt"/>
    </style:style>
    <style:style style:name="T425" style:parent-style-name="DefaultParagraphFont" style:family="text">
      <style:text-properties style:font-name-complex="Arial" fo:font-size="11pt" style:font-size-asian="11pt" style:font-size-complex="11pt" style:language-asian="en" style:country-asian="GB"/>
    </style:style>
    <style:style style:name="T426" style:parent-style-name="DefaultParagraphFont" style:family="text">
      <style:text-properties style:font-name-complex="Arial" fo:font-size="11pt" style:font-size-asian="11pt" style:font-size-complex="11pt" style:language-asian="en" style:country-asian="GB"/>
    </style:style>
    <style:style style:name="P427" style:parent-style-name="Normal" style:family="paragraph">
      <style:paragraph-properties fo:text-align="justify"/>
      <style:text-properties style:font-name-complex="Arial" style:font-weight-complex="bold" fo:font-size="11pt" style:font-size-asian="11pt" style:font-size-complex="11pt"/>
    </style:style>
    <style:style style:name="P428" style:parent-style-name="Normal" style:family="paragraph">
      <style:paragraph-properties fo:text-align="justify"/>
      <style:text-properties style:font-name-complex="Arial" style:font-weight-complex="bold" fo:font-size="11pt" style:font-size-asian="11pt" style:font-size-complex="11pt"/>
    </style:style>
    <style:style style:name="P429" style:parent-style-name="Normal" style:family="paragraph">
      <style:paragraph-properties fo:break-before="page"/>
      <style:text-properties style:font-name-complex="Arial" style:font-weight-complex="bold" fo:font-size="11pt" style:font-size-asian="11pt" style:font-size-complex="11pt"/>
    </style:style>
    <style:style style:name="TableColumn431" style:family="table-column">
      <style:table-column-properties style:column-width="1.084in"/>
    </style:style>
    <style:style style:name="TableColumn432" style:family="table-column">
      <style:table-column-properties style:column-width="0.8111in"/>
    </style:style>
    <style:style style:name="TableColumn433" style:family="table-column">
      <style:table-column-properties style:column-width="2.1145in"/>
    </style:style>
    <style:style style:name="TableColumn434" style:family="table-column">
      <style:table-column-properties style:column-width="1.7993in"/>
    </style:style>
    <style:style style:name="TableColumn435" style:family="table-column">
      <style:table-column-properties style:column-width="1.1951in"/>
    </style:style>
    <style:style style:name="Table430" style:family="table">
      <style:table-properties style:width="7.0041in" fo:margin-left="0.075in" table:align="left"/>
    </style:style>
    <style:style style:name="TableRow436" style:family="table-row">
      <style:table-row-properties style:min-row-height="0.2812in"/>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fo:font-weight="bold" style:font-weight-asian="bold" style:font-weight-complex="bold" fo:font-size="11pt" style:font-size-asian="11pt" style:font-size-complex="11pt"/>
    </style:style>
    <style:style style:name="TableCell439" style:family="table-cell">
      <style:table-cell-properties fo:border="0.0069in solid #000000" style:writing-mode="lr-tb" fo:padding-top="0in" fo:padding-left="0.075in" fo:padding-bottom="0in" fo:padding-right="0.075in"/>
    </style:style>
    <style:style style:name="T440" style:parent-style-name="DefaultParagraphFont" style:family="text">
      <style:text-properties style:font-weight-complex="bold" fo:font-size="11pt" style:font-size-asian="11pt" style:font-size-complex="11pt"/>
    </style:style>
    <style:style style:name="T441" style:parent-style-name="DefaultParagraphFont" style:family="text">
      <style:text-properties style:font-weight-complex="bold" fo:font-size="11pt" style:font-size-asian="11pt" style:font-size-complex="11pt"/>
    </style:style>
    <style:style style:name="TableRow442" style:family="table-row">
      <style:table-row-properties style:min-row-height="0.2812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weight-complex="bold" fo:font-size="11pt" style:font-size-asian="11pt" style:font-size-complex="11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fo:font-weight="bold" style:font-weight-asian="bold" fo:font-size="11pt" style:font-size-asian="11pt" style:font-size-complex="11pt"/>
    </style:style>
    <style:style style:name="TableCell447" style:family="table-cell">
      <style:table-cell-properties fo:border="0.0069in solid #000000" style:writing-mode="lr-tb" fo:padding-top="0in" fo:padding-left="0.075in" fo:padding-bottom="0in" fo:padding-right="0.075in"/>
    </style:style>
    <style:style style:name="T448" style:parent-style-name="DefaultParagraphFont" style:family="text">
      <style:text-properties fo:font-weight="bold" style:font-weight-asian="bold" style:font-weight-complex="bold" fo:font-size="11pt" style:font-size-asian="11pt" style:font-size-complex="11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451" style:family="table-row">
      <style:table-row-properties style:min-row-height="0.2812in"/>
    </style:style>
    <style:style style:name="TableCell452" style:family="table-cell">
      <style:table-cell-properties fo:border="0.0069in solid #000000" style:writing-mode="lr-tb" fo:padding-top="0in" fo:padding-left="0.075in" fo:padding-bottom="0in" fo:padding-right="0.075in"/>
    </style:style>
    <style:style style:name="T453" style:parent-style-name="DefaultParagraphFont" style:family="text">
      <style:text-properties style:font-weight-complex="bold" fo:font-size="11pt" style:font-size-asian="11pt" style:font-size-complex="11pt"/>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text-properties style:font-weight-complex="bold" fo:font-size="11pt" style:font-size-asian="11pt" style:font-size-complex="11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text-properties style:font-weight-complex="bold" fo:font-size="11pt" style:font-size-asian="11pt" style:font-size-complex="11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text-properties style:font-weight-complex="bold" fo:font-size="11pt" style:font-size-asian="11pt" style:font-size-complex="11pt"/>
    </style:style>
    <style:style style:name="P460" style:parent-style-name="Normal" style:family="paragraph">
      <style:text-properties fo:font-weight="bold" style:font-weight-asian="bold"/>
    </style:style>
    <style:style style:name="TableColumn462" style:family="table-column">
      <style:table-column-properties style:column-width="2.4347in"/>
    </style:style>
    <style:style style:name="TableColumn463" style:family="table-column">
      <style:table-column-properties style:column-width="2.3875in"/>
    </style:style>
    <style:style style:name="TableColumn464" style:family="table-column">
      <style:table-column-properties style:column-width="2.3875in"/>
    </style:style>
    <style:style style:name="Table461" style:family="table">
      <style:table-properties style:width="7.2097in" fo:margin-left="0in" table:align="left"/>
    </style:style>
    <style:style style:name="TableRow465" style:family="table-row">
      <style:table-row-properties style:min-row-height="0.1895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fo:font-weight="bold" style:font-weight-asian="bold" style:font-weight-complex="bold" fo:font-size="11pt" style:font-size-asian="11pt" style:font-size-complex="11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fo:font-weight="bold" style:font-weight-asian="bold" style:font-weight-complex="bold" fo:font-size="11pt" style:font-size-asian="11pt" style:font-size-complex="11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fo:font-weight="bold" style:font-weight-asian="bold" style:font-weight-complex="bold" fo:font-size="11pt" style:font-size-asian="11pt" style:font-size-complex="11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T474" style:parent-style-name="DefaultParagraphFont" style:family="text">
      <style:text-properties style:font-weight-complex="bold" fo:font-size="11pt" style:font-size-asian="11pt" style:font-size-complex="11pt"/>
    </style:style>
    <style:style style:name="T475" style:parent-style-name="DefaultParagraphFont" style:family="text">
      <style:text-properties fo:font-size="11pt" style:font-size-asian="11pt" style:font-size-complex="11pt" style:language-asian="en" style:country-asian="GB"/>
    </style:style>
    <style:style style:name="T476" style:parent-style-name="DefaultParagraphFont" style:family="text">
      <style:text-properties fo:font-size="11pt" style:font-size-asian="11pt" style:font-size-complex="11pt" style:language-asian="en" style:country-asian="GB"/>
    </style:style>
    <style:style style:name="T477" style:parent-style-name="DefaultParagraphFont" style:family="text">
      <style:text-properties style:font-weight-complex="bold" fo:font-size="11pt" style:font-size-asian="11pt" style:font-size-complex="11pt"/>
    </style:style>
    <style:style style:name="P478" style:parent-style-name="Normal" style:family="paragraph">
      <style:text-properties style:font-weight-complex="bold" fo:font-size="11pt" style:font-size-asian="11pt" style:font-size-complex="11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text-properties fo:font-size="11pt" style:font-size-asian="11pt" style:font-size-complex="11pt" style:language-asian="en" style:country-asian="GB"/>
    </style:style>
    <style:style style:name="P481" style:parent-style-name="Normal" style:family="paragraph">
      <style:text-properties fo:font-size="11pt" style:font-size-asian="11pt" style:font-size-complex="11pt" style:language-asian="en" style:country-asian="GB"/>
    </style:style>
    <style:style style:name="T482" style:parent-style-name="DefaultParagraphFont" style:family="text">
      <style:text-properties fo:font-size="11pt" style:font-size-asian="11pt" style:font-size-complex="11pt" style:language-asian="en" style:country-asian="GB"/>
    </style:style>
    <style:style style:name="T483" style:parent-style-name="DefaultParagraphFont" style:family="text">
      <style:text-properties fo:font-size="11pt" style:font-size-asian="11pt" style:font-size-complex="11pt" style:language-asian="en" style:country-asian="GB"/>
    </style:style>
    <style:style style:name="T484" style:parent-style-name="DefaultParagraphFont" style:family="text">
      <style:text-properties fo:font-size="11pt" style:font-size-asian="11pt" style:font-size-complex="11pt" style:language-asian="en" style:country-asian="GB"/>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fo:font-weight="bold" style:font-weight-asian="bold" fo:font-size="11pt" style:font-size-asian="11pt" style:font-size-complex="11pt" style:language-asian="en" style:country-asian="GB"/>
    </style:style>
    <style:style style:name="P487" style:parent-style-name="Normal" style:family="paragraph">
      <style:text-properties fo:font-size="11pt" style:font-size-asian="11pt" style:font-size-complex="11pt" style:language-asian="en" style:country-asian="GB"/>
    </style:style>
    <style:style style:name="T488" style:parent-style-name="DefaultParagraphFont" style:family="text">
      <style:text-properties fo:font-weight="bold" style:font-weight-asian="bold" fo:font-size="11pt" style:font-size-asian="11pt" style:font-size-complex="11pt" style:language-asian="en" style:country-asian="GB"/>
    </style:style>
    <style:style style:name="T489" style:parent-style-name="DefaultParagraphFont" style:family="text">
      <style:text-properties fo:font-size="11pt" style:font-size-asian="11pt" style:font-size-complex="11pt" style:language-asian="en" style:country-asian="GB"/>
    </style:style>
    <style:style style:name="T490" style:parent-style-name="DefaultParagraphFont" style:family="text">
      <style:text-properties fo:font-size="11pt" style:font-size-asian="11pt" style:font-size-complex="11pt" style:language-asian="en" style:country-asian="GB"/>
    </style:style>
    <style:style style:name="T491" style:parent-style-name="DefaultParagraphFont" style:family="text">
      <style:text-properties fo:font-weight="bold" style:font-weight-asian="bold" fo:font-size="11pt" style:font-size-asian="11pt" style:font-size-complex="11pt" style:language-asian="en" style:country-asian="GB"/>
    </style:style>
    <style:style style:name="T492" style:parent-style-name="DefaultParagraphFont" style:family="text">
      <style:text-properties fo:font-size="11pt" style:font-size-asian="11pt" style:font-size-complex="11pt" style:language-asian="en" style:country-asian="GB"/>
    </style:style>
    <style:style style:name="T493" style:parent-style-name="DefaultParagraphFont" style:family="text">
      <style:text-properties fo:font-size="11pt" style:font-size-asian="11pt" style:font-size-complex="11pt" style:language-asian="en" style:country-asian="GB"/>
    </style:style>
    <style:style style:name="T494" style:parent-style-name="DefaultParagraphFont" style:family="text">
      <style:text-properties fo:font-size="11pt" style:font-size-asian="11pt" style:font-size-complex="11pt" style:language-asian="en" style:country-asian="GB"/>
    </style:style>
    <style:style style:name="T495" style:parent-style-name="DefaultParagraphFont" style:family="text">
      <style:text-properties fo:font-weight="bold" style:font-weight-asian="bold" fo:font-size="11pt" style:font-size-asian="11pt" style:font-size-complex="11pt" style:language-asian="en" style:country-asian="GB"/>
    </style:style>
    <style:style style:name="T496" style:parent-style-name="DefaultParagraphFont" style:family="text">
      <style:text-properties fo:font-size="11pt" style:font-size-asian="11pt" style:font-size-complex="11pt" style:language-asian="en" style:country-asian="GB"/>
    </style:style>
    <style:style style:name="T497" style:parent-style-name="DefaultParagraphFont" style:family="text">
      <style:text-properties fo:font-size="11pt" style:font-size-asian="11pt" style:font-size-complex="11pt" style:language-asian="en" style:country-asian="GB"/>
    </style:style>
    <style:style style:name="T498" style:parent-style-name="DefaultParagraphFont" style:family="text">
      <style:text-properties fo:font-weight="bold" style:font-weight-asian="bold" fo:font-size="11pt" style:font-size-asian="11pt" style:font-size-complex="11pt" style:language-asian="en" style:country-asian="GB"/>
    </style:style>
    <style:style style:name="T499" style:parent-style-name="DefaultParagraphFont" style:family="text">
      <style:text-properties fo:font-size="11pt" style:font-size-asian="11pt" style:font-size-complex="11pt" style:language-asian="en" style:country-asian="GB"/>
    </style:style>
    <style:style style:name="T500" style:parent-style-name="DefaultParagraphFont" style:family="text">
      <style:text-properties fo:font-size="11pt" style:font-size-asian="11pt" style:font-size-complex="11pt" style:language-asian="en" style:country-asian="GB"/>
    </style:style>
    <style:style style:name="P501" style:parent-style-name="Normal" style:family="paragraph">
      <style:text-properties style:font-weight-complex="bold" fo:font-size="11pt" style:font-size-asian="11pt" style:font-size-complex="11p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text-properties style:font-weight-complex="bold" fo:font-size="11pt" style:font-size-asian="11pt" style:font-size-complex="11pt"/>
    </style:style>
    <style:style style:name="P505" style:parent-style-name="Normal" style:family="paragraph">
      <style:text-properties style:font-weight-complex="bold" fo:font-size="11pt" style:font-size-asian="11pt" style:font-size-complex="11pt"/>
    </style:style>
    <style:style style:name="TableCell506" style:family="table-cell">
      <style:table-cell-properties fo:border="0.0069in solid #000000" style:writing-mode="lr-tb" fo:padding-top="0in" fo:padding-left="0.075in" fo:padding-bottom="0in" fo:padding-right="0.075in"/>
    </style:style>
    <style:style style:name="T507" style:parent-style-name="DefaultParagraphFont" style:family="text">
      <style:text-properties style:font-weight-complex="bold" fo:font-size="11pt" style:font-size-asian="11pt" style:font-size-complex="11pt"/>
    </style:style>
    <style:style style:name="TableCell508" style:family="table-cell">
      <style:table-cell-properties fo:border="0.0069in solid #000000" style:writing-mode="lr-tb" fo:padding-top="0in" fo:padding-left="0.075in" fo:padding-bottom="0in" fo:padding-right="0.075in"/>
    </style:style>
    <style:style style:name="T509" style:parent-style-name="DefaultParagraphFont" style:family="text">
      <style:text-properties style:font-weight-complex="bold" fo:font-size="11pt" style:font-size-asian="11pt" style:font-size-complex="11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text-properties style:font-weight-complex="bold" fo:font-size="11pt" style:font-size-asian="11pt" style:font-size-complex="11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style:font-weight-complex="bold" fo:font-size="11pt" style:font-size-asian="11pt" style:font-size-complex="11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text-properties style:font-weight-complex="bold" fo:font-size="11pt" style:font-size-asian="11pt" style:font-size-complex="11pt"/>
    </style:style>
    <style:style style:name="P517" style:parent-style-name="Normal" style:family="paragraph">
      <style:paragraph-properties fo:text-align="justify"/>
    </style:style>
    <style:style style:name="T518" style:parent-style-name="DefaultParagraphFont" style:family="text">
      <style:text-properties style:font-name-complex="Arial" fo:font-weight="bold" style:font-weight-asian="bold" style:font-weight-complex="bold" fo:font-size="11pt" style:font-size-asian="11pt" style:font-size-complex="11pt"/>
    </style:style>
    <style:style style:name="P519" style:parent-style-name="Normal" style:family="paragraph">
      <style:paragraph-properties fo:text-align="justify"/>
      <style:text-properties style:font-name-complex="Arial" style:font-weight-complex="bold" fo:font-size="11pt" style:font-size-asian="11pt" style:font-size-complex="11pt"/>
    </style:style>
    <style:style style:name="P520" style:parent-style-name="Normal" style:family="paragraph">
      <style:paragraph-properties fo:text-align="justify"/>
    </style:style>
    <style:style style:name="T521" style:parent-style-name="DefaultParagraphFont" style:family="text">
      <style:text-properties style:font-name-complex="Arial" fo:font-size="11pt" style:font-size-asian="11pt" style:font-size-complex="11pt" style:language-asian="en" style:country-asian="GB"/>
    </style:style>
    <style:style style:name="T522" style:parent-style-name="DefaultParagraphFont" style:family="text">
      <style:text-properties style:font-name-complex="Arial" fo:font-size="11pt" style:font-size-asian="11pt" style:font-size-complex="11pt" style:language-asian="en" style:country-asian="GB"/>
    </style:style>
    <style:style style:name="T523" style:parent-style-name="DefaultParagraphFont" style:family="text">
      <style:text-properties style:font-name-complex="Arial" fo:font-size="11pt" style:font-size-asian="11pt" style:font-size-complex="11pt" style:language-asian="en" style:country-asian="GB"/>
    </style:style>
    <style:style style:name="T524" style:parent-style-name="DefaultParagraphFont" style:family="text">
      <style:text-properties style:font-name-complex="Arial" fo:font-size="11pt" style:font-size-asian="11pt" style:font-size-complex="11pt"/>
    </style:style>
    <style:style style:name="P525"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526" style:parent-style-name="Normal" style:family="paragraph">
      <style:paragraph-properties fo:text-align="justify" fo:background-color="#FFFFFF"/>
    </style:style>
    <style:style style:name="T527" style:parent-style-name="DefaultParagraphFont" style:family="text">
      <style:text-properties style:font-name-complex="Arial" fo:font-size="11pt" style:font-size-asian="11pt" style:font-size-complex="11pt" style:language-asian="en" style:country-asian="GB"/>
    </style:style>
    <style:style style:name="T528"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529" style:parent-style-name="DefaultParagraphFont" style:family="text">
      <style:text-properties style:font-name-complex="Arial" style:font-weight-complex="bold" fo:font-size="11pt" style:font-size-asian="11pt" style:font-size-complex="11pt"/>
    </style:style>
    <style:style style:name="P530"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531" style:parent-style-name="Default" style:family="paragraph">
      <style:paragraph-properties fo:text-align="justify"/>
    </style:style>
    <style:style style:name="T532" style:parent-style-name="DefaultParagraphFont" style:family="text">
      <style:text-properties style:font-name="Arial" style:font-name-complex="Arial" style:use-window-font-color="true" fo:font-size="11pt" style:font-size-asian="11pt" style:font-size-complex="11pt"/>
    </style:style>
    <style:style style:name="T533"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534" style:parent-style-name="DefaultParagraphFont" style:family="text">
      <style:text-properties style:font-name="Arial" style:font-name-complex="Arial" style:use-window-font-color="true" fo:font-size="11pt" style:font-size-asian="11pt" style:font-size-complex="11pt"/>
    </style:style>
    <style:style style:name="T535"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536" style:parent-style-name="DefaultParagraphFont" style:family="text">
      <style:text-properties style:font-name="Arial" style:font-name-complex="Arial" style:use-window-font-color="true" fo:font-size="11pt" style:font-size-asian="11pt" style:font-size-complex="11pt"/>
    </style:style>
    <style:style style:name="T537" style:parent-style-name="DefaultParagraphFont" style:family="text">
      <style:text-properties style:font-name="Arial" style:font-name-complex="Arial" style:use-window-font-color="true" fo:font-size="11pt" style:font-size-asian="11pt" style:font-size-complex="11pt"/>
    </style:style>
    <style:style style:name="T538" style:parent-style-name="DefaultParagraphFont" style:family="text">
      <style:text-properties style:font-name="Arial" style:font-name-complex="Arial" style:use-window-font-color="true" fo:font-size="11pt" style:font-size-asian="11pt" style:font-size-complex="11pt"/>
    </style:style>
    <style:style style:name="T539" style:parent-style-name="DefaultParagraphFont" style:family="text">
      <style:text-properties style:font-name="Arial" style:font-name-complex="Arial" fo:font-size="11pt" style:font-size-asian="11pt" style:font-size-complex="11pt"/>
    </style:style>
    <style:style style:name="T540" style:parent-style-name="DefaultParagraphFont" style:family="text">
      <style:text-properties style:font-name="Arial" style:font-name-complex="Arial" fo:font-size="11pt" style:font-size-asian="11pt" style:font-size-complex="11pt"/>
    </style:style>
    <style:style style:name="T541" style:parent-style-name="DefaultParagraphFont" style:family="text">
      <style:text-properties style:font-name="Arial" style:font-name-complex="Arial" fo:font-size="11pt" style:font-size-asian="11pt" style:font-size-complex="11pt"/>
    </style:style>
    <style:style style:name="T542" style:parent-style-name="DefaultParagraphFont" style:family="text">
      <style:text-properties style:font-name="Arial" style:font-name-complex="Arial" fo:font-size="11pt" style:font-size-asian="11pt" style:font-size-complex="11pt"/>
    </style:style>
    <style:style style:name="T543" style:parent-style-name="DefaultParagraphFont" style:family="text">
      <style:text-properties style:font-name="Arial" style:font-name-complex="Arial" fo:font-size="11pt" style:font-size-asian="11pt" style:font-size-complex="11pt"/>
    </style:style>
    <style:style style:name="P544" style:parent-style-name="Normal" style:family="paragraph">
      <style:paragraph-properties fo:text-align="justify"/>
      <style:text-properties style:font-name-complex="Arial" fo:font-size="11pt" style:font-size-asian="11pt" style:font-size-complex="11pt" style:language-asian="en" style:country-asian="GB"/>
    </style:style>
    <style:style style:name="P545" style:parent-style-name="Normal" style:family="paragraph">
      <style:paragraph-properties fo:text-align="justify"/>
    </style:style>
    <style:style style:name="T546" style:parent-style-name="DefaultParagraphFont" style:family="text">
      <style:text-properties style:font-name-complex="Arial" fo:font-size="11pt" style:font-size-asian="11pt" style:font-size-complex="11pt" style:language-asian="en" style:country-asian="GB"/>
    </style:style>
    <style:style style:name="T547" style:parent-style-name="DefaultParagraphFont" style:family="text">
      <style:text-properties style:font-name-complex="Arial" style:font-weight-complex="bold" fo:font-size="11pt" style:font-size-asian="11pt" style:font-size-complex="11pt"/>
    </style:style>
    <style:style style:name="T548" style:parent-style-name="DefaultParagraphFont" style:family="text">
      <style:text-properties style:font-name-complex="Arial" fo:font-size="11pt" style:font-size-asian="11pt" style:font-size-complex="11pt" style:language-asian="en" style:country-asian="GB"/>
    </style:style>
    <style:style style:name="T549" style:parent-style-name="DefaultParagraphFont" style:family="text">
      <style:text-properties fo:font-size="11pt" style:font-size-asian="11pt" style:font-size-complex="11pt" style:language-asian="en" style:country-asian="GB"/>
    </style:style>
    <style:style style:name="T550" style:parent-style-name="DefaultParagraphFont" style:family="text">
      <style:text-properties fo:font-size="11pt" style:font-size-asian="11pt" style:font-size-complex="11pt" style:language-asian="en" style:country-asian="GB"/>
    </style:style>
    <style:style style:name="T551" style:parent-style-name="DefaultParagraphFont" style:family="text">
      <style:text-properties fo:font-weight="bold" style:font-weight-asian="bold" fo:font-size="11pt" style:font-size-asian="11pt" style:font-size-complex="11pt" style:language-asian="en" style:country-asian="GB"/>
    </style:style>
    <style:style style:name="T552" style:parent-style-name="DefaultParagraphFont" style:family="text">
      <style:text-properties fo:font-size="11pt" style:font-size-asian="11pt" style:font-size-complex="11pt" style:language-asian="en" style:country-asian="GB"/>
    </style:style>
    <style:style style:name="T553" style:parent-style-name="DefaultParagraphFont" style:family="text">
      <style:text-properties fo:font-weight="bold" style:font-weight-asian="bold" fo:font-size="11pt" style:font-size-asian="11pt" style:font-size-complex="11pt" style:language-asian="en" style:country-asian="GB"/>
    </style:style>
    <style:style style:name="T554" style:parent-style-name="DefaultParagraphFont" style:family="text">
      <style:text-properties fo:font-size="11pt" style:font-size-asian="11pt" style:font-size-complex="11pt" style:language-asian="en" style:country-asian="GB"/>
    </style:style>
    <style:style style:name="T555" style:parent-style-name="DefaultParagraphFont" style:family="text">
      <style:text-properties style:font-name-complex="Arial" fo:font-size="11pt" style:font-size-asian="11pt" style:font-size-complex="11pt"/>
    </style:style>
    <style:style style:name="T556" style:parent-style-name="DefaultParagraphFont" style:family="text">
      <style:text-properties style:font-name-complex="Arial" fo:font-size="11pt" style:font-size-asian="11pt" style:font-size-complex="11pt"/>
    </style:style>
    <style:style style:name="T557" style:parent-style-name="DefaultParagraphFont" style:family="text">
      <style:text-properties style:font-name-complex="Arial" fo:font-size="11pt" style:font-size-asian="11pt" style:font-size-complex="11pt"/>
    </style:style>
    <style:style style:name="P558" style:parent-style-name="Normal" style:family="paragraph">
      <style:paragraph-properties fo:text-align="justify"/>
      <style:text-properties fo:font-size="11pt" style:font-size-asian="11pt" style:font-size-complex="11pt" style:language-asian="en" style:country-asian="GB"/>
    </style:style>
    <style:style style:name="P559" style:parent-style-name="Normal" style:family="paragraph">
      <style:paragraph-properties fo:text-align="justify"/>
    </style:style>
    <style:style style:name="T560" style:parent-style-name="DefaultParagraphFont" style:family="text">
      <style:text-properties fo:font-size="11pt" style:font-size-asian="11pt" style:font-size-complex="11pt" style:language-asian="en" style:country-asian="GB"/>
    </style:style>
    <style:style style:name="T561" style:parent-style-name="DefaultParagraphFont" style:family="text">
      <style:text-properties fo:font-size="11pt" style:font-size-asian="11pt" style:font-size-complex="11pt" style:language-asian="en" style:country-asian="GB"/>
    </style:style>
    <style:style style:name="T562" style:parent-style-name="DefaultParagraphFont" style:family="text">
      <style:text-properties fo:font-style="italic" style:font-style-asian="italic" fo:font-size="11pt" style:font-size-asian="11pt" style:font-size-complex="11pt" style:language-asian="en" style:country-asian="GB"/>
    </style:style>
    <style:style style:name="T563" style:parent-style-name="DefaultParagraphFont" style:family="text">
      <style:text-properties style:font-weight-complex="bold" fo:font-style="italic" style:font-style-asian="italic" fo:font-size="11pt" style:font-size-asian="11pt" style:font-size-complex="11pt" style:language-asian="en" style:country-asian="GB"/>
    </style:style>
    <style:style style:name="T564" style:parent-style-name="DefaultParagraphFont" style:family="text">
      <style:text-properties style:font-weight-complex="bold" fo:font-size="11pt" style:font-size-asian="11pt" style:font-size-complex="11pt" style:language-asian="en" style:country-asian="GB"/>
    </style:style>
    <style:style style:name="T565" style:parent-style-name="DefaultParagraphFont" style:family="text">
      <style:text-properties fo:font-size="11pt" style:font-size-asian="11pt" style:font-size-complex="11pt" style:language-asian="en" style:country-asian="GB"/>
    </style:style>
    <style:style style:name="T566" style:parent-style-name="DefaultParagraphFont" style:family="text">
      <style:text-properties fo:font-size="11pt" style:font-size-asian="11pt" style:font-size-complex="11pt" style:language-asian="en" style:country-asian="GB"/>
    </style:style>
    <style:style style:name="T567" style:parent-style-name="DefaultParagraphFont" style:family="text">
      <style:text-properties fo:font-size="11pt" style:font-size-asian="11pt" style:font-size-complex="11pt" style:language-asian="en" style:country-asian="GB"/>
    </style:style>
    <style:style style:name="T568" style:parent-style-name="DefaultParagraphFont" style:family="text">
      <style:text-properties style:font-weight-complex="bold" fo:font-size="11pt" style:font-size-asian="11pt" style:font-size-complex="11pt" style:language-asian="en" style:country-asian="GB"/>
    </style:style>
    <style:style style:name="T569" style:parent-style-name="DefaultParagraphFont" style:family="text">
      <style:text-properties fo:font-size="11pt" style:font-size-asian="11pt" style:font-size-complex="11pt" style:language-asian="en" style:country-asian="GB"/>
    </style:style>
    <style:style style:name="T570" style:parent-style-name="DefaultParagraphFont" style:family="text">
      <style:text-properties style:font-weight-complex="bold" fo:font-size="11pt" style:font-size-asian="11pt" style:font-size-complex="11pt" style:language-asian="en" style:country-asian="GB"/>
    </style:style>
    <style:style style:name="T571" style:parent-style-name="DefaultParagraphFont" style:family="text">
      <style:text-properties fo:font-size="11pt" style:font-size-asian="11pt" style:font-size-complex="11pt" style:language-asian="en" style:country-asian="GB"/>
    </style:style>
    <style:style style:name="T572" style:parent-style-name="DefaultParagraphFont" style:family="text">
      <style:text-properties fo:font-size="11pt" style:font-size-asian="11pt" style:font-size-complex="11pt" style:language-asian="en" style:country-asian="GB"/>
    </style:style>
    <style:style style:name="T573" style:parent-style-name="DefaultParagraphFont" style:family="text">
      <style:text-properties fo:font-size="11pt" style:font-size-asian="11pt" style:font-size-complex="11pt" style:language-asian="en" style:country-asian="GB"/>
    </style:style>
    <style:style style:name="T574" style:parent-style-name="DefaultParagraphFont" style:family="text">
      <style:text-properties fo:font-size="11pt" style:font-size-asian="11pt" style:font-size-complex="11pt" style:language-asian="en" style:country-asian="GB"/>
    </style:style>
    <style:style style:name="T575" style:parent-style-name="DefaultParagraphFont" style:family="text">
      <style:text-properties fo:font-size="11pt" style:font-size-asian="11pt" style:font-size-complex="11pt" style:language-asian="en" style:country-asian="GB"/>
    </style:style>
    <style:style style:name="P576" style:parent-style-name="Normal" style:family="paragraph">
      <style:paragraph-properties fo:text-align="justify"/>
      <style:text-properties fo:font-size="11pt" style:font-size-asian="11pt" style:font-size-complex="11pt" style:language-asian="en" style:country-asian="GB"/>
    </style:style>
    <style:style style:name="P577" style:parent-style-name="Normal" style:family="paragraph">
      <style:paragraph-properties fo:text-align="justify"/>
      <style:text-properties style:font-name-complex="Arial" fo:font-size="11pt" style:font-size-asian="11pt" style:font-size-complex="11pt"/>
    </style:style>
    <style:style style:name="P578" style:parent-style-name="Normal" style:family="paragraph">
      <style:paragraph-properties fo:text-align="justify"/>
      <style:text-properties style:font-name-complex="Arial" style:font-weight-complex="bold" fo:font-size="11pt" style:font-size-asian="11pt" style:font-size-complex="11pt"/>
    </style:style>
    <style:style style:name="P579" style:parent-style-name="Normal" style:family="paragraph">
      <style:paragraph-properties fo:text-align="justify"/>
    </style:style>
    <style:style style:name="T580" style:parent-style-name="DefaultParagraphFont" style:family="text">
      <style:text-properties style:font-name-complex="Arial" style:font-weight-complex="bold" fo:font-size="11pt" style:font-size-asian="11pt" style:font-size-complex="11pt"/>
    </style:style>
    <style:style style:name="T581" style:parent-style-name="DefaultParagraphFont" style:family="text">
      <style:text-properties fo:font-size="11pt" style:font-size-asian="11pt" style:font-size-complex="11pt"/>
    </style:style>
    <style:style style:name="T582" style:parent-style-name="DefaultParagraphFont" style:family="text">
      <style:text-properties fo:font-size="11pt" style:font-size-asian="11pt" style:font-size-complex="11pt"/>
    </style:style>
    <style:style style:name="T583" style:parent-style-name="DefaultParagraphFont" style:family="text">
      <style:text-properties fo:font-size="11pt" style:font-size-asian="11pt" style:font-size-complex="11pt"/>
    </style:style>
    <style:style style:name="P584" style:parent-style-name="Normal" style:family="paragraph">
      <style:paragraph-properties fo:text-align="justify"/>
      <style:text-properties fo:font-size="11pt" style:font-size-asian="11pt" style:font-size-complex="11pt"/>
    </style:style>
    <style:style style:name="P58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586" style:parent-style-name="Normal" style:family="paragraph">
      <style:paragraph-properties fo:text-align="justify"/>
      <style:text-properties style:font-name-complex="Arial" style:font-weight-complex="bold" fo:font-size="11pt" style:font-size-asian="11pt" style:font-size-complex="11pt"/>
    </style:style>
    <style:style style:name="P587" style:parent-style-name="Normal" style:family="paragraph">
      <style:paragraph-properties fo:text-align="justify"/>
      <style:text-properties style:font-name-complex="Arial" style:font-weight-complex="bold" fo:font-size="11pt" style:font-size-asian="11pt" style:font-size-complex="11pt"/>
    </style:style>
    <style:style style:name="P588" style:parent-style-name="Normal" style:family="paragraph">
      <style:paragraph-properties fo:text-align="justify"/>
      <style:text-properties style:font-name-complex="Arial" style:font-weight-complex="bold" fo:font-size="11pt" style:font-size-asian="11pt" style:font-size-complex="11pt"/>
    </style:style>
    <style:style style:name="P589" style:parent-style-name="Normal" style:family="paragraph">
      <style:paragraph-properties fo:text-align="justify"/>
      <style:text-properties style:font-name-complex="Arial" style:font-weight-complex="bold" fo:font-size="11pt" style:font-size-asian="11pt" style:font-size-complex="11pt"/>
    </style:style>
    <style:style style:name="P590" style:parent-style-name="Normal" style:family="paragraph">
      <style:paragraph-properties fo:break-before="page"/>
      <style:text-properties style:font-name-complex="Arial" style:font-weight-complex="bold" fo:font-size="11pt" style:font-size-asian="11pt" style:font-size-complex="11pt"/>
    </style:style>
    <style:style style:name="TableColumn592" style:family="table-column">
      <style:table-column-properties style:column-width="1.0826in"/>
    </style:style>
    <style:style style:name="TableColumn593" style:family="table-column">
      <style:table-column-properties style:column-width="0.8097in"/>
    </style:style>
    <style:style style:name="TableColumn594" style:family="table-column">
      <style:table-column-properties style:column-width="2.1118in"/>
    </style:style>
    <style:style style:name="TableColumn595" style:family="table-column">
      <style:table-column-properties style:column-width="1.7979in"/>
    </style:style>
    <style:style style:name="TableColumn596" style:family="table-column">
      <style:table-column-properties style:column-width="1.202in"/>
    </style:style>
    <style:style style:name="Table591" style:family="table">
      <style:table-properties style:width="7.0041in" fo:margin-left="0.075in" table:align="left"/>
    </style:style>
    <style:style style:name="TableRow597" style:family="table-row">
      <style:table-row-properties style:min-row-height="0.2812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text-properties fo:font-weight="bold" style:font-weight-asian="bold" style:font-weight-complex="bold" fo:font-size="11pt" style:font-size-asian="11pt" style:font-size-complex="11pt"/>
    </style:style>
    <style:style style:name="TableCell600" style:family="table-cell">
      <style:table-cell-properties fo:border="0.0069in solid #000000" style:writing-mode="lr-tb" fo:padding-top="0in" fo:padding-left="0.075in" fo:padding-bottom="0in" fo:padding-right="0.075in"/>
    </style:style>
    <style:style style:name="T601" style:parent-style-name="DefaultParagraphFont" style:family="text">
      <style:text-properties style:font-weight-complex="bold" fo:font-size="11pt" style:font-size-asian="11pt" style:font-size-complex="11pt"/>
    </style:style>
    <style:style style:name="TableRow602" style:family="table-row">
      <style:table-row-properties style:min-row-height="0.2812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weight-complex="bold" fo:font-size="11pt" style:font-size-asian="11pt" style:font-size-complex="11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fo:font-weight="bold" style:font-weight-asian="bold" fo:font-size="11pt" style:font-size-asian="11pt" style:font-size-complex="11pt"/>
    </style:style>
    <style:style style:name="TableCell607" style:family="table-cell">
      <style:table-cell-properties fo:border="0.0069in solid #000000" style:writing-mode="lr-tb" fo:padding-top="0in" fo:padding-left="0.075in" fo:padding-bottom="0in" fo:padding-right="0.075in"/>
    </style:style>
    <style:style style:name="T608" style:parent-style-name="DefaultParagraphFont" style:family="text">
      <style:text-properties fo:font-weight="bold" style:font-weight-asian="bold" style:font-weight-complex="bold" fo:font-size="11pt" style:font-size-asian="11pt" style:font-size-complex="11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ableRow611" style:family="table-row">
      <style:table-row-properties style:min-row-height="0.2812in"/>
    </style:style>
    <style:style style:name="TableCell612" style:family="table-cell">
      <style:table-cell-properties fo:border="0.0069in solid #000000" style:writing-mode="lr-tb" fo:padding-top="0in" fo:padding-left="0.075in" fo:padding-bottom="0in" fo:padding-right="0.075in"/>
    </style:style>
    <style:style style:name="T613" style:parent-style-name="DefaultParagraphFont" style:family="text">
      <style:text-properties style:font-weight-complex="bold" fo:font-size="11pt" style:font-size-asian="11pt" style:font-size-complex="11pt"/>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text-properties style:font-weight-complex="bold" fo:font-size="11pt" style:font-size-asian="11pt" style:font-size-complex="11pt"/>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text-properties style:font-weight-complex="bold" fo:font-size="11pt" style:font-size-asian="11pt" style:font-size-complex="11pt"/>
    </style:style>
    <style:style style:name="TableCell618" style:family="table-cell">
      <style:table-cell-properties fo:border="0.0069in solid #000000" style:writing-mode="lr-tb" fo:padding-top="0in" fo:padding-left="0.075in" fo:padding-bottom="0in" fo:padding-right="0.075in"/>
    </style:style>
    <style:style style:name="T619" style:parent-style-name="DefaultParagraphFont" style:family="text">
      <style:text-properties style:font-weight-complex="bold" fo:font-size="11pt" style:font-size-asian="11pt" style:font-size-complex="11pt"/>
    </style:style>
    <style:style style:name="T620" style:parent-style-name="DefaultParagraphFont" style:family="text">
      <style:text-properties style:font-weight-complex="bold" fo:font-size="10pt" style:font-size-asian="10pt" style:font-size-complex="10pt"/>
    </style:style>
    <style:style style:name="T621" style:parent-style-name="DefaultParagraphFont" style:family="text">
      <style:text-properties style:font-name-complex="Arial" style:font-weight-complex="bold" fo:font-size="10pt" style:font-size-asian="10pt" style:font-size-complex="10pt"/>
    </style:style>
    <style:style style:name="P622" style:parent-style-name="Normal" style:family="paragraph">
      <style:text-properties fo:font-weight="bold" style:font-weight-asian="bold"/>
    </style:style>
    <style:style style:name="TableColumn624" style:family="table-column">
      <style:table-column-properties style:column-width="2.4347in"/>
    </style:style>
    <style:style style:name="TableColumn625" style:family="table-column">
      <style:table-column-properties style:column-width="2.3875in"/>
    </style:style>
    <style:style style:name="TableColumn626" style:family="table-column">
      <style:table-column-properties style:column-width="2.3875in"/>
    </style:style>
    <style:style style:name="Table623" style:family="table">
      <style:table-properties style:width="7.2097in" fo:margin-left="0in" table:align="left"/>
    </style:style>
    <style:style style:name="TableRow627" style:family="table-row">
      <style:table-row-properties style:min-row-height="0.1895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fo:font-weight="bold" style:font-weight-asian="bold" style:font-weight-complex="bold" fo:font-size="11pt" style:font-size-asian="11pt" style:font-size-complex="11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fo:font-weight="bold" style:font-weight-asian="bold" style:font-weight-complex="bold" fo:font-size="11pt" style:font-size-asian="11pt" style:font-size-complex="11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fo:font-weight="bold" style:font-weight-asian="bold" style:font-weight-complex="bold" fo:font-size="11pt" style:font-size-asian="11pt" style:font-size-complex="11p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style:font-weight-complex="bold" fo:font-size="11pt" style:font-size-asian="11pt" style:font-size-complex="11pt"/>
    </style:style>
    <style:style style:name="P637" style:parent-style-name="Normal" style:family="paragraph">
      <style:text-properties style:font-weight-complex="bold" fo:font-size="11pt" style:font-size-asian="11pt" style:font-size-complex="11pt"/>
    </style:style>
    <style:style style:name="P638" style:parent-style-name="Normal" style:family="paragraph">
      <style:text-properties style:font-weight-complex="bold" fo:font-size="11pt" style:font-size-asian="11pt" style:font-size-complex="11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text-properties style:font-weight-complex="bold" fo:font-size="11pt" style:font-size-asian="11pt" style:font-size-complex="11pt"/>
    </style:style>
    <style:style style:name="TableCell641" style:family="table-cell">
      <style:table-cell-properties fo:border="0.0069in solid #000000" style:writing-mode="lr-tb" fo:padding-top="0in" fo:padding-left="0.075in" fo:padding-bottom="0in" fo:padding-right="0.075in"/>
    </style:style>
    <style:style style:name="T642" style:parent-style-name="DefaultParagraphFont" style:family="text">
      <style:text-properties fo:font-weight="bold" style:font-weight-asian="bold" style:font-weight-complex="bold" fo:font-size="11pt" style:font-size-asian="11pt" style:font-size-complex="11pt"/>
    </style:style>
    <style:style style:name="T643" style:parent-style-name="DefaultParagraphFont" style:family="text">
      <style:text-properties style:font-weight-complex="bold" fo:font-size="11pt" style:font-size-asian="11pt" style:font-size-complex="11pt"/>
    </style:style>
    <style:style style:name="T644" style:parent-style-name="DefaultParagraphFont" style:family="text">
      <style:text-properties style:font-weight-complex="bold" fo:color="#FF0000" fo:font-size="11pt" style:font-size-asian="11pt" style:font-size-complex="11pt"/>
    </style:style>
    <style:style style:name="T645" style:parent-style-name="DefaultParagraphFont" style:family="text">
      <style:text-properties style:font-weight-complex="bold" fo:font-size="11pt" style:font-size-asian="11pt" style:font-size-complex="11pt"/>
    </style:style>
    <style:style style:name="T646" style:parent-style-name="DefaultParagraphFont" style:family="text">
      <style:text-properties style:font-weight-complex="bold" fo:font-size="11pt" style:font-size-asian="11pt" style:font-size-complex="11pt"/>
    </style:style>
    <style:style style:name="T647" style:parent-style-name="DefaultParagraphFont" style:family="text">
      <style:text-properties style:font-weight-complex="bold" fo:font-size="11pt" style:font-size-asian="11pt" style:font-size-complex="11p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text-properties style:font-weight-complex="bold" fo:font-size="11pt" style:font-size-asian="11pt" style:font-size-complex="11pt"/>
    </style:style>
    <style:style style:name="P651" style:parent-style-name="Normal" style:family="paragraph">
      <style:text-properties style:font-weight-complex="bold" fo:font-size="11pt" style:font-size-asian="11pt" style:font-size-complex="11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text-properties style:font-weight-complex="bold" fo:font-size="11pt" style:font-size-asian="11pt" style:font-size-complex="11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text-properties style:font-weight-complex="bold" fo:font-size="11pt" style:font-size-asian="11pt" style:font-size-complex="11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weight-complex="bold" fo:font-size="11pt" style:font-size-asian="11pt" style:font-size-complex="11pt"/>
    </style:style>
    <style:style style:name="P659" style:parent-style-name="Normal" style:family="paragraph">
      <style:text-properties style:font-weight-complex="bold" fo:font-size="11pt" style:font-size-asian="11pt" style:font-size-complex="11pt"/>
    </style:style>
    <style:style style:name="P660" style:parent-style-name="Normal" style:family="paragraph">
      <style:text-properties style:font-weight-complex="bold" fo:font-size="11pt" style:font-size-asian="11pt" style:font-size-complex="11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text-properties style:font-weight-complex="bold" fo:font-size="11pt" style:font-size-asian="11pt" style:font-size-complex="11pt"/>
    </style:style>
    <style:style style:name="P663" style:parent-style-name="Normal" style:family="paragraph">
      <style:text-properties style:font-weight-complex="bold" fo:font-size="11pt" style:font-size-asian="11pt" style:font-size-complex="11pt"/>
    </style:style>
    <style:style style:name="TableCell664" style:family="table-cell">
      <style:table-cell-properties fo:border="0.0069in solid #000000" style:writing-mode="lr-tb" fo:padding-top="0in" fo:padding-left="0.075in" fo:padding-bottom="0in" fo:padding-right="0.075in"/>
    </style:style>
    <style:style style:name="T665" style:parent-style-name="DefaultParagraphFont" style:family="text">
      <style:text-properties fo:font-weight="bold" style:font-weight-asian="bold" style:font-weight-complex="bold" fo:font-size="11pt" style:font-size-asian="11pt" style:font-size-complex="11pt"/>
    </style:style>
    <style:style style:name="T666" style:parent-style-name="DefaultParagraphFont" style:family="text">
      <style:text-properties style:font-weight-complex="bold" fo:font-size="11pt" style:font-size-asian="11pt" style:font-size-complex="11pt"/>
    </style:style>
    <style:style style:name="T667" style:parent-style-name="DefaultParagraphFont" style:family="text">
      <style:text-properties style:font-weight-complex="bold" fo:font-size="11pt" style:font-size-asian="11pt" style:font-size-complex="11pt"/>
    </style:style>
    <style:style style:name="P668" style:parent-style-name="Normal" style:family="paragraph">
      <style:text-properties style:font-weight-complex="bold" fo:font-size="11pt" style:font-size-asian="11pt" style:font-size-complex="11pt"/>
    </style:style>
    <style:style style:name="P669" style:parent-style-name="Normal" style:family="paragraph">
      <style:paragraph-properties fo:text-align="justify"/>
    </style:style>
    <style:style style:name="T670" style:parent-style-name="DefaultParagraphFont" style:family="text">
      <style:text-properties style:font-name-complex="Arial" fo:font-weight="bold" style:font-weight-asian="bold" style:font-weight-complex="bold" fo:font-size="11pt" style:font-size-asian="11pt" style:font-size-complex="11pt"/>
    </style:style>
    <style:style style:name="P671" style:parent-style-name="Normal" style:family="paragraph">
      <style:paragraph-properties fo:text-align="justify"/>
      <style:text-properties style:font-name-complex="Arial" style:font-weight-complex="bold" fo:font-size="11pt" style:font-size-asian="11pt" style:font-size-complex="11pt"/>
    </style:style>
    <style:style style:name="P672" style:parent-style-name="Normal" style:family="paragraph">
      <style:paragraph-properties fo:text-align="justify" fo:background-color="#FFFFFF"/>
    </style:style>
    <style:style style:name="T673" style:parent-style-name="DefaultParagraphFont" style:family="text">
      <style:text-properties style:font-name-complex="Arial" fo:font-size="11pt" style:font-size-asian="11pt" style:font-size-complex="11pt" style:language-asian="en" style:country-asian="GB"/>
    </style:style>
    <style:style style:name="T674" style:parent-style-name="DefaultParagraphFont" style:family="text">
      <style:text-properties style:font-weight-complex="bold" fo:font-size="11pt" style:font-size-asian="11pt" style:font-size-complex="11pt"/>
    </style:style>
    <style:style style:name="T675" style:parent-style-name="DefaultParagraphFont" style:family="text">
      <style:text-properties style:font-weight-complex="bold" fo:font-size="11pt" style:font-size-asian="11pt" style:font-size-complex="11pt"/>
    </style:style>
    <style:style style:name="T676" style:parent-style-name="DefaultParagraphFont" style:family="text">
      <style:text-properties style:font-name-complex="Arial" fo:font-size="11pt" style:font-size-asian="11pt" style:font-size-complex="11pt" style:language-asian="en" style:country-asian="GB"/>
    </style:style>
    <style:style style:name="T677" style:parent-style-name="DefaultParagraphFont" style:family="text">
      <style:text-properties style:font-name-complex="Arial" fo:font-size="11pt" style:font-size-asian="11pt" style:font-size-complex="11pt" style:language-asian="en" style:country-asian="GB"/>
    </style:style>
    <style:style style:name="P678" style:parent-style-name="Normal" style:family="paragraph">
      <style:paragraph-properties fo:text-align="justify"/>
      <style:text-properties style:font-name-complex="Arial" style:font-weight-complex="bold" fo:font-size="11pt" style:font-size-asian="11pt" style:font-size-complex="11pt"/>
    </style:style>
    <style:style style:name="P679" style:parent-style-name="Normal" style:family="paragraph">
      <style:paragraph-properties fo:text-align="justify" fo:background-color="#FFFFFF"/>
    </style:style>
    <style:style style:name="T680" style:parent-style-name="DefaultParagraphFont" style:family="text">
      <style:text-properties style:font-name-complex="Arial" fo:font-size="11pt" style:font-size-asian="11pt" style:font-size-complex="11pt" style:language-asian="en" style:country-asian="GB"/>
    </style:style>
    <style:style style:name="T681"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682" style:parent-style-name="DefaultParagraphFont" style:family="text">
      <style:text-properties style:font-name-complex="Arial" fo:font-size="11pt" style:font-size-asian="11pt" style:font-size-complex="11pt" style:language-asian="en" style:country-asian="GB"/>
    </style:style>
    <style:style style:name="T683" style:parent-style-name="DefaultParagraphFont" style:family="text">
      <style:text-properties style:font-name-complex="Arial" style:font-weight-complex="bold" fo:font-size="11pt" style:font-size-asian="11pt" style:font-size-complex="11pt"/>
    </style:style>
    <style:style style:name="T684" style:parent-style-name="DefaultParagraphFont" style:family="text">
      <style:text-properties style:font-name-complex="Arial" style:font-weight-complex="bold" fo:font-size="11pt" style:font-size-asian="11pt" style:font-size-complex="11pt"/>
    </style:style>
    <style:style style:name="P685"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686" style:parent-style-name="Normal" style:family="paragraph">
      <style:paragraph-properties fo:text-align="justify"/>
      <style:text-properties style:font-name-complex="Arial" style:font-weight-complex="bold" fo:font-size="11pt" style:font-size-asian="11pt" style:font-size-complex="11pt"/>
    </style:style>
    <style:style style:name="P687" style:parent-style-name="Normal" style:family="paragraph">
      <style:paragraph-properties fo:text-align="justify"/>
      <style:text-properties style:font-name-complex="Arial" style:font-weight-complex="bold" fo:font-size="11pt" style:font-size-asian="11pt" style:font-size-complex="11pt"/>
    </style:style>
    <style:style style:name="P688" style:parent-style-name="Normal" style:family="paragraph">
      <style:paragraph-properties fo:text-align="justify"/>
    </style:style>
    <style:style style:name="T689" style:parent-style-name="DefaultParagraphFont" style:family="text">
      <style:text-properties style:font-name-complex="Arial" style:font-weight-complex="bold" fo:font-size="11pt" style:font-size-asian="11pt" style:font-size-complex="11pt"/>
    </style:style>
    <style:style style:name="T690" style:parent-style-name="DefaultParagraphFont" style:family="text">
      <style:text-properties style:font-name-complex="Arial" style:font-weight-complex="bold" fo:font-size="11pt" style:font-size-asian="11pt" style:font-size-complex="11pt"/>
    </style:style>
    <style:style style:name="T691" style:parent-style-name="DefaultParagraphFont" style:family="text">
      <style:text-properties style:font-weight-complex="bold" fo:font-size="11pt" style:font-size-asian="11pt" style:font-size-complex="11pt"/>
    </style:style>
    <style:style style:name="P692" style:parent-style-name="Normal" style:family="paragraph">
      <style:paragraph-properties fo:text-align="justify"/>
      <style:text-properties style:font-weight-complex="bold" fo:font-size="11pt" style:font-size-asian="11pt" style:font-size-complex="11pt"/>
    </style:style>
    <style:style style:name="P693" style:parent-style-name="Normal" style:family="paragraph">
      <style:paragraph-properties fo:text-align="justify"/>
      <style:text-properties style:font-weight-complex="bold" fo:font-size="11pt" style:font-size-asian="11pt" style:font-size-complex="11pt"/>
    </style:style>
    <style:style style:name="P694" style:parent-style-name="Normal" style:family="paragraph">
      <style:paragraph-properties fo:text-align="justify"/>
      <style:text-properties style:font-weight-complex="bold" fo:font-size="11pt" style:font-size-asian="11pt" style:font-size-complex="11pt"/>
    </style:style>
    <style:style style:name="P695" style:parent-style-name="Normal" style:family="paragraph">
      <style:paragraph-properties fo:text-align="justify"/>
      <style:text-properties style:font-weight-complex="bold" fo:font-size="11pt" style:font-size-asian="11pt" style:font-size-complex="11pt"/>
    </style:style>
    <style:style style:name="P696" style:parent-style-name="Normal" style:family="paragraph">
      <style:paragraph-properties fo:text-align="justify"/>
      <style:text-properties style:font-weight-complex="bold" fo:font-size="11pt" style:font-size-asian="11pt" style:font-size-complex="11pt"/>
    </style:style>
    <style:style style:name="P697" style:parent-style-name="Normal" style:family="paragraph">
      <style:paragraph-properties fo:text-align="justify"/>
      <style:text-properties style:font-weight-complex="bold" fo:font-size="11pt" style:font-size-asian="11pt" style:font-size-complex="11pt"/>
    </style:style>
    <style:style style:name="P698" style:parent-style-name="Normal" style:family="paragraph">
      <style:paragraph-properties fo:text-align="justify"/>
      <style:text-properties style:font-weight-complex="bold" fo:font-size="11pt" style:font-size-asian="11pt" style:font-size-complex="11pt"/>
    </style:style>
    <style:style style:name="P699" style:parent-style-name="Normal" style:family="paragraph">
      <style:paragraph-properties fo:text-align="justify"/>
      <style:text-properties style:font-weight-complex="bold" fo:font-size="11pt" style:font-size-asian="11pt" style:font-size-complex="11pt"/>
    </style:style>
    <style:style style:name="P700" style:parent-style-name="Normal" style:family="paragraph">
      <style:paragraph-properties fo:text-align="justify"/>
      <style:text-properties style:font-weight-complex="bold" fo:font-size="11pt" style:font-size-asian="11pt" style:font-size-complex="11pt"/>
    </style:style>
    <style:style style:name="P701" style:parent-style-name="Normal" style:family="paragraph">
      <style:paragraph-properties fo:text-align="justify"/>
      <style:text-properties style:font-weight-complex="bold" fo:font-size="11pt" style:font-size-asian="11pt" style:font-size-complex="11pt"/>
    </style:style>
    <style:style style:name="P702" style:parent-style-name="Normal" style:family="paragraph">
      <style:paragraph-properties fo:text-align="justify"/>
      <style:text-properties style:font-weight-complex="bold" fo:font-size="11pt" style:font-size-asian="11pt" style:font-size-complex="11pt"/>
    </style:style>
    <style:style style:name="P703" style:parent-style-name="Normal" style:family="paragraph">
      <style:paragraph-properties fo:text-align="justify"/>
      <style:text-properties style:font-weight-complex="bold" fo:font-size="11pt" style:font-size-asian="11pt" style:font-size-complex="11pt"/>
    </style:style>
    <style:style style:name="P704" style:parent-style-name="Normal" style:family="paragraph">
      <style:paragraph-properties fo:text-align="justify"/>
      <style:text-properties style:font-weight-complex="bold" fo:font-size="11pt" style:font-size-asian="11pt" style:font-size-complex="11pt"/>
    </style:style>
    <style:style style:name="P705" style:parent-style-name="Normal" style:family="paragraph">
      <style:paragraph-properties fo:text-align="justify"/>
    </style:style>
    <style:style style:name="T706" style:parent-style-name="DefaultParagraphFont" style:family="text">
      <style:text-properties style:font-weight-complex="bold" fo:font-size="11pt" style:font-size-asian="11pt" style:font-size-complex="11pt"/>
    </style:style>
    <style:style style:name="T707" style:parent-style-name="DefaultParagraphFont" style:family="text">
      <style:text-properties fo:font-size="11pt" style:font-size-asian="11pt" style:font-size-complex="11pt"/>
    </style:style>
    <style:style style:name="T708" style:parent-style-name="Hyperlink" style:family="text">
      <style:text-properties fo:font-size="11pt" style:font-size-asian="11pt" style:font-size-complex="11pt"/>
    </style:style>
    <style:style style:name="T709" style:parent-style-name="DefaultParagraphFont" style:family="text">
      <style:text-properties fo:font-size="11pt" style:font-size-asian="11pt" style:font-size-complex="11pt"/>
    </style:style>
    <style:style style:name="T710" style:parent-style-name="DefaultParagraphFont" style:family="text">
      <style:text-properties fo:font-size="11pt" style:font-size-asian="11pt" style:font-size-complex="11pt"/>
    </style:style>
    <style:style style:name="P711" style:parent-style-name="Normal" style:family="paragraph">
      <style:paragraph-properties fo:text-align="justify"/>
      <style:text-properties style:font-weight-complex="bold" fo:font-size="11pt" style:font-size-asian="11pt" style:font-size-complex="11pt"/>
    </style:style>
    <style:style style:name="P71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1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14" style:parent-style-name="Normal" style:family="paragraph">
      <style:paragraph-properties fo:text-align="justify"/>
      <style:text-properties style:font-name-complex="Arial" style:font-weight-complex="bold" fo:font-size="11pt" style:font-size-asian="11pt" style:font-size-complex="11pt"/>
    </style:style>
    <style:style style:name="P715" style:parent-style-name="Normal" style:family="paragraph">
      <style:paragraph-properties fo:text-align="justify"/>
      <style:text-properties style:font-name-complex="Arial" style:font-weight-complex="bold" fo:font-size="11pt" style:font-size-asian="11pt" style:font-size-complex="11pt"/>
    </style:style>
    <style:style style:name="P716" style:parent-style-name="Normal" style:family="paragraph">
      <style:paragraph-properties fo:text-align="justify"/>
      <style:text-properties style:font-name-complex="Arial" style:font-weight-complex="bold" fo:font-size="11pt" style:font-size-asian="11pt" style:font-size-complex="11pt"/>
    </style:style>
    <style:style style:name="P717" style:parent-style-name="Normal" style:family="paragraph">
      <style:paragraph-properties fo:text-align="justify"/>
      <style:text-properties style:font-name-complex="Arial" style:font-weight-complex="bold" fo:font-size="11pt" style:font-size-asian="11pt" style:font-size-complex="11pt"/>
    </style:style>
    <style:style style:name="P718" style:parent-style-name="Normal" style:family="paragraph">
      <style:paragraph-properties fo:text-align="justify"/>
      <style:text-properties style:font-name-complex="Arial" style:font-weight-complex="bold" fo:font-size="11pt" style:font-size-asian="11pt" style:font-size-complex="11pt"/>
    </style:style>
    <style:style style:name="P719" style:parent-style-name="Normal" style:family="paragraph">
      <style:paragraph-properties fo:text-align="justify"/>
      <style:text-properties style:font-name-complex="Arial" style:font-weight-complex="bold" fo:font-size="11pt" style:font-size-asian="11pt" style:font-size-complex="11pt"/>
    </style:style>
    <style:style style:name="P720" style:parent-style-name="Normal" style:family="paragraph">
      <style:paragraph-properties fo:text-align="justify"/>
      <style:text-properties style:font-name-complex="Arial" style:font-weight-complex="bold" fo:font-size="11pt" style:font-size-asian="11pt" style:font-size-complex="11pt"/>
    </style:style>
    <style:style style:name="P721" style:parent-style-name="Normal" style:family="paragraph">
      <style:paragraph-properties fo:break-before="page"/>
      <style:text-properties style:font-name-complex="Arial" style:font-weight-complex="bold" fo:font-size="11pt" style:font-size-asian="11pt" style:font-size-complex="11pt"/>
    </style:style>
    <style:style style:name="TableColumn723" style:family="table-column">
      <style:table-column-properties style:column-width="1.084in"/>
    </style:style>
    <style:style style:name="TableColumn724" style:family="table-column">
      <style:table-column-properties style:column-width="0.8111in"/>
    </style:style>
    <style:style style:name="TableColumn725" style:family="table-column">
      <style:table-column-properties style:column-width="2.1145in"/>
    </style:style>
    <style:style style:name="TableColumn726" style:family="table-column">
      <style:table-column-properties style:column-width="1.7993in"/>
    </style:style>
    <style:style style:name="TableColumn727" style:family="table-column">
      <style:table-column-properties style:column-width="1.1951in"/>
    </style:style>
    <style:style style:name="Table722" style:family="table">
      <style:table-properties style:width="7.0041in" fo:margin-left="0.075in" table:align="left"/>
    </style:style>
    <style:style style:name="TableRow728" style:family="table-row">
      <style:table-row-properties style:min-row-height="0.2812in"/>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fo:font-weight="bold" style:font-weight-asian="bold" style:font-weight-complex="bold" fo:font-size="11pt" style:font-size-asian="11pt" style:font-size-complex="11pt"/>
    </style:style>
    <style:style style:name="TableCell731" style:family="table-cell">
      <style:table-cell-properties fo:border="0.0069in solid #000000" style:writing-mode="lr-tb" fo:padding-top="0in" fo:padding-left="0.075in" fo:padding-bottom="0in" fo:padding-right="0.075in"/>
    </style:style>
    <style:style style:name="T732" style:parent-style-name="DefaultParagraphFont" style:family="text">
      <style:text-properties style:font-weight-complex="bold" fo:font-size="11pt" style:font-size-asian="11pt" style:font-size-complex="11pt"/>
    </style:style>
    <style:style style:name="TableRow733" style:family="table-row">
      <style:table-row-properties style:min-row-height="0.2812in"/>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weight-complex="bold" fo:font-size="11pt" style:font-size-asian="11pt" style:font-size-complex="11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fo:font-weight="bold" style:font-weight-asian="bold" fo:font-size="11pt" style:font-size-asian="11pt" style:font-size-complex="11pt"/>
    </style:style>
    <style:style style:name="TableCell738" style:family="table-cell">
      <style:table-cell-properties fo:border="0.0069in solid #000000" style:writing-mode="lr-tb" fo:padding-top="0in" fo:padding-left="0.075in" fo:padding-bottom="0in" fo:padding-right="0.075in"/>
    </style:style>
    <style:style style:name="T739" style:parent-style-name="DefaultParagraphFont" style:family="text">
      <style:text-properties fo:font-weight="bold" style:font-weight-asian="bold" style:font-weight-complex="bold" fo:font-size="11pt" style:font-size-asian="11pt" style:font-size-complex="11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center"/>
    </style:style>
    <style:style style:name="T742" style:parent-style-name="DefaultParagraphFont" style:family="text">
      <style:text-properties fo:font-weight="bold" style:font-weight-asian="bold" style:font-weight-complex="bold" fo:font-style="italic" style:font-style-asian="italic" fo:font-size="11pt" style:font-size-asian="11pt" style:font-size-complex="11pt"/>
    </style:style>
    <style:style style:name="TableRow743" style:family="table-row">
      <style:table-row-properties style:min-row-height="0.2812in"/>
    </style:style>
    <style:style style:name="TableCell744" style:family="table-cell">
      <style:table-cell-properties fo:border="0.0069in solid #000000" style:writing-mode="lr-tb" fo:padding-top="0in" fo:padding-left="0.075in" fo:padding-bottom="0in" fo:padding-right="0.075in"/>
    </style:style>
    <style:style style:name="T745" style:parent-style-name="DefaultParagraphFont" style:family="text">
      <style:text-properties style:font-weight-complex="bold" fo:font-size="11pt" style:font-size-asian="11pt" style:font-size-complex="11pt"/>
    </style:style>
    <style:style style:name="T746" style:parent-style-name="DefaultParagraphFont" style:family="text">
      <style:text-properties style:font-weight-complex="bold" fo:font-size="11pt" style:font-size-asian="11pt" style:font-size-complex="11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weight-complex="bold" fo:font-size="11pt" style:font-size-asian="11pt" style:font-size-complex="11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weight-complex="bold" fo:font-size="11pt" style:font-size-asian="11pt" style:font-size-complex="11pt"/>
    </style:style>
    <style:style style:name="TableCell751" style:family="table-cell">
      <style:table-cell-properties fo:border="0.0069in solid #000000" style:writing-mode="lr-tb" fo:padding-top="0in" fo:padding-left="0.075in" fo:padding-bottom="0in" fo:padding-right="0.075in"/>
    </style:style>
    <style:style style:name="T752" style:parent-style-name="DefaultParagraphFont" style:family="text">
      <style:text-properties style:font-name-complex="Arial" style:font-weight-complex="bold" fo:font-size="10pt" style:font-size-asian="10pt" style:font-size-complex="10pt"/>
    </style:style>
    <style:style style:name="P753" style:parent-style-name="Normal" style:family="paragraph">
      <style:paragraph-properties fo:text-align="justify"/>
      <style:text-properties style:font-name-complex="Arial" style:font-weight-complex="bold" fo:font-size="11pt" style:font-size-asian="11pt" style:font-size-complex="11pt"/>
    </style:style>
    <style:style style:name="TableColumn755" style:family="table-column">
      <style:table-column-properties style:column-width="2.4347in"/>
    </style:style>
    <style:style style:name="TableColumn756" style:family="table-column">
      <style:table-column-properties style:column-width="2.3875in"/>
    </style:style>
    <style:style style:name="TableColumn757" style:family="table-column">
      <style:table-column-properties style:column-width="2.3875in"/>
    </style:style>
    <style:style style:name="Table754" style:family="table">
      <style:table-properties style:width="7.2097in" fo:margin-left="0in" table:align="left"/>
    </style:style>
    <style:style style:name="TableRow758" style:family="table-row">
      <style:table-row-properties style:min-row-height="0.1895in"/>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fo:font-weight="bold" style:font-weight-asian="bold" style:font-weight-complex="bold" fo:font-size="11pt" style:font-size-asian="11pt" style:font-size-complex="11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fo:font-weight="bold" style:font-weight-asian="bold" style:font-weight-complex="bold" fo:font-size="11pt" style:font-size-asian="11pt" style:font-size-complex="11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text-properties fo:font-weight="bold" style:font-weight-asian="bold" style:font-weight-complex="bold" fo:font-size="11pt" style:font-size-asian="11pt" style:font-size-complex="11pt"/>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weight-complex="bold" fo:font-size="11pt" style:font-size-asian="11pt" style:font-size-complex="11pt"/>
    </style:style>
    <style:style style:name="P768" style:parent-style-name="Normal" style:family="paragraph">
      <style:text-properties style:font-weight-complex="bold" fo:font-size="11pt" style:font-size-asian="11pt" style:font-size-complex="11pt"/>
    </style:style>
    <style:style style:name="P769" style:parent-style-name="Normal" style:family="paragraph">
      <style:text-properties style:font-weight-complex="bold" fo:font-size="11pt" style:font-size-asian="11pt" style:font-size-complex="11pt"/>
    </style:style>
    <style:style style:name="TableCell770" style:family="table-cell">
      <style:table-cell-properties fo:border="0.0069in solid #000000" style:writing-mode="lr-tb" fo:padding-top="0in" fo:padding-left="0.075in" fo:padding-bottom="0in" fo:padding-right="0.075in"/>
    </style:style>
    <style:style style:name="T771" style:parent-style-name="DefaultParagraphFont" style:family="text">
      <style:text-properties fo:font-size="11pt" style:font-size-asian="11pt" style:font-size-complex="11pt" style:language-asian="en" style:country-asian="GB"/>
    </style:style>
    <style:style style:name="TableCell772" style:family="table-cell">
      <style:table-cell-properties fo:border="0.0069in solid #000000" style:writing-mode="lr-tb" fo:padding-top="0in" fo:padding-left="0.075in" fo:padding-bottom="0in" fo:padding-right="0.075in"/>
    </style:style>
    <style:style style:name="T773" style:parent-style-name="DefaultParagraphFont" style:family="text">
      <style:text-properties fo:font-weight="bold" style:font-weight-asian="bold" style:font-weight-complex="bold" fo:font-size="11pt" style:font-size-asian="11pt" style:font-size-complex="11pt"/>
    </style:style>
    <style:style style:name="T774" style:parent-style-name="DefaultParagraphFont" style:family="text">
      <style:text-properties style:font-weight-complex="bold" fo:font-size="11pt" style:font-size-asian="11pt" style:font-size-complex="11pt"/>
    </style:style>
    <style:style style:name="T775" style:parent-style-name="DefaultParagraphFont" style:family="text">
      <style:text-properties fo:font-size="11pt" style:font-size-asian="11pt" style:font-size-complex="11pt" style:language-asian="en" style:country-asian="GB"/>
    </style:style>
    <style:style style:name="T776" style:parent-style-name="DefaultParagraphFont" style:family="text">
      <style:text-properties fo:font-size="11pt" style:font-size-asian="11pt" style:font-size-complex="11pt" style:language-asian="en" style:country-asian="GB"/>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text-properties style:font-weight-complex="bold" fo:font-size="11pt" style:font-size-asian="11pt" style:font-size-complex="11pt"/>
    </style:style>
    <style:style style:name="P780" style:parent-style-name="Normal" style:family="paragraph">
      <style:text-properties style:font-weight-complex="bold" fo:font-size="11pt" style:font-size-asian="11pt" style:font-size-complex="11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text-properties style:font-weight-complex="bold" fo:font-size="11pt" style:font-size-asian="11pt" style:font-size-complex="11pt"/>
    </style:style>
    <style:style style:name="P783" style:parent-style-name="Normal" style:family="paragraph">
      <style:text-properties style:font-weight-complex="bold" fo:font-size="11pt" style:font-size-asian="11pt" style:font-size-complex="11pt"/>
    </style:style>
    <style:style style:name="TableCell784" style:family="table-cell">
      <style:table-cell-properties fo:border="0.0069in solid #000000" style:writing-mode="lr-tb" fo:padding-top="0in" fo:padding-left="0.075in" fo:padding-bottom="0in" fo:padding-right="0.075in"/>
    </style:style>
    <style:style style:name="T785" style:parent-style-name="DefaultParagraphFont" style:family="text">
      <style:text-properties fo:font-weight="bold" style:font-weight-asian="bold" style:font-weight-complex="bold" fo:font-size="11pt" style:font-size-asian="11pt" style:font-size-complex="11pt"/>
    </style:style>
    <style:style style:name="T786" style:parent-style-name="DefaultParagraphFont" style:family="text">
      <style:text-properties style:font-weight-complex="bold" fo:font-size="11pt" style:font-size-asian="11pt" style:font-size-complex="11pt"/>
    </style:style>
    <style:style style:name="P787" style:parent-style-name="Normal" style:family="paragraph">
      <style:text-properties style:font-weight-complex="bold" fo:font-size="11pt" style:font-size-asian="11pt" style:font-size-complex="11pt"/>
    </style:style>
    <style:style style:name="P788" style:parent-style-name="Normal" style:family="paragraph">
      <style:text-properties fo:font-size="11pt" style:font-size-asian="11pt" style:font-size-complex="11pt" style:language-asian="en" style:country-asian="GB"/>
    </style:style>
    <style:style style:name="P789" style:parent-style-name="Normal" style:family="paragraph">
      <style:text-properties fo:font-size="11pt" style:font-size-asian="11pt" style:font-size-complex="11pt" style:language-asian="en" style:country-asian="GB"/>
    </style:style>
    <style:style style:name="P790" style:parent-style-name="Normal" style:family="paragraph">
      <style:text-properties fo:font-size="11pt" style:font-size-asian="11pt" style:font-size-complex="11pt" style:language-asian="en" style:country-asian="GB"/>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weight-complex="bold" fo:font-size="11pt" style:font-size-asian="11pt" style:font-size-complex="11pt"/>
    </style:style>
    <style:style style:name="P794" style:parent-style-name="Normal" style:family="paragraph">
      <style:text-properties style:font-weight-complex="bold" fo:font-size="11pt" style:font-size-asian="11pt" style:font-size-complex="11pt"/>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text-properties style:font-weight-complex="bold" fo:font-size="11pt" style:font-size-asian="11pt" style:font-size-complex="11pt"/>
    </style:style>
    <style:style style:name="TableCell797" style:family="table-cell">
      <style:table-cell-properties fo:border="0.0069in solid #000000" style:writing-mode="lr-tb" fo:padding-top="0in" fo:padding-left="0.075in" fo:padding-bottom="0in" fo:padding-right="0.075in"/>
    </style:style>
    <style:style style:name="T798" style:parent-style-name="DefaultParagraphFont" style:family="text">
      <style:text-properties fo:font-weight="bold" style:font-weight-asian="bold" style:font-weight-complex="bold" fo:font-size="11pt" style:font-size-asian="11pt" style:font-size-complex="11pt"/>
    </style:style>
    <style:style style:name="T799" style:parent-style-name="DefaultParagraphFont" style:family="text">
      <style:text-properties style:font-weight-complex="bold" fo:font-size="11pt" style:font-size-asian="11pt" style:font-size-complex="11pt"/>
    </style:style>
    <style:style style:name="P800" style:parent-style-name="Normal" style:family="paragraph">
      <style:text-properties style:font-weight-complex="bold" fo:font-size="11pt" style:font-size-asian="11pt" style:font-size-complex="11pt"/>
    </style:style>
    <style:style style:name="P801" style:parent-style-name="Normal" style:family="paragraph">
      <style:text-properties style:font-weight-complex="bold" fo:font-size="11pt" style:font-size-asian="11pt" style:font-size-complex="11pt"/>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text-properties style:font-weight-complex="bold" fo:font-size="11pt" style:font-size-asian="11pt" style:font-size-complex="11pt"/>
    </style:style>
    <style:style style:name="P805" style:parent-style-name="Normal" style:family="paragraph">
      <style:text-properties style:font-weight-complex="bold" fo:font-size="11pt" style:font-size-asian="11pt" style:font-size-complex="11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weight-complex="bold" fo:font-size="11pt" style:font-size-asian="11pt" style:font-size-complex="11pt"/>
    </style:style>
    <style:style style:name="TableCell808" style:family="table-cell">
      <style:table-cell-properties fo:border="0.0069in solid #000000" style:writing-mode="lr-tb" fo:padding-top="0in" fo:padding-left="0.075in" fo:padding-bottom="0in" fo:padding-right="0.075in"/>
    </style:style>
    <style:style style:name="T809" style:parent-style-name="DefaultParagraphFont" style:family="text">
      <style:text-properties fo:font-weight="bold" style:font-weight-asian="bold" style:font-weight-complex="bold" fo:font-size="11pt" style:font-size-asian="11pt" style:font-size-complex="11pt"/>
    </style:style>
    <style:style style:name="T810" style:parent-style-name="DefaultParagraphFont" style:family="text">
      <style:text-properties style:font-weight-complex="bold" fo:font-size="11pt" style:font-size-asian="11pt" style:font-size-complex="11pt"/>
    </style:style>
    <style:style style:name="T811" style:parent-style-name="DefaultParagraphFont" style:family="text">
      <style:text-properties style:font-weight-complex="bold" fo:font-size="11pt" style:font-size-asian="11pt" style:font-size-complex="11pt"/>
    </style:style>
    <style:style style:name="P812" style:parent-style-name="Normal" style:family="paragraph">
      <style:text-properties style:font-weight-complex="bold" fo:font-size="11pt" style:font-size-asian="11pt" style:font-size-complex="11pt"/>
    </style:style>
    <style:style style:name="P813" style:parent-style-name="Normal" style:family="paragraph">
      <style:text-properties style:font-weight-complex="bold" fo:font-size="11pt" style:font-size-asian="11pt" style:font-size-complex="11pt"/>
    </style:style>
    <style:style style:name="P814" style:parent-style-name="Normal" style:family="paragraph">
      <style:text-properties style:font-weight-complex="bold" fo:font-size="11pt" style:font-size-asian="11pt" style:font-size-complex="11pt"/>
    </style:style>
    <style:style style:name="TableRow815" style:family="table-row">
      <style:table-row-properties/>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text-properties style:font-weight-complex="bold" fo:font-size="11pt" style:font-size-asian="11pt" style:font-size-complex="11pt"/>
    </style:style>
    <style:style style:name="P818" style:parent-style-name="Normal" style:family="paragraph">
      <style:text-properties style:font-weight-complex="bold" fo:font-size="11pt" style:font-size-asian="11pt" style:font-size-complex="11pt"/>
    </style:style>
    <style:style style:name="P819" style:parent-style-name="Normal" style:family="paragraph">
      <style:text-properties style:font-weight-complex="bold" fo:font-size="11pt" style:font-size-asian="11pt" style:font-size-complex="11pt"/>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text-properties style:font-weight-complex="bold" fo:font-size="11pt" style:font-size-asian="11pt" style:font-size-complex="11pt"/>
    </style:style>
    <style:style style:name="TableCell822" style:family="table-cell">
      <style:table-cell-properties fo:border="0.0069in solid #000000" style:writing-mode="lr-tb" fo:padding-top="0in" fo:padding-left="0.075in" fo:padding-bottom="0in" fo:padding-right="0.075in"/>
    </style:style>
    <style:style style:name="T823" style:parent-style-name="DefaultParagraphFont" style:family="text">
      <style:text-properties fo:font-weight="bold" style:font-weight-asian="bold" style:font-weight-complex="bold" fo:font-size="11pt" style:font-size-asian="11pt" style:font-size-complex="11pt"/>
    </style:style>
    <style:style style:name="T824" style:parent-style-name="DefaultParagraphFont" style:family="text">
      <style:text-properties style:font-weight-complex="bold" fo:font-size="11pt" style:font-size-asian="11pt" style:font-size-complex="11pt"/>
    </style:style>
    <style:style style:name="T825" style:parent-style-name="DefaultParagraphFont" style:family="text">
      <style:text-properties fo:font-weight="bold" style:font-weight-asian="bold" style:font-weight-complex="bold" fo:font-size="11pt" style:font-size-asian="11pt" style:font-size-complex="11pt"/>
    </style:style>
    <style:style style:name="T826" style:parent-style-name="DefaultParagraphFont" style:family="text">
      <style:text-properties style:font-weight-complex="bold" fo:font-size="11pt" style:font-size-asian="11pt" style:font-size-complex="11pt"/>
    </style:style>
    <style:style style:name="T827" style:parent-style-name="DefaultParagraphFont" style:family="text">
      <style:text-properties style:font-weight-complex="bold" fo:font-size="11pt" style:font-size-asian="11pt" style:font-size-complex="11pt"/>
    </style:style>
    <style:style style:name="P828" style:parent-style-name="Normal" style:family="paragraph">
      <style:text-properties style:font-weight-complex="bold" fo:font-size="11pt" style:font-size-asian="11pt" style:font-size-complex="11pt"/>
    </style:style>
    <style:style style:name="P82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3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31" style:parent-style-name="Normal" style:family="paragraph">
      <style:paragraph-properties fo:text-align="justify"/>
      <style:text-properties style:font-name-complex="Arial" fo:font-weight="bold" style:font-weight-asian="bold" fo:font-size="11pt" style:font-size-asian="11pt" style:font-size-complex="11pt"/>
    </style:style>
    <style:style style:name="P832" style:parent-style-name="Normal" style:family="paragraph">
      <style:paragraph-properties fo:text-align="justify"/>
    </style:style>
    <style:style style:name="T833" style:parent-style-name="DefaultParagraphFont" style:family="text">
      <style:text-properties style:font-name-complex="Arial" fo:font-size="11pt" style:font-size-asian="11pt" style:font-size-complex="11pt"/>
    </style:style>
    <style:style style:name="T834" style:parent-style-name="DefaultParagraphFont" style:family="text">
      <style:text-properties style:font-weight-complex="bold" fo:font-size="11pt" style:font-size-asian="11pt" style:font-size-complex="11pt"/>
    </style:style>
    <style:style style:name="T835" style:parent-style-name="DefaultParagraphFont" style:family="text">
      <style:text-properties style:font-name-complex="Arial" style:font-weight-complex="bold" fo:font-size="11pt" style:font-size-asian="11pt" style:font-size-complex="11pt"/>
    </style:style>
    <style:style style:name="T836" style:parent-style-name="DefaultParagraphFont" style:family="text">
      <style:text-properties style:font-name-complex="Arial" style:font-weight-complex="bold" fo:font-size="11pt" style:font-size-asian="11pt" style:font-size-complex="11pt"/>
    </style:style>
    <style:style style:name="T837" style:parent-style-name="DefaultParagraphFont" style:family="text">
      <style:text-properties style:font-name-complex="Arial" style:font-weight-complex="bold" fo:font-size="11pt" style:font-size-asian="11pt" style:font-size-complex="11pt"/>
    </style:style>
    <style:style style:name="P838" style:parent-style-name="Normal" style:family="paragraph">
      <style:paragraph-properties fo:text-align="justify" fo:background-color="#FFFFFF"/>
      <style:text-properties style:font-name-complex="Arial" fo:font-size="11pt" style:font-size-asian="11pt" style:font-size-complex="11pt" style:language-asian="en" style:country-asian="GB"/>
    </style:style>
    <style:style style:name="P839" style:parent-style-name="Normal" style:family="paragraph">
      <style:paragraph-properties fo:text-align="justify" fo:background-color="#FFFFFF"/>
    </style:style>
    <style:style style:name="T840" style:parent-style-name="DefaultParagraphFont" style:family="text">
      <style:text-properties style:font-name-complex="Arial" fo:font-size="11pt" style:font-size-asian="11pt" style:font-size-complex="11pt" style:language-asian="en" style:country-asian="GB"/>
    </style:style>
    <style:style style:name="T841"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842" style:parent-style-name="DefaultParagraphFont" style:family="text">
      <style:text-properties style:font-name-complex="Arial" fo:font-size="11pt" style:font-size-asian="11pt" style:font-size-complex="11pt" style:language-asian="en" style:country-asian="GB"/>
    </style:style>
    <style:style style:name="T843" style:parent-style-name="DefaultParagraphFont" style:family="text">
      <style:text-properties style:font-name-complex="Arial" style:font-weight-complex="bold" fo:font-size="11pt" style:font-size-asian="11pt" style:font-size-complex="11pt"/>
    </style:style>
    <style:style style:name="T844" style:parent-style-name="DefaultParagraphFont" style:family="text">
      <style:text-properties style:font-name-complex="Arial" style:font-weight-complex="bold" fo:font-size="11pt" style:font-size-asian="11pt" style:font-size-complex="11pt"/>
    </style:style>
    <style:style style:name="P845" style:parent-style-name="Normal" style:family="paragraph">
      <style:paragraph-properties fo:text-align="justify"/>
      <style:text-properties style:font-name-complex="Arial" style:font-weight-complex="bold" fo:font-size="11pt" style:font-size-asian="11pt" style:font-size-complex="11pt"/>
    </style:style>
    <style:style style:name="P846" style:parent-style-name="Normal" style:family="paragraph">
      <style:paragraph-properties fo:text-align="justify"/>
    </style:style>
    <style:style style:name="T847" style:parent-style-name="DefaultParagraphFont" style:family="text">
      <style:text-properties style:font-name-complex="Arial" style:font-weight-complex="bold" fo:font-size="11pt" style:font-size-asian="11pt" style:font-size-complex="11pt"/>
    </style:style>
    <style:style style:name="T848" style:parent-style-name="DefaultParagraphFont" style:family="text">
      <style:text-properties style:font-name-complex="Arial" style:font-weight-complex="bold" fo:font-size="11pt" style:font-size-asian="11pt" style:font-size-complex="11pt"/>
    </style:style>
    <style:style style:name="T849" style:parent-style-name="DefaultParagraphFont" style:family="text">
      <style:text-properties style:font-name-complex="Arial" style:font-weight-complex="bold" fo:font-size="11pt" style:font-size-asian="11pt" style:font-size-complex="11pt"/>
    </style:style>
    <style:style style:name="P850" style:parent-style-name="Normal" style:family="paragraph">
      <style:paragraph-properties fo:text-align="justify"/>
      <style:text-properties style:font-name-complex="Arial" style:font-weight-complex="bold" fo:font-size="11pt" style:font-size-asian="11pt" style:font-size-complex="11pt"/>
    </style:style>
    <style:style style:name="P851" style:parent-style-name="Normal" style:family="paragraph">
      <style:paragraph-properties fo:text-align="justify"/>
      <style:text-properties style:font-weight-complex="bold" fo:font-size="11pt" style:font-size-asian="11pt" style:font-size-complex="11pt"/>
    </style:style>
    <style:style style:name="P852" style:parent-style-name="Normal" style:family="paragraph">
      <style:paragraph-properties fo:text-align="justify"/>
      <style:text-properties style:font-name-complex="Arial" style:font-weight-complex="bold" fo:font-size="11pt" style:font-size-asian="11pt" style:font-size-complex="11pt"/>
    </style:style>
    <style:style style:name="P853" style:parent-style-name="Normal" style:family="paragraph">
      <style:paragraph-properties fo:text-align="justify"/>
    </style:style>
    <style:style style:name="T854" style:parent-style-name="DefaultParagraphFont" style:family="text">
      <style:text-properties style:font-name-complex="Arial" style:font-weight-complex="bold" fo:font-size="11pt" style:font-size-asian="11pt" style:font-size-complex="11pt"/>
    </style:style>
    <style:style style:name="T855" style:parent-style-name="DefaultParagraphFont" style:family="text">
      <style:text-properties style:font-name-complex="Arial" style:font-weight-complex="bold" fo:font-size="11pt" style:font-size-asian="11pt" style:font-size-complex="11pt"/>
    </style:style>
    <style:style style:name="T856" style:parent-style-name="DefaultParagraphFont" style:family="text">
      <style:text-properties style:font-name-complex="Arial" style:font-weight-complex="bold" fo:font-size="11pt" style:font-size-asian="11pt" style:font-size-complex="11pt"/>
    </style:style>
    <style:style style:name="T857" style:parent-style-name="DefaultParagraphFont" style:family="text">
      <style:text-properties fo:font-size="11pt" style:font-size-asian="11pt" style:font-size-complex="11pt"/>
    </style:style>
    <style:style style:name="T858" style:parent-style-name="DefaultParagraphFont" style:family="text">
      <style:text-properties style:font-name-complex="Arial" fo:font-size="11pt" style:font-size-asian="11pt" style:font-size-complex="11pt"/>
    </style:style>
    <style:style style:name="P859" style:parent-style-name="Normal" style:family="paragraph">
      <style:paragraph-properties fo:text-align="justify"/>
      <style:text-properties style:font-name-complex="Arial" style:font-weight-complex="bold" fo:font-size="11pt" style:font-size-asian="11pt" style:font-size-complex="11pt"/>
    </style:style>
    <style:style style:name="P860" style:parent-style-name="Normal" style:family="paragraph">
      <style:paragraph-properties fo:text-align="justify"/>
    </style:style>
    <style:style style:name="T861" style:parent-style-name="DefaultParagraphFont" style:family="text">
      <style:text-properties style:font-name-complex="Arial" style:font-weight-complex="bold" fo:font-size="11pt" style:font-size-asian="11pt" style:font-size-complex="11pt"/>
    </style:style>
    <style:style style:name="T862" style:parent-style-name="DefaultParagraphFont" style:family="text">
      <style:text-properties style:font-name-complex="Arial" style:font-weight-complex="bold" fo:font-size="11pt" style:font-size-asian="11pt" style:font-size-complex="11pt"/>
    </style:style>
    <style:style style:name="T863" style:parent-style-name="DefaultParagraphFont" style:family="text">
      <style:text-properties style:font-name-complex="Arial" fo:font-size="11pt" style:font-size-asian="11pt" style:font-size-complex="11pt"/>
    </style:style>
    <style:style style:name="T864" style:parent-style-name="DefaultParagraphFont" style:family="text">
      <style:text-properties style:font-name-complex="Arial" style:font-weight-complex="bold" fo:font-size="11pt" style:font-size-asian="11pt" style:font-size-complex="11pt"/>
    </style:style>
    <style:style style:name="T865" style:parent-style-name="DefaultParagraphFont" style:family="text">
      <style:text-properties style:font-name-complex="Arial" style:font-weight-complex="bold" fo:font-size="11pt" style:font-size-asian="11pt" style:font-size-complex="11pt"/>
    </style:style>
    <style:style style:name="T866" style:parent-style-name="Strong" style:family="text">
      <style:text-properties style:font-name-complex="Arial" fo:font-weight="normal" style:font-weight-asian="normal" fo:font-size="11pt" style:font-size-asian="11pt" style:font-size-complex="11pt"/>
    </style:style>
    <style:style style:name="T867" style:parent-style-name="DefaultParagraphFont" style:family="text">
      <style:text-properties style:font-name-complex="Arial" fo:font-weight="bold" style:font-weight-asian="bold" style:font-weight-complex="bold" fo:font-size="11pt" style:font-size-asian="11pt" style:font-size-complex="11pt"/>
    </style:style>
    <style:style style:name="T868" style:parent-style-name="DefaultParagraphFont" style:family="text">
      <style:text-properties style:font-name-complex="Arial" style:font-weight-complex="bold" fo:font-size="11pt" style:font-size-asian="11pt" style:font-size-complex="11pt"/>
    </style:style>
    <style:style style:name="T869" style:parent-style-name="DefaultParagraphFont" style:family="text">
      <style:text-properties style:font-name-complex="Arial" style:font-weight-complex="bold" fo:font-size="11pt" style:font-size-asian="11pt" style:font-size-complex="11pt"/>
    </style:style>
    <style:style style:name="T870" style:parent-style-name="DefaultParagraphFont" style:family="text">
      <style:text-properties style:font-name-complex="Arial" fo:font-size="11pt" style:font-size-asian="11pt" style:font-size-complex="11pt"/>
    </style:style>
    <style:style style:name="T871" style:parent-style-name="DefaultParagraphFont" style:family="text">
      <style:text-properties style:font-name-complex="Arial" fo:font-size="11pt" style:font-size-asian="11pt" style:font-size-complex="11pt"/>
    </style:style>
    <style:style style:name="T872" style:parent-style-name="DefaultParagraphFont" style:family="text">
      <style:text-properties style:font-name-complex="Arial" style:font-weight-complex="bold" fo:font-size="11pt" style:font-size-asian="11pt" style:font-size-complex="11pt"/>
    </style:style>
    <style:style style:name="P873" style:parent-style-name="Normal" style:family="paragraph">
      <style:paragraph-properties fo:text-align="justify"/>
      <style:text-properties style:font-name-complex="Arial" style:font-weight-complex="bold" fo:font-size="11pt" style:font-size-asian="11pt" style:font-size-complex="11pt"/>
    </style:style>
    <style:style style:name="P874" style:parent-style-name="Normal" style:family="paragraph">
      <style:paragraph-properties fo:text-align="justify"/>
    </style:style>
    <style:style style:name="T875" style:parent-style-name="Strong" style:family="text">
      <style:text-properties style:font-name-complex="Arial" fo:font-weight="normal" style:font-weight-asian="normal" fo:font-size="11pt" style:font-size-asian="11pt" style:font-size-complex="11pt"/>
    </style:style>
    <style:style style:name="T876" style:parent-style-name="DefaultParagraphFont" style:family="text">
      <style:text-properties style:font-weight-complex="bold" fo:font-size="11pt" style:font-size-asian="11pt" style:font-size-complex="11pt"/>
    </style:style>
    <style:style style:name="T877" style:parent-style-name="DefaultParagraphFont" style:family="text">
      <style:text-properties style:font-weight-complex="bold" fo:font-size="11pt" style:font-size-asian="11pt" style:font-size-complex="11pt"/>
    </style:style>
    <style:style style:name="T878" style:parent-style-name="DefaultParagraphFont" style:family="text">
      <style:text-properties style:font-weight-complex="bold" fo:font-size="11pt" style:font-size-asian="11pt" style:font-size-complex="11pt"/>
    </style:style>
    <style:style style:name="T879" style:parent-style-name="DefaultParagraphFont" style:family="text">
      <style:text-properties fo:font-size="11pt" style:font-size-asian="11pt" style:font-size-complex="11pt"/>
    </style:style>
    <style:style style:name="T880" style:parent-style-name="DefaultParagraphFont" style:family="text">
      <style:text-properties style:font-weight-complex="bold" fo:font-size="11pt" style:font-size-asian="11pt" style:font-size-complex="11pt"/>
    </style:style>
    <style:style style:name="T881" style:parent-style-name="DefaultParagraphFont" style:family="text">
      <style:text-properties style:font-weight-complex="bold" fo:font-size="11pt" style:font-size-asian="11pt" style:font-size-complex="11pt"/>
    </style:style>
    <style:style style:name="T882" style:parent-style-name="DefaultParagraphFont" style:family="text">
      <style:text-properties fo:font-size="11pt" style:font-size-asian="11pt" style:font-size-complex="11pt"/>
    </style:style>
    <style:style style:name="P883" style:parent-style-name="Normal" style:family="paragraph">
      <style:paragraph-properties fo:text-align="justify"/>
      <style:text-properties style:font-weight-complex="bold" fo:font-size="11pt" style:font-size-asian="11pt" style:font-size-complex="11pt"/>
    </style:style>
    <style:style style:name="P884" style:parent-style-name="Normal" style:family="paragraph">
      <style:paragraph-properties fo:text-align="justify"/>
    </style:style>
    <style:style style:name="T885" style:parent-style-name="DefaultParagraphFont" style:family="text">
      <style:text-properties style:font-weight-complex="bold" fo:font-size="11pt" style:font-size-asian="11pt" style:font-size-complex="11pt"/>
    </style:style>
    <style:style style:name="T886" style:parent-style-name="DefaultParagraphFont" style:family="text">
      <style:text-properties style:font-weight-complex="bold" fo:font-size="11pt" style:font-size-asian="11pt" style:font-size-complex="11pt"/>
    </style:style>
    <style:style style:name="T887" style:parent-style-name="DefaultParagraphFont" style:family="text">
      <style:text-properties fo:font-size="11pt" style:font-size-asian="11pt" style:font-size-complex="11pt"/>
    </style:style>
    <style:style style:name="T888" style:parent-style-name="DefaultParagraphFont" style:family="text">
      <style:text-properties fo:font-size="11pt" style:font-size-asian="11pt" style:font-size-complex="11pt"/>
    </style:style>
    <style:style style:name="T889" style:parent-style-name="DefaultParagraphFont" style:family="text">
      <style:text-properties style:font-weight-complex="bold" fo:font-size="11pt" style:font-size-asian="11pt" style:font-size-complex="11pt"/>
    </style:style>
    <style:style style:name="T890" style:parent-style-name="DefaultParagraphFont" style:family="text">
      <style:text-properties fo:font-size="11pt" style:font-size-asian="11pt" style:font-size-complex="11pt"/>
    </style:style>
    <style:style style:name="T891" style:parent-style-name="DefaultParagraphFont" style:family="text">
      <style:text-properties fo:font-size="11pt" style:font-size-asian="11pt" style:font-size-complex="11pt"/>
    </style:style>
    <style:style style:name="T892" style:parent-style-name="DefaultParagraphFont" style:family="text">
      <style:text-properties fo:font-size="11pt" style:font-size-asian="11pt" style:font-size-complex="11pt"/>
    </style:style>
    <style:style style:name="P893" style:parent-style-name="Normal" style:family="paragraph">
      <style:paragraph-properties fo:text-align="justify"/>
      <style:text-properties style:font-weight-complex="bold" fo:color="#FF0000" fo:font-size="11pt" style:font-size-asian="11pt" style:font-size-complex="11pt"/>
    </style:style>
    <style:style style:name="P894" style:parent-style-name="Normal" style:family="paragraph">
      <style:paragraph-properties fo:text-align="justify"/>
    </style:style>
    <style:style style:name="T895" style:parent-style-name="DefaultParagraphFont" style:family="text">
      <style:text-properties style:font-name-complex="Arial" fo:font-size="11pt" style:font-size-asian="11pt" style:font-size-complex="11pt"/>
    </style:style>
    <style:style style:name="T896" style:parent-style-name="DefaultParagraphFont" style:family="text">
      <style:text-properties style:font-name-complex="Arial" fo:font-size="11pt" style:font-size-asian="11pt" style:font-size-complex="11pt"/>
    </style:style>
    <style:style style:name="P897" style:parent-style-name="Normal" style:family="paragraph">
      <style:paragraph-properties fo:text-align="justify"/>
    </style:style>
    <style:style style:name="P89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9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900" style:parent-style-name="Normal" style:family="paragraph">
      <style:paragraph-properties fo:text-align="justify"/>
      <style:text-properties style:font-name-complex="Arial" style:font-weight-complex="bold" fo:font-size="11pt" style:font-size-asian="11pt" style:font-size-complex="11pt"/>
    </style:style>
    <style:style style:name="P901" style:parent-style-name="Normal" style:family="paragraph">
      <style:paragraph-properties fo:text-align="justify"/>
      <style:text-properties style:font-name-complex="Arial" style:font-weight-complex="bold" fo:font-size="11pt" style:font-size-asian="11pt" style:font-size-complex="11pt"/>
    </style:style>
    <style:style style:name="P902" style:parent-style-name="Normal" style:family="paragraph">
      <style:paragraph-properties fo:text-align="justify"/>
      <style:text-properties style:font-name-complex="Arial" style:font-weight-complex="bold" fo:font-size="11pt" style:font-size-asian="11pt" style:font-size-complex="11pt"/>
    </style:style>
    <style:style style:name="P903" style:parent-style-name="Normal" style:family="paragraph">
      <style:paragraph-properties fo:text-align="justify"/>
      <style:text-properties style:font-name-complex="Arial" style:font-weight-complex="bold" fo:font-size="11pt" style:font-size-asian="11pt" style:font-size-complex="11pt"/>
    </style:style>
    <style:style style:name="P904" style:parent-style-name="Normal" style:family="paragraph">
      <style:paragraph-properties fo:text-align="justify"/>
      <style:text-properties style:font-name-complex="Arial" style:font-weight-complex="bold" fo:font-size="11pt" style:font-size-asian="11pt" style:font-size-complex="11pt"/>
    </style:style>
    <style:style style:name="P905" style:parent-style-name="Normal" style:family="paragraph">
      <style:paragraph-properties fo:text-align="justify"/>
      <style:text-properties style:font-name-complex="Arial" style:font-weight-complex="bold" fo:font-size="11pt" style:font-size-asian="11pt" style:font-size-complex="11pt"/>
    </style:style>
    <style:style style:name="P906" style:parent-style-name="Normal" style:family="paragraph">
      <style:paragraph-properties fo:text-align="justify"/>
      <style:text-properties style:font-name-complex="Arial" style:font-weight-complex="bold" fo:font-size="11pt" style:font-size-asian="11pt" style:font-size-complex="11pt"/>
    </style:style>
    <style:style style:name="P907" style:parent-style-name="Normal" style:family="paragraph">
      <style:paragraph-properties fo:text-align="justify"/>
      <style:text-properties style:font-name-complex="Arial" style:font-weight-complex="bold" fo:font-size="11pt" style:font-size-asian="11pt" style:font-size-complex="11pt"/>
    </style:style>
    <style:style style:name="P908" style:parent-style-name="Normal" style:family="paragraph">
      <style:paragraph-properties fo:text-align="justify"/>
      <style:text-properties style:font-name-complex="Arial" style:font-weight-complex="bold" fo:font-size="11pt" style:font-size-asian="11pt" style:font-size-complex="11pt"/>
    </style:style>
    <style:style style:name="P909" style:parent-style-name="Normal" style:family="paragraph">
      <style:paragraph-properties fo:text-align="justify"/>
      <style:text-properties style:font-name-complex="Arial" style:font-weight-complex="bold" fo:font-size="11pt" style:font-size-asian="11pt" style:font-size-complex="11pt"/>
    </style:style>
    <style:style style:name="P910" style:parent-style-name="Normal" style:family="paragraph">
      <style:paragraph-properties fo:text-align="justify"/>
      <style:text-properties style:font-name-complex="Arial" style:font-weight-complex="bold" fo:font-size="11pt" style:font-size-asian="11pt" style:font-size-complex="11pt"/>
    </style:style>
    <style:style style:name="P911" style:parent-style-name="Normal" style:family="paragraph">
      <style:paragraph-properties fo:text-align="justify"/>
      <style:text-properties style:font-name-complex="Arial" style:font-weight-complex="bold" fo:font-size="11pt" style:font-size-asian="11pt" style:font-size-complex="11pt"/>
    </style:style>
    <style:style style:name="P912" style:parent-style-name="Normal" style:family="paragraph">
      <style:paragraph-properties fo:text-align="justify"/>
      <style:text-properties style:font-name-complex="Arial" style:font-weight-complex="bold" fo:font-size="11pt" style:font-size-asian="11pt" style:font-size-complex="11pt"/>
    </style:style>
    <style:style style:name="P913" style:parent-style-name="Normal" style:family="paragraph">
      <style:paragraph-properties fo:text-align="justify"/>
      <style:text-properties style:font-name-complex="Arial" style:font-weight-complex="bold" fo:font-size="11pt" style:font-size-asian="11pt" style:font-size-complex="11pt"/>
    </style:style>
    <style:style style:name="P914" style:parent-style-name="Heading2" style:family="paragraph">
      <style:paragraph-properties fo:border="0.0069in solid #000000" fo:padding-top="0.0138in" fo:padding-left="0.0555in" fo:padding-bottom="0.0138in" fo:padding-right="0.0555in" style:shadow="none" fo:margin-top="0in" fo:background-color="#DBE5F1"/>
    </style:style>
    <style:style style:name="T915" style:parent-style-name="DefaultParagraphFont" style:family="text">
      <style:text-properties fo:font-style="normal" style:font-style-asian="normal"/>
    </style:style>
    <style:style style:name="T916" style:parent-style-name="DefaultParagraphFont" style:family="text">
      <style:text-properties fo:font-weight="normal" style:font-weight-asian="normal" fo:font-style="normal" style:font-style-asian="normal" fo:font-size="10pt" style:font-size-asian="10pt" style:font-size-complex="10pt"/>
    </style:style>
    <style:style style:name="P917" style:parent-style-name="Normal" style:family="paragraph">
      <style:text-properties style:font-weight-complex="bold" fo:color="#FF0000" fo:font-size="11pt" style:font-size-asian="11pt" style:font-size-complex="11pt"/>
    </style:style>
    <style:style style:name="P918" style:parent-style-name="Normal" style:family="paragraph">
      <style:text-properties style:font-name-complex="Arial" fo:font-weight="bold" style:font-weight-asian="bold" fo:font-size="11pt" style:font-size-asian="11pt" style:font-size-complex="11pt"/>
    </style:style>
    <style:style style:name="P919" style:parent-style-name="Normal" style:family="paragraph">
      <style:text-properties style:font-name-complex="Arial" fo:font-weight="bold" style:font-weight-asian="bold" fo:font-size="11pt" style:font-size-asian="11pt" style:font-size-complex="11pt"/>
    </style:style>
    <style:style style:name="P920" style:parent-style-name="Normal" style:family="paragraph">
      <style:paragraph-properties fo:text-align="justify"/>
      <style:text-properties style:font-name-complex="Arial" fo:font-size="11pt" style:font-size-asian="11pt" style:font-size-complex="11pt" style:language-asian="en" style:country-asian="GB"/>
    </style:style>
    <style:style style:name="P921" style:parent-style-name="Normal" style:family="paragraph">
      <style:paragraph-properties fo:text-align="justify"/>
      <style:text-properties style:font-name-complex="Arial" fo:font-size="11pt" style:font-size-asian="11pt" style:font-size-complex="11pt" style:language-asian="en" style:country-asian="GB"/>
    </style:style>
    <style:style style:name="P922" style:parent-style-name="Normal" style:family="paragraph">
      <style:paragraph-properties fo:text-align="justify"/>
      <style:text-properties style:font-name-complex="Arial" fo:font-size="11pt" style:font-size-asian="11pt" style:font-size-complex="11pt" style:language-asian="en" style:country-asian="GB"/>
    </style:style>
    <style:style style:name="P923" style:parent-style-name="Normal" style:family="paragraph">
      <style:paragraph-properties fo:text-align="justify"/>
      <style:text-properties style:font-name-complex="Arial" fo:font-size="11pt" style:font-size-asian="11pt" style:font-size-complex="11pt" style:language-asian="en" style:country-asian="GB"/>
    </style:style>
    <style:style style:name="P924" style:parent-style-name="Normal" style:family="paragraph">
      <style:paragraph-properties fo:text-align="justify"/>
      <style:text-properties style:font-name-complex="Arial" fo:font-size="11pt" style:font-size-asian="11pt" style:font-size-complex="11pt" style:language-asian="en" style:country-asian="GB"/>
    </style:style>
    <style:style style:name="P925" style:parent-style-name="Normal" style:family="paragraph">
      <style:paragraph-properties fo:text-align="justify"/>
      <style:text-properties style:font-name-complex="Arial" fo:font-size="11pt" style:font-size-asian="11pt" style:font-size-complex="11pt" style:language-asian="en" style:country-asian="GB"/>
    </style:style>
    <style:style style:name="P926" style:parent-style-name="Normal" style:family="paragraph">
      <style:paragraph-properties fo:text-align="justify"/>
      <style:text-properties style:font-name-complex="Arial" fo:font-size="11pt" style:font-size-asian="11pt" style:font-size-complex="11pt" style:language-asian="en" style:country-asian="GB"/>
    </style:style>
    <style:style style:name="P927" style:parent-style-name="Normal" style:family="paragraph">
      <style:paragraph-properties fo:text-align="justify"/>
      <style:text-properties style:font-name-complex="Arial" fo:font-size="11pt" style:font-size-asian="11pt" style:font-size-complex="11pt"/>
    </style:style>
    <style:style style:name="P928" style:parent-style-name="Normal" style:family="paragraph">
      <style:paragraph-properties fo:text-align="justify"/>
    </style:style>
    <style:style style:name="T929" style:parent-style-name="DefaultParagraphFont" style:family="text">
      <style:text-properties style:font-name-complex="Arial" fo:font-size="11pt" style:font-size-asian="11pt" style:font-size-complex="11pt"/>
    </style:style>
    <style:style style:name="P930" style:parent-style-name="Normal" style:family="paragraph">
      <style:text-properties style:font-name-complex="Arial" fo:font-weight="bold" style:font-weight-asian="bold" fo:font-size="11pt" style:font-size-asian="11pt" style:font-size-complex="11pt"/>
    </style:style>
    <style:style style:name="T931" style:parent-style-name="DefaultParagraphFont" style:family="text">
      <style:text-properties style:font-name-complex="Arial" fo:font-weight="bold" style:font-weight-asian="bold" style:font-weight-complex="bold" fo:font-size="11pt" style:font-size-asian="11pt" style:font-size-complex="11pt"/>
    </style:style>
    <style:style style:name="T932" style:parent-style-name="DefaultParagraphFont" style:family="text">
      <style:text-properties style:font-name-complex="Arial" fo:font-weight="bold" style:font-weight-asian="bold" style:font-weight-complex="bold" fo:font-size="11pt" style:font-size-asian="11pt" style:font-size-complex="11pt"/>
    </style:style>
    <style:style style:name="T933" style:parent-style-name="DefaultParagraphFont" style:family="text">
      <style:text-properties style:font-name-complex="Arial" fo:font-weight="bold" style:font-weight-asian="bold" fo:font-size="11pt" style:font-size-asian="11pt" style:font-size-complex="11pt"/>
    </style:style>
    <style:style style:name="T934" style:parent-style-name="DefaultParagraphFont" style:family="text">
      <style:text-properties style:font-name-complex="Arial" style:font-weight-complex="bold" fo:font-size="11pt" style:font-size-asian="11pt" style:font-size-complex="11pt"/>
    </style:style>
    <style:style style:name="P935" style:parent-style-name="Normal" style:family="paragraph">
      <style:text-properties style:font-name-complex="Arial" fo:font-weight="bold" style:font-weight-asian="bold" fo:font-size="11pt" style:font-size-asian="11pt" style:font-size-complex="11pt"/>
    </style:style>
    <style:style style:name="P936" style:parent-style-name="ListParagraph" style:family="paragraph">
      <style:paragraph-properties fo:text-align="justify" fo:margin-left="0in">
        <style:tab-stops/>
      </style:paragraph-properties>
      <style:text-properties style:font-name-complex="Arial" fo:font-size="11pt" style:font-size-asian="11pt" style:font-size-complex="11pt"/>
    </style:style>
    <style:style style:name="P937" style:parent-style-name="Normal" style:family="paragraph">
      <style:paragraph-properties fo:text-align="justify"/>
      <style:text-properties style:font-name-complex="Arial" fo:font-weight="bold" style:font-weight-asian="bold" fo:font-size="11pt" style:font-size-asian="11pt" style:font-size-complex="11pt"/>
    </style:style>
    <style:style style:name="P938" style:parent-style-name="ListParagraph" style:family="paragraph">
      <style:paragraph-properties fo:text-align="justify" fo:margin-left="0in">
        <style:tab-stops/>
      </style:paragraph-properties>
      <style:text-properties style:font-name-complex="Arial" fo:font-size="11pt" style:font-size-asian="11pt" style:font-size-complex="11pt"/>
    </style:style>
    <style:style style:name="P939" style:parent-style-name="Normal" style:family="paragraph">
      <style:paragraph-properties fo:text-align="justify"/>
      <style:text-properties style:font-name-complex="Arial" fo:font-size="11pt" style:font-size-asian="11pt" style:font-size-complex="11pt"/>
    </style:style>
    <style:style style:name="P940" style:parent-style-name="Normal" style:family="paragraph">
      <style:paragraph-properties fo:text-align="justify"/>
      <style:text-properties style:font-name-complex="Arial" fo:font-size="11pt" style:font-size-asian="11pt" style:font-size-complex="11pt"/>
    </style:style>
    <style:style style:name="P941" style:parent-style-name="Normal" style:family="paragraph">
      <style:paragraph-properties fo:text-align="justify"/>
      <style:text-properties style:font-name-complex="Arial" fo:color="#FF0000" fo:font-size="11pt" style:font-size-asian="11pt" style:font-size-complex="11pt"/>
    </style:style>
    <style:style style:name="P942" style:parent-style-name="Normal" style:family="paragraph">
      <style:paragraph-properties fo:text-align="justify"/>
      <style:text-properties style:font-name-complex="Arial" style:font-weight-complex="bold" fo:font-size="11pt" style:font-size-asian="11pt" style:font-size-complex="11pt"/>
    </style:style>
    <style:style style:name="P943" style:parent-style-name="Normal" style:family="paragraph">
      <style:text-properties style:font-name-complex="Arial" fo:font-size="11pt" style:font-size-asian="11pt" style:font-size-complex="11pt"/>
    </style:style>
    <style:style style:name="P944" style:parent-style-name="Normal" style:family="paragraph">
      <style:text-properties style:font-name-complex="Arial" fo:font-weight="bold" style:font-weight-asian="bold" fo:font-size="11pt" style:font-size-asian="11pt" style:font-size-complex="11pt"/>
    </style:style>
    <style:style style:name="P945" style:parent-style-name="Normal" style:family="paragraph">
      <style:text-properties style:font-name-complex="Arial" fo:font-weight="bold" style:font-weight-asian="bold" fo:font-size="11pt" style:font-size-asian="11pt" style:font-size-complex="11pt"/>
    </style:style>
    <style:style style:name="P946" style:parent-style-name="Normal" style:family="paragraph">
      <style:paragraph-properties fo:text-align="justify"/>
      <style:text-properties fo:font-size="11pt" style:font-size-asian="11pt"/>
    </style:style>
    <style:style style:name="P947" style:parent-style-name="Normal" style:family="paragraph">
      <style:text-properties style:font-name-complex="Arial" fo:font-weight="bold" style:font-weight-asian="bold" fo:font-size="11pt" style:font-size-asian="11pt" style:font-size-complex="11pt"/>
    </style:style>
    <style:style style:name="P948" style:parent-style-name="Normal" style:family="paragraph">
      <style:text-properties style:font-name-complex="Arial" fo:font-weight="bold" style:font-weight-asian="bold" fo:font-size="11pt" style:font-size-asian="11pt" style:font-size-complex="11pt"/>
    </style:style>
    <style:style style:name="P949" style:parent-style-name="Normal" style:family="paragraph">
      <style:text-properties style:font-name-complex="Arial" fo:font-weight="bold" style:font-weight-asian="bold" fo:font-size="11pt" style:font-size-asian="11pt" style:font-size-complex="11pt"/>
    </style:style>
    <style:style style:name="P950" style:parent-style-name="Normal" style:family="paragraph">
      <style:text-properties style:font-name-complex="Arial" fo:font-size="11pt" style:font-size-asian="11pt" style:font-size-complex="11pt"/>
    </style:style>
    <style:style style:name="P951" style:parent-style-name="ListParagraph" style:family="paragraph">
      <style:paragraph-properties fo:margin-left="0.25in">
        <style:tab-stops/>
      </style:paragraph-properties>
      <style:text-properties style:font-name-complex="Arial" fo:font-size="11pt" style:font-size-asian="11pt" style:font-size-complex="11pt"/>
    </style:style>
    <style:style style:name="P952" style:parent-style-name="Heading2" style:family="paragraph">
      <style:paragraph-properties fo:border="0.0069in solid #000000" fo:padding-top="0.0138in" fo:padding-left="0.0555in" fo:padding-bottom="0in" fo:padding-right="0.0555in" style:shadow="none" fo:margin-top="0in" fo:background-color="#DBE5F1"/>
    </style:style>
    <style:style style:name="T953" style:parent-style-name="DefaultParagraphFont" style:family="text">
      <style:text-properties fo:font-style="normal" style:font-style-asian="normal"/>
    </style:style>
    <style:style style:name="T954" style:parent-style-name="DefaultParagraphFont" style:family="text">
      <style:text-properties fo:font-weight="normal" style:font-weight-asian="normal" fo:font-style="normal" style:font-style-asian="normal" fo:font-size="10pt" style:font-size-asian="10pt"/>
    </style:style>
    <style:style style:name="P955" style:parent-style-name="Normal" style:family="paragraph">
      <style:text-properties style:font-name-complex="Arial" fo:font-weight="bold" style:font-weight-asian="bold" fo:font-size="11pt" style:font-size-asian="11pt" style:font-size-complex="11pt"/>
    </style:style>
    <style:style style:name="T956" style:parent-style-name="DefaultParagraphFont" style:family="text">
      <style:text-properties style:font-name-complex="Arial" fo:font-weight="bold" style:font-weight-asian="bold" style:font-weight-complex="bold" fo:font-size="11pt" style:font-size-asian="11pt" style:font-size-complex="11pt"/>
    </style:style>
    <style:style style:name="T957" style:parent-style-name="DefaultParagraphFont" style:family="text">
      <style:text-properties style:font-name-complex="Arial" fo:font-weight="bold" style:font-weight-asian="bold" fo:font-size="11pt" style:font-size-asian="11pt" style:font-size-complex="11pt"/>
    </style:style>
    <style:style style:name="T958" style:parent-style-name="DefaultParagraphFont" style:family="text">
      <style:text-properties style:font-name-complex="Arial" fo:font-size="11pt" style:font-size-asian="11pt" style:font-size-complex="11pt"/>
    </style:style>
    <style:style style:name="P959" style:parent-style-name="Normal" style:family="paragraph">
      <style:text-properties style:font-name-complex="Arial" fo:font-size="11pt" style:font-size-asian="11pt" style:font-size-complex="11pt" fo:language="en" style:language-asian="en" style:country-asian="GB"/>
    </style:style>
    <style:style style:name="P960" style:parent-style-name="Normal" style:family="paragraph">
      <style:paragraph-properties fo:text-align="justify"/>
    </style:style>
    <style:style style:name="T961" style:parent-style-name="DefaultParagraphFont" style:family="text">
      <style:text-properties style:font-name-complex="Arial" fo:font-weight="bold" style:font-weight-asian="bold" fo:font-size="11pt" style:font-size-asian="11pt" style:font-size-complex="11pt" fo:language="en" style:language-asian="en" style:country-asian="GB"/>
    </style:style>
    <style:style style:name="T962" style:parent-style-name="DefaultParagraphFont" style:family="text">
      <style:text-properties style:font-name-complex="Arial" fo:font-size="11pt" style:font-size-asian="11pt" style:font-size-complex="11pt" fo:language="en" style:language-asian="en" style:country-asian="GB"/>
    </style:style>
    <style:style style:name="T963" style:parent-style-name="DefaultParagraphFont" style:family="text">
      <style:text-properties style:font-name-complex="Arial" fo:font-size="11pt" style:font-size-asian="11pt" style:font-size-complex="11pt" fo:language="en" style:language-asian="en" style:country-asian="GB"/>
    </style:style>
    <style:style style:name="P964" style:parent-style-name="Normal" style:family="paragraph">
      <style:text-properties style:font-name-complex="Arial" fo:font-size="11pt" style:font-size-asian="11pt" style:font-size-complex="11pt" fo:language="en" style:language-asian="en" style:country-asian="GB"/>
    </style:style>
    <style:style style:name="P965" style:parent-style-name="ListParagraph" style:family="paragraph">
      <style:paragraph-properties fo:text-align="justify"/>
      <style:text-properties fo:font-size="11pt" style:font-size-asian="11pt" style:font-size-complex="11pt"/>
    </style:style>
    <style:style style:name="P966" style:parent-style-name="ListParagraph" style:family="paragraph">
      <style:paragraph-properties fo:text-align="justify"/>
      <style:text-properties fo:font-size="11pt" style:font-size-asian="11pt" style:font-size-complex="11pt"/>
    </style:style>
    <style:style style:name="P967" style:parent-style-name="ListParagraph" style:family="paragraph">
      <style:paragraph-properties fo:text-align="justify"/>
      <style:text-properties fo:font-size="11pt" style:font-size-asian="11pt" style:font-size-complex="11pt"/>
    </style:style>
    <style:style style:name="P968" style:parent-style-name="ListParagraph" style:family="paragraph">
      <style:paragraph-properties fo:text-align="justify"/>
      <style:text-properties fo:font-size="11pt" style:font-size-asian="11pt" style:font-size-complex="11pt"/>
    </style:style>
    <style:style style:name="P969" style:parent-style-name="ListParagraph" style:family="paragraph">
      <style:paragraph-properties fo:text-align="justify"/>
      <style:text-properties fo:font-size="11pt" style:font-size-asian="11pt" style:font-size-complex="11pt"/>
    </style:style>
    <style:style style:name="P970" style:parent-style-name="ListParagraph" style:family="paragraph">
      <style:paragraph-properties fo:text-align="justify"/>
      <style:text-properties fo:font-size="11pt" style:font-size-asian="11pt" style:font-size-complex="11pt"/>
    </style:style>
    <style:style style:name="P971" style:parent-style-name="ListParagraph" style:family="paragraph">
      <style:paragraph-properties fo:text-align="justify"/>
      <style:text-properties fo:font-size="11pt" style:font-size-asian="11pt" style:font-size-complex="11pt"/>
    </style:style>
    <style:style style:name="P972" style:parent-style-name="ListParagraph" style:family="paragraph">
      <style:paragraph-properties fo:text-align="justify"/>
      <style:text-properties fo:font-size="11pt" style:font-size-asian="11pt" style:font-size-complex="11pt"/>
    </style:style>
    <style:style style:name="P973" style:parent-style-name="Normal" style:family="paragraph">
      <style:paragraph-properties fo:text-align="justify"/>
      <style:text-properties fo:font-size="11pt" style:font-size-asian="11pt" style:font-size-complex="11pt"/>
    </style:style>
    <style:style style:name="P974" style:parent-style-name="Normal" style:family="paragraph">
      <style:paragraph-properties fo:text-align="justify"/>
      <style:text-properties fo:font-size="11pt" style:font-size-asian="11pt" style:font-size-complex="11pt"/>
    </style:style>
    <style:style style:name="P975" style:parent-style-name="Normal" style:family="paragraph">
      <style:paragraph-properties fo:text-align="justify"/>
      <style:text-properties fo:font-size="11pt" style:font-size-asian="11pt" style:font-size-complex="11pt"/>
    </style:style>
    <style:style style:name="P976" style:parent-style-name="Normal" style:family="paragraph">
      <style:paragraph-properties fo:text-align="justify"/>
    </style:style>
    <style:style style:name="T977" style:parent-style-name="DefaultParagraphFont" style:family="text">
      <style:text-properties fo:font-weight="bold" style:font-weight-asian="bold" style:font-weight-complex="bold" fo:font-size="11pt" style:font-size-asian="11pt" style:font-size-complex="11pt"/>
    </style:style>
    <style:style style:name="T978" style:parent-style-name="DefaultParagraphFont" style:family="text">
      <style:text-properties fo:font-size="11pt" style:font-size-asian="11pt" style:font-size-complex="11pt"/>
    </style:style>
    <style:style style:name="T979" style:parent-style-name="DefaultParagraphFont" style:family="text">
      <style:text-properties fo:font-size="11pt" style:font-size-asian="11pt" style:font-size-complex="11pt"/>
    </style:style>
    <style:style style:name="T980" style:parent-style-name="DefaultParagraphFont" style:family="text">
      <style:text-properties fo:font-size="11pt" style:font-size-asian="11pt" style:font-size-complex="11pt" fo:language="en" style:language-asian="en" style:country-asian="GB"/>
    </style:style>
    <style:style style:name="T981" style:parent-style-name="DefaultParagraphFont" style:family="text">
      <style:text-properties fo:font-size="11pt" style:font-size-asian="11pt" style:font-size-complex="11pt"/>
    </style:style>
    <style:style style:name="T982" style:parent-style-name="DefaultParagraphFont" style:family="text">
      <style:text-properties fo:font-size="11pt" style:font-size-asian="11pt" style:font-size-complex="11pt"/>
    </style:style>
    <style:style style:name="T983" style:parent-style-name="DefaultParagraphFont" style:family="text">
      <style:text-properties fo:font-size="11pt" style:font-size-asian="11pt" style:font-size-complex="11pt"/>
    </style:style>
    <style:style style:name="P984" style:parent-style-name="Normal" style:family="paragraph">
      <style:paragraph-properties fo:text-align="justify"/>
      <style:text-properties fo:font-size="11pt" style:font-size-asian="11pt" style:font-size-complex="11pt"/>
    </style:style>
    <style:style style:name="P985" style:parent-style-name="Normal" style:family="paragraph">
      <style:paragraph-properties fo:text-align="justify"/>
    </style:style>
    <style:style style:name="T986" style:parent-style-name="DefaultParagraphFont" style:family="text">
      <style:text-properties fo:font-size="11pt" style:font-size-asian="11pt" style:font-size-complex="11pt"/>
    </style:style>
    <style:style style:name="T987" style:parent-style-name="DefaultParagraphFont" style:family="text">
      <style:text-properties style:font-name-complex="Arial" fo:font-size="11pt" style:font-size-asian="11pt" style:font-size-complex="11pt" fo:language="en" style:language-asian="en" style:country-asian="GB"/>
    </style:style>
    <style:style style:name="T988" style:parent-style-name="DefaultParagraphFont" style:family="text">
      <style:text-properties style:font-name-complex="Arial" fo:font-size="11pt" style:font-size-asian="11pt" style:font-size-complex="11pt" fo:language="en" style:language-asian="en" style:country-asian="GB"/>
    </style:style>
    <style:style style:name="T989" style:parent-style-name="DefaultParagraphFont" style:family="text">
      <style:text-properties style:font-name-complex="Arial" fo:font-size="11pt" style:font-size-asian="11pt" style:font-size-complex="11pt" style:language-asian="en" style:country-asian="GB"/>
    </style:style>
    <style:style style:name="T990" style:parent-style-name="DefaultParagraphFont" style:family="text">
      <style:text-properties style:font-name-complex="Arial" fo:font-size="11pt" style:font-size-asian="11pt" style:font-size-complex="11pt" fo:language="en" style:language-asian="en" style:country-asian="GB"/>
    </style:style>
    <style:style style:name="T991" style:parent-style-name="DefaultParagraphFont" style:family="text">
      <style:text-properties style:font-name-complex="Arial" fo:font-size="11pt" style:font-size-asian="11pt" style:font-size-complex="11pt" fo:language="en" style:language-asian="en" style:country-asian="GB"/>
    </style:style>
    <style:style style:name="T992" style:parent-style-name="DefaultParagraphFont" style:family="text">
      <style:text-properties style:font-name-complex="Arial" fo:font-size="11pt" style:font-size-asian="11pt" style:font-size-complex="11pt" style:language-asian="en" style:country-asian="GB"/>
    </style:style>
    <style:style style:name="P993" style:parent-style-name="Normal" style:family="paragraph">
      <style:paragraph-properties fo:text-align="justify"/>
      <style:text-properties style:font-name-complex="Arial" fo:font-size="11pt" style:font-size-asian="11pt" style:font-size-complex="11pt" style:language-asian="en" style:country-asian="GB"/>
    </style:style>
    <style:style style:name="P994" style:parent-style-name="Normal" style:family="paragraph">
      <style:paragraph-properties fo:text-align="justify"/>
    </style:style>
    <style:style style:name="T995" style:parent-style-name="DefaultParagraphFont" style:family="text">
      <style:text-properties style:font-name-complex="Arial" style:font-weight-complex="bold" fo:font-size="11pt" style:font-size-asian="11pt" style:font-size-complex="11pt"/>
    </style:style>
    <style:style style:name="T996" style:parent-style-name="DefaultParagraphFont" style:family="text">
      <style:text-properties style:font-name-complex="Arial" style:font-weight-complex="bold" fo:font-size="11pt" style:font-size-asian="11pt" style:font-size-complex="11pt"/>
    </style:style>
    <style:style style:name="T997" style:parent-style-name="DefaultParagraphFont" style:family="text">
      <style:text-properties style:font-name-complex="Arial" fo:font-size="11pt" style:font-size-asian="11pt" style:font-size-complex="11pt"/>
    </style:style>
    <style:style style:name="P998"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999" style:parent-style-name="Normal" style:family="paragraph">
      <style:paragraph-properties fo:text-align="justify"/>
    </style:style>
    <style:style style:name="T1000" style:parent-style-name="DefaultParagraphFont" style:family="text">
      <style:text-properties style:font-name-complex="Arial" fo:font-size="11pt" style:font-size-asian="11pt" style:font-size-complex="11pt" fo:language="en" style:language-asian="en" style:country-asian="GB"/>
    </style:style>
    <style:style style:name="T1001" style:parent-style-name="DefaultParagraphFont" style:family="text">
      <style:text-properties style:font-name-complex="Arial" fo:font-size="11pt" style:font-size-asian="11pt" style:font-size-complex="11pt" fo:language="en" style:language-asian="en" style:country-asian="GB"/>
    </style:style>
    <style:style style:name="T1002" style:parent-style-name="DefaultParagraphFont" style:family="text">
      <style:text-properties style:font-name-complex="Arial" fo:font-size="11pt" style:font-size-asian="11pt" style:font-size-complex="11pt" fo:language="en" style:language-asian="en" style:country-asian="GB"/>
    </style:style>
    <style:style style:name="T1003" style:parent-style-name="DefaultParagraphFont" style:family="text">
      <style:text-properties style:font-name-complex="Arial" fo:font-size="11pt" style:font-size-asian="11pt" style:font-size-complex="11pt" fo:language="en" style:language-asian="en" style:country-asian="GB"/>
    </style:style>
    <style:style style:name="P1004" style:parent-style-name="Normal" style:family="paragraph">
      <style:paragraph-properties fo:text-align="justify"/>
      <style:text-properties fo:font-size="11pt" style:font-size-asian="11pt" style:font-size-complex="11pt"/>
    </style:style>
    <style:style style:name="P1005" style:parent-style-name="Normal" style:family="paragraph">
      <style:paragraph-properties fo:text-align="justify"/>
    </style:style>
    <style:style style:name="T1006" style:parent-style-name="DefaultParagraphFont" style:family="text">
      <style:text-properties fo:font-size="11pt" style:font-size-asian="11pt" style:font-size-complex="11pt"/>
    </style:style>
    <style:style style:name="T1007" style:parent-style-name="FootnoteReference" style:family="text">
      <style:text-properties fo:font-size="11pt" style:font-size-asian="11pt" style:font-size-complex="11pt"/>
    </style:style>
    <style:style style:name="T1008" style:parent-style-name="DefaultParagraphFont" style:family="text">
      <style:text-properties fo:font-size="11pt" style:font-size-asian="11pt" style:font-size-complex="11pt"/>
    </style:style>
    <style:style style:name="T1009" style:parent-style-name="DefaultParagraphFont" style:family="text">
      <style:text-properties fo:font-size="11pt" style:font-size-asian="11pt" style:font-size-complex="11pt"/>
    </style:style>
    <style:style style:name="T1010" style:parent-style-name="DefaultParagraphFont" style:family="text">
      <style:text-properties fo:font-size="11pt" style:font-size-asian="11pt" style:font-size-complex="11pt"/>
    </style:style>
    <style:style style:name="T1011" style:parent-style-name="DefaultParagraphFont" style:family="text">
      <style:text-properties fo:font-size="11pt" style:font-size-asian="11pt" style:font-size-complex="11pt"/>
    </style:style>
    <style:style style:name="P1012" style:parent-style-name="Normal" style:family="paragraph">
      <style:paragraph-properties fo:text-align="justify"/>
      <style:text-properties fo:font-size="11pt" style:font-size-asian="11pt" style:font-size-complex="11pt"/>
    </style:style>
    <style:style style:name="P1013" style:parent-style-name="Normal" style:family="paragraph">
      <style:paragraph-properties fo:text-align="justify"/>
    </style:style>
    <style:style style:name="T1014" style:parent-style-name="DefaultParagraphFont" style:family="text">
      <style:text-properties fo:font-weight="bold" style:font-weight-asian="bold" style:font-weight-complex="bold" fo:font-size="11pt" style:font-size-asian="11pt" style:font-size-complex="11pt"/>
    </style:style>
    <style:style style:name="T1015" style:parent-style-name="DefaultParagraphFont" style:family="text">
      <style:text-properties style:font-name-complex="Arial" fo:font-size="11pt" style:font-size-asian="11pt" style:font-size-complex="11pt" fo:language="en" style:language-asian="en" style:country-asian="GB"/>
    </style:style>
    <style:style style:name="T1016" style:parent-style-name="DefaultParagraphFont" style:family="text">
      <style:text-properties fo:font-size="11pt" style:font-size-asian="11pt" style:font-size-complex="11pt"/>
    </style:style>
    <style:style style:name="T1017" style:parent-style-name="DefaultParagraphFont" style:family="text">
      <style:text-properties fo:font-size="11pt" style:font-size-asian="11pt" style:font-size-complex="11pt"/>
    </style:style>
    <style:style style:name="P1018" style:parent-style-name="Normal" style:family="paragraph">
      <style:paragraph-properties fo:text-align="justify"/>
      <style:text-properties fo:font-size="11pt" style:font-size-asian="11pt" style:font-size-complex="11pt"/>
    </style:style>
    <style:style style:name="P1019" style:parent-style-name="Normal" style:family="paragraph">
      <style:paragraph-properties fo:text-align="justify"/>
      <style:text-properties fo:font-size="11pt" style:font-size-asian="11pt" style:font-size-complex="11pt"/>
    </style:style>
    <style:style style:name="P1020" style:parent-style-name="Normal" style:family="paragraph">
      <style:paragraph-properties fo:text-align="justify"/>
      <style:text-properties fo:font-size="11pt" style:font-size-asian="11pt" style:font-size-complex="11pt"/>
    </style:style>
    <style:style style:name="P1021" style:parent-style-name="Normal" style:family="paragraph">
      <style:paragraph-properties fo:text-align="justify"/>
      <style:text-properties fo:font-size="11pt" style:font-size-asian="11pt" style:font-size-complex="11pt"/>
    </style:style>
    <style:style style:name="P1022" style:parent-style-name="Normal" style:family="paragraph">
      <style:text-properties fo:font-size="11pt" style:font-size-asian="11pt" style:font-size-complex="11pt"/>
    </style:style>
    <style:style style:name="P1023" style:parent-style-name="Normal" style:family="paragraph">
      <style:paragraph-properties fo:text-align="justify"/>
    </style:style>
    <style:style style:name="T1024" style:parent-style-name="DefaultParagraphFont" style:family="text">
      <style:text-properties fo:font-weight="bold" style:font-weight-asian="bold" style:font-weight-complex="bold" fo:font-size="11pt" style:font-size-asian="11pt" style:font-size-complex="11pt"/>
    </style:style>
    <style:style style:name="T1025" style:parent-style-name="DefaultParagraphFont" style:family="text">
      <style:text-properties style:font-name-complex="Arial" fo:font-size="11pt" style:font-size-asian="11pt" style:font-size-complex="11pt" fo:language="en" style:language-asian="en" style:country-asian="GB"/>
    </style:style>
    <style:style style:name="T1026" style:parent-style-name="DefaultParagraphFont" style:family="text">
      <style:text-properties style:font-name-complex="Arial" fo:font-size="11pt" style:font-size-asian="11pt" style:font-size-complex="11pt" fo:language="en" style:language-asian="en" style:country-asian="GB"/>
    </style:style>
    <style:style style:name="P1027"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28" style:parent-style-name="ListParagraph" style:family="paragraph">
      <style:paragraph-properties fo:text-align="justify"/>
    </style:style>
    <style:style style:name="T1029" style:parent-style-name="DefaultParagraphFont" style:family="text">
      <style:text-properties style:font-name-complex="Arial" fo:font-size="11pt" style:font-size-asian="11pt" style:font-size-complex="11pt" fo:language="en" style:language-asian="en" style:country-asian="GB"/>
    </style:style>
    <style:style style:name="T1030" style:parent-style-name="DefaultParagraphFont" style:family="text">
      <style:text-properties style:font-name-complex="Arial" fo:font-style="italic" style:font-style-asian="italic" fo:font-size="11pt" style:font-size-asian="11pt" style:font-size-complex="11pt" fo:language="en" style:language-asian="en" style:country-asian="GB"/>
    </style:style>
    <style:style style:name="T1031" style:parent-style-name="DefaultParagraphFont" style:family="text">
      <style:text-properties style:font-name-complex="Arial" fo:font-style="italic" style:font-style-asian="italic" fo:font-size="11pt" style:font-size-asian="11pt" style:font-size-complex="11pt" fo:language="en" style:language-asian="en" style:country-asian="GB"/>
    </style:style>
    <style:style style:name="T1032" style:parent-style-name="DefaultParagraphFont" style:family="text">
      <style:text-properties style:font-name-complex="Arial" fo:font-size="11pt" style:font-size-asian="11pt" style:font-size-complex="11pt" fo:language="en" style:language-asian="en" style:country-asian="GB"/>
    </style:style>
    <style:style style:name="P1033" style:parent-style-name="ListParagraph" style:family="paragraph">
      <style:paragraph-properties fo:text-align="justify"/>
    </style:style>
    <style:style style:name="T1034" style:parent-style-name="DefaultParagraphFont" style:family="text">
      <style:text-properties style:font-name-complex="Arial" fo:font-size="11pt" style:font-size-asian="11pt" style:font-size-complex="11pt" fo:language="en" style:language-asian="en" style:country-asian="GB"/>
    </style:style>
    <style:style style:name="T1035" style:parent-style-name="DefaultParagraphFont" style:family="text">
      <style:text-properties style:font-name-complex="Arial" fo:font-size="11pt" style:font-size-asian="11pt" style:font-size-complex="11pt" fo:language="en" style:language-asian="en" style:country-asian="GB"/>
    </style:style>
    <style:style style:name="T1036" style:parent-style-name="DefaultParagraphFont" style:family="text">
      <style:text-properties style:font-name-complex="Arial" fo:font-style="italic" style:font-style-asian="italic" fo:font-size="11pt" style:font-size-asian="11pt" style:font-size-complex="11pt" fo:language="en" style:language-asian="en" style:country-asian="GB"/>
    </style:style>
    <style:style style:name="T1037" style:parent-style-name="DefaultParagraphFont" style:family="text">
      <style:text-properties style:font-name-complex="Arial" fo:font-size="11pt" style:font-size-asian="11pt" style:font-size-complex="11pt" fo:language="en" style:language-asian="en" style:country-asian="GB"/>
    </style:style>
    <style:style style:name="T1038" style:parent-style-name="DefaultParagraphFont" style:family="text">
      <style:text-properties fo:font-size="11pt" style:font-size-asian="11pt" style:font-size-complex="11pt"/>
    </style:style>
    <style:style style:name="T1039" style:parent-style-name="DefaultParagraphFont" style:family="text">
      <style:text-properties fo:font-size="11pt" style:font-size-asian="11pt" style:font-size-complex="11pt"/>
    </style:style>
    <style:style style:name="T1040" style:parent-style-name="DefaultParagraphFont" style:family="text">
      <style:text-properties fo:font-size="11pt" style:font-size-asian="11pt" style:font-size-complex="11pt"/>
    </style:style>
    <style:style style:name="P1041"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42" style:parent-style-name="Normal" style:family="paragraph">
      <style:paragraph-properties fo:text-align="justify"/>
      <style:text-properties fo:font-size="11pt" style:font-size-asian="11pt" style:font-size-complex="11pt"/>
    </style:style>
    <style:style style:name="P1043"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44" style:parent-style-name="Normal" style:family="paragraph">
      <style:paragraph-properties fo:text-align="justify"/>
    </style:style>
    <style:style style:name="T1045" style:parent-style-name="DefaultParagraphFont" style:family="text">
      <style:text-properties style:font-name-complex="Arial" fo:font-size="11pt" style:font-size-asian="11pt" style:font-size-complex="11pt" fo:language="en" style:language-asian="en" style:country-asian="GB"/>
    </style:style>
    <style:style style:name="T1046" style:parent-style-name="DefaultParagraphFont" style:family="text">
      <style:text-properties fo:font-size="11pt" style:font-size-asian="11pt" style:font-size-complex="11pt"/>
    </style:style>
    <style:style style:name="T1047" style:parent-style-name="DefaultParagraphFont" style:family="text">
      <style:text-properties fo:font-size="11pt" style:font-size-asian="11pt" style:font-size-complex="11pt"/>
    </style:style>
    <style:style style:name="P1048"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49"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50"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T1051" style:parent-style-name="DefaultParagraphFont" style:family="text">
      <style:text-properties style:font-name-complex="Arial" fo:font-weight="bold" style:font-weight-asian="bold" fo:font-size="11pt" style:font-size-asian="11pt" style:font-size-complex="11pt" fo:language="en" style:language-asian="en" style:country-asian="GB"/>
    </style:style>
    <style:style style:name="T1052" style:parent-style-name="DefaultParagraphFont" style:family="text">
      <style:text-properties style:font-name-complex="Arial" fo:font-size="11pt" style:font-size-asian="11pt" style:font-size-complex="11pt"/>
    </style:style>
    <style:style style:name="P1053" style:parent-style-name="Normal" style:family="paragraph">
      <style:text-properties style:font-name-complex="Arial" fo:font-size="11pt" style:font-size-asian="11pt" style:font-size-complex="11pt"/>
    </style:style>
    <style:style style:name="P1054"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55"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56" style:parent-style-name="EEGbodytext" style:family="paragraph">
      <style:paragraph-properties fo:text-align="justify"/>
    </style:style>
    <style:style style:name="T1057" style:parent-style-name="DefaultParagraphFont" style:family="text">
      <style:text-properties style:font-name-complex="Arial" style:font-size-complex="11pt" fo:language="en" style:language-asian="en" style:country-asian="GB"/>
    </style:style>
    <style:style style:name="T1058" style:parent-style-name="DefaultParagraphFont" style:family="text">
      <style:text-properties style:font-name-complex="Arial" style:font-size-complex="11pt" fo:language="en" style:language-asian="en" style:country-asian="GB"/>
    </style:style>
    <style:style style:name="T1059" style:parent-style-name="DefaultParagraphFont" style:family="text">
      <style:text-properties style:font-name-complex="Arial" style:font-size-complex="11pt" fo:language="en" style:language-asian="en" style:country-asian="GB"/>
    </style:style>
    <style:style style:name="T1060" style:parent-style-name="DefaultParagraphFont" style:family="text">
      <style:text-properties style:font-name-complex="Arial" style:font-size-complex="11pt" fo:language="en" style:language-asian="en" style:country-asian="GB"/>
    </style:style>
    <style:style style:name="P1061"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62"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63" style:parent-style-name="Normal" style:family="paragraph">
      <style:paragraph-properties fo:text-align="justify"/>
    </style:style>
    <style:style style:name="T1064" style:parent-style-name="DefaultParagraphFont" style:family="text">
      <style:text-properties style:font-name-complex="Arial" fo:font-size="11pt" style:font-size-asian="11pt" style:font-size-complex="11pt" fo:language="en" style:language-asian="en" style:country-asian="GB"/>
    </style:style>
    <style:style style:name="T1065" style:parent-style-name="DefaultParagraphFont" style:family="text">
      <style:text-properties style:font-name-complex="Arial" fo:font-size="11pt" style:font-size-asian="11pt" style:font-size-complex="11pt" fo:language="en" style:language-asian="en" style:country-asian="GB"/>
    </style:style>
    <style:style style:name="T1066" style:parent-style-name="DefaultParagraphFont" style:family="text">
      <style:text-properties style:font-name-complex="Arial" style:font-style-complex="italic" fo:font-size="11pt" style:font-size-asian="11pt" style:font-size-complex="11pt"/>
    </style:style>
    <style:style style:name="T1067" style:parent-style-name="DefaultParagraphFont" style:family="text">
      <style:text-properties style:font-name-complex="Arial" fo:font-size="11pt" style:font-size-asian="11pt" style:font-size-complex="11pt"/>
    </style:style>
    <style:style style:name="T1068" style:parent-style-name="DefaultParagraphFont" style:family="text">
      <style:text-properties style:font-name-complex="Arial" fo:font-size="11pt" style:font-size-asian="11pt" style:font-size-complex="11pt"/>
    </style:style>
    <style:style style:name="T1069" style:parent-style-name="DefaultParagraphFont" style:family="text">
      <style:text-properties style:font-name-complex="Arial" fo:font-size="11pt" style:font-size-asian="11pt" style:font-size-complex="11pt"/>
    </style:style>
    <style:style style:name="T1070" style:parent-style-name="DefaultParagraphFont" style:family="text">
      <style:text-properties style:font-name-complex="Arial" fo:font-size="11pt" style:font-size-asian="11pt" style:font-size-complex="11pt" fo:language="en" style:language-asian="en" style:country-asian="GB"/>
    </style:style>
    <style:style style:name="T1071" style:parent-style-name="DefaultParagraphFont" style:family="text">
      <style:text-properties style:font-name-complex="Arial" fo:font-size="11pt" style:font-size-asian="11pt" style:font-size-complex="11pt"/>
    </style:style>
    <style:style style:name="T1072" style:parent-style-name="DefaultParagraphFont" style:family="text">
      <style:text-properties style:font-name-complex="Arial" fo:font-size="11pt" style:font-size-asian="11pt" style:font-size-complex="11pt" fo:language="en" style:language-asian="en" style:country-asian="GB"/>
    </style:style>
    <style:style style:name="T1073" style:parent-style-name="DefaultParagraphFont" style:family="text">
      <style:text-properties style:font-name-complex="Arial" fo:font-size="11pt" style:font-size-asian="11pt" style:font-size-complex="11pt"/>
    </style:style>
    <style:style style:name="T1074" style:parent-style-name="DefaultParagraphFont" style:family="text">
      <style:text-properties style:font-name-complex="Arial" fo:font-size="11pt" style:font-size-asian="11pt" style:font-size-complex="11pt"/>
    </style:style>
    <style:style style:name="P1075" style:parent-style-name="Normal" style:family="paragraph">
      <style:paragraph-properties fo:text-align="justify"/>
      <style:text-properties style:font-name-complex="Arial" fo:font-size="11pt" style:font-size-asian="11pt" style:font-size-complex="11pt"/>
    </style:style>
    <style:style style:name="P1076" style:parent-style-name="Normal" style:family="paragraph">
      <style:paragraph-properties fo:text-align="justify"/>
    </style:style>
    <style:style style:name="T1077" style:parent-style-name="DefaultParagraphFont" style:family="text">
      <style:text-properties style:font-name-complex="Arial" fo:font-size="11pt" style:font-size-asian="11pt" style:font-size-complex="11pt"/>
    </style:style>
    <style:style style:name="T1078" style:parent-style-name="DefaultParagraphFont" style:family="text">
      <style:text-properties style:font-name-complex="Arial" fo:font-size="11pt" style:font-size-asian="11pt" style:font-size-complex="11pt"/>
    </style:style>
    <style:style style:name="T1079" style:parent-style-name="DefaultParagraphFont" style:family="text">
      <style:text-properties style:font-name-complex="Arial" fo:font-size="11pt" style:font-size-asian="11pt" style:font-size-complex="11pt"/>
    </style:style>
    <style:style style:name="T1080" style:parent-style-name="DefaultParagraphFont" style:family="text">
      <style:text-properties style:font-name-complex="Arial" fo:font-size="11pt" style:font-size-asian="11pt" style:font-size-complex="11pt"/>
    </style:style>
    <style:style style:name="T1081" style:parent-style-name="FootnoteReference" style:family="text">
      <style:text-properties style:font-name-complex="Arial" fo:font-size="11pt" style:font-size-asian="11pt" style:font-size-complex="11pt"/>
    </style:style>
    <style:style style:name="T1082" style:parent-style-name="DefaultParagraphFont" style:family="text">
      <style:text-properties style:font-name-complex="Arial" fo:font-size="11pt" style:font-size-asian="11pt" style:font-size-complex="11pt"/>
    </style:style>
    <style:style style:name="P1083" style:parent-style-name="Normal" style:family="paragraph">
      <style:paragraph-properties fo:text-align="justify"/>
      <style:text-properties style:font-name-complex="Arial" style:font-weight-complex="bold" fo:font-size="11pt" style:font-size-asian="11pt" style:font-size-complex="11pt"/>
    </style:style>
    <style:style style:name="P1084" style:parent-style-name="Normal" style:family="paragraph">
      <style:paragraph-properties fo:text-align="justify"/>
    </style:style>
    <style:style style:name="T1085" style:parent-style-name="DefaultParagraphFont" style:family="text">
      <style:text-properties style:font-name-complex="Arial" style:font-weight-complex="bold" fo:font-size="11pt" style:font-size-asian="11pt" style:font-size-complex="11pt"/>
    </style:style>
    <style:style style:name="T1086" style:parent-style-name="DefaultParagraphFont" style:family="text">
      <style:text-properties style:font-name-complex="Arial" style:font-weight-complex="bold" fo:font-size="11pt" style:font-size-asian="11pt" style:font-size-complex="11pt"/>
    </style:style>
    <style:style style:name="T1087" style:parent-style-name="DefaultParagraphFont" style:family="text">
      <style:text-properties fo:font-size="11pt" style:font-size-asian="11pt" style:font-size-complex="11pt"/>
    </style:style>
    <style:style style:name="P1088" style:parent-style-name="Normal" style:family="paragraph">
      <style:paragraph-properties fo:text-align="justify"/>
      <style:text-properties style:font-name-complex="Arial" fo:font-size="11pt" style:font-size-asian="11pt" style:font-size-complex="11pt" fo:language="en" style:language-asian="en" style:country-asian="GB"/>
    </style:style>
    <style:style style:name="P1089" style:parent-style-name="Normal" style:family="paragraph">
      <style:text-properties style:font-name-complex="Arial" style:font-weight-complex="bold" fo:font-size="11pt" style:font-size-asian="11pt" style:font-size-complex="11pt"/>
    </style:style>
    <style:style style:name="P1090" style:parent-style-name="Normal" style:family="paragraph">
      <style:paragraph-properties fo:border="0.0069in solid #000000" fo:padding-top="0.0138in" fo:padding-left="0.0555in" fo:padding-bottom="0.0138in" fo:padding-right="0.0555in" style:shadow="none" fo:background-color="#DBE5F1"/>
    </style:style>
    <style:style style:name="T1091" style:parent-style-name="DefaultParagraphFont" style:family="text">
      <style:text-properties style:font-name-complex="Arial" fo:font-weight="bold" style:font-weight-asian="bold" style:font-weight-complex="bold" fo:font-size="14pt" style:font-size-asian="14pt" style:font-size-complex="11pt"/>
    </style:style>
    <style:style style:name="T1092" style:parent-style-name="DefaultParagraphFont" style:family="text">
      <style:text-properties style:font-name-complex="Arial" style:font-weight-complex="bold" fo:font-size="10pt" style:font-size-asian="10pt" style:font-size-complex="10pt"/>
    </style:style>
    <style:style style:name="T1093" style:parent-style-name="DefaultParagraphFont" style:family="text">
      <style:text-properties fo:font-weight="bold" style:font-weight-asian="bold" style:font-weight-complex="bold" fo:font-size="11pt" style:font-size-asian="11pt" style:font-size-complex="11pt"/>
    </style:style>
    <style:style style:name="T1094" style:parent-style-name="DefaultParagraphFont" style:family="text">
      <style:text-properties fo:font-weight="bold" style:font-weight-asian="bold" style:font-weight-complex="bold" fo:font-size="11pt" style:font-size-asian="11pt" style:font-size-complex="11pt"/>
    </style:style>
    <style:style style:name="P1095" style:parent-style-name="Normal" style:family="paragraph">
      <style:text-properties style:font-name-complex="Arial" fo:font-size="11pt" style:font-size-asian="11pt" style:font-size-complex="11pt"/>
    </style:style>
    <style:style style:name="P1096" style:parent-style-name="Normal" style:family="paragraph">
      <style:paragraph-properties fo:text-align="justify"/>
    </style:style>
    <style:style style:name="T1097" style:parent-style-name="DefaultParagraphFont" style:family="text">
      <style:text-properties style:font-name-complex="Arial" fo:font-size="11pt" style:font-size-asian="11pt" style:font-size-complex="11pt"/>
    </style:style>
    <style:style style:name="T1098" style:parent-style-name="DefaultParagraphFont" style:family="text">
      <style:text-properties style:font-name-complex="Arial" fo:font-size="11pt" style:font-size-asian="11pt" style:font-size-complex="11pt"/>
    </style:style>
    <style:style style:name="T1099" style:parent-style-name="DefaultParagraphFont" style:family="text">
      <style:text-properties style:font-name-complex="Arial" fo:font-style="italic" style:font-style-asian="italic" fo:font-size="11pt" style:font-size-asian="11pt" style:font-size-complex="11pt"/>
    </style:style>
    <style:style style:name="T1100" style:parent-style-name="DefaultParagraphFont" style:family="text">
      <style:text-properties style:font-name-complex="Arial" fo:font-size="11pt" style:font-size-asian="11pt" style:font-size-complex="11pt"/>
    </style:style>
    <style:style style:name="P1101" style:parent-style-name="Normal" style:family="paragraph">
      <style:paragraph-properties fo:text-align="justify"/>
      <style:text-properties style:font-name-complex="Arial" fo:font-size="11pt" style:font-size-asian="11pt" style:font-size-complex="11pt"/>
    </style:style>
    <style:style style:name="P1102" style:parent-style-name="Normal" style:family="paragraph">
      <style:paragraph-properties fo:text-align="justify"/>
      <style:text-properties style:font-name-complex="Arial" fo:font-size="11pt" style:font-size-asian="11pt" style:font-size-complex="11pt"/>
    </style:style>
    <style:style style:name="P1103" style:parent-style-name="Normal" style:family="paragraph">
      <style:paragraph-properties fo:text-align="justify"/>
      <style:text-properties style:font-name-complex="Arial" fo:font-size="11pt" style:font-size-asian="11pt" style:font-size-complex="11pt"/>
    </style:style>
    <style:style style:name="P1104" style:parent-style-name="Normal" style:family="paragraph">
      <style:paragraph-properties fo:text-align="justify"/>
      <style:text-properties style:font-name-complex="Arial" fo:font-size="11pt" style:font-size-asian="11pt" style:font-size-complex="11pt"/>
    </style:style>
    <style:style style:name="P1105" style:parent-style-name="Normal" style:family="paragraph">
      <style:paragraph-properties fo:text-align="justify"/>
      <style:text-properties style:font-name-complex="Arial" fo:font-size="11pt" style:font-size-asian="11pt" style:font-size-complex="11pt"/>
    </style:style>
    <style:style style:name="P1106" style:parent-style-name="Normal" style:family="paragraph">
      <style:paragraph-properties fo:text-align="justify"/>
      <style:text-properties style:font-name-complex="Arial" fo:font-size="11pt" style:font-size-asian="11pt" style:font-size-complex="11pt"/>
    </style:style>
    <style:style style:name="P1107" style:parent-style-name="Normal" style:family="paragraph">
      <style:paragraph-properties fo:text-align="justify"/>
      <style:text-properties style:font-name-complex="Arial" fo:font-size="11pt" style:font-size-asian="11pt" style:font-size-complex="11pt"/>
    </style:style>
    <style:style style:name="P1108" style:parent-style-name="Normal" style:family="paragraph">
      <style:paragraph-properties fo:text-align="justify"/>
      <style:text-properties style:font-name-complex="Arial" fo:font-size="11pt" style:font-size-asian="11pt" style:font-size-complex="11pt"/>
    </style:style>
    <style:style style:name="P1109" style:parent-style-name="Normal" style:family="paragraph">
      <style:paragraph-properties fo:text-align="justify"/>
      <style:text-properties style:font-name-complex="Arial" fo:font-size="11pt" style:font-size-asian="11pt" style:font-size-complex="11pt"/>
    </style:style>
    <style:style style:name="P1110" style:parent-style-name="Normal" style:family="paragraph">
      <style:paragraph-properties fo:text-align="justify"/>
    </style:style>
    <style:style style:name="T1111" style:parent-style-name="DefaultParagraphFont" style:family="text">
      <style:text-properties style:font-name-complex="Arial" fo:font-size="11pt" style:font-size-asian="11pt" style:font-size-complex="11pt"/>
    </style:style>
    <style:style style:name="T1112" style:parent-style-name="DefaultParagraphFont" style:family="text">
      <style:text-properties style:font-name-complex="Arial" fo:font-style="italic" style:font-style-asian="italic" fo:font-size="11pt" style:font-size-asian="11pt" style:font-size-complex="11pt"/>
    </style:style>
    <style:style style:name="T1113" style:parent-style-name="DefaultParagraphFont" style:family="text">
      <style:text-properties style:font-name-complex="Arial" fo:font-style="italic" style:font-style-asian="italic" fo:font-size="11pt" style:font-size-asian="11pt" style:font-size-complex="11pt"/>
    </style:style>
    <style:style style:name="T1114" style:parent-style-name="DefaultParagraphFont" style:family="text">
      <style:text-properties style:font-name-complex="Arial" fo:font-size="11pt" style:font-size-asian="11pt" style:font-size-complex="11pt"/>
    </style:style>
    <style:style style:name="T1115" style:parent-style-name="DefaultParagraphFont" style:family="text">
      <style:text-properties style:font-name-complex="Arial" fo:font-size="11pt" style:font-size-asian="11pt" style:font-size-complex="11pt"/>
    </style:style>
    <style:style style:name="P1116" style:parent-style-name="Normal" style:family="paragraph">
      <style:paragraph-properties fo:text-align="justify"/>
      <style:text-properties style:font-name-complex="Arial" fo:font-size="11pt" style:font-size-asian="11pt" style:font-size-complex="11pt"/>
    </style:style>
    <style:style style:name="P1117" style:parent-style-name="Normal" style:family="paragraph">
      <style:paragraph-properties fo:text-align="justify"/>
    </style:style>
    <style:style style:name="T1118" style:parent-style-name="DefaultParagraphFont" style:family="text">
      <style:text-properties style:font-name-complex="Arial" fo:font-size="11pt" style:font-size-asian="11pt" style:font-size-complex="11pt"/>
    </style:style>
    <style:style style:name="T1119" style:parent-style-name="DefaultParagraphFont" style:family="text">
      <style:text-properties style:font-name-complex="Arial" fo:font-style="italic" style:font-style-asian="italic" fo:font-size="11pt" style:font-size-asian="11pt" style:font-size-complex="11pt"/>
    </style:style>
    <style:style style:name="T1120" style:parent-style-name="DefaultParagraphFont" style:family="text">
      <style:text-properties style:font-name-complex="Arial" fo:font-style="italic" style:font-style-asian="italic" fo:font-size="11pt" style:font-size-asian="11pt" style:font-size-complex="11pt"/>
    </style:style>
    <style:style style:name="T1121" style:parent-style-name="DefaultParagraphFont" style:family="text">
      <style:text-properties style:font-name-complex="Arial" fo:font-size="11pt" style:font-size-asian="11pt" style:font-size-complex="11pt"/>
    </style:style>
    <style:style style:name="T1122" style:parent-style-name="DefaultParagraphFont" style:family="text">
      <style:text-properties style:font-name-complex="Arial" fo:font-size="11pt" style:font-size-asian="11pt" style:font-size-complex="11pt"/>
    </style:style>
    <style:style style:name="P1123" style:parent-style-name="Normal" style:family="paragraph">
      <style:paragraph-properties fo:text-align="justify"/>
      <style:text-properties style:font-name-complex="Arial" fo:font-size="11pt" style:font-size-asian="11pt" style:font-size-complex="11pt"/>
    </style:style>
    <style:style style:name="P1124" style:parent-style-name="Normal" style:family="paragraph">
      <style:paragraph-properties fo:text-align="justify"/>
    </style:style>
    <style:style style:name="T1125" style:parent-style-name="DefaultParagraphFont" style:family="text">
      <style:text-properties style:font-name-complex="Arial" fo:font-size="11pt" style:font-size-asian="11pt" style:font-size-complex="11pt"/>
    </style:style>
    <style:style style:name="T1126" style:parent-style-name="DefaultParagraphFont" style:family="text">
      <style:text-properties style:font-name-complex="Arial" fo:font-size="11pt" style:font-size-asian="11pt" style:font-size-complex="11pt"/>
    </style:style>
    <style:style style:name="T1127" style:parent-style-name="DefaultParagraphFont" style:family="text">
      <style:text-properties style:font-name-complex="Arial" fo:font-weight="bold" style:font-weight-asian="bold" fo:font-size="11pt" style:font-size-asian="11pt" style:font-size-complex="11pt"/>
    </style:style>
    <style:style style:name="P1128" style:parent-style-name="Normal" style:family="paragraph">
      <style:paragraph-properties fo:text-align="justify"/>
      <style:text-properties style:font-name-complex="Arial" fo:font-size="11pt" style:font-size-asian="11pt" style:font-size-complex="11pt"/>
    </style:style>
    <style:style style:name="P1129" style:parent-style-name="Normal" style:family="paragraph">
      <style:paragraph-properties fo:text-align="justify"/>
    </style:style>
    <style:style style:name="T1130" style:parent-style-name="DefaultParagraphFont" style:family="text">
      <style:text-properties fo:font-size="11pt" style:font-size-asian="11pt" style:font-size-complex="11pt"/>
    </style:style>
    <style:style style:name="T1131" style:parent-style-name="DefaultParagraphFont" style:family="text">
      <style:text-properties fo:font-size="11pt" style:font-size-asian="11pt" style:font-size-complex="11pt"/>
    </style:style>
    <style:style style:name="T1132" style:parent-style-name="DefaultParagraphFont" style:family="text">
      <style:text-properties fo:font-size="11pt" style:font-size-asian="11pt" style:font-size-complex="11pt"/>
    </style:style>
    <style:style style:name="T1133" style:parent-style-name="DefaultParagraphFont" style:family="text">
      <style:text-properties style:font-name-complex="Arial" fo:font-size="11pt" style:font-size-asian="11pt" style:font-size-complex="11pt"/>
    </style:style>
    <style:style style:name="T1134" style:parent-style-name="DefaultParagraphFont" style:family="text">
      <style:text-properties fo:font-size="11pt" style:font-size-asian="11pt" style:font-size-complex="11pt"/>
    </style:style>
    <style:style style:name="T1135" style:parent-style-name="DefaultParagraphFont" style:family="text">
      <style:text-properties fo:font-size="11pt" style:font-size-asian="11pt" style:font-size-complex="11pt"/>
    </style:style>
    <style:style style:name="P1136" style:parent-style-name="Normal" style:family="paragraph">
      <style:paragraph-properties fo:text-align="justify"/>
      <style:text-properties fo:font-size="11pt" style:font-size-asian="11pt" style:font-size-complex="11pt"/>
    </style:style>
    <style:style style:name="P1137" style:parent-style-name="Normal" style:family="paragraph">
      <style:paragraph-properties fo:text-align="justify"/>
      <style:text-properties fo:font-size="11pt" style:font-size-asian="11pt" style:font-size-complex="11pt"/>
    </style:style>
    <style:style style:name="P1138" style:parent-style-name="Normal" style:family="paragraph">
      <style:paragraph-properties fo:text-align="justify"/>
      <style:text-properties fo:font-size="11pt" style:font-size-asian="11pt" style:font-size-complex="11pt"/>
    </style:style>
    <style:style style:name="P1139" style:parent-style-name="Normal" style:family="paragraph">
      <style:text-properties style:font-name-complex="Arial" fo:font-size="11pt" style:font-size-asian="11pt" style:font-size-complex="11pt"/>
    </style:style>
    <style:style style:name="P1140" style:parent-style-name="Normal" style:family="paragraph">
      <style:paragraph-properties fo:border="0.0069in solid #000000" fo:padding-top="0.0138in" fo:padding-left="0.0555in" fo:padding-bottom="0.0138in" fo:padding-right="0.0555in" style:shadow="none" fo:background-color="#DBE5F1"/>
    </style:style>
    <style:style style:name="T1141" style:parent-style-name="DefaultParagraphFont" style:family="text">
      <style:text-properties fo:font-weight="bold" style:font-weight-asian="bold" fo:font-size="14pt" style:font-size-asian="14pt" style:font-size-complex="11pt"/>
    </style:style>
    <style:style style:name="T1142" style:parent-style-name="DefaultParagraphFont" style:family="text">
      <style:text-properties fo:font-size="10pt" style:font-size-asian="10pt" style:font-size-complex="10pt"/>
    </style:style>
    <style:style style:name="P1143" style:parent-style-name="Normal" style:family="paragraph">
      <style:text-properties style:font-name-complex="Arial" fo:font-weight="bold" style:font-weight-asian="bold" fo:font-size="11pt" style:font-size-asian="11pt" style:font-size-complex="11pt"/>
    </style:style>
    <style:style style:name="T1144" style:parent-style-name="DefaultParagraphFont" style:family="text">
      <style:text-properties style:font-name-complex="Arial" fo:font-weight="bold" style:font-weight-asian="bold" style:font-weight-complex="bold" fo:font-size="11pt" style:font-size-asian="11pt" style:font-size-complex="11pt"/>
    </style:style>
    <style:style style:name="T1145" style:parent-style-name="DefaultParagraphFont" style:family="text">
      <style:text-properties style:font-name-complex="Arial" style:font-weight-complex="bold" fo:font-size="11pt" style:font-size-asian="11pt" style:font-size-complex="11pt"/>
    </style:style>
    <style:style style:name="P1146" style:parent-style-name="Normal" style:family="paragraph">
      <style:text-properties style:font-name-complex="Arial" fo:font-weight="bold" style:font-weight-asian="bold" style:font-weight-complex="bold" fo:font-size="11pt" style:font-size-asian="11pt" style:font-size-complex="11pt"/>
    </style:style>
    <style:style style:name="P1147" style:parent-style-name="Normal" style:family="paragraph">
      <style:paragraph-properties fo:text-align="justify"/>
      <style:text-properties style:font-name-complex="Arial" style:font-weight-complex="bold" fo:font-size="11pt" style:font-size-asian="11pt" style:font-size-complex="11pt"/>
    </style:style>
    <style:style style:name="P1148" style:parent-style-name="Normal" style:family="paragraph">
      <style:paragraph-properties fo:text-align="justify"/>
      <style:text-properties style:font-name-complex="Arial" style:font-weight-complex="bold" fo:font-size="11pt" style:font-size-asian="11pt" style:font-size-complex="11pt"/>
    </style:style>
    <style:style style:name="P1149" style:parent-style-name="Normal" style:family="paragraph">
      <style:paragraph-properties fo:text-align="justify"/>
      <style:text-properties style:font-name-complex="Arial" style:font-weight-complex="bold" fo:font-size="11pt" style:font-size-asian="11pt" style:font-size-complex="11pt"/>
    </style:style>
    <style:style style:name="P1150" style:parent-style-name="Normal" style:family="paragraph">
      <style:paragraph-properties fo:text-align="justify"/>
      <style:text-properties style:font-name-complex="Arial" style:font-weight-complex="bold" fo:font-size="11pt" style:font-size-asian="11pt" style:font-size-complex="11pt"/>
    </style:style>
    <style:style style:name="P1151" style:parent-style-name="Normal" style:family="paragraph">
      <style:paragraph-properties fo:text-align="justify"/>
      <style:text-properties style:font-name-complex="Arial" style:font-weight-complex="bold" fo:font-size="11pt" style:font-size-asian="11pt" style:font-size-complex="11pt"/>
    </style:style>
    <style:style style:name="P1152" style:parent-style-name="Normal" style:family="paragraph">
      <style:paragraph-properties fo:text-align="justify"/>
      <style:text-properties style:font-name-complex="Arial" style:font-weight-complex="bold" fo:font-size="11pt" style:font-size-asian="11pt" style:font-size-complex="11pt"/>
    </style:style>
    <style:style style:name="P1153" style:parent-style-name="Normal" style:family="paragraph">
      <style:paragraph-properties fo:text-align="justify"/>
      <style:text-properties style:font-name-complex="Arial" style:font-weight-complex="bold" fo:font-size="11pt" style:font-size-asian="11pt" style:font-size-complex="11pt"/>
    </style:style>
    <style:style style:name="P1154" style:parent-style-name="Normal" style:family="paragraph">
      <style:paragraph-properties fo:text-align="justify"/>
      <style:text-properties style:font-name-complex="Arial" style:font-weight-complex="bold" fo:font-size="11pt" style:font-size-asian="11pt" style:font-size-complex="11pt"/>
    </style:style>
    <style:style style:name="P1155" style:parent-style-name="Normal" style:family="paragraph">
      <style:paragraph-properties fo:text-align="justify"/>
      <style:text-properties style:font-name-complex="Arial" style:font-weight-complex="bold" fo:font-size="11pt" style:font-size-asian="11pt" style:font-size-complex="11pt"/>
    </style:style>
    <style:style style:name="P1156" style:parent-style-name="Normal" style:family="paragraph">
      <style:paragraph-properties fo:text-align="justify"/>
      <style:text-properties style:font-name-complex="Arial" style:font-weight-complex="bold" fo:font-size="11pt" style:font-size-asian="11pt" style:font-size-complex="11pt"/>
    </style:style>
    <style:style style:name="P1157" style:parent-style-name="Normal" style:family="paragraph">
      <style:paragraph-properties fo:text-align="justify"/>
      <style:text-properties style:font-name-complex="Arial" style:font-weight-complex="bold" fo:font-size="11pt" style:font-size-asian="11pt" style:font-size-complex="11pt"/>
    </style:style>
    <style:style style:name="P1158" style:parent-style-name="Normal" style:family="paragraph">
      <style:paragraph-properties fo:text-align="justify"/>
      <style:text-properties style:font-name-complex="Arial" style:font-weight-complex="bold" fo:font-size="11pt" style:font-size-asian="11pt" style:font-size-complex="11pt"/>
    </style:style>
    <style:style style:name="P1159" style:parent-style-name="Normal" style:family="paragraph">
      <style:paragraph-properties fo:text-align="justify"/>
      <style:text-properties style:font-name-complex="Arial" style:font-weight-complex="bold" fo:font-size="11pt" style:font-size-asian="11pt" style:font-size-complex="11pt"/>
    </style:style>
    <style:style style:name="P1160" style:parent-style-name="Normal" style:family="paragraph">
      <style:paragraph-properties fo:text-align="justify"/>
      <style:text-properties style:font-name-complex="Arial" style:font-weight-complex="bold" fo:font-size="11pt" style:font-size-asian="11pt" style:font-size-complex="11pt"/>
    </style:style>
    <style:style style:name="P1161" style:parent-style-name="Normal" style:family="paragraph">
      <style:paragraph-properties fo:text-align="justify"/>
      <style:text-properties style:font-name-complex="Arial" style:font-weight-complex="bold" fo:font-size="11pt" style:font-size-asian="11pt" style:font-size-complex="11pt"/>
    </style:style>
    <style:style style:name="P1162" style:parent-style-name="Normal" style:family="paragraph">
      <style:paragraph-properties fo:text-align="justify"/>
      <style:text-properties style:font-name-complex="Arial" style:font-weight-complex="bold" fo:font-size="11pt" style:font-size-asian="11pt" style:font-size-complex="11pt"/>
    </style:style>
    <style:style style:name="P1163" style:parent-style-name="Normal" style:family="paragraph">
      <style:paragraph-properties fo:text-align="justify"/>
      <style:text-properties style:font-name-complex="Arial" style:font-weight-complex="bold" fo:font-size="11pt" style:font-size-asian="11pt" style:font-size-complex="11pt"/>
    </style:style>
    <style:style style:name="P1164" style:parent-style-name="Normal" style:family="paragraph">
      <style:paragraph-properties fo:text-align="justify"/>
      <style:text-properties style:font-name-complex="Arial" style:font-weight-complex="bold" fo:color="#FF0000" fo:font-size="11pt" style:font-size-asian="11pt" style:font-size-complex="11pt"/>
    </style:style>
    <style:style style:name="P1165" style:parent-style-name="Normal" style:family="paragraph">
      <style:paragraph-properties fo:text-align="justify"/>
      <style:text-properties style:font-name-complex="Arial" style:font-weight-complex="bold" fo:color="#FF0000" fo:font-size="11pt" style:font-size-asian="11pt" style:font-size-complex="11pt"/>
    </style:style>
    <style:style style:name="TableColumn1167" style:family="table-column">
      <style:table-column-properties style:column-width="2.9534in"/>
    </style:style>
    <style:style style:name="TableColumn1168" style:family="table-column">
      <style:table-column-properties style:column-width="3.9569in"/>
    </style:style>
    <style:style style:name="Table1166" style:family="table">
      <style:table-properties style:width="6.9104in" fo:margin-left="0.1736in" table:align="left"/>
    </style:style>
    <style:style style:name="TableRow1169" style:family="table-row">
      <style:table-row-propertie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text-properties style:font-name-complex="Arial" fo:font-size="11pt" style:font-size-asian="11pt" style:font-size-complex="11pt"/>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text-properties style:font-name-complex="Arial" fo:font-size="11pt" style:font-size-asian="11pt" style:font-size-complex="11pt"/>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text-properties style:font-name-complex="Arial" fo:font-size="11pt" style:font-size-asian="11pt" style:font-size-complex="11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text-properties style:font-name-complex="Arial" fo:font-size="11pt" style:font-size-asian="11pt" style:font-size-complex="11pt"/>
    </style:style>
    <style:style style:name="P1179" style:parent-style-name="Normal" style:master-page-name="MP1" style:family="paragraph">
      <style:paragraph-properties fo:break-before="page" fo:border="0.0069in solid #000000" fo:padding-top="0.0138in" fo:padding-left="0.0555in" fo:padding-bottom="0.0138in" fo:padding-right="0.0555in" style:shadow="none" fo:background-color="#DBE5F1"/>
    </style:style>
    <style:style style:name="T1183" style:parent-style-name="DefaultParagraphFont" style:family="text">
      <style:text-properties fo:font-weight="bold" style:font-weight-asian="bold" fo:font-size="14pt" style:font-size-asian="14pt"/>
    </style:style>
    <style:style style:name="T1184" style:parent-style-name="DefaultParagraphFont" style:family="text">
      <style:text-properties fo:font-size="10pt" style:font-size-asian="10pt"/>
    </style:style>
    <style:style style:name="T1185" style:parent-style-name="DefaultParagraphFont" style:family="text">
      <style:text-properties fo:font-size="10pt" style:font-size-asian="10pt" style:font-size-complex="10pt"/>
    </style:style>
    <style:style style:name="T1186" style:parent-style-name="DefaultParagraphFont" style:family="text">
      <style:text-properties fo:font-size="10pt" style:font-size-asian="10pt"/>
    </style:style>
    <style:style style:name="P1187" style:parent-style-name="Normal" style:family="paragraph">
      <style:paragraph-properties>
        <style:tab-stops>
          <style:tab-stop style:type="left" style:position="2.427in"/>
        </style:tab-stops>
      </style:paragraph-properties>
      <style:text-properties fo:font-weight="bold" style:font-weight-asian="bold" fo:font-size="11pt" style:font-size-asian="11pt"/>
    </style:style>
    <style:style style:name="T1188" style:parent-style-name="DefaultParagraphFont" style:family="text">
      <style:text-properties fo:font-weight="bold" style:font-weight-asian="bold" fo:font-size="11pt" style:font-size-asian="11pt"/>
    </style:style>
    <style:style style:name="P1189" style:parent-style-name="Normal" style:family="paragraph">
      <style:text-properties fo:font-weight="bold" style:font-weight-asian="bold" fo:font-size="11pt" style:font-size-asian="11pt" style:font-size-complex="11pt"/>
    </style:style>
    <style:style style:name="P1190" style:parent-style-name="Normal" style:family="paragraph">
      <style:paragraph-properties fo:text-align="justify"/>
    </style:style>
    <style:style style:name="T1191" style:parent-style-name="DefaultParagraphFont" style:family="text">
      <style:text-properties fo:font-size="11pt" style:font-size-asian="11pt" style:font-size-complex="11pt"/>
    </style:style>
    <style:style style:name="T1192" style:parent-style-name="DefaultParagraphFont" style:family="text">
      <style:text-properties fo:font-size="11pt" style:font-size-asian="11pt" style:font-size-complex="11pt"/>
    </style:style>
    <style:style style:name="T1193" style:parent-style-name="DefaultParagraphFont" style:family="text">
      <style:text-properties style:font-name-complex="Arial" fo:font-size="11pt" style:font-size-asian="11pt" style:font-size-complex="11pt"/>
    </style:style>
    <style:style style:name="T1194" style:parent-style-name="DefaultParagraphFont" style:family="text">
      <style:text-properties fo:font-size="11pt" style:font-size-asian="11pt" style:font-size-complex="11pt"/>
    </style:style>
    <style:style style:name="T1195" style:parent-style-name="DefaultParagraphFont" style:family="text">
      <style:text-properties fo:font-size="11pt" style:font-size-asian="11pt" style:font-size-complex="11pt"/>
    </style:style>
    <style:style style:name="T1196" style:parent-style-name="DefaultParagraphFont" style:family="text">
      <style:text-properties style:font-name-complex="Arial" fo:font-size="11pt" style:font-size-asian="11pt" style:font-size-complex="11pt"/>
    </style:style>
    <style:style style:name="P1197" style:parent-style-name="Normal" style:family="paragraph">
      <style:paragraph-properties fo:text-align="justify"/>
      <style:text-properties style:font-name-complex="Arial" fo:font-size="11pt" style:font-size-asian="11pt" style:font-size-complex="11pt"/>
    </style:style>
    <style:style style:name="P1198" style:parent-style-name="Normal" style:family="paragraph">
      <style:paragraph-properties fo:text-align="justify"/>
      <style:text-properties fo:font-size="11pt" style:font-size-asian="11pt" style:font-size-complex="11pt"/>
    </style:style>
    <style:style style:name="P1199" style:parent-style-name="Normal" style:family="paragraph">
      <style:paragraph-properties fo:text-align="justify"/>
    </style:style>
    <style:style style:name="P1200" style:parent-style-name="Normal" style:family="paragraph">
      <style:paragraph-properties fo:text-align="justify"/>
    </style:style>
    <style:style style:name="T1201" style:parent-style-name="DefaultParagraphFont" style:family="text">
      <style:text-properties fo:font-size="11pt" style:font-size-asian="11pt" style:font-size-complex="11pt"/>
    </style:style>
    <style:style style:name="T1202" style:parent-style-name="DefaultParagraphFont" style:family="text">
      <style:text-properties fo:font-size="11pt" style:font-size-asian="11pt" style:font-size-complex="11pt"/>
    </style:style>
    <style:style style:name="T1203" style:parent-style-name="DefaultParagraphFont" style:family="text">
      <style:text-properties style:font-weight-complex="bold" fo:font-size="11pt" style:font-size-asian="11pt" style:font-size-complex="11pt"/>
    </style:style>
    <style:style style:name="T1204" style:parent-style-name="DefaultParagraphFont" style:family="text">
      <style:text-properties fo:font-size="11pt" style:font-size-asian="11pt" style:font-size-complex="11pt"/>
    </style:style>
    <style:style style:name="T1205" style:parent-style-name="DefaultParagraphFont" style:family="text">
      <style:text-properties fo:font-size="11pt" style:font-size-asian="11pt" style:font-size-complex="11pt"/>
    </style:style>
    <style:style style:name="T1206" style:parent-style-name="DefaultParagraphFont" style:family="text">
      <style:text-properties fo:font-size="11pt" style:font-size-asian="11pt" style:font-size-complex="11pt"/>
    </style:style>
    <style:style style:name="T1207" style:parent-style-name="DefaultParagraphFont" style:family="text">
      <style:text-properties fo:font-size="11pt" style:font-size-asian="11pt" style:font-size-complex="11pt"/>
    </style:style>
    <style:style style:name="P1208" style:parent-style-name="Normal" style:family="paragraph">
      <style:paragraph-properties fo:text-align="justify"/>
      <style:text-properties style:font-name-complex="Arial" fo:font-size="11pt" style:font-size-asian="11pt" style:font-size-complex="11pt"/>
    </style:style>
    <style:style style:name="P1209" style:parent-style-name="Normal" style:family="paragraph">
      <style:paragraph-properties fo:text-align="justify"/>
      <style:text-properties style:font-name-complex="Arial" fo:font-size="11pt" style:font-size-asian="11pt" style:font-size-complex="11pt"/>
    </style:style>
    <style:style style:name="P1210" style:parent-style-name="Normal" style:family="paragraph">
      <style:paragraph-properties fo:text-align="justify"/>
      <style:text-properties fo:font-weight="bold" style:font-weight-asian="bold" fo:font-size="11pt" style:font-size-asian="11pt" style:font-size-complex="11pt"/>
    </style:style>
    <style:style style:name="P1211" style:parent-style-name="Normal" style:family="paragraph">
      <style:paragraph-properties fo:text-align="justify"/>
      <style:text-properties fo:font-size="11pt" style:font-size-asian="11pt" style:font-size-complex="11pt"/>
    </style:style>
    <style:style style:name="P1212" style:parent-style-name="Normal" style:family="paragraph">
      <style:text-properties fo:font-weight="bold" style:font-weight-asian="bold" fo:font-size="11pt" style:font-size-asian="11pt" style:font-size-complex="11pt"/>
    </style:style>
    <style:style style:name="T1213" style:parent-style-name="DefaultParagraphFont" style:family="text">
      <style:text-properties fo:font-weight="bold" style:font-weight-asian="bold" fo:font-size="11pt" style:font-size-asian="11pt" style:font-size-complex="11pt"/>
    </style:style>
    <style:style style:name="T1214" style:parent-style-name="DefaultParagraphFont" style:family="text">
      <style:text-properties fo:font-weight="bold" style:font-weight-asian="bold" fo:font-size="11pt" style:font-size-asian="11pt" style:font-size-complex="11pt"/>
    </style:style>
    <style:style style:name="P1215" style:parent-style-name="Normal" style:family="paragraph">
      <style:paragraph-properties fo:text-align="justify"/>
      <style:text-properties fo:font-weight="bold" style:font-weight-asian="bold" fo:font-size="11pt" style:font-size-asian="11pt" style:font-size-complex="11pt"/>
    </style:style>
    <style:style style:name="P1216" style:parent-style-name="Normal" style:family="paragraph">
      <style:paragraph-properties fo:text-align="justify"/>
      <style:text-properties fo:font-size="11pt" style:font-size-asian="11pt" style:font-size-complex="11pt"/>
    </style:style>
    <style:style style:name="P1217" style:parent-style-name="Normal" style:family="paragraph">
      <style:paragraph-properties fo:text-align="justify"/>
      <style:text-properties fo:font-size="11pt" style:font-size-asian="11pt" style:font-size-complex="11pt"/>
    </style:style>
    <style:style style:name="P1218" style:parent-style-name="Normal" style:family="paragraph">
      <style:paragraph-properties fo:text-align="justify"/>
      <style:text-properties fo:font-size="11pt" style:font-size-asian="11pt" style:font-size-complex="11pt"/>
    </style:style>
    <style:style style:name="P1219" style:parent-style-name="Normal" style:family="paragraph">
      <style:paragraph-properties fo:text-align="justify"/>
      <style:text-properties fo:font-size="11pt" style:font-size-asian="11pt" style:font-size-complex="11pt"/>
    </style:style>
    <style:style style:name="P1220" style:parent-style-name="Normal" style:family="paragraph">
      <style:paragraph-properties fo:text-align="justify"/>
      <style:text-properties fo:font-size="11pt" style:font-size-asian="11pt" style:font-size-complex="11pt"/>
    </style:style>
    <style:style style:name="P1221" style:parent-style-name="Normal" style:family="paragraph">
      <style:paragraph-properties fo:text-align="justify"/>
      <style:text-properties fo:font-size="11pt" style:font-size-asian="11pt" style:font-size-complex="11pt"/>
    </style:style>
    <style:style style:name="P1222" style:parent-style-name="Normal" style:family="paragraph">
      <style:paragraph-properties fo:text-align="justify"/>
      <style:text-properties fo:font-size="11pt" style:font-size-asian="11pt" style:font-size-complex="11pt"/>
    </style:style>
    <style:style style:name="P1223" style:parent-style-name="Normal" style:family="paragraph">
      <style:paragraph-properties fo:text-align="justify"/>
      <style:text-properties fo:font-size="11pt" style:font-size-asian="11pt" style:font-size-complex="11pt"/>
    </style:style>
    <style:style style:name="P1224" style:parent-style-name="Normal" style:family="paragraph">
      <style:paragraph-properties fo:text-align="justify"/>
      <style:text-properties fo:font-size="11pt" style:font-size-asian="11pt" style:font-size-complex="11pt"/>
    </style:style>
    <style:style style:name="P1225" style:parent-style-name="Normal" style:family="paragraph">
      <style:paragraph-properties fo:text-align="justify"/>
      <style:text-properties fo:font-size="11pt" style:font-size-asian="11pt" style:font-size-complex="11pt"/>
    </style:style>
    <style:style style:name="P1226" style:parent-style-name="Normal" style:family="paragraph">
      <style:paragraph-properties fo:text-align="justify"/>
      <style:text-properties fo:font-size="11pt" style:font-size-asian="11pt" style:font-size-complex="11pt"/>
    </style:style>
    <style:style style:name="P1227" style:parent-style-name="Normal" style:family="paragraph">
      <style:paragraph-properties fo:text-align="justify"/>
      <style:text-properties fo:font-size="11pt" style:font-size-asian="11pt" style:font-size-complex="11pt"/>
    </style:style>
    <style:style style:name="P1228" style:parent-style-name="Normal" style:family="paragraph">
      <style:paragraph-properties fo:text-align="justify"/>
      <style:text-properties fo:font-size="11pt" style:font-size-asian="11pt" style:font-size-complex="11pt"/>
    </style:style>
    <style:style style:name="P1229" style:parent-style-name="Normal" style:family="paragraph">
      <style:paragraph-properties fo:text-align="justify"/>
      <style:text-properties fo:font-size="11pt" style:font-size-asian="11pt" style:font-size-complex="11pt"/>
    </style:style>
    <style:style style:name="P1230" style:parent-style-name="Normal" style:family="paragraph">
      <style:paragraph-properties fo:text-align="justify" fo:margin-bottom="0.1388in"/>
    </style:style>
    <style:style style:name="T1231" style:parent-style-name="DefaultParagraphFont" style:family="text">
      <style:text-properties fo:font-size="11pt" style:font-size-asian="11pt" style:font-size-complex="11pt"/>
    </style:style>
    <style:style style:name="T1232" style:parent-style-name="DefaultParagraphFont" style:family="text">
      <style:text-properties fo:font-size="11pt" style:font-size-asian="11pt" style:font-size-complex="11pt"/>
    </style:style>
    <style:style style:name="P1233" style:parent-style-name="Normal" style:family="paragraph">
      <style:text-properties fo:font-weight="bold" style:font-weight-asian="bold" fo:font-size="11pt" style:font-size-asian="11pt" style:font-size-complex="11pt"/>
    </style:style>
    <style:style style:name="P1234" style:parent-style-name="Normal" style:family="paragraph">
      <style:text-properties fo:font-size="11pt" style:font-size-asian="11pt" style:font-size-complex="11pt"/>
    </style:style>
    <style:style style:name="P1235" style:parent-style-name="Normal" style:family="paragraph">
      <style:paragraph-properties fo:text-align="justify"/>
      <style:text-properties fo:font-size="11pt" style:font-size-asian="11pt" style:font-size-complex="11pt"/>
    </style:style>
    <style:style style:name="P1236" style:parent-style-name="Normal" style:family="paragraph">
      <style:paragraph-properties fo:text-align="justify"/>
      <style:text-properties fo:font-size="11pt" style:font-size-asian="11pt" style:font-size-complex="11pt"/>
    </style:style>
    <style:style style:name="P1237" style:parent-style-name="Normal" style:family="paragraph">
      <style:paragraph-properties fo:text-align="justify"/>
      <style:text-properties fo:font-size="11pt" style:font-size-asian="11pt" style:font-size-complex="11pt"/>
    </style:style>
    <style:style style:name="P1238" style:parent-style-name="Normal" style:family="paragraph">
      <style:paragraph-properties fo:text-align="justify"/>
      <style:text-properties fo:font-size="11pt" style:font-size-asian="11pt" style:font-size-complex="11pt"/>
    </style:style>
    <style:style style:name="P1239" style:parent-style-name="Normal" style:family="paragraph">
      <style:paragraph-properties fo:text-align="justify"/>
      <style:text-properties fo:font-size="11pt" style:font-size-asian="11pt" style:font-size-complex="11pt"/>
    </style:style>
    <style:style style:name="P1240" style:parent-style-name="Normal" style:family="paragraph">
      <style:paragraph-properties fo:text-align="justify"/>
      <style:text-properties fo:font-size="11pt" style:font-size-asian="11pt" style:font-size-complex="11pt"/>
    </style:style>
    <style:style style:name="P1241" style:parent-style-name="Normal" style:family="paragraph">
      <style:paragraph-properties fo:text-align="justify"/>
      <style:text-properties fo:font-size="11pt" style:font-size-asian="11pt" style:font-size-complex="11pt"/>
    </style:style>
    <style:style style:name="P1242" style:parent-style-name="Normal" style:family="paragraph">
      <style:paragraph-properties fo:text-align="justify"/>
      <style:text-properties fo:font-size="11pt" style:font-size-asian="11pt" style:font-size-complex="11pt"/>
    </style:style>
    <style:style style:name="T1243" style:parent-style-name="DefaultParagraphFont" style:family="text">
      <style:text-properties fo:font-weight="bold" style:font-weight-asian="bold" fo:font-size="11pt" style:font-size-asian="11pt" style:font-size-complex="11pt"/>
    </style:style>
    <style:style style:name="P1244" style:parent-style-name="Normal" style:family="paragraph">
      <style:text-properties fo:font-size="11pt" style:font-size-asian="11pt" style:font-size-complex="11pt"/>
    </style:style>
    <style:style style:name="P1245" style:parent-style-name="Normal" style:family="paragraph">
      <style:paragraph-properties fo:text-align="justify"/>
      <style:text-properties fo:font-size="11pt" style:font-size-asian="11pt" style:font-size-complex="11pt"/>
    </style:style>
    <style:style style:name="P1246" style:parent-style-name="Normal" style:family="paragraph">
      <style:text-properties fo:font-size="11pt" style:font-size-asian="11pt" style:font-size-complex="11pt"/>
    </style:style>
    <style:style style:name="P1247" style:parent-style-name="Normal" style:family="paragraph">
      <style:text-properties fo:font-size="11pt" style:font-size-asian="11pt" style:font-size-complex="11pt"/>
    </style:style>
    <style:style style:name="P1248" style:parent-style-name="Normal" style:family="paragraph">
      <style:text-properties fo:font-size="11pt" style:font-size-asian="11pt" style:font-size-complex="11pt"/>
    </style:style>
    <style:style style:name="P1249" style:parent-style-name="Normal" style:family="paragraph">
      <style:text-properties fo:font-size="11pt" style:font-size-asian="11pt" style:font-size-complex="11pt"/>
    </style:style>
    <style:style style:name="P1250" style:parent-style-name="Normal" style:family="paragraph">
      <style:text-properties fo:font-size="11pt" style:font-size-asian="11pt" style:font-size-complex="11pt"/>
    </style:style>
    <style:style style:name="P1251" style:parent-style-name="Normal" style:family="paragraph">
      <style:text-properties fo:font-size="11pt" style:font-size-asian="11pt" style:font-size-complex="11pt"/>
    </style:style>
    <style:style style:name="P1252" style:parent-style-name="Normal" style:family="paragraph">
      <style:text-properties fo:font-size="11pt" style:font-size-asian="11pt" style:font-size-complex="11pt"/>
    </style:style>
    <style:style style:name="P1253" style:parent-style-name="Normal" style:family="paragraph">
      <style:text-properties fo:font-size="11pt" style:font-size-asian="11pt" style:font-size-complex="11pt"/>
    </style:style>
    <style:style style:name="P1254" style:parent-style-name="Normal" style:family="paragraph">
      <style:text-properties fo:font-size="11pt" style:font-size-asian="11pt" style:font-size-complex="11pt"/>
    </style:style>
    <style:style style:name="P1255" style:parent-style-name="Normal" style:family="paragraph">
      <style:text-properties fo:font-size="11pt" style:font-size-asian="11pt" style:font-size-complex="11pt"/>
    </style:style>
    <style:style style:name="P1256" style:parent-style-name="Normal" style:family="paragraph">
      <style:text-properties fo:font-size="11pt" style:font-size-asian="11pt" style:font-size-complex="11pt"/>
    </style:style>
    <style:style style:name="P1257" style:parent-style-name="Normal" style:family="paragraph">
      <style:text-properties fo:font-size="11pt" style:font-size-asian="11pt" style:font-size-complex="11pt"/>
    </style:style>
    <style:style style:name="P1258" style:parent-style-name="Normal" style:family="paragraph">
      <style:text-properties fo:font-size="11pt" style:font-size-asian="11pt" style:font-size-complex="11pt"/>
    </style:style>
    <style:style style:name="P1259" style:parent-style-name="Normal" style:family="paragraph">
      <style:text-properties fo:font-size="11pt" style:font-size-asian="11pt" style:font-size-complex="11pt"/>
    </style:style>
    <style:style style:name="P1260" style:parent-style-name="Normal" style:family="paragraph">
      <style:text-properties fo:font-size="11pt" style:font-size-asian="11pt" style:font-size-complex="11pt"/>
    </style:style>
    <style:style style:name="P1261" style:parent-style-name="Normal" style:family="paragraph">
      <style:text-properties fo:font-size="11pt" style:font-size-asian="11pt" style:font-size-complex="11pt"/>
    </style:style>
    <style:style style:name="P1262" style:parent-style-name="Normal" style:family="paragraph">
      <style:text-properties fo:font-size="11pt" style:font-size-asian="11pt" style:font-size-complex="11pt"/>
    </style:style>
    <style:style style:name="P1263" style:parent-style-name="Normal" style:family="paragraph">
      <style:text-properties fo:font-size="11pt" style:font-size-asian="11pt" style:font-size-complex="11pt"/>
    </style:style>
    <style:style style:name="P1264" style:parent-style-name="Normal" style:family="paragraph">
      <style:text-properties fo:font-size="11pt" style:font-size-asian="11pt" style:font-size-complex="11pt"/>
    </style:style>
    <style:style style:name="P1265" style:parent-style-name="Normal" style:family="paragraph">
      <style:text-properties fo:font-size="11pt" style:font-size-asian="11pt" style:font-size-complex="11pt"/>
    </style:style>
    <style:style style:name="P1266" style:parent-style-name="Normal" style:family="paragraph">
      <style:text-properties fo:font-size="11pt" style:font-size-asian="11pt" style:font-size-complex="11pt"/>
    </style:style>
    <style:style style:name="P1267" style:parent-style-name="Normal" style:family="paragraph">
      <style:paragraph-properties fo:break-before="page"/>
      <style:text-properties fo:font-size="11pt" style:font-size-asian="11pt" style:font-size-complex="11pt"/>
    </style:style>
    <style:style style:name="P1268" style:parent-style-name="Normal" style:family="paragraph">
      <style:paragraph-properties fo:text-align="center"/>
      <style:text-properties style:font-name-complex="Arial" fo:font-weight="bold" style:font-weight-asian="bold" style:font-weight-complex="bold" fo:font-size="11pt" style:font-size-asian="11pt" style:font-size-complex="11pt" style:language-asian="en" style:country-asian="GB"/>
    </style:style>
    <style:style style:name="P1269" style:parent-style-name="Normal" style:family="paragraph">
      <style:paragraph-properties fo:text-align="center"/>
      <style:text-properties style:font-name-complex="Arial" fo:font-weight="bold" style:font-weight-asian="bold" style:font-weight-complex="bold" fo:font-size="11pt" style:font-size-asian="11pt" style:font-size-complex="11pt" style:language-asian="en" style:country-asian="GB"/>
    </style:style>
    <style:style style:name="P1270" style:parent-style-name="Normal" style:family="paragraph">
      <style:paragraph-properties fo:text-align="center"/>
      <style:text-properties style:font-name-complex="Arial" fo:font-weight="bold" style:font-weight-asian="bold" style:font-weight-complex="bold" fo:font-size="11pt" style:font-size-asian="11pt" style:font-size-complex="11pt" style:language-asian="en" style:country-asian="GB"/>
    </style:style>
    <style:style style:name="P1271" style:parent-style-name="Normal" style:family="paragraph">
      <style:paragraph-properties fo:text-align="center"/>
      <style:text-properties style:font-name-complex="Arial" fo:font-weight="bold" style:font-weight-asian="bold" style:font-weight-complex="bold" fo:font-size="11pt" style:font-size-asian="11pt" style:font-size-complex="11pt" style:language-asian="en" style:country-asian="GB"/>
    </style:style>
    <style:style style:name="P1272" style:parent-style-name="Normal" style:family="paragraph">
      <style:paragraph-properties fo:text-align="justify"/>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273" style:parent-style-name="Normal" style:family="paragraph">
      <style:paragraph-properties fo:text-align="justify"/>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274"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275" style:parent-style-name="Normal" style:family="paragraph">
      <style:paragraph-properties fo:text-align="justify"/>
    </style:style>
    <style:style style:name="T127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77" style:parent-style-name="DefaultParagraphFont" style:family="text">
      <style:text-properties style:font-name-complex="Arial" style:font-weight-complex="bold" fo:font-size="11pt" style:font-size-asian="11pt" style:font-size-complex="11pt" style:language-asian="en" style:country-asian="GB"/>
    </style:style>
    <style:style style:name="P1278" style:parent-style-name="Normal" style:family="paragraph">
      <style:paragraph-properties fo:text-align="justify"/>
      <style:text-properties style:font-name-complex="Arial" style:font-weight-complex="bold" fo:font-size="11pt" style:font-size-asian="11pt" style:font-size-complex="11pt" style:language-asian="en" style:country-asian="GB"/>
    </style:style>
    <style:style style:name="P1279" style:parent-style-name="Normal" style:family="paragraph">
      <style:paragraph-properties fo:text-align="justify"/>
    </style:style>
    <style:style style:name="T128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81" style:parent-style-name="DefaultParagraphFont" style:family="text">
      <style:text-properties style:font-name-complex="Arial" style:font-weight-complex="bold" fo:font-size="11pt" style:font-size-asian="11pt" style:font-size-complex="11pt" style:language-asian="en" style:country-asian="GB"/>
    </style:style>
    <style:style style:name="P1282"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283" style:parent-style-name="Normal" style:family="paragraph">
      <style:paragraph-properties fo:text-align="justify"/>
    </style:style>
    <style:style style:name="T1284"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85" style:parent-style-name="DefaultParagraphFont" style:family="text">
      <style:text-properties style:font-name-complex="Arial" style:font-weight-complex="bold" fo:font-size="11pt" style:font-size-asian="11pt" style:font-size-complex="11pt" style:language-asian="en" style:country-asian="GB"/>
    </style:style>
    <style:style style:name="T128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8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88" style:parent-style-name="DefaultParagraphFont" style:family="text">
      <style:text-properties style:font-name-complex="Arial" style:font-weight-complex="bold" fo:font-size="11pt" style:font-size-asian="11pt" style:font-size-complex="11pt" style:language-asian="en" style:country-asian="GB"/>
    </style:style>
    <style:style style:name="T128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290"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291" style:parent-style-name="Normal" style:family="paragraph">
      <style:paragraph-properties fo:text-align="justify"/>
    </style:style>
    <style:style style:name="T129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93" style:parent-style-name="DefaultParagraphFont" style:family="text">
      <style:text-properties style:font-name-complex="Arial" style:font-weight-complex="bold" fo:font-size="11pt" style:font-size-asian="11pt" style:font-size-complex="11pt" style:language-asian="en" style:country-asian="GB"/>
    </style:style>
    <style:style style:name="T1294"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95" style:parent-style-name="DefaultParagraphFont" style:family="text">
      <style:text-properties style:font-name-complex="Arial" style:font-weight-complex="bold" fo:font-size="11pt" style:font-size-asian="11pt" style:font-size-complex="11pt" style:language-asian="en" style:country-asian="GB"/>
    </style:style>
    <style:style style:name="P1296"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297" style:parent-style-name="Normal" style:family="paragraph">
      <style:paragraph-properties fo:text-align="justify"/>
    </style:style>
    <style:style style:name="T129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299" style:parent-style-name="DefaultParagraphFont" style:family="text">
      <style:text-properties style:font-name-complex="Arial" style:font-weight-complex="bold" fo:font-size="11pt" style:font-size-asian="11pt" style:font-size-complex="11pt" style:language-asian="en" style:country-asian="GB"/>
    </style:style>
    <style:style style:name="P1300"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301" style:parent-style-name="Normal" style:family="paragraph">
      <style:paragraph-properties fo:text-align="justify"/>
    </style:style>
    <style:style style:name="T130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1303" style:parent-style-name="DefaultParagraphFont" style:family="text">
      <style:text-properties style:font-name-complex="Arial" style:font-weight-complex="bold" fo:font-size="11pt" style:font-size-asian="11pt" style:font-size-complex="11pt" style:language-asian="en" style:country-asian="GB"/>
    </style:style>
    <style:style style:name="P1304" style:parent-style-name="Normal" style:family="paragraph">
      <style:paragraph-properties fo:text-align="justify"/>
      <style:text-properties style:font-name-complex="Arial" fo:font-weight="bold" style:font-weight-asian="bold" style:font-weight-complex="bold" fo:font-size="11pt" style:font-size-asian="11pt" style:font-size-complex="11pt" style:language-asian="en" style:country-asian="GB"/>
    </style:style>
    <style:style style:name="P1305" style:parent-style-name="Normal" style:family="paragraph">
      <style:paragraph-properties fo:text-align="justify"/>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306" style:parent-style-name="Normal" style:family="paragraph">
      <style:paragraph-properties fo:text-align="justify"/>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307" style:parent-style-name="Normal" style:family="paragraph">
      <style:paragraph-properties fo:text-align="justify"/>
    </style:style>
    <style:style style:name="T1308" style:parent-style-name="DefaultParagraphFont" style:family="text">
      <style:text-properties style:font-name-complex="Arial" fo:font-size="11pt" style:font-size-asian="11pt" style:font-size-complex="11pt" style:language-asian="en" style:country-asian="GB"/>
    </style:style>
    <style:style style:name="T1309" style:parent-style-name="DefaultParagraphFont" style:family="text">
      <style:text-properties style:font-name-complex="Arial" fo:font-size="11pt" style:font-size-asian="11pt" style:font-size-complex="11pt" style:language-asian="en" style:country-asian="GB"/>
    </style:style>
    <style:style style:name="P1310" style:parent-style-name="Normal" style:family="paragraph">
      <style:paragraph-properties fo:text-align="justify"/>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P1311" style:parent-style-name="Normal" style:family="paragraph">
      <style:paragraph-properties fo:text-align="justify"/>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312" style:parent-style-name="Normal" style:family="paragraph">
      <style:paragraph-properties fo:background-color="#FFFFFF"/>
      <style:text-properties style:font-name-complex="Arial" style:font-weight-complex="bold" fo:font-style="italic" style:font-style-asian="italic" style:font-style-complex="italic" fo:font-size="11pt" style:font-size-asian="11pt" style:font-size-complex="11pt" fo:language="en" fo:country="IE"/>
    </style:style>
    <style:style style:name="P1313" style:parent-style-name="Normal" style:family="paragraph">
      <style:paragraph-properties fo:background-color="#FFFFFF"/>
    </style:style>
    <style:style style:name="T1314"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IE"/>
    </style:style>
    <style:style style:name="T1315"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T1316" style:parent-style-name="DefaultParagraphFont" style:family="text">
      <style:text-properties style:font-name-complex="Arial" fo:font-style="italic" style:font-style-asian="italic" style:font-style-complex="italic" fo:font-size="11pt" style:font-size-asian="11pt" style:font-size-complex="11pt" fo:language="es" fo:country="MX"/>
    </style:style>
    <style:style style:name="P1317" style:parent-style-name="Normal" style:family="paragraph">
      <style:paragraph-properties fo:text-align="justify" fo:background-color="#FFFFFF"/>
    </style:style>
    <style:style style:name="T1318"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IE"/>
    </style:style>
    <style:style style:name="T1319"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T1320"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T1321" style:parent-style-name="DefaultParagraphFont" style:family="text">
      <style:text-properties style:font-name-complex="Arial" fo:font-style="italic" style:font-style-asian="italic" style:font-style-complex="italic" fo:font-size="11pt" style:font-size-asian="11pt" style:font-size-complex="11pt" fo:language="es" fo:country="MX"/>
    </style:style>
    <style:style style:name="P1322" style:parent-style-name="Normal" style:family="paragraph">
      <style:paragraph-properties fo:text-align="justify" fo:background-color="#FFFFFF"/>
    </style:style>
    <style:style style:name="T1323"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IE"/>
    </style:style>
    <style:style style:name="T1324"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T1325"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P1326" style:parent-style-name="Normal" style:family="paragraph">
      <style:paragraph-properties fo:text-align="justify" fo:background-color="#FFFFFF"/>
    </style:style>
    <style:style style:name="T1327" style:parent-style-name="DefaultParagraphFont" style:family="text">
      <style:text-properties style:font-name-complex="Arial" fo:font-style="italic" style:font-style-asian="italic" style:font-style-complex="italic" fo:font-size="11pt" style:font-size-asian="11pt" style:font-size-complex="11pt" fo:language="es" fo:country="MX"/>
    </style:style>
    <style:style style:name="P1328" style:parent-style-name="Normal" style:family="paragraph">
      <style:paragraph-properties fo:text-align="justify" fo:background-color="#FFFFFF"/>
    </style:style>
    <style:style style:name="T1329" style:parent-style-name="DefaultParagraphFont" style:family="text">
      <style:text-properties style:font-name-complex="Arial" style:font-weight-complex="bold" fo:font-style="italic" style:font-style-asian="italic" style:font-style-complex="italic" fo:font-size="11pt" style:font-size-asian="11pt" style:font-size-complex="11pt" fo:language="en" fo:country="IE"/>
    </style:style>
    <style:style style:name="T1330"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fo:language="en" fo:country="IE"/>
    </style:style>
    <style:style style:name="T1331" style:parent-style-name="DefaultParagraphFont" style:family="text">
      <style:text-properties style:font-name-complex="Arial" fo:font-style="italic" style:font-style-asian="italic" style:font-style-complex="italic" fo:font-size="11pt" style:font-size-asian="11pt" style:font-size-complex="11pt" fo:language="es" fo:country="MX"/>
    </style:style>
    <style:style style:name="P1332" style:parent-style-name="Normal" style:family="paragraph">
      <style:paragraph-properties fo:text-align="justify"/>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333" style:parent-style-name="Normal" style:family="paragraph">
      <style:paragraph-properties fo:text-align="justify"/>
      <style:text-properties style:font-name-complex="Arial" fo:font-size="11pt" style:font-size-asian="11pt" style:font-size-complex="11pt"/>
    </style:style>
    <style:style style:name="P1334" style:parent-style-name="MDPI_1.2_title" style:family="paragraph">
      <style:paragraph-properties fo:text-align="justify" fo:margin-bottom="0in" fo:line-height="100%"/>
    </style:style>
    <style:style style:name="T1335"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36"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1337"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1338"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39"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40"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41"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42"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43"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44"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45"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46"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47"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48"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49"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style:style>
    <style:style style:name="T1350"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P1351" style:parent-style-name="MDPI_1.2_title" style:family="paragraph">
      <style:paragraph-properties fo:text-align="justify" fo:margin-bottom="0in" fo:line-height="100%"/>
    </style:style>
    <style:style style:name="T1352"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style:style>
    <style:style style:name="T1353"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1354" style:parent-style-name="DefaultParagraphFont" style:family="text">
      <style:text-properties style:font-name="Arial" style:font-name-complex="Arial" fo:font-style="italic" style:font-style-asian="italic" style:use-window-font-color="true" fo:font-size="11pt" style:font-size-asian="11pt" style:font-size-complex="11pt"/>
    </style:style>
    <style:style style:name="T1355"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fo:language="es" fo:country="MX"/>
    </style:style>
    <style:style style:name="T1356" style:parent-style-name="DefaultParagraphFont" style:family="text">
      <style:text-properties style:font-name="Arial" style:font-name-complex="Arial" fo:font-weight="normal" style:font-weight-asian="normal" fo:font-style="italic" style:font-style-asian="italic" style:use-window-font-color="true" style:text-position="super 63.6%" fo:font-size="11pt" style:font-size-asian="11pt" style:font-size-complex="11pt" fo:language="es" fo:country="MX"/>
    </style:style>
    <style:style style:name="T1357" style:parent-style-name="DefaultParagraphFont" style:family="text">
      <style:text-properties style:font-name="Arial" style:font-name-complex="Arial" fo:font-weight="normal" style:font-weight-asian="normal" fo:font-style="italic" style:font-style-asian="italic" style:use-window-font-color="true" fo:font-size="11pt" style:font-size-asian="11pt" style:font-size-complex="11pt" fo:language="es" fo:country="MX"/>
    </style:style>
    <style:style style:name="P1358" style:parent-style-name="Normal" style:family="paragraph">
      <style:paragraph-properties fo:text-align="justify"/>
      <style:text-properties style:font-name-complex="Arial" fo:font-size="11pt" style:font-size-asian="11pt" style:font-size-complex="11pt"/>
    </style:style>
    <style:style style:name="P1359" style:parent-style-name="Normal" style:family="paragraph">
      <style:paragraph-properties fo:text-align="justify"/>
      <style:text-properties style:font-name-complex="Arial" fo:font-size="11pt" style:font-size-asian="11pt" style:font-size-complex="11pt"/>
    </style:style>
    <style:style style:name="P1360" style:parent-style-name="Normal" style:family="paragraph">
      <style:paragraph-properties fo:text-align="justify"/>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361" style:parent-style-name="Normal" style:family="paragraph">
      <style:paragraph-properties fo:text-align="justify"/>
      <style:text-properties style:font-name-complex="Arial" fo:font-size="11pt" style:font-size-asian="11pt" style:font-size-complex="11pt"/>
    </style:style>
    <style:style style:name="P1362" style:parent-style-name="Normal" style:family="paragraph">
      <style:paragraph-properties fo:text-align="justify"/>
    </style:style>
    <style:style style:name="T1363" style:parent-style-name="DefaultParagraphFont" style:family="text">
      <style:text-properties style:font-name-complex="Arial" fo:font-style="italic" style:font-style-asian="italic" fo:font-size="11pt" style:font-size-asian="11pt" style:font-size-complex="11pt"/>
    </style:style>
    <style:style style:name="T1364"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365" style:parent-style-name="DefaultParagraphFont" style:family="text">
      <style:text-properties style:font-name-complex="Arial" fo:font-style="italic" style:font-style-asian="italic" fo:font-size="11pt" style:font-size-asian="11pt" style:font-size-complex="11pt" fo:language="en"/>
    </style:style>
    <style:style style:name="T1366" style:parent-style-name="DefaultParagraphFont" style:family="text">
      <style:text-properties style:font-name-complex="Arial" fo:font-style="italic" style:font-style-asian="italic" fo:font-size="11pt" style:font-size-asian="11pt" style:font-size-complex="11pt" fo:language="en"/>
    </style:style>
    <style:style style:name="P1367" style:parent-style-name="Normal" style:family="paragraph">
      <style:paragraph-properties fo:text-align="justify"/>
    </style:style>
    <style:style style:name="T1368" style:parent-style-name="DefaultParagraphFont" style:family="text">
      <style:text-properties style:font-name-complex="Arial" fo:font-size="11pt" style:font-size-asian="11pt" style:font-size-complex="11pt"/>
    </style:style>
    <style:style style:name="T1369" style:parent-style-name="DefaultParagraphFont" style:family="text">
      <style:text-properties style:font-name-complex="Arial" fo:font-weight="bold" style:font-weight-asian="bold" fo:font-size="11pt" style:font-size-asian="11pt" style:font-size-complex="11pt"/>
    </style:style>
    <style:style style:name="T1370" style:parent-style-name="DefaultParagraphFont" style:family="text">
      <style:text-properties style:font-name-complex="Arial" style:font-weight-complex="bold" fo:font-style="italic" style:font-style-asian="italic" fo:font-size="11pt" style:font-size-asian="11pt" style:font-size-complex="11pt" fo:language="en"/>
    </style:style>
    <style:style style:name="T1371" style:parent-style-name="DefaultParagraphFont" style:family="text">
      <style:text-properties style:font-name-complex="Arial" style:font-weight-complex="bold" fo:font-style="italic" style:font-style-asian="italic" fo:font-size="11pt" style:font-size-asian="11pt" style:font-size-complex="11pt" fo:language="en"/>
    </style:style>
    <style:style style:name="P1372" style:parent-style-name="Normal" style:family="paragraph">
      <style:paragraph-properties fo:text-align="justify"/>
      <style:text-properties style:font-name-complex="Arial" fo:font-size="11pt" style:font-size-asian="11pt" style:font-size-complex="11pt"/>
    </style:style>
    <style:style style:name="P1373" style:parent-style-name="Normal" style:family="paragraph">
      <style:paragraph-properties fo:text-align="justify"/>
      <style:text-properties style:font-name-complex="Arial" fo:font-size="11pt" style:font-size-asian="11pt" style:font-size-complex="11pt"/>
    </style:style>
    <style:style style:name="P1374" style:parent-style-name="Normal" style:family="paragraph">
      <style:paragraph-properties fo:text-align="justify"/>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375" style:parent-style-name="Normal" style:family="paragraph">
      <style:paragraph-properties fo:text-align="justify"/>
      <style:text-properties style:font-name-complex="Arial" fo:font-size="11pt" style:font-size-asian="11pt" style:font-size-complex="11pt"/>
    </style:style>
    <style:style style:name="P1376" style:parent-style-name="Normal" style:family="paragraph">
      <style:paragraph-properties fo:text-align="justify"/>
    </style:style>
    <style:style style:name="T1377" style:parent-style-name="DefaultParagraphFont" style:family="text">
      <style:text-properties style:font-name-complex="Arial" fo:font-style="italic" style:font-style-asian="italic" style:font-style-complex="italic" fo:font-size="11pt" style:font-size-asian="11pt" style:font-size-complex="11pt" fo:language="en" fo:country="IE" style:language-asian="en" style:country-asian="IE"/>
    </style:style>
    <style:style style:name="T1378" style:parent-style-name="DefaultParagraphFont" style:family="text">
      <style:text-properties style:font-name-complex="Arial" fo:font-weight="bold" style:font-weight-asian="bold" fo:font-style="italic" style:font-style-asian="italic" style:font-style-complex="italic" fo:font-size="11pt" style:font-size-asian="11pt" style:font-size-complex="11pt" fo:language="en" fo:country="IE" style:language-asian="en" style:country-asian="IE"/>
    </style:style>
    <style:style style:name="T1379" style:parent-style-name="DefaultParagraphFont" style:family="text">
      <style:text-properties style:font-name-complex="Arial" fo:font-weight="bold" style:font-weight-asian="bold" fo:font-size="11pt" style:font-size-asian="11pt" style:font-size-complex="11pt" fo:language="en" fo:country="IE" style:language-asian="en" style:country-asian="IE"/>
    </style:style>
    <style:style style:name="T1380" style:parent-style-name="DefaultParagraphFont" style:family="text">
      <style:text-properties style:font-name-complex="Arial" style:font-style-complex="italic" fo:font-size="11pt" style:font-size-asian="11pt" style:font-size-complex="11pt" fo:language="en" fo:country="IE" style:language-asian="en" style:country-asian="IE"/>
    </style:style>
    <style:style style:name="P1381" style:parent-style-name="Normal" style:family="paragraph">
      <style:paragraph-properties fo:text-align="justify"/>
    </style:style>
    <style:style style:name="T1382" style:parent-style-name="DefaultParagraphFont" style:family="text">
      <style:text-properties style:font-name-complex="Arial" fo:font-style="italic" style:font-style-asian="italic" fo:font-size="11pt" style:font-size-asian="11pt" style:font-size-complex="11pt" fo:language="en" fo:country="IE" style:language-asian="en" style:country-asian="IE"/>
    </style:style>
    <style:style style:name="T1383" style:parent-style-name="DefaultParagraphFont" style:family="text">
      <style:text-properties style:font-name-complex="Arial" fo:font-weight="bold" style:font-weight-asian="bold" fo:font-style="italic" style:font-style-asian="italic" fo:font-size="11pt" style:font-size-asian="11pt" style:font-size-complex="11pt" fo:language="en" fo:country="IE" style:language-asian="en" style:country-asian="IE"/>
    </style:style>
    <style:style style:name="T1384" style:parent-style-name="DefaultParagraphFont" style:family="text">
      <style:text-properties style:font-name-complex="Arial" fo:font-weight="bold" style:font-weight-asian="bold" fo:font-style="italic" style:font-style-asian="italic" fo:font-size="11pt" style:font-size-asian="11pt" style:font-size-complex="11pt" fo:language="en" fo:country="IE" style:language-asian="en" style:country-asian="IE"/>
    </style:style>
    <style:style style:name="T1385" style:parent-style-name="DefaultParagraphFont" style:family="text">
      <style:text-properties style:font-name-complex="Arial" fo:font-size="11pt" style:font-size-asian="11pt" style:font-size-complex="11pt" fo:language="en" fo:country="IE" style:language-asian="en" style:country-asian="IE"/>
    </style:style>
    <style:style style:name="P1386" style:parent-style-name="Normal" style:family="paragraph">
      <style:paragraph-properties fo:text-align="justify"/>
    </style:style>
    <style:style style:name="T1387" style:parent-style-name="DefaultParagraphFont" style:family="text">
      <style:text-properties style:font-name-complex="Arial" fo:font-size="11pt" style:font-size-asian="11pt" style:font-size-complex="11pt" fo:language="en" fo:country="IE" style:language-asian="en" style:country-asian="IE"/>
    </style:style>
    <style:style style:name="T1388" style:parent-style-name="DefaultParagraphFont" style:family="text">
      <style:text-properties style:font-name-complex="Arial" fo:font-weight="bold" style:font-weight-asian="bold" fo:font-size="11pt" style:font-size-asian="11pt" style:font-size-complex="11pt" fo:language="en" fo:country="IE" style:language-asian="en" style:country-asian="IE"/>
    </style:style>
    <style:style style:name="T1389" style:parent-style-name="DefaultParagraphFont" style:family="text">
      <style:text-properties style:font-name-complex="Arial" fo:font-weight="bold" style:font-weight-asian="bold" fo:font-style="italic" style:font-style-asian="italic" style:font-style-complex="italic" fo:font-size="11pt" style:font-size-asian="11pt" style:font-size-complex="11pt" fo:language="en" fo:country="IE" style:language-asian="en" style:country-asian="IE"/>
    </style:style>
    <style:style style:name="T1390" style:parent-style-name="DefaultParagraphFont" style:family="text">
      <style:text-properties style:font-name-complex="Arial" style:font-style-complex="italic" fo:font-size="11pt" style:font-size-asian="11pt" style:font-size-complex="11pt" fo:language="en" fo:country="IE" style:language-asian="en" style:country-asian="IE"/>
    </style:style>
    <style:style style:name="P1391" style:parent-style-name="Normal" style:family="paragraph">
      <style:paragraph-properties fo:text-align="justify"/>
      <style:text-properties style:font-name-complex="Arial" fo:font-size="11pt" style:font-size-asian="11pt" style:font-size-complex="11pt"/>
    </style:style>
    <style:style style:name="P1392" style:parent-style-name="Normal" style:family="paragraph">
      <style:paragraph-properties fo:text-align="justify"/>
      <style:text-properties style:font-name-complex="Arial" fo:font-size="11pt" style:font-size-asian="11pt" style:font-size-complex="11pt"/>
    </style:style>
    <style:style style:name="P1393" style:parent-style-name="Normal" style:family="paragraph">
      <style:paragraph-properties fo:text-align="justify" fo:line-height="115%"/>
      <style:text-properties style:font-name-complex="Arial" fo:font-size="11pt" style:font-size-asian="11pt" style:font-size-complex="11pt" fo:language="en" fo:country="IE" style:language-asian="en" style:country-asian="IE"/>
    </style:style>
    <style:style style:name="P1394" style:parent-style-name="Normal" style:family="paragraph">
      <style:paragraph-properties fo:text-align="justify" fo:line-height="115%"/>
      <style:text-properties style:font-name-complex="Arial" fo:font-weight="bold" style:font-weight-asian="bold" fo:font-size="11pt" style:font-size-asian="11pt" style:font-size-complex="11pt" fo:language="en" fo:country="IE" style:language-asian="en" style:country-asian="IE"/>
    </style:style>
    <style:style style:name="P1395" style:parent-style-name="Normal" style:family="paragraph">
      <style:paragraph-properties fo:text-align="justify" fo:line-height="115%"/>
    </style:style>
    <style:style style:name="T1396"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397" style:parent-style-name="DefaultParagraphFont" style:family="text">
      <style:text-properties style:font-name-complex="Arial" fo:font-size="11pt" style:font-size-asian="11pt" style:font-size-complex="11pt"/>
    </style:style>
    <style:style style:name="P1398" style:parent-style-name="Normal" style:family="paragraph">
      <style:paragraph-properties fo:text-align="justify"/>
    </style:style>
    <style:style style:name="T1399"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400" style:parent-style-name="DefaultParagraphFont" style:family="text">
      <style:text-properties style:font-name-complex="Arial" fo:font-size="11pt" style:font-size-asian="11pt" style:font-size-complex="11pt"/>
    </style:style>
    <style:style style:name="T1401" style:parent-style-name="DefaultParagraphFont" style:family="text">
      <style:text-properties style:font-name-complex="Arial" fo:font-size="11pt" style:font-size-asian="11pt" style:font-size-complex="11pt"/>
    </style:style>
    <style:style style:name="P1402" style:parent-style-name="Normal" style:family="paragraph">
      <style:paragraph-properties fo:text-align="justify"/>
      <style:text-properties style:font-name-complex="Arial" fo:font-size="11pt" style:font-size-asian="11pt" style:font-size-complex="11pt"/>
    </style:style>
    <style:style style:name="P1403" style:parent-style-name="Normal" style:family="paragraph">
      <style:paragraph-properties fo:text-align="justify"/>
      <style:text-properties style:font-name-complex="Arial" fo:font-size="11pt" style:font-size-asian="11pt" style:font-size-complex="11pt" style:language-asian="en" style:country-asian="GB"/>
    </style:style>
    <style:style style:name="P1404" style:parent-style-name="Normal" style:family="paragraph">
      <style:paragraph-properties fo:text-align="justify"/>
      <style:text-properties style:font-name-complex="Arial" fo:font-weight="bold" style:font-weight-asian="bold" fo:font-style="italic" style:font-style-asian="italic" fo:font-size="11pt" style:font-size-asian="11pt" style:font-size-complex="11pt" style:language-asian="en" style:country-asian="GB"/>
    </style:style>
    <style:style style:name="P1405" style:parent-style-name="Normal" style:family="paragraph">
      <style:paragraph-properties fo:text-align="justify"/>
    </style:style>
    <style:style style:name="T1406" style:parent-style-name="DefaultParagraphFont" style:family="text">
      <style:text-properties style:font-name-complex="Arial" fo:font-weight="bold" style:font-weight-asian="bold" fo:font-style="italic" style:font-style-asian="italic" fo:font-size="11pt" style:font-size-asian="11pt" style:font-size-complex="11pt" style:language-asian="en" style:country-asian="GB"/>
    </style:style>
    <style:style style:name="T1407" style:parent-style-name="DefaultParagraphFont" style:family="text">
      <style:text-properties style:font-name-complex="Arial" fo:font-size="11pt" style:font-size-asian="11pt" style:font-size-complex="11pt" style:language-asian="en" style:country-asian="GB"/>
    </style:style>
    <style:style style:name="P1408" style:parent-style-name="Normal" style:family="paragraph">
      <style:paragraph-properties fo:text-align="justify"/>
      <style:text-properties style:font-name-complex="Arial" fo:font-weight="bold" style:font-weight-asian="bold" fo:font-size="11pt" style:font-size-asian="11pt" style:font-size-complex="11pt" fo:language="en" style:language-asian="en" style:country-asian="GB"/>
    </style:style>
    <style:style style:name="P1409" style:parent-style-name="Normal" style:family="paragraph">
      <style:paragraph-properties fo:text-align="justify"/>
    </style:style>
    <style:style style:name="T1410" style:parent-style-name="DefaultParagraphFont" style:family="text">
      <style:text-properties style:font-name-complex="Arial" fo:font-weight="bold" style:font-weight-asian="bold" fo:font-size="11pt" style:font-size-asian="11pt" style:font-size-complex="11pt" fo:language="en" style:language-asian="en" style:country-asian="GB"/>
    </style:style>
    <style:style style:name="T1411" style:parent-style-name="DefaultParagraphFont" style:family="text">
      <style:text-properties style:font-name-complex="Arial" fo:font-weight="bold" style:font-weight-asian="bold" fo:font-size="11pt" style:font-size-asian="11pt" style:font-size-complex="11pt" fo:language="en" style:language-asian="en" style:country-asian="GB"/>
    </style:style>
    <style:style style:name="T1412" style:parent-style-name="DefaultParagraphFont" style:family="text">
      <style:text-properties style:font-name-complex="Arial" fo:font-size="11pt" style:font-size-asian="11pt" style:font-size-complex="11pt" fo:language="en" style:language-asian="en" style:country-asian="GB"/>
    </style:style>
    <style:style style:name="P1413" style:parent-style-name="Normal" style:family="paragraph">
      <style:paragraph-properties fo:text-align="justify"/>
      <style:text-properties style:font-name-complex="Arial" fo:font-weight="bold" style:font-weight-asian="bold" fo:font-size="11pt" style:font-size-asian="11pt" style:font-size-complex="11pt"/>
    </style:style>
    <style:style style:name="P1414" style:parent-style-name="Normal" style:family="paragraph">
      <style:paragraph-properties fo:text-align="justify"/>
    </style:style>
    <style:style style:name="T1415" style:parent-style-name="DefaultParagraphFont" style:family="text">
      <style:text-properties style:font-name-complex="Arial" fo:font-weight="bold" style:font-weight-asian="bold" fo:font-size="11pt" style:font-size-asian="11pt" style:font-size-complex="11pt"/>
    </style:style>
    <style:style style:name="T1416" style:parent-style-name="DefaultParagraphFont" style:family="text">
      <style:text-properties style:font-name-complex="Arial" fo:font-size="11pt" style:font-size-asian="11pt" style:font-size-complex="11pt"/>
    </style:style>
    <style:style style:name="T1417" style:parent-style-name="DefaultParagraphFont" style:family="text">
      <style:text-properties style:font-name-complex="Arial" fo:font-size="11pt" style:font-size-asian="11pt" style:font-size-complex="11pt"/>
    </style:style>
    <style:style style:name="P1418" style:parent-style-name="Normal" style:family="paragraph">
      <style:paragraph-properties fo:text-align="justify"/>
      <style:text-properties style:font-name-complex="Arial" fo:font-size="11pt" style:font-size-asian="11pt" style:font-size-complex="11pt" style:language-asian="en" style:country-asian="GB"/>
    </style:style>
    <style:style style:name="P1419" style:parent-style-name="Normal" style:family="paragraph">
      <style:text-properties fo:font-size="11pt" style:font-size-asian="11pt" style:font-size-complex="11pt"/>
    </style:style>
    <style:style style:name="P1420" style:parent-style-name="Normal" style:family="paragraph">
      <style:paragraph-properties fo:break-before="page"/>
      <style:text-properties fo:font-weight="bold" style:font-weight-asian="bold" fo:font-size="11pt" style:font-size-asian="11pt" style:font-size-complex="11pt"/>
    </style:style>
    <style:style style:name="P1421" style:parent-style-name="Normal" style:family="paragraph">
      <style:paragraph-properties fo:text-align="center"/>
      <style:text-properties fo:font-weight="bold" style:font-weight-asian="bold" fo:font-size="11pt" style:font-size-asian="11pt" style:font-size-complex="11pt"/>
    </style:style>
    <style:style style:name="P1422" style:parent-style-name="Normal" style:family="paragraph">
      <style:paragraph-properties fo:text-align="center"/>
      <style:text-properties fo:font-weight="bold" style:font-weight-asian="bold" fo:font-size="11pt" style:font-size-asian="11pt" style:font-size-complex="11pt"/>
    </style:style>
    <style:style style:name="P1423" style:parent-style-name="Normal" style:family="paragraph">
      <style:paragraph-properties fo:text-align="center"/>
      <style:text-properties fo:font-weight="bold" style:font-weight-asian="bold" fo:font-size="11pt" style:font-size-asian="11pt" style:font-size-complex="11pt"/>
    </style:style>
    <style:style style:name="P1424" style:parent-style-name="Normal" style:family="paragraph">
      <style:text-properties fo:font-size="11pt" style:font-size-asian="11pt" style:font-size-complex="11pt"/>
    </style:style>
    <style:style style:name="TableColumn1426" style:family="table-column">
      <style:table-column-properties style:column-width="0.4208in"/>
    </style:style>
    <style:style style:name="TableColumn1427" style:family="table-column">
      <style:table-column-properties style:column-width="1.002in"/>
    </style:style>
    <style:style style:name="TableColumn1428" style:family="table-column">
      <style:table-column-properties style:column-width="3.0902in"/>
    </style:style>
    <style:style style:name="TableColumn1429" style:family="table-column">
      <style:table-column-properties style:column-width="2.2756in"/>
    </style:style>
    <style:style style:name="Table1425" style:family="table">
      <style:table-properties style:width="6.7888in" fo:margin-left="0in" table:align="left"/>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center" fo:margin-top="0.0833in" fo:margin-bottom="0.0833in"/>
      <style:text-properties fo:font-weight="bold" style:font-weight-asian="bold" fo:color="#FFFFFF" fo:font-size="11pt" style:font-size-asian="11pt" style:font-size-complex="11pt"/>
    </style:style>
    <style:style style:name="TableCell1433" style:family="table-cell">
      <style:table-cell-properties fo:border="0.0069in solid #000000" style:writing-mode="lr-tb" style:vertical-align="middle" fo:padding-top="0in" fo:padding-left="0.075in" fo:padding-bottom="0in" fo:padding-right="0.075in"/>
    </style:style>
    <style:style style:name="P1434" style:parent-style-name="Normal" style:family="paragraph">
      <style:paragraph-properties fo:text-align="center" fo:margin-top="0.0833in" fo:margin-bottom="0.0833in"/>
      <style:text-properties fo:font-weight="bold" style:font-weight-asian="bold" fo:color="#FFFFFF" fo:font-size="11pt" style:font-size-asian="11pt" style:font-size-complex="11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center" fo:margin-top="0.0833in" fo:margin-bottom="0.0833in"/>
      <style:text-properties fo:font-weight="bold" style:font-weight-asian="bold" fo:color="#FFFFFF" fo:font-size="11pt" style:font-size-asian="11pt" style:font-size-complex="11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center" fo:margin-top="0.0833in" fo:margin-bottom="0.0833in"/>
      <style:text-properties fo:font-weight="bold" style:font-weight-asian="bold" fo:color="#FFFFFF"/>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42" style:family="table-cell">
      <style:table-cell-properties fo:border="0.0069in solid #000000" style:writing-mode="lr-tb" style:vertical-align="middle" fo:padding-top="0in" fo:padding-left="0.075in" fo:padding-bottom="0in" fo:padding-right="0.075in"/>
    </style:style>
    <style:style style:name="P1443"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justify" fo:margin-top="0.0833in" fo:margin-bottom="0.0833in"/>
      <style:text-properties style:font-name-complex="Arial" fo:font-size="10pt" style:font-size-asian="10pt" style:font-size-complex="10pt"/>
    </style:style>
    <style:style style:name="P1446" style:parent-style-name="Normal" style:family="paragraph">
      <style:paragraph-properties fo:text-align="justify" fo:margin-top="0.0833in" fo:margin-bottom="0.0833in"/>
      <style:text-properties style:font-name-complex="Arial" fo:font-size="10pt" style:font-size-asian="10pt" style:font-size-complex="10pt"/>
    </style:style>
    <style:style style:name="P144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top="0.0833in" fo:margin-bottom="0.0833in"/>
      <style:text-properties style:font-name-complex="Arial" fo:font-size="10pt" style:font-size-asian="10pt" style:font-size-complex="10pt"/>
    </style:style>
    <style:style style:name="P1450"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51" style:family="table-row">
      <style:table-row-propertie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454"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justify" fo:margin-top="0.0833in" fo:margin-bottom="0.0833in"/>
      <style:text-properties style:font-name-complex="Arial" fo:font-size="10pt" style:font-size-asian="10pt" style:font-size-complex="10pt"/>
    </style:style>
    <style:style style:name="P145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60" style:family="table-row">
      <style:table-row-properties style:min-row-height="1.2381in"/>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463"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68" style:family="table-row">
      <style:table-row-propertie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text-align="justify" fo:margin-top="0.0833in" fo:margin-bottom="0.0833in"/>
      <style:text-properties style:font-name-complex="Arial" fo:font-size="10pt" style:font-size-asian="10pt" style:font-size-complex="10pt"/>
    </style:style>
    <style:style style:name="P1475" style:parent-style-name="Normal" style:family="paragraph">
      <style:paragraph-properties fo:text-align="justify"/>
      <style:text-properties style:font-name-complex="Arial" fo:font-size="10pt" style:font-size-asian="10pt" style:font-size-complex="10pt"/>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78" style:family="table-row">
      <style:table-row-properties/>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481"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86" style:family="table-row">
      <style:table-row-properties/>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489"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text-align="justify" fo:margin-top="0.0833in" fo:margin-bottom="0.0833in"/>
      <style:text-properties style:font-name-complex="Arial" fo:font-size="10pt" style:font-size-asian="10pt" style:font-size-complex="10pt"/>
    </style:style>
    <style:style style:name="P149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text-align="justify" fo:margin-top="0.0833in" fo:margin-bottom="0.0833in"/>
      <style:text-properties style:font-name-complex="Arial" fo:font-size="10pt" style:font-size-asian="10pt" style:font-size-complex="10pt"/>
    </style:style>
    <style:style style:name="P1495" style:parent-style-name="Normal" style:family="paragraph">
      <style:paragraph-properties fo:text-align="justify" fo:margin-top="0.0833in" fo:margin-bottom="0.0833in"/>
      <style:text-properties style:font-name-complex="Arial" fo:font-size="10pt" style:font-size-asian="10pt" style:font-size-complex="10pt"/>
    </style:style>
    <style:style style:name="P1496"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0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05" style:family="table-row">
      <style:table-row-propertie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08"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13" style:family="table-row">
      <style:table-row-propertie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16" style:family="table-cell">
      <style:table-cell-properties fo:border="0.0069in solid #000000" style:writing-mode="lr-tb" style:vertical-align="middle" fo:padding-top="0in" fo:padding-left="0.075in" fo:padding-bottom="0in" fo:padding-right="0.075in"/>
    </style:style>
    <style:style style:name="P1517"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22" style:family="table-row">
      <style:table-row-properties/>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25"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33"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34" style:family="table-cell">
      <style:table-cell-properties fo:border="0.0069in solid #000000" style:writing-mode="lr-tb" fo:padding-top="0in" fo:padding-left="0.075in" fo:padding-bottom="0in" fo:padding-right="0.075in"/>
    </style:style>
    <style:style style:name="P1535"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41"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46" style:family="table-row">
      <style:table-row-properties/>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49" style:family="table-cell">
      <style:table-cell-properties fo:border="0.0069in solid #000000" style:writing-mode="lr-tb" style:vertical-align="middle" fo:padding-top="0in" fo:padding-left="0.075in" fo:padding-bottom="0in" fo:padding-right="0.075in"/>
    </style:style>
    <style:style style:name="P155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58"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66"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71" style:family="table-row">
      <style:table-row-properties/>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74"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82"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text-align="justify" fo:margin-top="0.0833in" fo:margin-bottom="0.0833in"/>
      <style:text-properties style:font-name-complex="Arial" fo:font-size="10pt" style:font-size-asian="10pt" style:font-size-complex="10pt"/>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P1590" style:parent-style-name="Normal" style:family="paragraph">
      <style:paragraph-properties fo:margin-top="0.0833in" fo:margin-bottom="0.0833in"/>
      <style:text-properties style:font-name-complex="Arial" fo:font-weight="bold" style:font-weight-asian="bold" fo:font-size="10pt" style:font-size-asian="10pt" style:font-size-complex="10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text-align="justify" fo:margin-top="0.0833in" fo:margin-bottom="0.0833in"/>
      <style:text-properties style:font-name-complex="Arial" fo:font-size="10pt" style:font-size-asian="10pt" style:font-size-complex="10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text-align="justify" fo:margin-top="0.0833in" fo:margin-bottom="0.0833in"/>
      <style:text-properties style:font-name-complex="Arial" fo:font-size="10pt" style:font-size-asian="10pt" style:font-size-complex="10pt"/>
    </style:style>
    <style:style style:name="P1595" style:parent-style-name="Normal" style:family="paragraph">
      <style:text-properties style:font-name-complex="Arial" fo:font-size="10pt" style:font-size-asian="10pt" style:font-size-complex="10pt"/>
    </style:style>
    <style:style style:name="P1596" style:parent-style-name="Normal" style:family="paragraph">
      <style:text-properties style:font-name-complex="Arial" fo:font-size="10pt" style:font-size-asian="10pt" style:font-size-complex="10pt"/>
    </style:style>
    <style:style style:name="P1597" style:parent-style-name="Normal" style:family="paragraph">
      <style:text-properties style:font-name-complex="Arial" fo:font-weight="bold" style:font-weight-asian="bold" fo:font-size="10pt" style:font-size-asian="10pt" style:font-size-complex="10pt"/>
    </style:style>
    <style:style style:name="P1598" style:parent-style-name="Normal" style:family="paragraph">
      <style:text-properties style:font-name-complex="Arial" fo:font-size="10pt" style:font-size-asian="10pt" style:font-size-complex="10pt"/>
    </style:style>
    <style:style style:name="P1599" style:parent-style-name="Normal" style:family="paragraph">
      <style:text-properties style:font-name-complex="Arial" fo:font-size="10pt" style:font-size-asian="10pt" style:font-size-complex="10pt"/>
    </style:style>
    <style:style style:name="P1600" style:parent-style-name="Normal" style:family="paragraph">
      <style:text-properties style:font-name-complex="Arial" fo:font-size="10pt" style:font-size-asian="10pt" style:font-size-complex="10pt"/>
    </style:style>
    <style:style style:name="P1601" style:parent-style-name="Normal" style:family="paragraph">
      <style:text-properties style:font-name-complex="Arial" fo:font-size="10pt" style:font-size-asian="10pt" style:font-size-complex="10pt"/>
    </style:style>
    <style:style style:name="P1602" style:parent-style-name="Normal" style:family="paragraph">
      <style:text-properties style:font-name-complex="Arial" fo:font-size="10pt" style:font-size-asian="10pt" style:font-size-complex="10pt"/>
    </style:style>
    <style:style style:name="P1603" style:parent-style-name="Normal" style:family="paragraph">
      <style:text-properties fo:font-size="11pt" style:font-size-asian="11pt" style:font-size-complex="11pt"/>
    </style:style>
    <style:style style:name="P1604" style:parent-style-name="Normal" style:family="paragraph">
      <style:text-properties fo:font-size="11pt" style:font-size-asian="11pt" style:font-size-complex="11pt"/>
    </style:style>
    <style:style style:name="P1605" style:parent-style-name="Normal" style:family="paragraph">
      <style:text-properties fo:font-size="11pt" style:font-size-asian="11pt" style:font-size-complex="11pt"/>
    </style:style>
    <style:style style:name="P1606" style:parent-style-name="Normal" style:family="paragraph">
      <style:text-properties fo:font-size="11pt" style:font-size-asian="11pt" style:font-size-complex="11pt"/>
    </style:style>
    <style:style style:name="P1607" style:parent-style-name="Normal" style:family="paragraph">
      <style:text-properties fo:font-size="11pt" style:font-size-asian="11pt" style:font-size-complex="11pt"/>
    </style:style>
  </office:automatic-styles>
  <office:body>
    <office:text text:use-soft-page-breaks="true">
      <text:p text:style-name="P1"><text:span text:style-name="T2">Annual Review<text:s/></text:span></text:p>
      <text:p text:style-name="P3"/>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able:number-columns-spanned="3">
            <text:p text:style-name="P11">Title: <text:s/>Applied Research and Capacity Building in High Volume Transport (HVT)</text:p>
            <text:p text:style-name="P12"/>
          </table:table-cell>
          <table:covered-table-cell/>
          <table:covered-table-cell/>
        </table:table-row>
        <table:table-row table:style-name="TableRow13">
          <table:table-cell table:style-name="TableCell14" table:number-columns-spanned="2">
            <text:p text:style-name="P15">Programme Value £ (full life): £18M over 5 years</text:p>
          </table:table-cell>
          <table:covered-table-cell/>
          <table:table-cell table:style-name="TableCell16">
            <text:p text:style-name="P17">Review Date: July 2019</text:p>
          </table:table-cell>
        </table:table-row>
        <table:table-row table:style-name="TableRow18">
          <table:table-cell table:style-name="TableCell19">
            <text:p text:style-name="P20">Programme Code: 203844</text:p>
            <text:p text:style-name="P21"/>
          </table:table-cell>
          <table:table-cell table:style-name="TableCell22">
            <text:p text:style-name="Normal"><text:span text:style-name="T23">Start Date:</text:span><text:s/><text:span text:style-name="T24">29 July 2015 <text:s/></text:span></text:p>
            <text:p text:style-name="P25"/>
          </table:table-cell>
          <table:table-cell table:style-name="TableCell26">
            <text:p text:style-name="Normal"><text:span text:style-name="T27">End Date:</text:span><text:s/>1 Jan<text:s/>2023</text:p>
          </table:table-cell>
        </table:table-row>
      </table:table>
      <text:p text:style-name="P28"/>
      <text:p text:style-name="P29">Summary of Programme Performance<text:s/></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Year</text:p>
          </table:table-cell>
          <table:table-cell table:style-name="TableCell43">
            <text:p text:style-name="P44">2016</text:p>
          </table:table-cell>
          <table:table-cell table:style-name="TableCell45">
            <text:p text:style-name="P46">2017</text:p>
          </table:table-cell>
          <table:table-cell table:style-name="TableCell47">
            <text:p text:style-name="P48">2018</text:p>
          </table:table-cell>
          <table:table-cell table:style-name="TableCell49">
            <text:p text:style-name="P50">2019</text:p>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row>
        <table:table-row table:style-name="TableRow59">
          <table:table-cell table:style-name="TableCell60">
            <text:p text:style-name="P61">Programme Score</text:p>
          </table:table-cell>
          <table:table-cell table:style-name="TableCell62">
            <text:p text:style-name="P63">B</text:p>
          </table:table-cell>
          <table:table-cell table:style-name="TableCell64">
            <text:p text:style-name="P65">A</text:p>
          </table:table-cell>
          <table:table-cell table:style-name="TableCell66">
            <text:p text:style-name="P67">A</text:p>
          </table:table-cell>
          <table:table-cell table:style-name="TableCell68">
            <text:p text:style-name="P69">A</text:p>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Risk Rating</text:p>
          </table:table-cell>
          <table:table-cell table:style-name="TableCell81">
            <text:p text:style-name="P82">Mod</text:p>
          </table:table-cell>
          <table:table-cell table:style-name="TableCell83">
            <text:p text:style-name="P84">Mod<text:s/></text:p>
          </table:table-cell>
          <table:table-cell table:style-name="TableCell85">
            <text:p text:style-name="P86">Mod</text:p>
          </table:table-cell>
          <table:table-cell table:style-name="TableCell87">
            <text:p text:style-name="P88">Mod</text:p>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row>
      </table:table>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P103"><text:span text:style-name="T104">DevTracker Link to Business Case:<text:s/></text:span></text:p>
          </table:table-cell>
          <table:table-cell table:style-name="TableCell105">
            <text:p text:style-name="Normal"><text:span text:style-name="T106">http://iati.dfid.gov.uk/iati_documents/8954993.odt</text:span></text:p>
          </table:table-cell>
        </table:table-row>
        <table:table-row table:style-name="TableRow107">
          <table:table-cell table:style-name="TableCell108">
            <text:p text:style-name="P109"><text:span text:style-name="T110">DevTracker Link to Log frame:<text:s/></text:span></text:p>
          </table:table-cell>
          <table:table-cell table:style-name="TableCell111">
            <text:p text:style-name="Normal"><text:span text:style-name="T112">http://iati.dfid.gov.uk/iati_documents/9014468.xlsx</text:span></text:p>
          </table:table-cell>
        </table:table-row>
      </table:table>
      <text:p text:style-name="P113"/>
      <text:p text:style-name="P114"><text:span text:style-name="T115">A. Summary and Overview<text:s/></text:span><text:span text:style-name="T116">(1-2 pages)</text:span></text:p>
      <text:p text:style-name="P117"/>
      <text:p text:style-name="P118">Description of programme<text:s/></text:p>
      <text:p text:style-name="P119"/>
      <text:p text:style-name="P120">DFID through the Research and Evidence Division<text:s/>(RED) and the Growth Research Team are supporting an £18m applied research programme on High Volume Transport (HVT) along national and regional transport corridors and within cities in low income countries (LICs) in Africa and South Asia. High volume transport covers strategic road and rail networks from both a passenger and freight perspective. The programme aims to assist governments in LICs in Africa and South Asia to better direct transport investments to stimulate growth by providing evidence that informs policy and enables better decisions about when, and how, to prioritise and deliver investments in high volume transport.<text:s/></text:p>
      <text:p text:style-name="P121"/>
      <text:p text:style-name="P122">The 5-year research programme is divided into two parts. The Part 1 inception phase (lasting 15 months) has reviewed the<text:s/>literature and evidence, delivering a series of state of knowledge documents and papers around the following four separate but inter-related themes:<text:s/></text:p>
      <text:p text:style-name="P123"/>
      <text:p text:style-name="P124">Theme 1) Long Distance Strategic Road and Rail Transport.</text:p>
      <text:p text:style-name="P125">Theme 2) Urban Transport.<text:s/></text:p>
      <text:p text:style-name="P126">Theme 3) Low Carbon<text:s/>Transport. <text:s/></text:p>
      <text:p text:style-name="P127">Theme 4) Gender, Vulnerable Groups and Inclusion in High Volume Transport.<text:s/></text:p>
      <text:p text:style-name="P128"/>
      <text:p text:style-name="P129"><text:span text:style-name="T130">Part 1 provides<text:s/></text:span><text:span text:style-name="T131">information on all four themes that confirms the research priorities and scope for Part 2 (implementation phase). Part 1 also establishes how the prog</text:span><text:span text:style-name="T132">ramme can support capacity strengthening, encourage research uptake and manage the knowledge and evidence produced.<text:s/></text:span></text:p>
      <text:p text:style-name="P133"/>
      <text:p text:style-name="P134">Procurement and identification of a preferred bidder to act as a research manager for the programme was concluded in June 2017. The procurement coincided with the 2017 general election which resulted in delays to the approval and award of the contract. The contract was finalised in October 2017 with appointment of IMC Worldwide (IMC) to provide a Project Management Unit (PMU) service. The PMU team leader left the role April 2018 and to minimise disruption to the programme and to ensure coherence throughout Part 1, DFID agreed to an IMC Worldwide proposal to replace the team leader in January 2018. Contracting delays also impacted availability<text:s/>of some of the theme leaders. The full team was in place by the end of February 2018.<text:s/></text:p>
      <text:p text:style-name="P135"/>
      <text:p text:style-name="P136"><text:span text:style-name="T137">This is the fourth annual review for the programme. The last annual review coincided with procurement of the PMU and commencement of Part 1 activities. At the time of<text:s/></text:span><text:span text:style-name="T138">this review the PMU has concluded the Part 1 inception phase and provided DFID with the state of knowledge reports, research framing paper<text:s/></text:span><text:soft-page-break/><text:span text:style-name="T139">and research proposal for Part 2. Moving to Part 2 is subject to a contract amendment which is currently in process.<text:s/></text:span></text:p>
      <text:p text:style-name="P140"/>
      <text:p text:style-name="Normal"><text:span text:style-name="T141">Summary supporting narrative for the overall score in this review<text:s/></text:span><text:span text:style-name="T142">(1/2 page)</text:span></text:p>
      <text:p text:style-name="P143"/>
      <text:p text:style-name="P144"><text:span text:style-name="T145">The programme captures FOUR output areas – 1) Research, 2) Capacity Strengthening; 3</text:span><text:span text:style-name="T146">)<text:s/></text:span><text:span text:style-name="T147">Operational understanding and knowledge management; and 4) PMU</text:span><text:span text:style-name="T148"><text:s/></text:span><text:span text:style-name="T149">Management. <text:s/>There are 13<text:s/></text:span><text:span text:style-name="T150">output indicators across these four areas of which 9 are relevant at this stage of the programme and for this review.<text:s/></text:span></text:p>
      <text:p text:style-name="P151"/>
      <text:p text:style-name="P152"><text:span text:style-name="T153">The programme is at the end of its Part 1 inception stage. The main outputs expected at this stage of the programme are 8 state of knowl</text:span><text:span text:style-name="T154">edge papers (2 for each theme), an outline research framework for Part 2, a research proposal for Part 2 (these carry a weighting of 25% in Output area 1) and programme capacity building and research uptake strategies (these carry a weighting of 10% each i</text:span><text:span text:style-name="T155">n Output areas 2 and 3). <text:s/>The management output area 4 carries the heaviest weighting (55%) at this early (inception) stage of the programme.<text:s/></text:span></text:p>
      <text:p text:style-name="P156"/>
      <text:p text:style-name="P157"><text:span text:style-name="T158">The overall output<text:s/></text:span><text:span text:style-name="T159">score is “A” (outputs met expectation).</text:span><text:span text:style-name="T160"><text:s text:c="2"/>This reflects all output indicator targets relevant<text:s/></text:span><text:span text:style-name="T161">for this period being met and scoring “A”. Output indicator (4.5) , covering stakeholder engagement, exceeded expectation reflecting the strong performance by the PMU during the Part 1 stakeholder consultation and engagement. Although there were a <text:s/>larger<text:s/></text:span><text:span text:style-name="T162">number of state of knowledge papers delivered than expected, this reflected a sensible technical sub-division of the work rather than <text:s/>additional papers.<text:s/></text:span></text:p>
      <text:p text:style-name="P163"/>
      <text:p text:style-name="P164">The PMU has done well in the delivery of Part 1 of the programme despite some slippage on time that<text:s/>it has not been able to fully recover from the delayed contract start.<text:s/></text:p>
      <text:p text:style-name="P165"/>
      <text:p text:style-name="P166">Key highlights from the period under review include:</text:p>
      <text:p text:style-name="P167"/>
      <text:p text:style-name="P168">Delivery of a series of (11) state of knowledge reports and papers across the 4 research themes. These have been supplemented with additional knowledge papers on issues around transport and youth, transport and employment and a policy document on disability inclusive transport. Ten papers will be published in a special transport focused edition of the Sustainability journal later in<text:s/>the year. Sustainability is an international, cross-disciplinary, peer-reviewed and open access journal. The reports and the papers will also be made available through R4D and the programme website.<text:s/></text:p>
      <text:p text:style-name="P169"/>
      <text:p text:style-name="P170"><text:span text:style-name="T171">The PMU launched and managed delivery of the<text:s/></text:span><text:span text:style-name="T172">Transport - Technology Research and Innovation for International Development (T-TRIID) competition with award of 10 grants to innovators. While DFID has led similar innovation grant schemes worldwide in a number of sectors, T-TRIID is the first specificall</text:span><text:span text:style-name="T173">y for the transport sector. The PMU has worked well with both the Department of Transport (DfT) and the Knowledge Transfer Network (KTN) on development of the competition, which is based on the Transport Technology Research and Innovation Grant (T-TRIG) co</text:span><text:span text:style-name="T174">mpetition used by DfT. Lessons on the design of the competition have been rolled out to other parts of DFID and the PMU has presented the T-TRIID lessons back into the DfT and at a DfT Innovation Showcase event.<text:s/></text:span></text:p>
      <text:p text:style-name="P175"/>
      <text:p text:style-name="P176"><text:span text:style-name="T177">Throughout Part 1 the PMU have built a str</text:span><text:span text:style-name="T178">ong working relationship with the World Road Association<text:s/></text:span><text:span text:style-name="T179"><text:note text:note-class="footnote" text:id="_ftn0"><text:note-citation>1</text:note-citation><text:note-body><text:p text:style-name="FootnoteText"><text:s/>The World Road Association is also known as the Permanent International Association of Road Congresses – PIARC.</text:p></text:note-body></text:note></text:span><text:span text:style-name="T180">(WRA/PIARC). The WRA executive committee invited proposals from its 121 country memb</text:span><text:span text:style-name="T181">ership to nominate and lead foresight topics that could be presented at special half-day sessions during the next World Road Congress in Abu Dhabi in October this year. A UK proposal submitted jointly by DFID and DfT on Disability Inclusive Road Transport<text:s/></text:span><text:span text:style-name="T182">was successful. The PMU is leading organisation of the session and has convened two panels of world leading experts to bring issues around the social and economic imperatives of disability to the work of the WRA for the first time. The signals are good tha</text:span><text:span text:style-name="T183">t post-Congress WRA will explore what more it can do to support disability inclusion during its next four-year technical programme.<text:s/></text:span></text:p>
      <text:p text:style-name="P184"/>
      <text:soft-page-break/>
      <text:p text:style-name="P185"><text:span text:style-name="T186">Additionally, the PMU has been working with the World Road Association on strategies to update the Highway Development and</text:span><text:span text:style-name="T187"><text:s/>Management HDM-4 model. HDM-4 remains the defacto standard for road transport investment appraisal for lending institutions, donors and governments in the developing world. <text:s/>The WRA acts as a custodian of the model on behalf of the international community</text:span><text:span text:style-name="T188">. The HDM-4 suite of decision support tools is a key target for uptake of HVT Part 2 research. Version 2 of HDM-4 was launched in 2003 and needs an update. The PMU has assisted the WRA secretariat to develop the terms of reference that will establish the r</text:span><text:span text:style-name="T189">equirements for the next generation of the tool. The PMU relationship with World Road Association is also providing a platform for wider research uptake and knowledge dissemination objectives of HVT.</text:span><text:span text:style-name="T190"><text:s text:c="2"/></text:span></text:p>
      <text:p text:style-name="P191"/>
      <text:p text:style-name="P192">The PMU has established a memorandum of understanding<text:s/>with the Deutsche Gesellschaft für Internationale Zusammenarbeit (GIZ) GmbH who are managing the Transformative Urban Mobility Initiative (TUMI). <text:s/>TUMI offers technical assistance to decision makers and authorities dealing with urban transport and offers<text:s/>a vehicle for HVT research, training and capacity building work. This type of collaboration provides opportunity for the HVT programme to complement and influence a wider set of TUMI led initiatives.<text:s/></text:p>
      <text:p text:style-name="P193"/>
      <text:p text:style-name="P194">An amendment to the contract with IMC that moves the programme from Part 1 (inception) to Part 2 (implementation) in underway.<text:s/></text:p>
      <text:p text:style-name="P195"/>
      <text:p text:style-name="P196">Recommendations for the year ahead<text:s/></text:p>
      <text:p text:style-name="P197"/>
      <text:p text:style-name="P198">Recommend that the logframe is updated once the current contract amendment for Part 2 has been issued by DFID (Action by DFID/PMU August 2019).<text:s/>Specifically, the update should address:</text:p>
      <text:list text:style-name="LFO1" text:continue-numbering="true">
        <text:list-item>
          <text:p text:style-name="P199">Alignment of log frame with agreed Part 2 research programme with challenging milestones for the year ahead.<text:s/></text:p>
        </text:list-item>
        <text:list-item>
          <text:p text:style-name="P200">Milestone targets should now be added for Part 2 at Outcome level.<text:s/></text:p>
        </text:list-item>
      </text:list>
      <text:list text:style-name="LFO2" text:continue-numbering="true">
        <text:list-item>
          <text:p text:style-name="P201"><text:span text:style-name="T202">Update of output indicator 1.1 and re</text:span><text:span text:style-name="T203">vision of weighting across<text:s/></text:span><text:span text:style-name="T204">to reflect activity around <text:s/>successful delivery of Part 2 research calls (Number of market warming events; Number of expressions of interest; Number of Contract awards etc).<text:s/></text:span></text:p>
        </text:list-item>
        <text:list-item>
          <text:p text:style-name="P205">Output indicator 1.3. should be updated to track citations of the state of knowledge papers and other recent HVT outputs and publications (e.g. Disability booklet).</text:p>
        </text:list-item>
        <text:list-item>
          <text:p text:style-name="P206">Add additional output indicators (Outputs 2 and 3) <text:s/>to capture the work undertaken with international partners (World Road Association; GIZ-BMZ)<text:s/>e.g. a target should be provided that captures activity around the World Road Congress (OI 3.2)</text:p>
        </text:list-item>
        <text:list-item>
          <text:p text:style-name="P207">Output 3 should assign targets and capture metrics on HVT website usage (OI 3.3).<text:s/></text:p>
        </text:list-item>
        <text:list-item>
          <text:p text:style-name="P208">Provision of an additional output 4 indicator that captures the<text:s/>increase in research project management activity as a result of the research calls (Number of kick-off, management and M&amp;E meetings held between PMU and research partners)</text:p>
        </text:list-item>
        <text:list-item>
          <text:p text:style-name="P209">An output indicator should be added to track PMU consultation with wider UK Government, DFID country offices and other DFID programmes.<text:s/></text:p>
        </text:list-item>
        <text:list-item>
          <text:p text:style-name="P210">Consideration should be given to adding an additional output area that captures important cross cutting work on gender, youth, older people, jobs etc.<text:s/></text:p>
        </text:list-item>
        <text:list-item>
          <text:p text:style-name="P211">All milestones to be disaggregated by sex,<text:s/>where possible.</text:p>
        </text:list-item>
      </text:list>
      <text:p text:style-name="P212"/>
      <text:p text:style-name="P213">An updated Theory of Change for the implementation stage will also be developed at the commencement of Part 2 to reflect clarity around research for Part 2.<text:s/></text:p>
      <text:p text:style-name="P214"/>
      <text:p text:style-name="P215">Addition of two safeguarding risks to the AMP risk register (Action DFID: immediate)</text:p>
      <text:p text:style-name="P216"/>
      <text:p text:style-name="P217"><text:bookmark-start text:name="_Hlk14338057"/>T<text:bookmark-end text:name="_Hlk14338057"/>he procurement of research through the calls for proposals should be preceded by market warming and recognise the constraints of academic timetables to ensure best response possible. The PMU will need to ensure that design of the call is packaged such that it can also attract niche specialists (e.g. social science and gender specialisms). The procurement should also encourage participation by southern researchers, universities and institutions. (Action PMU: July/August 2019).</text:p>
      <text:p text:style-name="P218"/>
      <text:p text:style-name="P219"><text:span text:style-name="T220">The PMU should continue</text:span><text:span text:style-name="T221"><text:s/>to lead on the preparations of the foresight session on Disability Inclusive Road Transport for the October 2019 World Road Congress meeting in Abu Dhabi. This will also include organising HVT programme representation at the UK pavilion in the Congress ex</text:span><text:span text:style-name="T222">hibition area.<text:s/></text:span><text:span text:style-name="T223">(Action PMU: On-going).</text:span></text:p>
      <text:p text:style-name="P224"/>
      <text:p text:style-name="P225"><text:span text:style-name="T226">The PMU should also ensure that the momentum gained on key HVT initiatives with other international organisations continues. This includes supporting the<text:s/></text:span><text:span text:style-name="T227">Highway Development and Management model (HDM-4) upgrade with<text:s/></text:span><text:span text:style-name="T228">World Road Association and developing the Capacity building with GIZ-TUMI.<text:s/></text:span><text:span text:style-name="T229">(Action PMU: On-going).</text:span></text:p>
      <text:p text:style-name="P230"/>
      <text:p text:style-name="P231"><text:span text:style-name="T232">The PMU should also continue preparation of the HVT website, ensuring that it is ready for launch at the start of Part 2. Additionally, the PMU should conti</text:span><text:span text:style-name="T233">nue getting the Part 1 state of knowledge papers ready for the Special Edition of the Sustainability Journal on High Volume Transport and<text:s/></text:span><text:span text:style-name="T234">develop its plan for dissemination of the state of knowledge reports beyond the website</text:span><text:span text:style-name="T235">.<text:s/></text:span><text:span text:style-name="T236">The PMU should also develop i</text:span><text:span text:style-name="T237">ts plan for dissemination of the state of knowledge reports. (Action PMU: On-going).</text:span></text:p>
      <text:p text:style-name="P238"/>
      <text:p text:style-name="P239">Following DFID approval of the amendment for Part 2 key technical (Capacity Building and Research Uptake Strategies) and governance documents (Procurement Policy, Procurement Procedures, Risk Register) should be checked for consistency with the agreed details for Part 2. (Action DFID/PMU: August 2019).</text:p>
      <text:p text:style-name="P240"/>
      <text:p text:style-name="P241">In the coming year the PMU will need to raise the profile of HVT within the World Bank led Sustainable Mobility for All (SUM4All) initiative; deepen its alliances with key development partners (including other Multilateral and regional development banks); strengthen its interaction with the RED regional research hubs and DFID country offices; and support other DFID programmes and initiatives such as the Cities Infrastructure and Growth (CIG); Climate Compatible Growth (CCG) programmes; Research for Community Access Partnership (ReCAP) and others. The PMU should continue raising its profile with Department of Transport and additionally, develop profile and links with other government departments such as BEIS (who lead work on a possible transport theme for COP 26) and FCO (who lead work on the Global Infrastructure component of the Prosperity Fund). (Action PMU commencing on approval of amendment: August 2019).</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h text:style-name="P259" text:outline-level="2"><text:span text:style-name="T260">B: DETAILED OUTPUT SCORING</text:span><text:span text:style-name="T261"><text:s/>(suggest 1 page per output)</text:span></text:h>
      <text:p text:style-name="P262"/>
      <table:table table:style-name="Table263">
        <table:table-columns>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Output Title<text:s/></text:p>
          </table:table-cell>
          <table:table-cell table:style-name="TableCell272" table:number-columns-spanned="4">
            <text:p text:style-name="Normal"><text:span text:style-name="T273">RESEARCH</text:span><text:span text:style-name="T274">: Generation, validation and updating of evidence for effective policies and practices on high volume transport in each of<text:s/></text:span><text:span text:style-name="T275">the selected research thematic areas.</text:span></text:p>
          </table:table-cell>
          <table:covered-table-cell/>
          <table:covered-table-cell/>
          <table:covered-table-cell/>
        </table:table-row>
        <table:table-row table:style-name="TableRow276">
          <table:table-cell table:style-name="TableCell277" table:number-columns-spanned="2">
            <text:p text:style-name="P278">Output number per LF</text:p>
          </table:table-cell>
          <table:covered-table-cell/>
          <table:table-cell table:style-name="TableCell279">
            <text:p text:style-name="P280">1</text:p>
          </table:table-cell>
          <table:table-cell table:style-name="TableCell281">
            <text:p text:style-name="Normal"><text:span text:style-name="T282">Output Score<text:s/></text:span></text:p>
          </table:table-cell>
          <table:table-cell table:style-name="TableCell283">
            <text:p text:style-name="P284">A</text:p>
          </table:table-cell>
        </table:table-row>
        <table:table-row table:style-name="TableRow285">
          <table:table-cell table:style-name="TableCell286" table:number-columns-spanned="2">
            <text:p text:style-name="Normal"><text:span text:style-name="T287">Impact weighting (%): <text:s/></text:span></text:p>
          </table:table-cell>
          <table:covered-table-cell/>
          <table:table-cell table:style-name="TableCell288">
            <text:p text:style-name="P289">25%</text:p>
          </table:table-cell>
          <table:table-cell table:style-name="TableCell290">
            <text:p text:style-name="P291">Impact weighting % revised since last AR?<text:s/></text:p>
          </table:table-cell>
          <table:table-cell table:style-name="TableCell292">
            <text:p text:style-name="P293">No</text:p>
          </table:table-cell>
        </table:table-row>
      </table:table>
      <text:p text:style-name="P294"/>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Indicator(s)</text:p>
          </table:table-cell>
          <table:table-cell table:style-name="TableCell302">
            <text:p text:style-name="P303">Milestone(s) for this review</text:p>
          </table:table-cell>
          <table:table-cell table:style-name="TableCell304">
            <text:p text:style-name="P305">Progress<text:s/></text:p>
          </table:table-cell>
        </table:table-row>
        <table:table-row table:style-name="TableRow306">
          <table:table-cell table:style-name="TableCell307">
            <text:p text:style-name="Normal"><text:span text:style-name="T308">1.1<text:s/></text:span><text:s/><text:span text:style-name="T309">Part 1 -<text:s/></text:span><text:span text:style-name="T310">State-of-knowledge papers (two per theme) and Strategic Transport Research Framework proposed for Part 2</text:span></text:p>
          </table:table-cell>
          <table:table-cell table:style-name="TableCell311">
            <text:p text:style-name="P312">i. 8 x State-of-Knowledge Papers (2 for each theme, incl. case studies across each theme).<text:s/></text:p>
            <text:p text:style-name="P313">ii. Framing Paper (x1) capturing outline research for Part<text:s/>2.<text:s/></text:p>
            <text:p text:style-name="P314">iii. Part 2 Research Proposal <text:s/>(x1).<text:s/></text:p>
            <text:p text:style-name="P315">iv. Consultation workshops/ seminars (1 per theme)</text:p>
            <text:p text:style-name="P316"/>
            <text:p text:style-name="P317"/>
          </table:table-cell>
          <table:table-cell table:style-name="TableCell318">
            <text:p text:style-name="Normal"><text:span text:style-name="T319">i.</text:span><text:span text:style-name="T320">Milestone Exceeded.</text:span><text:span text:style-name="T321"><text:s/>11 state of knowledge papers drafted across the 4 themes. These papers will be published in the Sustainability Journal in late 2019. <text:s/>One p</text:span><text:span text:style-name="T322">aper on Road Safety to be published in a separate journal.</text:span></text:p>
            <text:p text:style-name="P323">4 further papers on issues relating to the programme have also been prepared for later publication (see text below).</text:p>
            <text:p text:style-name="Normal"><text:span text:style-name="T324">ii.</text:span><text:span text:style-name="T325"><text:s/>Milestone Met.</text:span><text:span text:style-name="T326"><text:s/>Framing paper submitted to DFID and finalised in April<text:s/></text:span><text:span text:style-name="T327">2019</text:span></text:p>
            <text:p text:style-name="Normal"><text:span text:style-name="T328">iii.<text:s/></text:span><text:span text:style-name="T329">Milestone Met:<text:s/></text:span><text:span text:style-name="T330">Part 2 Research Proposal submitted to DFID and finalised in May 2019.</text:span></text:p>
            <text:p text:style-name="Normal"><text:span text:style-name="T331">iv.<text:s/></text:span><text:span text:style-name="T332"><text:s/>Milestone Met:<text:s/></text:span><text:span text:style-name="T333">The PMU held 5 stakeholder engagement seminars in November 2019 – (190 participants, 109M/89F). <text:s/>Additionally, the 4 research suppliers held<text:s/></text:span><text:span text:style-name="T334">10 events during preparation of the state of knowledge reviews.</text:span></text:p>
          </table:table-cell>
        </table:table-row>
        <table:table-row table:style-name="TableRow335">
          <table:table-cell table:style-name="TableCell336">
            <text:p text:style-name="P337">1.2</text:p>
            <text:p text:style-name="P338">No. of published papers in peer reviewed journals and policy briefs produced on: i) Rural - Urban - Regional connections and transport corridor; ii) Urban Transport; iii) Low Carbon<text:s/>Transport and iv) Inclusive High Volume Transport<text:s/></text:p>
          </table:table-cell>
          <table:table-cell table:style-name="TableCell339">
            <text:p text:style-name="P340">N/A this period</text:p>
          </table:table-cell>
          <table:table-cell table:style-name="TableCell341">
            <text:p text:style-name="P342">No milestone applicable for this end of Part 1 stage of the programme</text:p>
          </table:table-cell>
        </table:table-row>
        <table:table-row table:style-name="TableRow343">
          <table:table-cell table:style-name="TableCell344">
            <text:p text:style-name="P345">1.3<text:s/></text:p>
            <text:p text:style-name="P346">Other Evidence published: Cumulative number of other research outputs (books, chapters in books, national standards and specifications modified) No. to be defined in Part 1.</text:p>
          </table:table-cell>
          <table:table-cell table:style-name="TableCell347">
            <text:p text:style-name="P348">N/A this period</text:p>
          </table:table-cell>
          <table:table-cell table:style-name="TableCell349">
            <text:p text:style-name="P350">No milestone applicable for this end of Part 1 stage of the programme</text:p>
          </table:table-cell>
        </table:table-row>
      </table:table>
      <text:p text:style-name="P351"/>
      <text:p text:style-name="P352"/>
      <text:p text:style-name="P353"/>
      <text:p text:style-name="P354"><text:span text:style-name="T355">Provide supporting narrative for the score</text:span></text:p>
      <text:p text:style-name="P356"/>
      <text:p text:style-name="P357"><text:span text:style-name="T358">The overall score for Output 1 is ‘</text:span><text:span text:style-name="T359">A</text:span><text:span text:style-name="T360">’<text:s/></text:span><text:span text:style-name="T361">as the<text:s/></text:span><text:span text:style-name="T362">milestone for indicator OI1.1 met expectation for the period. T</text:span><text:span text:style-name="T363">he last annual review reduced the weighting of this output area from 65% to 25% for this early stage, Part 1 of the programme where only a small proportion of the research fund would be utilise</text:span><text:span text:style-name="T364">d. <text:s/></text:span></text:p>
      <text:p text:style-name="P365"/>
      <text:p text:style-name="P366">The main activity under Output 1 was around the production of the State of Knowledge Papers (OI 1.1 (i)). Following a call for expressions of interest and submission of proposals, contracts were awarded in late July 2018 across the themes as follows:<text:s/></text:p>
      <text:list text:style-name="LFO3" text:continue-numbering="true">
        <text:list-item>
          <text:p text:style-name="P367">Theme 1 – Cardno IT Transport;</text:p>
        </text:list-item>
        <text:list-item>
          <text:p text:style-name="P368">Theme 2 – Institute for Transportation &amp; Development Policy (ITDP) ; and<text:s/></text:p>
        </text:list-item>
        <text:list-item>
          <text:p text:style-name="P369">Theme 3 – Partnership on Sustainable Low Carbon Transport (SLoCaT).</text:p>
        </text:list-item>
      </text:list>
      <text:p text:style-name="P370"/>
      <text:p text:style-name="P371">No successful tender was received for Theme 4, as no supplier could<text:s/>demonstrate capacity across the range of theme 4 sub-themes. The state of knowledge for theme 4 was undertaken by dividing the work into discrete work packages undertaken by individual specialist suppliers on sub-themes:</text:p>
      <text:p text:style-name="P372">•<text:tab/>Disability and vulnerable groups<text:s/>(young people, older people and people with disabilities);<text:s/></text:p>
      <text:p text:style-name="P373">•<text:tab/>Gender and inclusion; and<text:s/></text:p>
      <text:p text:style-name="P374">•<text:tab/>Road safety data.<text:s/></text:p>
      <text:p text:style-name="P375"/>
      <text:p text:style-name="P376">Additionally, Theme 1, 2 and 3 suppliers were asked to also address these cross-cutting areas within their theme areas.<text:s/></text:p>
      <text:p text:style-name="P377"/>
      <text:p text:style-name="P378">In addition to four main thematic state of knowledge reports, 11 papers capturing various aspects of the state of knowledge across high volume transport in LMICs have been developed under Part 1 of the programme.<text:s/><text:bookmark-start text:name="_Hlk14339230"/>These papers (see Annex 1 for details and titles) have been submitted for publishing in a special edition of the Sustainability Journal later in 2019.<text:s/><text:bookmark-end text:name="_Hlk14339230"/>Sustainability is an open source journal with a wide circulation. <text:s/>DFID will provide a preface to the Special issue.<text:s/></text:p>
      <text:p text:style-name="P379"/>
      <text:p text:style-name="P380"><text:span text:style-name="T381">The first draft of the research Framing Paper (OI 1.</text:span><text:span text:style-name="T382">1 (ii)) was submitted to DFID in December 2018 indicating that<text:s/></text:span><text:span text:style-name="T383">the programme had caught up some of the time lost in the previous year due mainly to delayed programme award and staff recruitment issues. <text:s/>The Framing paper was updated following feedback from</text:span><text:span text:style-name="T384"><text:s/>both the programme steering committee and DFID and was finalised in April 2019.</text:span></text:p>
      <text:p text:style-name="P385"/>
      <text:p text:style-name="P386"><text:span text:style-name="T387">The Part 2 research proposal<text:s/></text:span><text:span text:style-name="T388">(OI 1.1 (iii))<text:s/></text:span><text:span text:style-name="T389">that built on the research framework and provided greater detail of the research programme to be carried out in Part 2 was finalis</text:span><text:span text:style-name="T390">ed in May 2019. This along with the commercial proposal for part 2 is subject to a contract amendment currently being progressed by DFID.<text:s/></text:span></text:p>
      <text:p text:style-name="P391"/>
      <text:p text:style-name="P392"><text:span text:style-name="T393">During the course of Part 1 the PMU led a series of 5 stakeholder engagement/consultation workshops with country and</text:span><text:span text:style-name="T394"><text:s/>regional stakeholders<text:s/></text:span><text:span text:style-name="T395">(OI 1.1 (iv))</text:span><text:span text:style-name="T396">. These were held throughout November 2019 in Nigeria, Kenya, Algeria, Taiwan, and Malaysia and were organised as side events to other international transport meetings. <text:s/>Over 190 people participated in consultation works</text:span><text:span text:style-name="T397">hops to validate the state of knowledge research findings which fed into the research framing paper submitted in December 2018.<text:s/></text:span></text:p>
      <text:p text:style-name="P398"/>
      <text:p text:style-name="P399">Consultations and workshops for key stakeholders around the individual themes, were as follows:<text:s/></text:p>
      <text:p text:style-name="P400"/>
      <text:p text:style-name="P401">Theme 1 – 74 delegates at 4<text:s/>Workshops (Dhaka , Bangladesh; Dar Es Salaam, Tanzania; Nairobi, Kenya; <text:s/></text:p>
      <text:p text:style-name="P402"><text:span text:style-name="T403">London, UK).</text:span><text:span text:style-name="T404"><text:s/>Participants represented government bodies, railway operating companies, private sector, consultants and academia.</text:span></text:p>
      <text:p text:style-name="P405">Theme 2 – 81 thought leader interviews<text:s/>undertaken globally (including National and sub-National Government ministries and departments; national and international NGO, Multilateral Development Banks; international organisations; international research entities).</text:p>
      <text:p text:style-name="P406">Theme 3 - 88 thought leader interviews undertaken globally (including National and sub-National Government ministries and departments; NGO, UN entities and Multilateral Development Banks; international transport organisations, Universities and research networks).<text:s/></text:p>
      <text:p text:style-name="P407"/>
      <text:p text:style-name="P408">Building on DFID’s working relationship with the Department for Transport (DfT), the PMU were able to adapt the Departments Transport - Technology Research and Innovation Grant (T-TRIG) facility that is managed by the Knowledge Transfer Network (KTN) to small research grants focused around the themes of the HVT programme. <text:s/>The PMU launched the Transport - Technology Research and Innovation for International Development (T-TRIID) first call for proposals in July 2018. The competition was over-subscribed with 85 applications for 10<text:s/>grants. By working with KTN, the PMU were able to take advantage of the lessons learned from the DfT implementation of T-TRIG and also access the extensive KTN supplier network to market and solicit responses for T-TRIID. Further journal papers on T-TRIID<text:s/>are expected, once the projects have been completed and fully reported. These will be published during Part 2 of the programme.<text:s/></text:p>
      <text:p text:style-name="P409"/>
      <text:p text:style-name="P410"/>
      <text:p text:style-name="P411">Lessons identified this year, and recommendations for the year ahead linked to this output</text:p>
      <text:p text:style-name="P412"/>
      <text:p text:style-name="P413">The procurement timetable for the state of knowledge reviews led to prospective contract commencement dates that academic authors were unable to meet, as these coincided with annual academic leave dates. This led to delayed starts to some of the state of knowledge contracts. The PMU should learn from this and carefully develop procurement timetables to optimise response and ensure that contract workplans recognise the demands of academics undertaking work.</text:p>
      <text:p text:style-name="P414"/>
      <text:p text:style-name="P415">Theme 4 provided an example of an unsuccessful procurement. The theme<text:s/>captured a combination of different sub-thematic areas (e.g. road safety and gender) which did not make it easy or attractive for sector specialists to bid. The PMU should ensure that future procurements are not bundled such that response by the market is<text:s/>difficult or niche specialists are excluded. <text:s/></text:p>
      <text:p text:style-name="P416"/>
      <text:p text:style-name="P417">Over-arching programmatic documents such as the Capacity Building and Research Uptake Strategy should be updated to capture new strategies as these emerge from research commissions undertaken in Part 2. The PMU will also need to ensure that all research suppliers are aware and fully aligned with the over-arching capacity building and research uptake strategies and that individual projects, where possible, work together to maximise impact and VFM.<text:s/></text:p>
      <text:p text:style-name="P418"/>
      <text:p text:style-name="P419">The PMU has<text:s/>been invited to represent the programme on the UK exhibition stand during the next World Road Congress in Abu Dhabi, October 2019. This provides an excellent opportunity to get the research undertaken and outputs produced to date to large audience. The PMU should also think about the timeline for its first research call and how to use this opportunity for market warming and awareness. The event will attract around 6,000 global experts, academics and transport research organisations. <text:s/></text:p>
      <text:p text:style-name="P420"/>
      <text:p text:style-name="P421">The PMU should continue its dialogue with complementary DFID central and research programmes. Early in Part 2 the PMU should re-engage the RED Research Hubs and interested country offices to outline the agreed programme for Part 2 and highlight where the hubs and offices can<text:s/>play a role.</text:p>
      <text:p text:style-name="P422"/>
      <text:p text:style-name="P423"><text:span text:style-name="T424">There was clear demand from the market for a competition like<text:s/></text:span><text:span text:style-name="T425">Transport - Technology Research and Innovation for International Development (T-TRIID). The PMU and DFID should look at opportunity to run similar competitions through Part 2 and l</text:span><text:span text:style-name="T426">iaise further with DfT and BEIS on possibilities for joint calls.</text:span></text:p>
      <text:p text:style-name="P427"/>
      <text:p text:style-name="P428">Output Indicator 1.1 will need to be updated for Part 2 to better reflect activity around the commissioning of Part 2 research.<text:s/></text:p>
      <text:p text:style-name="P429"/>
      <table:table table:style-name="Table430">
        <table:table-columns>
          <table:table-column table:style-name="TableColumn431"/>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Output Title<text:s/></text:p>
          </table:table-cell>
          <table:table-cell table:style-name="TableCell439" table:number-columns-spanned="4">
            <text:p text:style-name="Normal"><text:span text:style-name="T440">CAPACITY: <text:s/>The enhancement of African and Asi</text:span><text:span text:style-name="T441">an research capacity on high volume transport. <text:s/></text:span></text:p>
          </table:table-cell>
          <table:covered-table-cell/>
          <table:covered-table-cell/>
          <table:covered-table-cell/>
        </table:table-row>
        <table:table-row table:style-name="TableRow442">
          <table:table-cell table:style-name="TableCell443" table:number-columns-spanned="2">
            <text:p text:style-name="P444">Output number per LF</text:p>
          </table:table-cell>
          <table:covered-table-cell/>
          <table:table-cell table:style-name="TableCell445">
            <text:p text:style-name="P446">2</text:p>
          </table:table-cell>
          <table:table-cell table:style-name="TableCell447">
            <text:p text:style-name="Normal"><text:span text:style-name="T448">Output Score<text:s/></text:span></text:p>
          </table:table-cell>
          <table:table-cell table:style-name="TableCell449">
            <text:p text:style-name="P450">A</text:p>
          </table:table-cell>
        </table:table-row>
        <table:table-row table:style-name="TableRow451">
          <table:table-cell table:style-name="TableCell452" table:number-columns-spanned="2">
            <text:p text:style-name="Normal"><text:span text:style-name="T453">Impact weighting (%): <text:s/></text:span></text:p>
          </table:table-cell>
          <table:covered-table-cell/>
          <table:table-cell table:style-name="TableCell454">
            <text:p text:style-name="P455">10%</text:p>
          </table:table-cell>
          <table:table-cell table:style-name="TableCell456">
            <text:p text:style-name="P457">Impact weighting % revised since last AR?<text:s/></text:p>
          </table:table-cell>
          <table:table-cell table:style-name="TableCell458">
            <text:p text:style-name="P459">No.<text:s/></text:p>
          </table:table-cell>
        </table:table-row>
      </table:table>
      <text:p text:style-name="P460"/>
      <table:table table:style-name="Table461">
        <table:table-columns>
          <table:table-column table:style-name="TableColumn462"/>
          <table:table-column table:style-name="TableColumn463"/>
          <table:table-column table:style-name="TableColumn464"/>
        </table:table-columns>
        <table:table-row table:style-name="TableRow465">
          <table:table-cell table:style-name="TableCell466">
            <text:p text:style-name="P467">Indicator(s)</text:p>
          </table:table-cell>
          <table:table-cell table:style-name="TableCell468">
            <text:p text:style-name="P469">Milestone(s) for this review</text:p>
          </table:table-cell>
          <table:table-cell table:style-name="TableCell470">
            <text:p text:style-name="P471">Progress<text:s/></text:p>
          </table:table-cell>
        </table:table-row>
        <table:table-row table:style-name="TableRow472">
          <table:table-cell table:style-name="TableCell473">
            <text:p text:style-name="Normal"><text:span text:style-name="T474">2.1 <text:s/></text:span><text:span text:style-name="T475"><text:s/>Capacity Building<text:s/></text:span><text:span text:style-name="T476">Framework developed for each of the four theme areas</text:span><text:span text:style-name="T477"><text:s/></text:span></text:p>
            <text:p text:style-name="P478"/>
          </table:table-cell>
          <table:table-cell table:style-name="TableCell479">
            <text:p text:style-name="P480">i.At least 1 consultation workshop/ seminar<text:s/></text:p>
            <text:p text:style-name="P481">ii.Final Capacity Building Framework report produced covering the four HVT themes).<text:s/></text:p>
            <text:p text:style-name="Normal"><text:span text:style-name="T482">iii.No. (not specified) of capacity building activities successfully un</text:span><text:span text:style-name="T483">dertaken Part 1</text:span><text:span text:style-name="T484"><text:tab/></text:span></text:p>
          </table:table-cell>
          <table:table-cell table:style-name="TableCell485">
            <text:p text:style-name="P486">Overall: Milestone Met</text:p>
            <text:p text:style-name="P487"/>
            <text:p text:style-name="Normal"><text:span text:style-name="T488">i.Milestone Exceeded:</text:span><text:span text:style-name="T489"><text:s/>Five consultation workshops conducted in tandem with international conferences: 3 in Africa (Kenya, Algeria, Nigeria) and two in Asia (Malaysia, Taiwan).<text:s/></text:span></text:p>
            <text:p text:style-name="Normal"><text:span text:style-name="T490">ii.<text:s/></text:span><text:span text:style-name="T491"><text:s/>Milestone Met.<text:s/></text:span><text:span text:style-name="T492">Each of the final<text:s/></text:span><text:span text:style-name="T493">SOK reports captured dedicated sections on capacity building. Integrated together within the Research Uptake and Capacity Building Report (July 2019).<text:s/></text:span></text:p>
            <text:p text:style-name="Normal"><text:span text:style-name="T494">iii.<text:s/></text:span><text:span text:style-name="T495"><text:s/>No quantitative measure was specified against the milestone.<text:s/></text:span><text:span text:style-name="T496">Four Capacity Building events complet</text:span><text:span text:style-name="T497">ed this year deemed satisfactory progress at this stage with the Milestone assessed as<text:s/></text:span><text:span text:style-name="T498">Met</text:span><text:span text:style-name="T499"><text:s/>based the on the following events: Women and Transport 40 participants, 7M/33F); Gender in Transport (40 participants, 20M/20F); Climate and transport (60 participan</text:span><text:span text:style-name="T500">ts, 52M/8F); Bidding (85 participants, not disaggregated).<text:s/></text:span></text:p>
            <text:p text:style-name="P501"/>
          </table:table-cell>
        </table:table-row>
        <table:table-row table:style-name="TableRow502">
          <table:table-cell table:style-name="TableCell503">
            <text:p text:style-name="P504">2.2</text:p>
            <text:p text:style-name="P505">Capacity development programme (% implemented). Part 2 indicators (including e.g. no. of stakeholder mapping, regional briefings and roundtables, seminars/ workshops; training events<text:s/>(incl. no. led by southern researchers); institutional frameworks, beneficiaries (disaggregated by sex) participating in training, etc.) to be defined in Inception Part 1</text:p>
          </table:table-cell>
          <table:table-cell table:style-name="TableCell506">
            <text:p text:style-name="Normal"><text:span text:style-name="T507">N/A this period</text:span></text:p>
          </table:table-cell>
          <table:table-cell table:style-name="TableCell508">
            <text:p text:style-name="Normal"><text:span text:style-name="T509">No milestone applicable for this end of Part 1 stage of the programme</text:span></text:p>
          </table:table-cell>
        </table:table-row>
        <table:table-row table:style-name="TableRow510">
          <table:table-cell table:style-name="TableCell511">
            <text:p text:style-name="P512"/>
          </table:table-cell>
          <table:table-cell table:style-name="TableCell513">
            <text:p text:style-name="P514"/>
          </table:table-cell>
          <table:table-cell table:style-name="TableCell515">
            <text:p text:style-name="P516"/>
          </table:table-cell>
        </table:table-row>
      </table:table>
      <text:p text:style-name="P517"><text:span text:style-name="T518">Provide supporting narrative for the score</text:span></text:p>
      <text:p text:style-name="P519"/>
      <text:p text:style-name="P520"><text:span text:style-name="T521">Programme activity around Output 2 supports increased capacity of practitioners, policy makers, decision takers, researchers and academics in low income countries to understand and use the research and exis</text:span><text:span text:style-name="T522">ting best practice. Part 1 (OI 2.1) developed the framework for undertaking capacity development throughout the programme. The Part 2 (OI 2.2) will capture the implementation of capacity building activity for the remainder of the programme. At this early s</text:span><text:span text:style-name="T523">tage<text:s/></text:span><text:span text:style-name="T524">the capacity building programme is strongly linked to the approach to stakeholder engagement.<text:s/></text:span></text:p>
      <text:p text:style-name="P525"/>
      <text:p text:style-name="P526"><text:span text:style-name="T527">The overall score for Output 2 is<text:s/></text:span><text:span text:style-name="T528">‘A’<text:s/></text:span><text:span text:style-name="T529">as the milestone for indicator 2.1 met expectation for this period.</text:span></text:p>
      <text:p text:style-name="P530"/>
      <text:p text:style-name="P531"><text:span text:style-name="T532">A consultation (OI2.1 (i))workshop “</text:span><text:span text:style-name="T533">Capacity Building Strategy for the Implementation of Low Carbon High Volume Transport</text:span><text:span text:style-name="T534">” was organised as a pre-event to the<text:s/></text:span><text:span text:style-name="T535">Eleventh Intergovernmental Regional Environmentally Sustainable Transport (EST) Forum in Asia</text:span><text:span text:style-name="T536">. This was hosted by the United Nations<text:s/></text:span><text:span text:style-name="T537">Centre for Regional Development (UNCRD) in Ulaanbaatar, Mongolia. The workshop was attended by more than 30 participants representing 11 EST countries (Afghanistan, Bangladesh, Bhutan, Cambodia, India, Malaysia, Maldives, Mongolia, Pakistan, Thailand, Viet</text:span><text:span text:style-name="T538">nam) with 11 different transport organisations, research institutes, and non-government organisations represented. The workshop was supplemented with a survey<text:s/></text:span><text:span text:style-name="T539">research institutions, government departments, the private sector, and implementing agencies acro</text:span><text:span text:style-name="T540">ss a number of HVT focus countries. The principal findings show that the participants and survey respondents prioritise transport interventions that address the mechanics of improving transport services for their core constituents. Highest priority is give</text:span><text:span text:style-name="T541">n to the reduction of road congestion, the provision of affordable transport and mobility and the provision of improved access/accessibility. Of lower priority were air quality <text:s/>and climate change mitigation. The responses tell a story of lack of knowledge</text:span><text:span text:style-name="T542"><text:s/>and awareness, <text:s/>low carbon not being a central priority for transport interventions, no targeted funding for low carbon, , regulations and applicable legislation that are not in place, and often no clear policy that promotes low carbon transport. Changing</text:span><text:span text:style-name="T543"><text:s/>this will be core task for this output area in Part 2.<text:s/></text:span></text:p>
      <text:p text:style-name="P544"/>
      <text:p text:style-name="P545"><text:span text:style-name="T546">Each of the final State of Knowledge reports captured theme specific sections on capacity building and research uptake.<text:s/></text:span><text:span text:style-name="T547">The PMU submitted the<text:s/></text:span><text:span text:style-name="T548">Research Uptake</text:span><text:span text:style-name="T549"><text:s/>and Capacity Building Report to DFID in<text:s/></text:span><text:span text:style-name="T550">July 2019</text:span><text:span text:style-name="T551">,<text:s/></text:span><text:span text:style-name="T552">which set out the consolidated<text:s/></text:span><text:span text:style-name="T553"><text:s/></text:span><text:span text:style-name="T554">recommendations and programme of activity around type of capacity building drawn from each of the reports (OI2.1 (ii)).<text:s/></text:span><text:span text:style-name="T555">The Part 2 programme of capacity building activities will include options to address inclusio</text:span><text:span text:style-name="T556">n of southern researchers in specific HVT research project design and implementation. It also supports enhancing southern researchers’ capability around areas such as monitoring, evaluation, communications, dissemination and publication of research (includ</text:span><text:span text:style-name="T557">ing writing for international peer-reviewed journals and use of other media) in addition to improving technical research capability.</text:span></text:p>
      <text:p text:style-name="P558"/>
      <text:p text:style-name="P559"><text:span text:style-name="T560">The PMU used attendance at a number of events to supplement of capacity building needs and capture priority gaps for stren</text:span><text:span text:style-name="T561">gthening during Part 2 programming (OI2.1 (iii). For example, at the first<text:s/></text:span><text:span text:style-name="T562">W</text:span><text:span text:style-name="T563">omen in Transport</text:span><text:span text:style-name="T564"><text:s/>conference in Nairobi, November 2018 it was apparent that<text:s/></text:span><text:span text:style-name="T565">very little research was being undertaken by the universities on women and transport issues, with much o</text:span><text:span text:style-name="T566">f what is done merely <text:s/>describing the problem. The HVT gender specialist were able to table a variety of solutions that could be further explored, noting a opportunity to strengthen local research capacity in this area. <text:s/>This was taken forward in Tunis, wh</text:span><text:span text:style-name="T567">ere the PMU were able to present a paper on<text:s/></text:span><text:span text:style-name="T568">Gender in Transport that focused specifically on c</text:span><text:span text:style-name="T569">apacity development. The PMU were invited to attend a<text:s/></text:span><text:span text:style-name="T570">Climate Parliament meeting in Nigeria on Nationally Determined Contributions (NDC). The PMU (</text:span><text:span text:style-name="T571">Team Leader) pr</text:span><text:span text:style-name="T572">esented a paper on Transport and Climate to over 30 parliamentarians from 11 countries across Africa. <text:s/>Many parliamentarians were generally unaware of the importance of transport on mitigation of greenhouse gases (GHG), reflecting the findings from the ear</text:span><text:span text:style-name="T573">lier EST workshop mentioned above. <text:s/>The PMU <text:s/>worked with Climate Parliament on <text:s/>highlighting the key issues and worked with participants on how transport can be better captured within their next set of NDC’s. For the Transport Technology Research and Innov</text:span><text:span text:style-name="T574">ation for International Development (T-TRIID) call, which encouraged bids from southern researchers, the <text:s/>PMU ran a webinar for over 85 participants on background to the call and understanding the requirements of the bid documents. This was necessary as so</text:span><text:span text:style-name="T575">uthern researchers often lack capacity and understanding of the detailed requirements of bid processes, which often leads to exclusion.<text:s/></text:span></text:p>
      <text:p text:style-name="P576"/>
      <text:p text:style-name="P577">The PMU has built good working relationships with a number of other DFID programmes, including Research on<text:s/>Community Access Programme (ReCAP); Infrastructure and Cities for Economic Development (ICED) and the Energy and Economic Growth (EEG) programme. Discussions, amongst other topics, have included sharing lessons around capacity building activity. The HVT PMU and ReCAP management are discussing collaboration opportunities on the African Transport Sector Leadership Development Programme (TSLDP) and the proposed Centre for Sub-Saharan Africa Transport leadership (CSSTL), with the possibility for areas of joint<text:s/>capacity building activities commencing during Part 2. <text:s/></text:p>
      <text:p text:style-name="P578"/>
      <text:p text:style-name="P579"><text:span text:style-name="T580">The PMU have also built a good working relationship with the<text:s/></text:span><text:span text:style-name="T581">BMZ-GIZ supported Transformative Urban Mobility Initiative (TUMI) and this is being taken forward specifically on complementary working o</text:span><text:span text:style-name="T582">n capacity building in the urban transport sector. HVT PMU and TUMI have developed a terms of reference for a study to be jointly undertaken that will look at both demand side employment and supply side learning to develop options to improve capacity acros</text:span><text:span text:style-name="T583">s urban transport. <text:s/></text:span></text:p>
      <text:p text:style-name="P584"/>
      <text:p text:style-name="P585">Lessons identified this year, and recommendations for the year ahead linked to this output</text:p>
      <text:p text:style-name="P586"/>
      <text:p text:style-name="P587">PMU to continue to ensure that all suppliers organising or undertaking capacity building and training events collect sex disaggregated metrics<text:s/>on participants attending. Similarly, the PMU should encourage suppliers to avoid gender bias in project research teams and at events.<text:s/></text:p>
      <text:p text:style-name="P588"/>
      <text:p text:style-name="P589">When calls for research proposals are launched the PMU should make it clear that where possible individual projects will be encouraged to align capacity building with the over-arching HVT capacity building strategy and where possible to work with other HVT projects around capacity building. This will optimise resources and utilise the relationships with other programmes such as TUMI. <text:s/></text:p>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Output Title<text:s/></text:p>
          </table:table-cell>
          <table:table-cell table:style-name="TableCell600" table:number-columns-spanned="4">
            <text:p text:style-name="Normal"><text:span text:style-name="T601">OPERATIONAL UNDERSTANDING and KNOWLEDGE MANAGEMENT: Improved understanding of high volume transport across each of the theme areas (i-iv) and the enhancement of knowledge management, lesson learning and dissemination.</text:span></text:p>
          </table:table-cell>
          <table:covered-table-cell/>
          <table:covered-table-cell/>
          <table:covered-table-cell/>
        </table:table-row>
        <table:table-row table:style-name="TableRow602">
          <table:table-cell table:style-name="TableCell603" table:number-columns-spanned="2">
            <text:p text:style-name="P604">Output number per LF</text:p>
          </table:table-cell>
          <table:covered-table-cell/>
          <table:table-cell table:style-name="TableCell605">
            <text:p text:style-name="P606">3</text:p>
          </table:table-cell>
          <table:table-cell table:style-name="TableCell607">
            <text:p text:style-name="Normal"><text:span text:style-name="T608">Output Score<text:s/></text:span></text:p>
          </table:table-cell>
          <table:table-cell table:style-name="TableCell609">
            <text:p text:style-name="P610">A</text:p>
          </table:table-cell>
        </table:table-row>
        <table:table-row table:style-name="TableRow611">
          <table:table-cell table:style-name="TableCell612" table:number-columns-spanned="2">
            <text:p text:style-name="Normal"><text:span text:style-name="T613">Impact weighting (%): <text:s/></text:span></text:p>
          </table:table-cell>
          <table:covered-table-cell/>
          <table:table-cell table:style-name="TableCell614">
            <text:p text:style-name="P615">10%</text:p>
          </table:table-cell>
          <table:table-cell table:style-name="TableCell616">
            <text:p text:style-name="P617">Impact weighting % revised since last AR?<text:s/></text:p>
          </table:table-cell>
          <table:table-cell table:style-name="TableCell618">
            <text:p text:style-name="Normal"><text:span text:style-name="T619">Y/N<text:s/></text:span><text:span text:style-name="T620">(if Yes, indicate if<text:s/></text:span><text:span text:style-name="T621">↑or ↓)</text:span></text:p>
          </table:table-cell>
        </table:table-row>
      </table:table>
      <text:p text:style-name="P622"/>
      <table:table table:style-name="Table623">
        <table:table-columns>
          <table:table-column table:style-name="TableColumn624"/>
          <table:table-column table:style-name="TableColumn625"/>
          <table:table-column table:style-name="TableColumn626"/>
        </table:table-columns>
        <table:table-row table:style-name="TableRow627">
          <table:table-cell table:style-name="TableCell628">
            <text:p text:style-name="P629">Indicator(s)</text:p>
          </table:table-cell>
          <table:table-cell table:style-name="TableCell630">
            <text:p text:style-name="P631">Milestone(s) for this review<text:s/></text:p>
          </table:table-cell>
          <table:table-cell table:style-name="TableCell632">
            <text:p text:style-name="P633">Progress<text:s/></text:p>
          </table:table-cell>
        </table:table-row>
        <table:table-row table:style-name="TableRow634">
          <table:table-cell table:style-name="TableCell635">
            <text:p text:style-name="P636">3.1</text:p>
            <text:p text:style-name="P637">Research Uptake Strategy and</text:p>
            <text:p text:style-name="P638">Knowledge<text:s/>Management Strategy developed for each of the four theme areas<text:s/></text:p>
          </table:table-cell>
          <table:table-cell table:style-name="TableCell639">
            <text:p text:style-name="P640">1 x Programme Level Research uptake strategy aligned to research framework</text:p>
          </table:table-cell>
          <table:table-cell table:style-name="TableCell641">
            <text:p text:style-name="Normal"><text:span text:style-name="T642">Milestone met.</text:span><text:span text:style-name="T643"><text:s/>Programme level Research Uptake Strategy was submitted to DFID and approved in October 2018.<text:s/></text:span><text:span text:style-name="T644"><text:s/></text:span><text:span text:style-name="T645">Research</text:span><text:span text:style-name="T646"><text:s/>Uptake is<text:s/></text:span></text:p>
            <text:p text:style-name="Normal"><text:span text:style-name="T647">captured for each theme within State of knowledge <text:s/>reports and is reflected in the research framework.</text:span></text:p>
          </table:table-cell>
        </table:table-row>
        <table:table-row table:style-name="TableRow648">
          <table:table-cell table:style-name="TableCell649">
            <text:p text:style-name="P650">3.2</text:p>
            <text:p text:style-name="P651">Implemented research uptake and knowledge management strategies (% implemented). Part 2 indicators (including e.g. no. of<text:s/>seminars/ workshops that raise understanding/ awareness and influence policy; cumulative no. of research briefs, working papers, web-based materials and tools., etc.). No. to be defined in inception Part 1</text:p>
          </table:table-cell>
          <table:table-cell table:style-name="TableCell652">
            <text:p text:style-name="P653">N/A this period</text:p>
          </table:table-cell>
          <table:table-cell table:style-name="TableCell654">
            <text:p text:style-name="P655">No milestone applicable for this Part 1 stage of the programme</text:p>
          </table:table-cell>
        </table:table-row>
        <table:table-row table:style-name="TableRow656">
          <table:table-cell table:style-name="TableCell657">
            <text:p text:style-name="P658">3.3</text:p>
            <text:p text:style-name="P659">Communications Strategy Document for the program.</text:p>
            <text:p text:style-name="P660"/>
          </table:table-cell>
          <table:table-cell table:style-name="TableCell661">
            <text:p text:style-name="P662">1 x Website Options Approach embedded within 1 x Communications Strategy</text:p>
            <text:p text:style-name="P663"/>
          </table:table-cell>
          <table:table-cell table:style-name="TableCell664">
            <text:p text:style-name="Normal"><text:span text:style-name="T665">Milestone met.</text:span><text:span text:style-name="T666"><text:s/>Website development options paper submitted to DFID. The<text:s/></text:span><text:span text:style-name="T667">Communications Strategy Document (and proposition for website) is embedded within the <text:s/>Research Uptake Strategy submitted to DFID and approved in October 2018 .<text:s/></text:span></text:p>
            <text:p text:style-name="P668"/>
          </table:table-cell>
        </table:table-row>
      </table:table>
      <text:p text:style-name="P669"><text:span text:style-name="T670">Provide supporting narrative for the score</text:span></text:p>
      <text:p text:style-name="P671"/>
      <text:p text:style-name="P672"><text:span text:style-name="T673">Output area 3 focuses on<text:s/></text:span><text:span text:style-name="T674">knowledge management, l</text:span><text:span text:style-name="T675">esson learning and dissemination</text:span><text:span text:style-name="T676"><text:s/>and the process to ensure that research undertaken in HVT gets used and taken up into practice. Part 1 developed the framework for research uptake and knowledge management strategies (OI 3.1) and the communication strategy<text:s/></text:span><text:span text:style-name="T677">that would be used for the programme (OI 3.3). These are the over-arching documents that guide individual research projects that will be commissioned in Part 2 (OI3.2).<text:s/></text:span></text:p>
      <text:p text:style-name="P678"/>
      <text:p text:style-name="P679"><text:span text:style-name="T680">The overall score for Output 3 is ‘</text:span><text:span text:style-name="T681">A</text:span><text:span text:style-name="T682">’<text:s/></text:span><text:span text:style-name="T683">as the milestone for indicators 3.1 and 3.3<text:s/></text:span><text:span text:style-name="T684">met expectation for the period.<text:s/></text:span></text:p>
      <text:p text:style-name="P685"/>
      <text:p text:style-name="P686">The Programme Research Uptake Strategy (OI3.1) was updated in October 2018 based on feedback from DFID and the Steering Committee. <text:s/>The strategy is aligned with the Part 2 research framework and this remains a live document, subject to continual update as the complexion of the programme develops and the types of research projects being undertaken as a result of the Part 2 calls for research proposals become better known.<text:s/></text:p>
      <text:p text:style-name="P687"/>
      <text:p text:style-name="P688"><text:span text:style-name="T689">The research uptake strategy (OI3.1) also captures<text:s/></text:span><text:span text:style-name="T690">the communications strategy (OI3.3) as both are inter-dependent</text:span><text:span text:style-name="T691">.<text:s/></text:span></text:p>
      <text:p text:style-name="P692"/>
      <text:p text:style-name="P693">The HVT Research Uptake Strategy has four strands:<text:s/></text:p>
      <text:p text:style-name="P694">•<text:tab/>Stakeholder engagement;</text:p>
      <text:p text:style-name="P695">•<text:tab/>Capacity building;</text:p>
      <text:p text:style-name="P696">•<text:tab/>Communications; and</text:p>
      <text:p text:style-name="P697">•<text:tab/>Monitoring and Evaluation.</text:p>
      <text:p text:style-name="P698"/>
      <text:p text:style-name="P699">During Part 1 the PMU have used the Mailchimp platform to set up a subscription service to develop a network of contacts interested to know more about the HVT programme and to be involved in its activities. <text:s/>The platform is used to send out notifications or news to its network of subscribers.<text:s/>Since the launch in May 2018, the membership has grown to a total of 340 contacts (as at end June 2019), 50% of whom reside in Africa and Asia. The PMU continues to actively share the subscription link with new contacts or at networking opportunities in order to grow the membership. Statistics from the Mailchimp platform reveal that emails sent out to the network have an average open rate of 50.3% (the consulting industry average is 16.1%) and an average click rate of 11% (the consulting industry average is<text:s/>1.8%).</text:p>
      <text:p text:style-name="P700"/>
      <text:p text:style-name="P701">Over the past year, the PMU has undertaken a series of activities to explore an HVT website presence. <text:s/>The PMU undertook a “discovery phase” for potential website development and submitted a report to DFID in October 2018. This and a creative brief prepared by the PMU was used to submit a proposition for HVT website development to the DFID Digital Board which was approved in May 2019 (OI 3.3). The website for is currently being developed and will be launched at the commencement of Part 2.</text:p>
      <text:p text:style-name="P702"/>
      <text:p text:style-name="P703">Whilst awaiting confirmation from DFID to establish a dedicated HVT programme web presence, the PMU have utilised a HVT webpage on the IMC corporate website. <text:s/>In addition to information about the programme, the page has also been used to share procurement notices<text:s/>or links to other relevant documents. A separate webpage was also created for T-TRIID and used to house documents and notices regarding the competition. <text:s/>Statistics from the webpages reveal that the HVT webpage has had 3,266 page views with 1,567 unique page views. The T-TRIID webpage has had 7,880 views with 3,308 unique page views.</text:p>
      <text:p text:style-name="P704"/>
      <text:p text:style-name="P705"><text:span text:style-name="T706">An example of the sort of communication work undertaken by the PMU in Part 1 was the<text:s/></text:span><text:span text:style-name="T707">preparation of a series of<text:s/></text:span><text:a xlink:href="https://www.ciht.org.uk/knowledge-resource-centre/resources/podcasts/" office:target-frame-name="_top" xlink:show="replace"><text:span text:style-name="T708">podcasts</text:span></text:a><text:span text:style-name="T709"><text:s/>on HVT thematic work for <text:s/>the UK Chartered Institution of Highways &amp; Transportation (CIHT). This has included podcasts on “Making transport inclusive globally; improving the lives of people with disabilities and low carbon<text:s/></text:span><text:span text:style-name="T710">transport barriers in developing countries. <text:s/></text:span></text:p>
      <text:p text:style-name="P711"/>
      <text:p text:style-name="P712">Lessons identified this year, and recommendations for the year ahead linked to this output</text:p>
      <text:p text:style-name="P713"/>
      <text:p text:style-name="P714">The role of the research uptake specialist in the PMU team has proven difficult to resource and retain. It is<text:s/>recognised that this is a niche specialist area and individual “experts” with the right range of skills are hard to find. <text:s/></text:p>
      <text:p text:style-name="P715"/>
      <text:p text:style-name="P716">Drawing on experience and lessons from other research programmes, for Part 2 of the programme the PMU has proposed to include research uptake as a mandatory part of any research project that the programme funds.<text:s/></text:p>
      <text:p text:style-name="P717"/>
      <text:p text:style-name="P718"/>
      <text:p text:style-name="P719"/>
      <text:p text:style-name="P720"/>
      <text:p text:style-name="P721"/>
      <table:table table:style-name="Table722">
        <table:table-columns>
          <table:table-column table:style-name="TableColumn723"/>
          <table:table-column table:style-name="TableColumn724"/>
          <table:table-column table:style-name="TableColumn725"/>
          <table:table-column table:style-name="TableColumn726"/>
          <table:table-column table:style-name="TableColumn727"/>
        </table:table-columns>
        <table:table-row table:style-name="TableRow728">
          <table:table-cell table:style-name="TableCell729">
            <text:p text:style-name="P730">Output Title<text:s/></text:p>
          </table:table-cell>
          <table:table-cell table:style-name="TableCell731" table:number-columns-spanned="4">
            <text:p text:style-name="Normal"><text:span text:style-name="T732">MANAGEMENT: effective and efficient delivery of the project by the Project Management Unit.</text:span></text:p>
          </table:table-cell>
          <table:covered-table-cell/>
          <table:covered-table-cell/>
          <table:covered-table-cell/>
        </table:table-row>
        <table:table-row table:style-name="TableRow733">
          <table:table-cell table:style-name="TableCell734" table:number-columns-spanned="2">
            <text:p text:style-name="P735">Output number per LF</text:p>
          </table:table-cell>
          <table:covered-table-cell/>
          <table:table-cell table:style-name="TableCell736">
            <text:p text:style-name="P737">4</text:p>
          </table:table-cell>
          <table:table-cell table:style-name="TableCell738">
            <text:p text:style-name="Normal"><text:span text:style-name="T739">Output Score<text:s/></text:span></text:p>
          </table:table-cell>
          <table:table-cell table:style-name="TableCell740">
            <text:p text:style-name="P741"><text:span text:style-name="T742">A</text:span></text:p>
          </table:table-cell>
        </table:table-row>
        <table:table-row table:style-name="TableRow743">
          <table:table-cell table:style-name="TableCell744" table:number-columns-spanned="2">
            <text:p text:style-name="Normal"><text:span text:style-name="T745">Impact<text:s/></text:span><text:span text:style-name="T746">weighting (%): <text:s/></text:span></text:p>
          </table:table-cell>
          <table:covered-table-cell/>
          <table:table-cell table:style-name="TableCell747">
            <text:p text:style-name="P748">55%</text:p>
          </table:table-cell>
          <table:table-cell table:style-name="TableCell749">
            <text:p text:style-name="P750">Impact weighting % revised since last AR?<text:s/></text:p>
          </table:table-cell>
          <table:table-cell table:style-name="TableCell751">
            <text:p text:style-name="Normal"><text:span text:style-name="T752">Yes</text:span></text:p>
          </table:table-cell>
        </table:table-row>
      </table:table>
      <text:p text:style-name="P753"/>
      <table:table table:style-name="Table754">
        <table:table-columns>
          <table:table-column table:style-name="TableColumn755"/>
          <table:table-column table:style-name="TableColumn756"/>
          <table:table-column table:style-name="TableColumn757"/>
        </table:table-columns>
        <table:table-row table:style-name="TableRow758">
          <table:table-cell table:style-name="TableCell759">
            <text:p text:style-name="P760">Indicator(s)</text:p>
          </table:table-cell>
          <table:table-cell table:style-name="TableCell761">
            <text:p text:style-name="P762">Milestone(s) for this review<text:s/></text:p>
          </table:table-cell>
          <table:table-cell table:style-name="TableCell763">
            <text:p text:style-name="P764">Progress<text:s/></text:p>
          </table:table-cell>
        </table:table-row>
        <table:table-row table:style-name="TableRow765">
          <table:table-cell table:style-name="TableCell766">
            <text:p text:style-name="P767">4.1<text:s/></text:p>
            <text:p text:style-name="P768">PMU management milestones achieved on time.</text:p>
            <text:p text:style-name="P769"><text:s/></text:p>
          </table:table-cell>
          <table:table-cell table:style-name="TableCell770">
            <text:p text:style-name="Normal"><text:span text:style-name="T771">85% management milestones achieved. <text:s text:c="2"/></text:span></text:p>
          </table:table-cell>
          <table:table-cell table:style-name="TableCell772">
            <text:p text:style-name="Normal"><text:span text:style-name="T773">Milestone met.</text:span><text:span text:style-name="T774"><text:s/></text:span><text:span text:style-name="T775">12/14 milestones for<text:s/></text:span><text:span text:style-name="T776">Part 1 have been achieved (86%).</text:span></text:p>
          </table:table-cell>
        </table:table-row>
        <table:table-row table:style-name="TableRow777">
          <table:table-cell table:style-name="TableCell778">
            <text:p text:style-name="P779">4.2</text:p>
            <text:p text:style-name="P780">Meeting notes and quarterly reports are prepared and clearly written. <text:s/>Documents submitted to DFID and need no more than 2 rounds of comments and amendments.</text:p>
          </table:table-cell>
          <table:table-cell table:style-name="TableCell781">
            <text:p text:style-name="P782">Reports/documents contain all relevant sections, are<text:s/>clearly written and indexed. <text:s text:c="2"/>Progress reports clearly indicate variance between planned and actual progress, with clear explanations provided and proposed corrective actions. <text:s/>Documents submitted to DFID need no more than 1 round of comments and amendments on non-technical matters. <text:s text:c="2"/>Effective peer review of research documents.</text:p>
            <text:p text:style-name="P783"/>
          </table:table-cell>
          <table:table-cell table:style-name="TableCell784">
            <text:p text:style-name="Normal"><text:span text:style-name="T785">Milestone met.</text:span><text:span text:style-name="T786"><text:s/>Quarterly reports and Annual report submitted on time and approved by DFID.<text:s/></text:span></text:p>
            <text:p text:style-name="P787"/>
            <text:p text:style-name="P788">Programme reports follow an agreed structure and format and do not need more than one<text:s/>round of comments.</text:p>
            <text:p text:style-name="P789"/>
            <text:p text:style-name="P790">Technical outputs are subject to thorough peer review by technical and academic specialists to ensure content is robust.</text:p>
          </table:table-cell>
        </table:table-row>
        <table:table-row table:style-name="TableRow791">
          <table:table-cell table:style-name="TableCell792">
            <text:p text:style-name="P793">4.3</text:p>
            <text:p text:style-name="P794">Effective planning of work by the PMU.</text:p>
          </table:table-cell>
          <table:table-cell table:style-name="TableCell795">
            <text:p text:style-name="P796">Project workplan and risk register maintained and updated at all times<text:s/>and included in progress reports.</text:p>
          </table:table-cell>
          <table:table-cell table:style-name="TableCell797">
            <text:p text:style-name="Normal"><text:span text:style-name="T798">Milestone met.</text:span><text:span text:style-name="T799"><text:s/>i. Proposal work plan and risk matrix updated as needed, shared with DFID and captured in progress reports.<text:s/></text:span></text:p>
            <text:p text:style-name="P800">ii. All management meeting reports were submitted</text:p>
            <text:p text:style-name="P801">iii. All key staff vacancies filled.<text:s/></text:p>
          </table:table-cell>
        </table:table-row>
        <table:table-row table:style-name="TableRow802">
          <table:table-cell table:style-name="TableCell803">
            <text:p text:style-name="P804">4.4</text:p>
            <text:p text:style-name="P805">Effective financial management by the PMU.</text:p>
          </table:table-cell>
          <table:table-cell table:style-name="TableCell806">
            <text:p text:style-name="P807">Project budget maintained and updated at all times and included in progress reports. <text:s text:c="2"/>Monthly expenditure forecasts are submitted to DFID, in an agreed format, between day 20 and 24 of each month. <text:s/></text:p>
          </table:table-cell>
          <table:table-cell table:style-name="TableCell808">
            <text:p text:style-name="Normal"><text:span text:style-name="T809">Milestone met.</text:span><text:span text:style-name="T810"><text:s/></text:span><text:span text:style-name="T811">The monthly forecasts are submitted on time and are accurate within 5% of actual spending for the following month. <text:s text:c="2"/></text:span></text:p>
            <text:p text:style-name="P812"/>
            <text:p text:style-name="P813">Procedures to facilitate the financial management of the Research Fund developed and used.<text:s/></text:p>
            <text:p text:style-name="P814"/>
          </table:table-cell>
        </table:table-row>
        <table:table-row table:style-name="TableRow815">
          <table:table-cell table:style-name="TableCell816">
            <text:p text:style-name="P817">4.5</text:p>
            <text:p text:style-name="P818">Effective stakeholder engagement by the<text:s/>PMU.</text:p>
            <text:p text:style-name="P819"/>
          </table:table-cell>
          <table:table-cell table:style-name="TableCell820">
            <text:p text:style-name="P821">5 meetings held (DFID Country Offices; DFID Central Programmes; Research Hubs; International Organisations) and records of meetings captured within Quarterly and Annual Reports.</text:p>
          </table:table-cell>
          <table:table-cell table:style-name="TableCell822">
            <text:p text:style-name="Normal"><text:span text:style-name="T823">Milestone Exceeded.<text:s/></text:span><text:span text:style-name="T824">Over 50</text:span><text:span text:style-name="T825"><text:s/></text:span><text:span text:style-name="T826"><text:s/>meetings held during this period, with off</text:span><text:span text:style-name="T827">icials from 4 UK and 12 International Transport organisations; 4 Multilateral Development Banks and donors and across <text:s/>5 DFID programmes. The PMU organised 3 Steering Group meetings over the period.</text:span></text:p>
            <text:p text:style-name="P828">Meeting records are captured in <text:s/>Quarterly and Annual Reports <text:s/></text:p>
          </table:table-cell>
        </table:table-row>
      </table:table>
      <text:p text:style-name="P829"/>
      <text:p text:style-name="P830">Provide supporting narrative for the score</text:p>
      <text:p text:style-name="P831"/>
      <text:p text:style-name="P832"><text:span text:style-name="T833">Output area 4 captures the management of the programme by the IMC<text:s/></text:span><text:span text:style-name="T834">Programme Management Unit.<text:s/></text:span><text:span text:style-name="T835">A series of five key performance indicators (KPI), comprising 14 targets for the year, are used by DFID to<text:s/></text:span><text:span text:style-name="T836">monitor effectiveness of the PMU. These include - timeliness of milestone delivery (OI4.1); quality of documents (OI4.2); effective planning (OI4.3); effective financial Management (OI4.4) and effective stakeholder engagement (OI4.5). The KPIs have been de</text:span><text:span text:style-name="T837">veloped to measure and demonstrate how effectively the IMC Worldwide PMU is progressing and performing against key contract milestones.<text:s/></text:span></text:p>
      <text:p text:style-name="P838"/>
      <text:p text:style-name="P839"><text:span text:style-name="T840">The overall score for Output 1 is ‘</text:span><text:span text:style-name="T841">A</text:span><text:span text:style-name="T842">’.<text:s/></text:span><text:span text:style-name="T843"><text:s/>Four of the milestone targets (indicators 4.1 to 4.4) were met and one<text:s/></text:span><text:span text:style-name="T844">indicator (4.5) exceeded expectation.</text:span></text:p>
      <text:p text:style-name="P845"/>
      <text:p text:style-name="P846"><text:span text:style-name="T847">Overall the target of 85% of the management milestones delivered according to Key Performance Indicators (OI 4.1) was met. During the period under review the PMU met all of its KPI targets except one for timeliness on</text:span><text:span text:style-name="T848"><text:s/>delivery on contract specific milestones. This related to delivery of the state of knowledge papers. As explained in Output 1, the PMU has now provided 11 state of knowledge papers and 4 additional papers distilled from the state of knowledge work. These<text:s/></text:span><text:span text:style-name="T849">papers were distilled from the 4 state of knowledge reports, which were more substantial reference documents, and these were submitted on time..<text:s/></text:span></text:p>
      <text:p text:style-name="P850"/>
      <text:p text:style-name="P851">Quarterly reports and Annual report submitted on time and were of sufficient quality for approval by DFID (OI<text:s/>4.2).<text:s/></text:p>
      <text:p text:style-name="P852"/>
      <text:p text:style-name="P853"><text:span text:style-name="T854">The Part 1 work plans and the risk register were maintained and regularly updated and included in progress reports (OI 4.3). Monthly management meetings between the PMU and DFID were undertaken and meeting reports compiled (OI 4.3). The Research U</text:span><text:span text:style-name="T855">ptake specialist left IMC in September 2018. This did not impact delivery of the research uptake strategy to the steering committee or delivery of the strategy to DFID by October 2018 as all of the key input had been completed. All key staff positions duri</text:span><text:span text:style-name="T856">ng Part 1 were filled (OI4.3) and the<text:s/></text:span><text:span text:style-name="T857">PMU continues to identify specialist<text:s/></text:span><text:span text:style-name="T858">resources for the Technical Advisory Panel (TAP), including in research uptake, who it can draw on when need arises.<text:s/></text:span></text:p>
      <text:p text:style-name="P859"/>
      <text:p text:style-name="P860"><text:span text:style-name="T861">The PMU developed a financial procedures document that sets ou</text:span><text:span text:style-name="T862">t the<text:s/></text:span><text:span text:style-name="T863">processes to be followed to ensure efficient, effective and transparent management of the HVT Research Fund. <text:s/></text:span><text:span text:style-name="T864">This document, approved by DFID, set out the approval process for research fund suppliers and the procedures for monthly forecasting (OI 4.4</text:span><text:span text:style-name="T865">).<text:s/></text:span><text:span text:style-name="T866">At the end of each month, the forecast is updated with the actual spend in the month and shared with DFID along with justification for any variance against the original forecast. <text:s/></text:span><text:span text:style-name="T867">I</text:span><text:span text:style-name="T868">n addition, the PMU have provided a series of other programme governance</text:span><text:span text:style-name="T869"><text:s/>documents including those covering: Procurement Policy; Procurement Procedures document and an Operations Manual. T</text:span><text:span text:style-name="T870">hese documents undergo regular review and are updated if required. <text:s/>The PMU maintains version control so that changes can be tracked. In add</text:span><text:span text:style-name="T871">ition, the PMU has developed a series of<text:s/></text:span><text:span text:style-name="T872">guides covering Do no harm; Leave no-one behind; Research Ethics; Safeguarding; and Branding. Copies of these guides are provided to downstream suppliers.<text:s/></text:span></text:p>
      <text:p text:style-name="P873"/>
      <text:p text:style-name="P874"><text:span text:style-name="T875">The<text:s/></text:span><text:span text:style-name="T876">PMU has been very effective at stakeholder engagement<text:s/></text:span><text:span text:style-name="T877">during these early stages of the programme (OI4.5). This has rightly been a key focus area for the PMU and this target has been exceeded. In particular, the PMU were looking for best practice and learning from UK experience that might be transferable or ad</text:span><text:span text:style-name="T878">aptable to LIC context. The four<text:s/></text:span><text:span text:style-name="T879">Cross-Government and<text:s/></text:span><text:span text:style-name="T880">UK transport organisations consulted were Transport Research Laboratory (TRL); Transport for London (TfL); Transport Systems Catapult (TSC) and the Department for Transport (DfT). In addition, the progr</text:span><text:span text:style-name="T881">amme has developed strong working relationships with the<text:s/></text:span><text:span text:style-name="T882">Commonwealth Scholarship Commission (CSC) and Innovate UK-Knowledge Transfer Network (KTN) around dissemination, communication and research uptake where working MoU have been agreed.<text:s/></text:span></text:p>
      <text:p text:style-name="P883"/>
      <text:p text:style-name="P884"><text:span text:style-name="T885">The 12 Interna</text:span><text:span text:style-name="T886">tional organisations, where discussions have crossed all of the HVT themes, included<text:s/></text:span><text:span text:style-name="T887">Development Financiers: Asian Development Bank (AsDB); World Bank (WB); African Development Bank (AfDB); Islamic Development Bank (IDB); Gesellschaft für Internationale Zu</text:span><text:span text:style-name="T888">sammenarbeit (BMZ-GIZ) and international organisations including<text:s/></text:span><text:span text:style-name="T889">Sustainability for All (SUM4All); Sub-Saharan Africa Transport Programme (SSATP);<text:s/></text:span><text:span text:style-name="T890">Fédération Internationale de l'Automobile Foundation (FIA); Clean Air Asia; Walk 21; Union Internationale des</text:span><text:span text:style-name="T891"><text:s/>Transports Publics (the International Association of Public Transport - UITP), World Conference on Transport Research Society (WCTRS); UNHabitat; World Road Association; Transformative Urban Mobility Initiative (TUMI); Partnership on Sustainable Low Carbo</text:span><text:span text:style-name="T892">n Transport (Slocat); and the Volvo Research Foundation.<text:s/></text:span></text:p>
      <text:p text:style-name="P893"/>
      <text:p text:style-name="P894"><text:span text:style-name="T895">The PMU has developed working relationships with a number of DFID programmes including Energy and Economic Growth (EEG); Infrastructure and Cities for Economic Development (ICED); Research for<text:s/></text:span><text:span text:style-name="T896">Community Access Partnership (ReCAP); Cities Infrastructure and Growth (CIG) and ieConnect.<text:s/></text:span></text:p>
      <text:p text:style-name="P897"/>
      <text:p text:style-name="P898"/>
      <text:p text:style-name="P899">Lessons identified this year, and recommendations for the year ahead linked to this output</text:p>
      <text:p text:style-name="P900"/>
      <text:p text:style-name="P901">Procurements undertaken by the PMU this year have enabled lessons to<text:s/>be learned that will help with management of the larger procurement exercise for the Part 2 research calls for proposals. The procedures for evaluating proposals along with the content of tender and model contract documents have all been updated as a result of experience gained throughout Part 1. As improvements are made these are captured in updates to the PMU procurement procedures manual.<text:s/></text:p>
      <text:p text:style-name="P902"/>
      <text:p text:style-name="P903">The procedures for forecasting research fund expenditures and invoicing have worked well in Part 1 and will be transferable to Part 2.<text:s/></text:p>
      <text:p text:style-name="P904"/>
      <text:p text:style-name="P905">DFID’s Supplier Review introduced new terms and conditions that are transferable to lower tier suppliers. For research programmes IPR rests with suppliers. However, experience from other programmes, such as the Energy and Economic Growth programme, has shown push back from academic suppliers on the clause relating to DFID’s irrevocable licence for commercial exploitation.. The HVT PMU should as far as possible undertake market warming events associated with upcoming calls and clearly articulate those clauses that suppliers might deem contentious.<text:s/></text:p>
      <text:p text:style-name="P906"/>
      <text:p text:style-name="P907">The PMU should ensure that where possible programme metrics disaggregated by sex are captured.<text:s/></text:p>
      <text:p text:style-name="P908"/>
      <text:p text:style-name="P909">On establishment of the HVT website, the PMU should ensure that it is tracking usage and<text:s/>more widely tracking citations on materials produced, including the Part 1 state of knowledge and other papers. The PMU should also identify what more it can do to make the more substantial state of knowledge reports accessible and used.</text:p>
      <text:p text:style-name="P910"/>
      <text:p text:style-name="P911">There is no doubt<text:s/>that the demand on the PMU will increase once Part 2 research contracts have been awarded. The nature and scale of the demand will only become known once the calls for research proposals have concluded. How the PMU will manage numerous projects, in a diverse range of geographies and over distance will need to be kept under review by both DFID and the PMU.</text:p>
      <text:p text:style-name="P912"/>
      <text:p text:style-name="P913"/>
      <text:h text:style-name="P914" text:outline-level="2"><text:span text:style-name="T915">C: THEORY OF CHANGE AND PROGRESS TOWARDS OUTCOMES<text:s/></text:span><text:span text:style-name="T916">(1-2 pages)</text:span></text:h>
      <text:p text:style-name="P917"/>
      <text:p text:style-name="P918">Summarise the programme’s theory of change and any major changes in the past year<text:s/></text:p>
      <text:p text:style-name="P919"/>
      <text:p text:style-name="P920">The<text:s/>HVT programme works towards outcomes where the evidence base is strengthened in Africa and Asia on the most strategic and cost effective, safer and lower carbon passenger and freight transport investments and services.</text:p>
      <text:p text:style-name="P921"/>
      <text:p text:style-name="P922">The theory of change puts emphasis on ensuring that research has clear operational relevance, that research will be tractable and high quality, and that research is reasonably conclusive (not just interesting preliminary findings). There will be a strong practical focus on what has and has not worked and where, why and how and on the transferability of those results to LICs.<text:s/></text:p>
      <text:p text:style-name="P923"/>
      <text:p text:style-name="P924">Following difficulties procuring a Research Programme Consortium (RPC) to deliver the programme, the <text:s/>delivery mechanism was changed to a Programme Management Unit (PMU). This has not affected the overall theory of change for the programme. The theory of change is structured around the two separate and distinct phases of the programme. Part 1 provides an opportunity to define the size, shape and complexion of a prioritised research programme across four thematic areas relevant to high volume transport. Part 1 provides a strategic Research Framework for Part 2 comprising a prioritised and budgeted research programme, capacity building strategy, research uptake strategy, knowledge management strategy, gender &amp; vulnerable groups strategy, monitoring, evaluation &amp; risk framework and a governance structure. Part 1 envisaged development of eight state of knowledge papers (2 for each HVT theme) that help guide the boundaries of the research to be captured in Part 2. This part of the theory of change remains valid.<text:s/></text:p>
      <text:p text:style-name="P925"/>
      <text:p text:style-name="P926">In Part 2 the PMU would be commissioning research through a series of calls for research proposals reflecting the priorities identified in Part 1. Three of the original four HVT themes are confirmed in Part 2 as Theme 1: Long distance and strategic corridor transport; Theme 2: Urban Transport and Theme 3: Low Carbon Transport. Issues around Climate Change (Mitigation and Adaptation); Policy and Regulation; Technology &amp;<text:s/>Innovation and Decision Support/data cut across all three themes are confirmed as priorities for Part 2 research. Additionally, the <text:s/>original and separate Theme 4 on Inclusive Transport) is disaggregated to also cut across all three themes (1-3) with sub-components around a) Disability, b) Gender, c) Road Safety and d) FCAS. This slightly modifies the theory of change for Part 2.<text:s/></text:p>
      <text:p text:style-name="P927"/>
      <text:p text:style-name="P928"><text:span text:style-name="T929">An updated Theory of Change for the implementation stage will be developed at the commencement of Part 2.<text:s/></text:span></text:p>
      <text:p text:style-name="P930"/>
      <text:p text:style-name="Normal"><text:span text:style-name="T931">Describe where the<text:s/></text:span><text:span text:style-name="T932">programme is on track to contribute to the expected outcomes and impact, and where it is off track and so what action is planned as a result in<text:s/></text:span><text:span text:style-name="T933">the year ahead</text:span><text:span text:style-name="T934"><text:s/></text:span></text:p>
      <text:p text:style-name="P935"/>
      <text:p text:style-name="P936">It remains too early to make any judgement against the project’s Outcome (Evidence base<text:s/>strengthened in African and Asian LIC on the most strategic, cost effective, safe and lower carbon passenger and freight transport investments and services). Nevertheless, it is worth noting that the project has already been instrumental in catalysing a new global, multi-stakeholder initiative for transport - Sustainable Mobility for All (SuM4AII) which is now led by the World Bank. <text:s/>SuM4All has already become an umbrella initiative that brings together the international transport community around a clear set of goals that align with HVT and a global action plan to transform the world's mobility. The PMU can liaise closely and increase its involvement with SUM4All during Part 2. SUM4All is an important and obvious target for Part 2 HVT research outputs as these emerge.<text:s/></text:p>
      <text:p text:style-name="P937"/>
      <text:p text:style-name="P938">Part 1 has seen the delivery of a comprehensive series of state of knowledge reports and papers that, with the right communication, can become the current “go to” place for the most up to date information and reference on the themes that make<text:s/>up the high volume transport programme.<text:s/></text:p>
      <text:p text:style-name="P939"/>
      <text:p text:style-name="P940">Even during its inception period (Part 1) the programme has developed evidence on best practices in certain areas which it is taking to international events. The PMU has developed a policy document on Disability Inclusive Public Transport which has paved the way for an invitation to prepare a foresight session on Disability Inclusive Road Transport at the next World Road Congress. The expectation is that the World Road Association will adopt disability as one of its technical focus areas to work on over the next four years. The PMU is also pushing similar initiatives on youth, older people and gender issues.<text:s/></text:p>
      <text:p text:style-name="P941"/>
      <text:p text:style-name="P942">Milestone targets should be added at Outcome level for Part 2.<text:s/></text:p>
      <text:p text:style-name="P943"/>
      <text:p text:style-name="P944">Explain major changes to the logframe in the past year<text:s/></text:p>
      <text:p text:style-name="P945"/>
      <text:p text:style-name="P946">The log frame was last updated in March 2018 when interim targets for progress monitoring for the last annual review were added. The targets for the end of the Inception Phase and this annual review remained unchanged.<text:s/></text:p>
      <text:p text:style-name="P947"/>
      <text:p text:style-name="P948">Describe any planned<text:s/>changes to the logframe as a result of this review<text:s/></text:p>
      <text:p text:style-name="P949"/>
      <text:p text:style-name="P950">The research proposal for Part 2 is currently under review by DFID. This captures an updated logframe for Part 2 which sets out proposed high, medium and low milestones for the Part 2 indicators. This will be reviewed again at the commencement of Part 2 and will form the basis for the next annual review.</text:p>
      <text:p text:style-name="P951"/>
      <text:h text:style-name="P952" text:outline-level="2"><text:span text:style-name="T953">D: VALUE FOR MONEY<text:s/></text:span><text:span text:style-name="T954">(1-2 pages)</text:span></text:h>
      <text:p text:style-name="P955"/>
      <text:p text:style-name="Normal"><text:span text:style-name="T956">Assess VfM compared to the proposition in the Business Case, based on the past year</text:span><text:span text:style-name="T957"><text:s/></text:span><text:span text:style-name="T958">(1 page)</text:span></text:p>
      <text:p text:style-name="P959"/>
      <text:p text:style-name="P960"><text:span text:style-name="T961">Economy:<text:s/></text:span><text:span text:style-name="T962">The<text:s/></text:span><text:span text:style-name="T963">economy criterion assesses how the IMC PMU manages the programme resources economically, buying inputs of the appropriate quality at the right price.</text:span></text:p>
      <text:p text:style-name="P964"/>
      <text:list text:style-name="LFO4" text:continue-numbering="true">
        <text:list-item>
          <text:p text:style-name="P965">Costs have remained in line with the original commercial proposal for Part 1 and Part 2,<text:s/>including where staff have been replaced.<text:s/></text:p>
        </text:list-item>
        <text:list-item>
          <text:p text:style-name="P966">Research is procured through fully open international competition aiming to secure the best possible bids from high quality researchers. DFID approves Terms of Reference and the tender evaluation outcomes for large or strategic contracts.<text:s/></text:p>
        </text:list-item>
        <text:list-item>
          <text:p text:style-name="P967">A dedicated HVT procurement policy and separate procedures manual has been developed which governs all HVT programme procurement activities. This is being adhered to and has been applied to all procurement exercises to date. Processes have been refined and the document updated along the way to incorporate lesson learning from experience.<text:s/></text:p>
        </text:list-item>
        <text:list-item>
          <text:p text:style-name="P968">PMU bid evaluation procedures have been strengthened and commercial evaluation includes explicit assessment of value for money. This VFM assessment of bids includes an assessment of proposed researcher salaries/fee rates against relevant benchmarks and administration and running costs associated with managing the research as a percentage of total support committed.<text:s/></text:p>
        </text:list-item>
        <text:list-item>
          <text:p text:style-name="P969">The PMU has leveraged significant inputs in kind from experts and also via research projects. Up to January 2019, £35k in complementary inputs had been recorded.</text:p>
        </text:list-item>
        <text:list-item>
          <text:p text:style-name="P970">The PMU is meeting the agreed benchmarks for fee rates for consultants, researchers and principle investigators on research sub contracts, challenging and negotiating on these effectively.</text:p>
        </text:list-item>
        <text:list-item>
          <text:p text:style-name="P971">The PMU only use milestone-based contracts to ensure DFID funds are spent only when the required outputs are delivered, to the required quality, quantity and time specifications.</text:p>
        </text:list-item>
        <text:list-item>
          <text:p text:style-name="P972">Travel costs<text:s/>are benchmarked against in country costs based on details published by other organisations.</text:p>
        </text:list-item>
      </text:list>
      <text:p text:style-name="P973"/>
      <text:p text:style-name="P974">The PMU optimises international travel to maximise the number of organisations and persons that can be consulted as part of programme activities. Examples include<text:s/>utilising the Asian Development Bank Transport Forum in September 2018 and the Transforming Transportation event in Washington in January 2019 which attract MDBs, Donors, Government and agency representatives, academics, researchers and sector practitioners that HVT needs to target. The PMU also manages to “piggy-back” onto other events thereby leveraging access to an existing audience at a reduced cost. At the Asian Development Bank Transport Forum, the PMU held discussions with Clean Air Asia (CAA) which<text:s/>resulted in the PMU holding a stakeholder workshop on the back of the CCA international conference on Better Air Quality in Kuching, Malaysia.</text:p>
      <text:p text:style-name="P975"/>
      <text:p text:style-name="P976"><text:span text:style-name="T977">Efficiency -<text:s/></text:span><text:span text:style-name="T978">The Efficiency criterion assesses how the programme produces the intended quality and quantity of o</text:span><text:span text:style-name="T979">utputs, within the resources available.<text:s/></text:span><text:span text:style-name="T980">The business case noted that the<text:s/></text:span><text:span text:style-name="T981">efficiency of the project would be monitored against 4 criteria: the cost per paper produced (including journal articles, working papers and technical reports), the cost per paper whi</text:span><text:span text:style-name="T982">ch is cited, the costs compared to the averages across comparator research projects, and the ratio of other input costs to outputs (policy briefs, seminars, workshops and webinars, capacity building and research uptake activities etc.). These criteria will</text:span><text:span text:style-name="T983"><text:s/>be applied throughout Part 2. It is too early to apply the metrics for Part 1.<text:s/></text:span></text:p>
      <text:p text:style-name="P984"/>
      <text:p text:style-name="P985"><text:span text:style-name="T986">Part 2 of the programme will be commissioning research through a series of calls for proposals. A measure of success for the PMU will be its ability to<text:s/></text:span><text:span text:style-name="T987">identify, allocate and</text:span><text:span text:style-name="T988"><text:s/>commission activity across all of the programme theme areas (Long distance and strategic road and rail corridors; Urban Transport and Low Carbon Transport). Although there will be an emphasis on<text:s/></text:span><text:span text:style-name="T989">Climate</text:span><text:span text:style-name="T990">, this should also capture a good spread across the o</text:span><text:span text:style-name="T991">ther various sub-themes on:</text:span><text:span text:style-name="T992"><text:s/>Policy and Regulation; Technology &amp; Innovation; Decision Support and Inclusion including disability, gender, Road Safety and FCAS. <text:s/></text:span></text:p>
      <text:p text:style-name="P993"/>
      <text:p text:style-name="P994"><text:span text:style-name="T995">The T-TRIID call for proposals launched by the PMU during the inception period provided a mark</text:span><text:span text:style-name="T996">et test of demand and appetite for technology and innovation across the themes. With 85 applications there was both interest across the themes and a clear demand to offer solutions</text:span><text:span text:style-name="T997">. <text:s/></text:span></text:p>
      <text:p text:style-name="P998"/>
      <text:p text:style-name="P999"><text:span text:style-name="T1000">The PMU should develop a scorecard review procedure for the efficiency<text:s/></text:span><text:span text:style-name="T1001">criteria, learning from its sister programme on Energy and Economic Growth. Used for the initial review of proposals this can capture relevance to HVT priority research areas; likelihood of success; involvement and commitment of local partners and stakehol</text:span><text:span text:style-name="T1002">ders; research uptake and capacity development strategies; quality and strength of research team; and an assessment of impact if successful. It can be used for continual monitoring of efficiency across what is likely to be a diverse range of projects as th</text:span><text:span text:style-name="T1003">ese come on board.</text:span></text:p>
      <text:p text:style-name="P1004"/>
      <text:p text:style-name="P1005"><text:span text:style-name="T1006">During Part 1, the PMU has been investigating how to leverage earlier investments made by DFID on transport research, such as the DFID-TRL</text:span><text:span text:style-name="T1007"><text:note text:note-class="footnote" text:id="_ftn1"><text:note-citation>2</text:note-citation><text:note-body><text:p text:style-name="FootnoteText"><text:s/>TRL is the Transport Research Laboratory, UK</text:p></text:note-body></text:note></text:span><text:span text:style-name="T1008"><text:s/>Overseas Road Note series. Relevant to many of<text:s/></text:span><text:span text:style-name="T1009">the themes of HVT (and other DFID research programmes such as the Research for Community Access) these notes are well respected internationally and are seen in some cases as proxy international standards. However, some notes are becoming dated. An assessme</text:span><text:span text:style-name="T1010">nt was made by the PMU on where these notes needed refresh, update or re-write and how this might be undertaken through Part 2 of the programme. Other knowledge and information are held within the (now archived) transport-links website. The PMU has include</text:span><text:span text:style-name="T1011">d possible access to this data as part of its proposition for development of the HVT website.<text:s/></text:span></text:p>
      <text:p text:style-name="P1012"/>
      <text:p text:style-name="P1013"><text:span text:style-name="T1014">Effectiveness - <text:s/></text:span><text:span text:style-name="T1015">The Effectiveness criterion for the HVT programme looks at how well the programme activity and output is addressing the intended effect on<text:s/></text:span><text:span text:style-name="T1016">buil</text:span><text:span text:style-name="T1017">ding the evidence base. This includes policy development and building links to other organisations within the transport space. <text:s/></text:span></text:p>
      <text:p text:style-name="P1018"/>
      <text:p text:style-name="P1019">Aside from the key activity of managing the State of Knowledge review across the four thematic areas, the PMU has been active<text:s/>in the areas that speak to wider programme effectiveness. Consultations with organisations has generally led to buy-in or association with the programme in one form or another.<text:s/></text:p>
      <text:p text:style-name="P1020"/>
      <text:p text:style-name="P1021">Discussions have opened opportunities for collaboration. Some<text:s/>examples include development of the Transport Technology Research and Innovation grant competition (with DfT and KTN); a half-day session on inclusive disability at the World Road Congress later in 2019 (with WRA/PIARC); representation on the programme steering committee (AsDB; WB; WRA/PIARC); and working with the Commonwealth Scholarship Commission (CSC) to draw on graduate alumni and scholars working in transport, gender and social inclusion. The intention is to use this wider pro-bono network of practitioners and academics to inform, review and add to work undertaken through the programme.</text:p>
      <text:p text:style-name="P1022"/>
      <text:p text:style-name="P1023"><text:span text:style-name="T1024">Equity -<text:s/></text:span><text:span text:style-name="T1025">In keeping with DFID requirements, the programme seeks to procure the services of research providers using fair and transparent methods. The PMU keeps metrics</text:span><text:span text:style-name="T1026"><text:s/>on meetings and events disaggregated by sex. The PMU is also leading on developing technical papers, documents and information packages for decision takers on a range of subjects. These include:<text:s/></text:span></text:p>
      <text:p text:style-name="P1027"/>
      <text:list text:style-name="LFO5" text:continue-numbering="true">
        <text:list-item>
          <text:p text:style-name="P1028"><text:span text:style-name="T1029">A paper on the voice of the youth in transport planning “</text:span><text:span text:style-name="T1030">T</text:span><text:span text:style-name="T1031">hinking with Young People: Transport Experiences and Aspirations in sub-Saharan Africa And South Asia</text:span><text:span text:style-name="T1032">” has been accepted for presentation at the World Road Congress in Abu Dhabi in October 2019.</text:span></text:p>
        </text:list-item>
        <text:list-item>
          <text:p text:style-name="P1033"><text:span text:style-name="T1034">A policy brief on practical steps to make public transport di</text:span><text:span text:style-name="T1035">sability inclusive “</text:span><text:span text:style-name="T1036">Disability Inclusive Transport</text:span><text:span text:style-name="T1037">” that will be available at the World Road Congress and the first of a series of policy guides available on the HVT website. This document<text:s/></text:span><text:span text:style-name="T1038">seeks to raise awareness with policy makers and politicians on meet</text:span><text:span text:style-name="T1039">ing the needs of vulnerable groups and people with all types of disabilities including hidden disabilities. This document has been co-produced with the GIZ Transformative Urban Mobility Initiative (TUMI). A fully accessible version that follows accessibili</text:span><text:span text:style-name="T1040">ty guidelines and is optimised for use with screen readers is also being developed.</text:span></text:p>
        </text:list-item>
      </text:list>
      <text:p text:style-name="P1041"/>
      <text:p text:style-name="P1042">Working with the UK Department of Transport the programme submitted a proposal to the Executive Committee of the World Road Association to convene a special half day foresight session at the next World Road Congress meeting in Abu Dhabi, October 2019. The executive committee supported the proposal and the PMU is working closely with DfT to organise its delivery. This is the first time that the World Road Association has taken cognisance of disability as a transport issue and the aspiration is that the Association will focus on the issue through the work of its technical committees going forward. The PMU has led on assembling a panel of international experts with the intention of presenting examples of good practice from around the world and raising awareness of the social and economic imperatives of disability inclusive road transport.</text:p>
      <text:p text:style-name="P1043"/>
      <text:p text:style-name="P1044"><text:span text:style-name="T1045">The PMU has also been investigating how to make key information</text:span><text:span text:style-name="T1046">, documents and programme o</text:span><text:span text:style-name="T1047">utputs <text:s/>accessible and in a range of formats.<text:s/></text:span></text:p>
      <text:p text:style-name="P1048"/>
      <text:p text:style-name="P1049">Theme 4 of the programme deals exclusively with gender, vulnerable groups and inclusion. The State of Knowledge work commissioned three separate reports on Gender, Aged and Vulnerable and Road safety. These have been consolidated and combined State of Knowledge report dealing with inclusive transport. Papers on Gender and Aged and vulnerable have been submitted for peer review to the special edition of Sustainability journal on “Sustainable High Volume Road and Rail Transport in Developing Countries” due for publication later in the year.<text:s/></text:p>
      <text:p text:style-name="P1050"/>
      <text:p text:style-name="Normal"><text:span text:style-name="T1051">Explain whether and why the programme should continue from a VfM perspective, based on its own merits and in the context of the wider portfolio<text:s/></text:span><text:span text:style-name="T1052">(1 page)</text:span></text:p>
      <text:p text:style-name="P1053"/>
      <text:p text:style-name="P1054">The HVT project is<text:s/>part of the Growth Research team’s wider portfolio of transport work. This has been recognised in the DFID Research Review as a high impact area that is informing some US$25 billion of planned rural road investment in Sub-Saharan Africa over the next 5 years. <text:s/>The impact and reach of HVT could reasonably be expected to be many times higher. <text:s/></text:p>
      <text:p text:style-name="P1055"/>
      <text:p text:style-name="P1056"><text:span text:style-name="T1057">Transport infrastructure and urbanisation remain key parts of the DFID EcDev Strategy and is relevant to wider UK programming around climate, technology and innovatio</text:span><text:span text:style-name="T1058">n. The way in which people, goods and services move is changing rapidly – this is driven by rapid changes in fuels, technologies and innovations in business models.<text:s/></text:span>The HVT programme of research is timely and needed. With a strong emphasis on<text:s/>capturing the benefits of these changes for low income countries the programme fits well to DFID and UK Government’s climate agenda. The programme can both complement and feed from the research work of other<text:s/><text:span text:style-name="T1059">Government Departments, such as DfT and BEIS, by</text:span><text:span text:style-name="T1060"><text:s/>adaption to low income country context and futures. HVT can leverage research and advances in technology, engineering and business models that UK is leading, e.g. through “The Future of Mobility Grand Challenge”.</text:span></text:p>
      <text:p text:style-name="P1061">The programme has completed its inception<text:s/>stage with submission to DFID of the plan for Part 2 implementation. The intention in Part 1 was to develop a transport research agenda that is highly relevant for DFID and others programming high volume transport programming in LIC in Africa and Asia. One<text:s/>key aspect of its work over the last year has been the increasing focus of the programme on climate as a key driver across all themes, not just that on low carbon transport. There is now a pressing need to transform transport in LICs but there remains a lack of applicable evidence on how to inform important investments in a rapidly changing climate and transport environment. Part 2 will have climate, with emphasis on climate mitigation and adaptation front and centre in its series of research calls. This aligns well with DFID’s increasing focus on climate throughout its research and wider programme portfolio.</text:p>
      <text:p text:style-name="P1062"/>
      <text:p text:style-name="P1063"><text:span text:style-name="T1064">One example of work that is already underway is the PMU’s engagement with the World Road Association and a number of Multi-lateral Development Banks<text:s/></text:span><text:span text:style-name="T1065">on the requirements to update<text:s/></text:span><text:span text:style-name="T1066">the Highway Development and Management model (HDM-4). This is the<text:s/></text:span><text:span text:style-name="T1067">primary tool for Governments, Development Banks and donors to plan, appraise and invest in road programmes in developing countries. Importantly, DFID funded tra</text:span><text:span text:style-name="T1068">nsport research has historically fed into the models that drive the system. With the emergent transformation of transport through new modes and fuels and with the increasing drive to decarbonise transport, the model needs urgent update to capture, for exam</text:span><text:span text:style-name="T1069">ple, low carbon benefits and remain fit for purpose. The PMU has been supporting the<text:s/></text:span><text:span text:style-name="T1070">World Road Association</text:span><text:span text:style-name="T1071"><text:s/>to establish requirements for the update and is acting as a secretariat for the<text:s/></text:span><text:span text:style-name="T1072">World Road Association</text:span><text:span text:style-name="T1073"><text:s/>HDM-4 steering group. The VFM influence of th</text:span><text:span text:style-name="T1074">is role cannot be under-estimated. The model has been used by the World Bank to assess more than 200 projects since 2008, with an estimated total value of more than £35 billion. It is a key landing pad for the wider HVT Part 2 research.<text:s/></text:span></text:p>
      <text:p text:style-name="P1075"/>
      <text:p text:style-name="P1076"><text:span text:style-name="T1077">Throughout Part 1</text:span><text:span text:style-name="T1078"><text:s/>the programme has established a recognised HVT brand and has worked well at leveraging funding contributions and complementary inputs. During its first year inception period, this has been calculated at 14% of the total research fund expenditure. With the</text:span><text:span text:style-name="T1079"><text:s/>strong relationships being developed with MDB’s and other financiers we would expect this leverage to continue or increase in Part 2. Engineering research carried out by the UK Department for Transport on improved construction technology and congestion ma</text:span><text:span text:style-name="T1080">nagement yielded average internal rates of return of over 50%</text:span><text:span text:style-name="T1081"><text:note text:note-class="footnote" text:id="_ftn2"><text:note-citation>3</text:note-citation><text:note-body><text:p text:style-name="FootnoteText"><text:s/>From “<text:a xlink:href="https://www.icafrica.org/fileadmin/documents/Knowledge/DFID/Value%20of%20Transport%20Research%20-%20A%20DFID%20PERSPECTIVE.pdf" office:target-frame-name="_top" xlink:show="replace"><text:span text:style-name="Hyperlink">The Value of Transport Research – A DFID Perspective</text:span></text:a>” Infrastructure Consortium for Africa Knowledge Hub.<text:s/></text:p></text:note-body></text:note></text:span><text:span text:style-name="T1082">. We expect something similar for the research undertaken in Part 2. <text:s/></text:span></text:p>
      <text:p text:style-name="P1083"/>
      <text:p text:style-name="P1084"><text:span text:style-name="T1085">Whilst the programme offers value for money, as discussed above, value for money will only increase as the programme progresses and r</text:span><text:span text:style-name="T1086">esearch results emerge that<text:s/></text:span><text:span text:style-name="T1087">promote evidence-based programming and ultimately help bring the benefits of mobility and modern transport services to poorer people.</text:span></text:p>
      <text:p text:style-name="P1088"/>
      <text:p text:style-name="P1089"/>
      <text:p text:style-name="P1090"><text:span text:style-name="T1091">E: RISK<text:s/></text:span><text:span text:style-name="T1092">(½ to 1 page)</text:span></text:p>
      <text:p text:style-name="ListParagraph"/>
      <text:p text:style-name="Normal"><text:span text:style-name="T1093">Overview of programme risk (noting the rating from p.1) and<text:s/></text:span><text:span text:style-name="T1094">mitigation</text:span></text:p>
      <text:p text:style-name="P1095"/>
      <text:p text:style-name="P1096"><text:span text:style-name="T1097">The programme has remained at an overall risk rating of moderate since approval of the business case, when 18 risk areas were identified. All residual risks are judged to be minor-moderate likelihood and impact following mitigation. One<text:s/></text:span><text:span text:style-name="T1098">risk area A1) on<text:s/></text:span><text:span text:style-name="T1099">failure to attract competent agency to manage the programme<text:s/></text:span><text:span text:style-name="T1100">is closed.<text:s/></text:span></text:p>
      <text:p text:style-name="P1101"/>
      <text:p text:style-name="P1102">Two additional risks around safeguarding need to be added to the risk register in AMP. These are:</text:p>
      <text:p text:style-name="P1103"/>
      <text:p text:style-name="P1104">Type – Safeguards.<text:s/><text:tab/>Research providers associating with national partners do not implement appropriate and fair labour standards is rated as possible with a major impact. The mitigation ensures that PMU verify that downstream partners apply fair labour standards enforced via contracts issued. The initial residual risk rating is moderate.</text:p>
      <text:p text:style-name="P1105"/>
      <text:p text:style-name="P1106">Type – Safeguards. <text:s/>PMU consultants and research suppliers are not aware of how to report any concerns regarding policy violations and these go unreported is rated as possible with a major impact. The mitigation ensures that all reporting<text:s/>and whistleblowing procedures are available in downstream contracts. The initial residual risk rating is moderate.</text:p>
      <text:p text:style-name="P1107"/>
      <text:p text:style-name="P1108">The main risk areas of concern remain as identified at the time of the last annual review. These are:</text:p>
      <text:p text:style-name="P1109"/>
      <text:p text:style-name="P1110"><text:span text:style-name="T1111">C4 (Type – Delivery).<text:s/></text:span><text:span text:style-name="T1112">Risk of poor p</text:span><text:span text:style-name="T1113">erformance by sub-contractors carrying out research activities</text:span><text:span text:style-name="T1114"><text:s/>is rated as likely to occur with a high impact. <text:s/>The strategy to mitigate this includes the service provider completing Due Diligence checks on downstream suppliers, checking references and pas</text:span><text:span text:style-name="T1115">t performance, contractors submit draft working papers allowing QA of work in progress and structuring contracts to be based on milestones/ payment by results. With effective mitigation the residual risk rating is moderate.<text:s/></text:span></text:p>
      <text:p text:style-name="P1116"/>
      <text:p text:style-name="P1117"><text:span text:style-name="T1118">A7 (type – Operational)<text:s/></text:span><text:span text:style-name="T1119">LIC Go</text:span><text:span text:style-name="T1120">vernments, Donors or Lending Institutions choosing not to invest in high volume transport solutions</text:span><text:span text:style-name="T1121">. <text:s/>The strategy for mitigation includes the service provider ensuring outputs are published in respected journals and publications. <text:s/>Additionally, as the PMU</text:span><text:span text:style-name="T1122"><text:s/>has limited capacity to engage with, and assist, LICs in partner countries, it is suggested that DFID input, possibly via country offices is lent to support this process. With effective mitigation the residual risk rating is moderate.</text:span></text:p>
      <text:p text:style-name="P1123"/>
      <text:p text:style-name="P1124"><text:span text:style-name="T1125">The overall risk ra</text:span><text:span text:style-name="T1126">ting at this stage of the programme remains appropriate as<text:s/></text:span><text:span text:style-name="T1127">moderate.</text:span></text:p>
      <text:p text:style-name="P1128"/>
      <text:p text:style-name="P1129"><text:span text:style-name="T1130">This PMU uses the risk register as a working document and this has been reviewed regularly over the course of Part 1. It is also an agenda item at management meetings. The risks, mitigat</text:span><text:span text:style-name="T1131">ion strategies and risk owners are clearly articulated in the PMU risk register, which is updated as appropriate with any new risks identified or removed, where these are no longer relevant. Updates occurred in July, September, October and November 2018. U</text:span><text:span text:style-name="T1132">pdates are noted in quarterly progress reports where a<text:s/></text:span><text:span text:style-name="T1133">specific section captures the review of the risk register.<text:s/></text:span><text:span text:style-name="T1134">An updated matrix relevant to Part 2 of the programme has been included in the Part 2 research proposal submitted to DFID. This will become ef</text:span><text:span text:style-name="T1135">fective on commencement of Part 2.</text:span></text:p>
      <text:p text:style-name="P1136"/>
      <text:p text:style-name="P1137">Both PMU team members and suppliers are encouraged to highlight any potential risks. Potential risks and the identification of practical and workable mitigation strategies and solutions are discussed and reviewed by<text:s/>the PMU or on occasion elevated to the Steering Committee meetings and DFID.<text:s/></text:p>
      <text:p text:style-name="P1138"/>
      <text:p text:style-name="P1139"/>
      <text:p text:style-name="P1140"><text:span text:style-name="T1141">F: DELIVERY, COMMERCIAL &amp; FINANCIAL PERFORMANCE<text:s/></text:span><text:span text:style-name="T1142">(1-2 pages)</text:span></text:p>
      <text:p text:style-name="P1143"/>
      <text:p text:style-name="Normal"><text:span text:style-name="T1144">Performance of partners and DFID, notably on commercial, and financial issues<text:s/></text:span><text:span text:style-name="T1145">(1-2 pages)</text:span></text:p>
      <text:p text:style-name="P1146"/>
      <text:p text:style-name="P1147">As mentioned in the<text:s/>last annual review the delays to the initial PMU contract award have been difficult to catch up. <text:s/>Further delay is possible in the transition period between inception (Part 1) and implementation (Part 2) whilst the contract amendment for Part 2 is put in place by DFID..</text:p>
      <text:p text:style-name="P1148"/>
      <text:p text:style-name="P1149">The PMU programme manager and DFID deputy programme manager have established protocols to check for any significant changes to forecasts on a monthly basis in order to improve forecasting accuracy. Since commencement of the contract, forecasts have been submitted by the PMU to DFID by the 22nd of each month. The PMU uses a finance tracking spreadsheet that it has developed to monitor payments against research assignments, forecast payments and manage PMU management cost. Following month end,<text:s/>the HVT Finance Tracker is updated with actual spend for the month well as a forecast for the coming months and submitted to DFID. <text:s/>Actual vs budget information is also shared at monthly management meetings.</text:p>
      <text:p text:style-name="P1150"/>
      <text:p text:style-name="P1151">The PMU have clear guidelines on how funding from the HVT research budget is managed during the programme and the programme is managed within the scope agreed.<text:s/></text:p>
      <text:p text:style-name="P1152"><text:s/></text:p>
      <text:p text:style-name="P1153">The main procurements over the period has been the open call for suppliers to undertake preparation of the state of knowledge for each of the four themes and the contracting the suppliers awarded contracts under the T-TRIID programme. With projects commissioned in Part 1 drawing to a close, monthly spend in the last quarter of the year has increased as milestones are met. To date almost £1.3m<text:s/>of the research fund has been expended. This is in line with the estimate forecast spend for the fund Part 1. Payment has been made by DFID for all invoices issued for management fee milestones.<text:s/></text:p>
      <text:p text:style-name="P1154"/>
      <text:p text:style-name="P1155">The PMU has in place systems for downstream partner mapping to third tier supplier level. This is reviewed on a monthly basis by the PMU project manager and is reported on as part of the regular monthly programme management meetings with DFID. The financial reports provided by the PMU are detailed and updated at<text:s/>regular intervals. The invoices are submitted to DFID on time and in an agreed format along with self-assessments of KPI performance for review by DFID. Management components and research fund spend are invoiced separately.<text:s/></text:p>
      <text:p text:style-name="P1156"/>
      <text:p text:style-name="P1157">The PMU has prepared three quarterly reports and an annual report incorporating the fourth quarter over the period. These are submitted on time and in draft for DFID comment, prior to finalising. These reports capture activity over the period, record details on meetings and consultations, lessons, financial reporting and forecasting, updated quarterly workplans and risk register checks.<text:s/></text:p>
      <text:p text:style-name="P1158"/>
      <text:p text:style-name="P1159">The PMU has not, to date, procured assets eligible for recording on the asset register.</text:p>
      <text:p text:style-name="P1160"/>
      <text:p text:style-name="P1161">A strength of the project during the reporting period has been the PMU’s ability to build upon and take forward DFID’s strong working relationship with a range of transport and development financing organisations. The PMU has very successfully built up the reputation and brand of the programme. To a large extent it<text:s/>has done this by piggy backing onto events financed and organised by others using these to present the programme, to organise workshops in the wings of these larger events and hold discussions with a variety of professionals involved in the transport sector. These have helped shape the complexion of Part 2.<text:s/></text:p>
      <text:p text:style-name="P1162"/>
      <text:p text:style-name="P1163">The PMU has also engaged with teams from complementary DFID programme such as Research for Community Access Partnership, Energy for Economic Growth and Infrastructure and Cities for Economic<text:s/>Development. Discussions across these teams has allowed the PMU to learn lessons from implementation of these programmes and explore opportunities for collaboration. This has been particularly useful to enable the PMU to compare management structures and procurement methods with comparable programmes. As the programme matures and when the type and geographic distribution of the individual Part 2 research projects is better known the PMU and DFID should remain flexible and adaptive to how a dispersed programme can be best managed.</text:p>
      <text:p text:style-name="P1164"/>
      <text:p text:style-name="P1165"/>
      <table:table table:style-name="Table1166">
        <table:table-columns>
          <table:table-column table:style-name="TableColumn1167"/>
          <table:table-column table:style-name="TableColumn1168"/>
        </table:table-columns>
        <table:table-row table:style-name="TableRow1169">
          <table:table-cell table:style-name="TableCell1170">
            <text:p text:style-name="P1171">Date of last narrative financial report(s)</text:p>
          </table:table-cell>
          <table:table-cell table:style-name="TableCell1172">
            <text:p text:style-name="P1173">June 2019</text:p>
          </table:table-cell>
        </table:table-row>
        <table:table-row table:style-name="TableRow1174">
          <table:table-cell table:style-name="TableCell1175">
            <text:p text:style-name="P1176"><text:bookmark-start text:name="_Hlk13583075"/>Date of last audited annual statement<text:bookmark-end text:name="_Hlk13583075"/>(s)</text:p>
          </table:table-cell>
          <table:table-cell table:style-name="TableCell1177">
            <text:p text:style-name="P1178">December 2017. Next statement due September 2019</text:p>
          </table:table-cell>
        </table:table-row>
      </table:table>
      <text:p text:style-name="P1179"><text:span text:style-name="T1183">G: MONITORING, EVIDENCE &amp; LEARNING<text:s/></text:span><text:span text:style-name="T1184">(</text:span><text:span text:style-name="T1185">1-2<text:s/></text:span><text:span text:style-name="T1186">pages)</text:span></text:p>
      <text:p text:style-name="P1187"/>
      <text:p text:style-name="Normal"><text:span text:style-name="T1188">Monitoring<text:s/></text:span></text:p>
      <text:p text:style-name="P1189"/>
      <text:p text:style-name="P1190"><text:span text:style-name="T1191">The PMU<text:s/></text:span><text:span text:style-name="T1192">provides quarterly reports to DFID to ensure oversight of both the technical and the financial status of the project.<text:s/></text:span><text:span text:style-name="T1193">The SRO and programme manager hold monthly meeting with the programme management team to review progress, quality and deliverables.<text:s/></text:span><text:span text:style-name="T1194">Minute</text:span><text:span text:style-name="T1195">s of these management meetings are recorded and approved by DFID.<text:s/></text:span><text:span text:style-name="T1196">In addition, each single deliverable is sent to DFID for review by the SRO in line with the agreed payment plan. All documents are submitted in a timely manner and are suitably detailed.</text:span></text:p>
      <text:p text:style-name="P1197"/>
      <text:p text:style-name="P1198">During production of the state of knowledge reports, suppliers were monitored by the PMU on a regular basis and through a range of mechanisms. Inception, interim and draft reports were presented through webinars to the PMU, DFID and the steering committee allowing regular direction to the research suppliers. In addition, the key reports/outputs produced at each stage were extensively peer reviewed by the Theme Leads, PMU, and by at least two reputable independent academic reviewers. Theme leads undertook weekly meetings and dialogue with each supplier, reporting progress and issues to the PMU Team leader. The suppliers for each theme were encouraged to collaborate and share ideas with each other, build synergy between the respective themes and avoid duplication. Each theme supplier has made a presentation on its final report to the PMU, Steering committee and DFID. <text:s/></text:p>
      <text:p text:style-name="P1199"/>
      <text:p text:style-name="P1200"><text:span text:style-name="T1201">In addition to routine monitoring, T-TRIID suppliers required an increased level of monitoring and support as these suppliers were generally smal</text:span><text:span text:style-name="T1202">l entities requiring more hand holding and support from the PMU. The PMU provided a dedicated T-TRIID Project Manager who had previous experience working on the DfT T-TRIG grants programme. Bi-w</text:span><text:span text:style-name="T1203">eekly meetings</text:span><text:span text:style-name="T1204"><text:s/>were held with suppliers and attended by the<text:s/></text:span><text:span text:style-name="T1205">technical theme lead and/or the Team Leader. Only when it was felt that adequate progress was being made was the meeting frequency reduced. T-TRIID suppliers submitted inception, interim and final reports which were vetted and scrutinized by the PMU, with<text:s/></text:span><text:span text:style-name="T1206">final reports peer reviewed by external experts. The PMU is planning an internal workshop to share outcomes across the team and is currently organising a feedback survey of the grantees. Learning will also be shared with DfT and other interested in the mod</text:span><text:span text:style-name="T1207">el.</text:span></text:p>
      <text:p text:style-name="P1208"/>
      <text:p text:style-name="P1209">The programme steering committee were active during the period of review. The committee met face to face three times to provide guidance and input to the programme. Outside of the formal meetings members of the steering committee were active, providing review of key documents produced by the PMU including state of knowledge reports and papers. The SRO and wider DFID team are most grateful for the commitment, insights and steer provided by the committee members over the past year and during Part 1 of the programme. Following the Part 2 research calls, and when the individual research projects are known in Part 2 it is expected that the committee with be supplemented and supported by additional experts.</text:p>
      <text:p text:style-name="P1210"/>
      <text:p text:style-name="P1211">This Annual Review was carried out by the Growth Research Team SRO supported by the programme manager with quality assurance from GRT’s Team Leader. The process involved regular correspondence and interviews with the IMC Worldwide PMU programme team and input from members of the steering committee.<text:s/></text:p>
      <text:p text:style-name="P1212"/>
      <text:p text:style-name="Normal"><text:span text:style-name="T1213">Evide</text:span><text:span text:style-name="T1214">nce<text:s/></text:span></text:p>
      <text:p text:style-name="P1215"/>
      <text:p text:style-name="P1216">The programme has completed its 15 month Part 1 inception stage. It is through this stage of the <text:s/>programme and the evidence collected and analysed in the state of knowledge reviews that confirms the priorities identified in the business case and shapes the complexion of the programme of research for Part 2 (implementation).</text:p>
      <text:p text:style-name="P1217"/>
      <text:p text:style-name="P1218">The Theme 1 (corridors) state of knowledge used published journal work to provide a broad overview of the state of knowledge. This could have benefitted from more investigation of the grey literature which tends to carry more information around innovation and current trends, rather than tried and tested technology and practices. Both the Theme 2 (urban transport) and Theme 3 (low carbon transport) states of knowledge represent comprehensive review of the literature and these will both be key open source documents available to the research community. The whole of Theme 4 (gender, vulnerable groups, safety) was focused on supporting the Leave No One Behind agenda. It has developed a<text:s/>comprehensive evidence base of issues and the policy directions that can be explored further in Part 2. The evidence base exposes a wide range of the complex and inter-related factors that lead to exclusion. This was complemented by evidence on vulnerable<text:s/>groups and gender captured within the theme 1, 2 and 3 state of knowledge reports. The Theme 4 state of knowledge highlighted that more work needs to be done on unconscious biases and disaggregation (by sex, age, disability etc) of data in the transport literature.</text:p>
      <text:p text:style-name="P1219"/>
      <text:p text:style-name="P1220">The state of knowledge reports signalled options for geographic focus of programme for Part 2. However, at this stage of the programme it is not possible to indicate specific countries of operation as these will be largely dictated by the research calls. Where multiple projects are identified in one country these will be consolidated into national or country programmes. Similarly, projects undertaken in neighbouring countries might be consolidated into regional or sub-regional initiatives. <text:s/>The Theme 4 state of knowledge work confirmed that the presence of conflict accentuates exclusion and inequity and that geographic selection should pay special attention to undertaking focused social science research within fragile and conflict affected states.<text:s/></text:p>
      <text:p text:style-name="P1221"/>
      <text:p text:style-name="P1222">The most pressing issues that cut across the HVT themes for Part 2 research relate to:</text:p>
      <text:p text:style-name="P1223">•<text:tab/>Climate change mitigation and adaption;</text:p>
      <text:p text:style-name="P1224">•<text:tab/>Inclusion, gender and road safety;</text:p>
      <text:p text:style-name="P1225">•<text:tab/>Policy, planning and regulation;</text:p>
      <text:p text:style-name="P1226">•<text:tab/>Technology and innovation (including data and decision support systems);</text:p>
      <text:p text:style-name="P1227">•<text:tab/>Fragile and conflict affected states; and</text:p>
      <text:p text:style-name="P1228">•<text:tab/>Capacity building and research uptake.</text:p>
      <text:p text:style-name="P1229"/>
      <text:p text:style-name="P1230"><text:span text:style-name="T1231">Climate change mitigation, adaptation and pollution were recurring issues across all of the state of knowledge thematic reviews. In Part 2<text:s/></text:span><text:span text:style-name="T1232">approximately 50% of the research resource will tackle climate change issues.</text:span></text:p>
      <text:p text:style-name="P1233">Learning<text:s/></text:p>
      <text:p text:style-name="P1234"/>
      <text:p text:style-name="P1235">Learning from the implementation of the T-TRIID competition <text:s/>- a first of its type with a focus on transport innovation and international development - was shared with<text:s/>the Department of Transport. This learning was collated by the PMU into a short learning report for both DfT and KTN to support improvement of their T-TRIG competitions. The learning was also utilised by other DFID programmes. For example, following an insight article on T-TRIID, the Modern Energy Cooking Services (MECS) programme has developed its own variant as a MECS-TRIID competition. The report will be further updated with lessons learned from the implementation phase following completion of the T-TRIID projects.</text:p>
      <text:p text:style-name="P1236"/>
      <text:p text:style-name="P1237">The inception period for the programme came at a time when transport was receiving far greater attention due to its obvious linkages to the climate agenda. Whilst this had been forecast at business case development stage and a specific theme<text:s/>around low carbon transport included, it was possible to provide greater emphasis on climate across all themes and increase the contribution of the programme that is International Climate Fund (ICF) eligible. This might have been more difficult had the programme structure not included the inception phase. The programme will need to deepen its links with other UK Government Departments, DFID programmes and international organisations who are now focusing effort on transport and climate issues.</text:p>
      <text:p text:style-name="P1238"/>
      <text:p text:style-name="P1239">The period of<text:s/>12 months identified in the business case for inception was on reflection tight for this type of programme. Sufficient time is needed to maximise consultation, build awareness and brand and to undertake the procurement and implementation of the state of knowledge work.<text:s/></text:p>
      <text:p text:style-name="P1240"/>
      <text:p text:style-name="P1241">The programme structure means that a contract amendment is needed to commence Part 2. This has led to delays and a potential impact on keeping momentum going over the period when DFID is preparing the addendum. For similar projects, in future, a provision should be made for activity to continue at pace through the transition period. <text:s text:c="2"/></text:p>
      <text:p text:style-name="P1242"/>
      <text:p text:style-name="Normal"><text:span text:style-name="T1243">Progress on recommendations from previous reviews<text:s/></text:span></text:p>
      <text:p text:style-name="P1244"/>
      <text:p text:style-name="P1245">Progress on the recommendations made at the last annual review were the subject of regular management meetings between DFID and the PMU. Progress on the 18 main recommendations is provided at Annex 2. Satisfactory progress has been made on all recommendations.</text:p>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Annex 1</text:p>
      <text:p text:style-name="P1269"/>
      <text:p text:style-name="P1270"/>
      <text:p text:style-name="P1271">Summary of Part 1 Outputs</text:p>
      <text:p text:style-name="P1272"/>
      <text:p text:style-name="P1273">Final State of Knowledge Reports</text:p>
      <text:p text:style-name="P1274"/>
      <text:p text:style-name="P1275"><text:span text:style-name="T1276">Theme 1 - Long Distance Strategic Road and Rail Transport.<text:s/></text:span><text:span text:style-name="T1277">Cardno. May 2019</text:span></text:p>
      <text:p text:style-name="P1278"/>
      <text:p text:style-name="P1279"><text:span text:style-name="T1280">Theme 2 – Urban Transport.<text:s/></text:span><text:span text:style-name="T1281">Institute for Transportation and Development Policy, ITDP, April 2019</text:span></text:p>
      <text:p text:style-name="P1282"/>
      <text:p text:style-name="P1283"><text:span text:style-name="T1284">Theme 3 – Low Carbon Transport<text:s/></text:span><text:span text:style-name="T1285">and</text:span><text:span text:style-name="T1286"><text:s/>Capacity Building Needs Assessment and Strateg</text:span><text:span text:style-name="T1287">y to Promote Low Carbon Development In High Volume Transport reports.<text:s/></text:span><text:span text:style-name="T1288">Partnership on Sustainable, Low Carbon Transport (SLoCaT). May 2019.</text:span><text:span text:style-name="T1289"><text:s/></text:span></text:p>
      <text:p text:style-name="P1290"/>
      <text:p text:style-name="P1291"><text:span text:style-name="T1292">Theme 4 –Gender, Inclusion and Vulnerable Groups.<text:s/></text:span><text:span text:style-name="T1293">Consolidated report for Gender, Vulnerable Groups and Road Safety</text:span><text:span text:style-name="T1294">.<text:s/></text:span><text:span text:style-name="T1295">IMC. July 2019.</text:span></text:p>
      <text:p text:style-name="P1296"/>
      <text:p text:style-name="P1297"><text:span text:style-name="T1298">Applied Research on High Volume Transport - Part 2 Research Framing Paper.<text:s/></text:span><text:span text:style-name="T1299">IMC. February 2019.</text:span></text:p>
      <text:p text:style-name="P1300"/>
      <text:p text:style-name="P1301"><text:span text:style-name="T1302">Applied Research on High Volume Transport – Capacity Building Strategy.<text:s/></text:span><text:span text:style-name="T1303">IMC. July 2019.<text:s/></text:span></text:p>
      <text:p text:style-name="P1304"/>
      <text:p text:style-name="P1305"/>
      <text:p text:style-name="P1306"/>
      <text:p text:style-name="P1307"><text:span text:style-name="T1308">11 papers submitted for publishing in a<text:s/></text:span><text:span text:style-name="T1309">special edition of the Sustainability Journal (last quarter 2019).<text:s/></text:span></text:p>
      <text:p text:style-name="P1310"/>
      <text:p text:style-name="P1311">Theme 1) Long Distance Strategic Road and Rail Transport.</text:p>
      <text:p text:style-name="P1312"/>
      <text:p text:style-name="P1313"><text:span text:style-name="T1314">i)</text:span><text:span text:style-name="T1315"><text:s/>Sustainable road design: promoting recycled and non-standard materials </text:span><text:span text:style-name="T1316">Nicholas Thom and Andrew Dawson </text:span></text:p>
      <text:p text:style-name="P1317"><text:span text:style-name="T1318">ii)</text:span><text:span text:style-name="T1319"><text:s/></text:span><text:span text:style-name="T1320">Developing a new technical strategy for rail infrastructure in low-income countries in Sub-Saharan Africa and South Asia. </text:span><text:span text:style-name="T1321">Marcelo Blumenfeld, Wendy Wemakor, Labib Azzouz and Clive Roberts</text:span></text:p>
      <text:p text:style-name="P1322"><text:span text:style-name="T1323">iii)</text:span><text:span text:style-name="T1324"><text:s/>Lowering transport costs  and prices by competition, regulatory</text:span><text:span text:style-name="T1325"><text:s/>and institutional reforms in Low Income Countries</text:span></text:p>
      <text:p text:style-name="P1326"><text:span text:style-name="T1327">Phill Wheat, Alexander D. Stead, Yue Huang and Andrew Smith</text:span></text:p>
      <text:p text:style-name="P1328"><text:span text:style-name="T1329">iv)</text:span><text:span text:style-name="T1330"><text:s/>Transport corridors for Wider Socio-economic development: A Review of Literature  </text:span><text:span text:style-name="T1331">A.S.M. Abdul Quium</text:span></text:p>
      <text:p text:style-name="Normal"/>
      <text:p text:style-name="P1332">Theme 2) Urban Transport</text:p>
      <text:p text:style-name="P1333"/>
      <text:p text:style-name="P1334"><text:span text:style-name="T1335">v)</text:span><text:span text:style-name="T1336"><text:s/>Opportunit</text:span><text:span text:style-name="T1337">ies and Barriers for high volume transport Systems in India and Sub-Saharan Africa.<text:s/></text:span><text:span text:style-name="T1338">Jonas Hagen, J., Mason, J., Dubash</text:span><text:span text:style-name="T1339">,<text:s/></text:span><text:span text:style-name="T1340">K., Mburu</text:span><text:span text:style-name="T1341">,<text:s/></text:span><text:span text:style-name="T1342">N., Aberra</text:span><text:span text:style-name="T1343">,<text:s/></text:span><text:span text:style-name="T1344">G., Mitchell</text:span><text:span text:style-name="T1345">,<text:s/></text:span><text:span text:style-name="T1346">C., Gitau</text:span><text:span text:style-name="T1347">,<text:s/></text:span><text:span text:style-name="T1348">G., Kost</text:span><text:span text:style-name="T1349">,<text:s/></text:span><text:span text:style-name="T1350">C., Dallkmann, H.<text:s/></text:span></text:p>
      <text:p text:style-name="P1351"><text:span text:style-name="T1352">vi)</text:span><text:span text:style-name="T1353"><text:s/>Using Data and Technology to Integrate Mobility Modes i</text:span><text:span text:style-name="T1354">n Low-Income Cities.<text:s/></text:span><text:span text:style-name="T1355">Dana Yanocha, D., Mason, J., Hagen</text:span><text:span text:style-name="T1356">,<text:s/></text:span><text:span text:style-name="T1357">J., Dalkmann, H.<text:s/></text:span></text:p>
      <text:p text:style-name="P1358"/>
      <text:p text:style-name="P1359"/>
      <text:p text:style-name="P1360">Theme 3) Low Carbon Transport</text:p>
      <text:p text:style-name="P1361"/>
      <text:p text:style-name="P1362"><text:span text:style-name="T1363">vii)</text:span><text:span text:style-name="T1364"><text:s/>Integrating short-term climate change mitigation options in long-term transport policy in low-income countries.<text:s/></text:span><text:span text:style-name="T1365">Bakker, S., Haq, G., Peet,<text:s/></text:span><text:span text:style-name="T1366">K., Gota, S., Medimorec, N., Yiu, A., Jennings, G., Rogers, J.<text:s/></text:span></text:p>
      <text:p text:style-name="P1367"><text:span text:style-name="T1368">viii)<text:s/></text:span><text:span text:style-name="T1369">An exploration of policy knowledge-seeking on high-volume, low-carbon transport: findings from key informant interviews in selected African and South-Asian countries.<text:s/></text:span><text:span text:style-name="T1370">Jennings, G. and Ha</text:span><text:span text:style-name="T1371">q, G.<text:s/></text:span></text:p>
      <text:p text:style-name="P1372"/>
      <text:p text:style-name="P1373"><text:s/></text:p>
      <text:p text:style-name="P1374">Theme 4) Gender, Vulnerable Groups and Inclusion in High Volume Transport</text:p>
      <text:p text:style-name="P1375"/>
      <text:p text:style-name="P1376"><text:span text:style-name="T1377">xi)</text:span><text:span text:style-name="T1378"><text:s/>Transport issues affecting people with disabilities in low-income countries</text:span><text:span text:style-name="T1379">.<text:s/></text:span><text:span text:style-name="T1380">Kett, M. R.E. Porter, M. Gorman, S. Jones and J. Turner.</text:span></text:p>
      <text:p text:style-name="P1381"><text:span text:style-name="T1382">x)</text:span><text:span text:style-name="T1383"><text:s/>Addressing the<text:s/></text:span><text:span text:style-name="T1384">linkages between gender and transport in low- and middle-income countries.<text:s/></text:span><text:span text:style-name="T1385">Uteng, T.P. and J. Turner</text:span></text:p>
      <text:p text:style-name="P1386"><text:span text:style-name="T1387">xi)</text:span><text:span text:style-name="T1388"><text:s/>T</text:span><text:span text:style-name="T1389">ransport, mobility and older people: global and low-income countries perspectives.<text:s/></text:span><text:span text:style-name="T1390">Gorman, M., S. Jones, R.E. Porter, M. Kett, J. Turner</text:span></text:p>
      <text:p text:style-name="P1391"/>
      <text:p text:style-name="P1392"/>
      <text:p text:style-name="P1393">Papers pending Journal Selection are:</text:p>
      <text:p text:style-name="P1394"/>
      <text:p text:style-name="P1395"><text:span text:style-name="T1396">a) Meeting young people’s mobility and transport needs: review and prospect</text:span><text:span text:style-name="T1397">. Gina Porter<text:s/></text:span></text:p>
      <text:p text:style-name="P1398"><text:span text:style-name="T1399">b) Road Safety in Low-Income Countries: State of Knowledge and Future Directions.</text:span><text:span text:style-name="T1400"><text:s/>Dr Shahram Heydari. Adrian Hickford, Dr Rich McIlroy and</text:span><text:span text:style-name="T1401"><text:s/>Dr Abdulgafoor Bachani.</text:span></text:p>
      <text:p text:style-name="P1402"/>
      <text:p text:style-name="P1403">Further and additional Theme 4 outputs include:<text:s/></text:p>
      <text:p text:style-name="P1404"/>
      <text:p text:style-name="P1405"><text:span text:style-name="T1406">c) Policy Brief on Disability Inclusive Public Transport</text:span><text:span text:style-name="T1407"><text:s/>– ear-marked for distribution at the World Road Congress in Abu Dhabi, Oct 2019.</text:span></text:p>
      <text:p text:style-name="P1408"/>
      <text:p text:style-name="P1409"><text:span text:style-name="T1410">d) Thinking with Young People:<text:s/></text:span><text:span text:style-name="T1411">Transport Experiences and Aspirations in Sub-Saharan Africa and South Asia</text:span><text:span text:style-name="T1412">” to be presented at the World Road Congress in Abu Dhabi in October 2019.<text:s/></text:span></text:p>
      <text:p text:style-name="P1413"/>
      <text:p text:style-name="P1414"><text:span text:style-name="T1415">e) Transport and Employment</text:span><text:span text:style-name="T1416"><text:s/>– No journal or other source has yet been identified for publication of this<text:s/></text:span><text:span text:style-name="T1417">work. <text:s/></text:span></text:p>
      <text:p text:style-name="P1418"/>
      <text:p text:style-name="P1419">All papers and reports will be made available through R4D and the HVT website when this is launched at the commencement of Part 2.</text:p>
      <text:p text:style-name="P1420"/>
      <text:p text:style-name="P1421">Annex 2</text:p>
      <text:p text:style-name="P1422"/>
      <text:p text:style-name="P1423">Summary of Progress on Recommendations from Last Annual Review</text:p>
      <text:p text:style-name="P1424"/>
      <table:table table:style-name="Table1425">
        <table:table-columns>
          <table:table-column table:style-name="TableColumn1426"/>
          <table:table-column table:style-name="TableColumn1427"/>
          <table:table-column table:style-name="TableColumn1428"/>
          <table:table-column table:style-name="TableColumn1429"/>
        </table:table-columns>
        <table:table-header-rows>
          <table:table-row table:style-name="TableRow1430">
            <table:table-cell table:style-name="TableCell1431">
              <text:p text:style-name="P1432">No.</text:p>
            </table:table-cell>
            <table:table-cell table:style-name="TableCell1433">
              <text:p text:style-name="P1434">OUTPUT AREA</text:p>
            </table:table-cell>
            <table:table-cell table:style-name="TableCell1435">
              <text:p text:style-name="P1436">RECOMMENDATION</text:p>
            </table:table-cell>
            <table:table-cell table:style-name="TableCell1437">
              <text:p text:style-name="P1438">PROGRESS</text:p>
            </table:table-cell>
          </table:table-row>
        </table:table-header-rows>
        <table:table-row table:style-name="TableRow1439">
          <table:table-cell table:style-name="TableCell1440">
            <text:p text:style-name="P1441">1</text:p>
          </table:table-cell>
          <table:table-cell table:style-name="TableCell1442" table:number-rows-spanned="3">
            <text:p text:style-name="P1443">Research</text:p>
          </table:table-cell>
          <table:table-cell table:style-name="TableCell1444">
            <text:p text:style-name="P1445">Provide guidance and support to researchers from LIC who wish to improve their chances of successfully applying for future research calls.<text:s/></text:p>
            <text:p text:style-name="P1446">Provide opportunities for LIC research entities to engage with established research suppliers.<text:s/></text:p>
            <text:p text:style-name="P1447"/>
          </table:table-cell>
          <table:table-cell table:style-name="TableCell1448">
            <text:p text:style-name="P1449">Capacity building activities included in the research framework and procurement calls. <text:s/></text:p>
            <text:p text:style-name="P1450">Future procurement calls will where possible and appropriate make meaningful collaboration with LICs partners mandatory. <text:s/></text:p>
          </table:table-cell>
        </table:table-row>
        <table:table-row table:style-name="TableRow1451">
          <table:table-cell table:style-name="TableCell1452">
            <text:p text:style-name="P1453">2</text:p>
          </table:table-cell>
          <table:covered-table-cell>
            <text:p text:style-name="P1454"/>
          </table:covered-table-cell>
          <table:table-cell table:style-name="TableCell1455">
            <text:p text:style-name="P1456">The PMU should<text:s/>continue to forge and sustain relationships with other DFID-funded programmes in order for the programme to develop legitimacy, increase efficiency and extend value for money.<text:s/></text:p>
            <text:p text:style-name="P1457"/>
          </table:table-cell>
          <table:table-cell table:style-name="TableCell1458">
            <text:p text:style-name="P1459">The PMU has developed working relationships with a number of programmes including Energy and Economic Growth, EEG; Infrastructure and Cities Economic Growth, ICED; and Cities Infrastructure and Growth, CIG.<text:s/></text:p>
          </table:table-cell>
        </table:table-row>
        <table:table-row table:style-name="TableRow1460">
          <table:table-cell table:style-name="TableCell1461">
            <text:p text:style-name="P1462">3</text:p>
          </table:table-cell>
          <table:covered-table-cell>
            <text:p text:style-name="P1463"/>
          </table:covered-table-cell>
          <table:table-cell table:style-name="TableCell1464">
            <text:p text:style-name="P1465">The PMU will need to work closely with their state of knowledge paper suppliers to ensure that the programme keeps to<text:s/>time.<text:s/></text:p>
          </table:table-cell>
          <table:table-cell table:style-name="TableCell1466">
            <text:p text:style-name="P1467">SOK research suppliers have been monitored very closely and through regular progress meetings. Suppliers have been encouraged to collaborate with each other, co-ordinate inputs to share information and avoid duplication. <text:s/></text:p>
          </table:table-cell>
        </table:table-row>
        <table:table-row table:style-name="TableRow1468">
          <table:table-cell table:style-name="TableCell1469">
            <text:p text:style-name="P1470">4</text:p>
          </table:table-cell>
          <table:table-cell table:style-name="TableCell1471" table:number-rows-spanned="5">
            <text:p text:style-name="P1472">Capacity</text:p>
          </table:table-cell>
          <table:table-cell table:style-name="TableCell1473">
            <text:p text:style-name="P1474">The PMU<text:s/>should continue to work closely with ReCAP. <text:s/>ReCAP has a wide geographic representation and focal countries for HVT will likely coincide with some of the same ReCAP geographies in part 2. There will likely be instances where capacity building and other activities can synergise to widen effectiveness and benefit.</text:p>
            <text:p text:style-name="P1475"/>
          </table:table-cell>
          <table:table-cell table:style-name="TableCell1476">
            <text:p text:style-name="P1477">HVT have established an MOU with RECAP and share programme details and plans. <text:s/>HVT work closely with ReCAP on their Transport Leadership training programme. <text:s/>HVT and RECAP are coordinating DFID representation on the UK stand at the World Road Congress.<text:s/></text:p>
          </table:table-cell>
        </table:table-row>
        <table:table-row table:style-name="TableRow1478">
          <table:table-cell table:style-name="TableCell1479">
            <text:p text:style-name="P1480">5</text:p>
          </table:table-cell>
          <table:covered-table-cell>
            <text:p text:style-name="P1481"/>
          </table:covered-table-cell>
          <table:table-cell table:style-name="TableCell1482">
            <text:p text:style-name="P1483">It will be important for the PMU to ensure that capacity building activities commence as soon as specific countries and partner organisations are identified.<text:s/></text:p>
          </table:table-cell>
          <table:table-cell table:style-name="TableCell1484">
            <text:p text:style-name="P1485">PMU will pre-qualify<text:s/>research suppliers in advance of Part 2 and as part of the planning process to enable the programme to “hit the ground running” with certain activities.<text:s/></text:p>
          </table:table-cell>
        </table:table-row>
        <table:table-row table:style-name="TableRow1486">
          <table:table-cell table:style-name="TableCell1487">
            <text:p text:style-name="P1488">6</text:p>
          </table:table-cell>
          <table:covered-table-cell>
            <text:p text:style-name="P1489"/>
          </table:covered-table-cell>
          <table:table-cell table:style-name="TableCell1490">
            <text:p text:style-name="P1491">The PMU should continue its discussion with TRL, DfT, World Road Association and others on<text:s/>identifying, updating, contextualising and mobilising current best practice for high volume transport.</text:p>
            <text:p text:style-name="P1492"/>
          </table:table-cell>
          <table:table-cell table:style-name="TableCell1493">
            <text:p text:style-name="P1494">The PMU have made contact with various key staff within the UK DfT.</text:p>
            <text:p text:style-name="P1495">HVT is supporting the World Road Association secretariat on update requirement and process for HDM-4. <text:s/></text:p>
            <text:p text:style-name="P1496">The PMU are in on-going discussions with TRL on updating Road Notes and utilising earlier research trapped within defunct website.<text:s/></text:p>
          </table:table-cell>
        </table:table-row>
        <table:table-row table:style-name="TableRow1497">
          <table:table-cell table:style-name="TableCell1498">
            <text:p text:style-name="P1499">7</text:p>
          </table:table-cell>
          <table:covered-table-cell>
            <text:p text:style-name="P1500"/>
          </table:covered-table-cell>
          <table:table-cell table:style-name="TableCell1501">
            <text:p text:style-name="P1502">Work with the London School of Oriental and African Studies (SOAS) to develop wider dissemination strategy for the outputs from the Policy Research fund “Social science insights on the political-economy barriers to the implementation of low-carbon transport in urban South Asia and Africa” (by October 2018).</text:p>
          </table:table-cell>
          <table:table-cell table:style-name="TableCell1503">
            <text:p text:style-name="P1504">PMU is working with SOAS on the<text:s/>dissemination strategy. Already complete are internal DFID presentation and podcast available at CIHT. Other options being explored include an article for Routes/ Roads or new Civil Engineer.<text:s/></text:p>
          </table:table-cell>
        </table:table-row>
        <table:table-row table:style-name="TableRow1505">
          <table:table-cell table:style-name="TableCell1506">
            <text:p text:style-name="P1507">8</text:p>
          </table:table-cell>
          <table:covered-table-cell>
            <text:p text:style-name="P1508"/>
          </table:covered-table-cell>
          <table:table-cell table:style-name="TableCell1509">
            <text:p text:style-name="P1510">The PMU should use HVT to increase local transport<text:s/>research capability not just at a technical level but also in areas such as research bid preparation, administration of research, research and contract management, reporting, quality assurance, monitoring and evaluation.</text:p>
          </table:table-cell>
          <table:table-cell table:style-name="TableCell1511">
            <text:p text:style-name="P1512">Capacity building strategy includes<text:s/>training on these aspects. HVT has agreed co-funding with GIZ/TUMI to research effective capacity building for the transport sector in LICs.</text:p>
          </table:table-cell>
        </table:table-row>
        <table:table-row table:style-name="TableRow1513">
          <table:table-cell table:style-name="TableCell1514">
            <text:p text:style-name="P1515">9</text:p>
          </table:table-cell>
          <table:table-cell table:style-name="TableCell1516" table:number-rows-spanned="4">
            <text:p text:style-name="P1517">Knowledge Management</text:p>
          </table:table-cell>
          <table:table-cell table:style-name="TableCell1518">
            <text:p text:style-name="P1519">PMU to discuss with World Road Association wider collaborative working across supporting technical committees (by September 2018)</text:p>
          </table:table-cell>
          <table:table-cell table:style-name="TableCell1520">
            <text:p text:style-name="P1521">HVT has actively engaged with WRA and had forwarded nominations for a number of candidates for membership of technical committees.<text:s/></text:p>
          </table:table-cell>
        </table:table-row>
        <table:table-row table:style-name="TableRow1522">
          <table:table-cell table:style-name="TableCell1523">
            <text:p text:style-name="P1524">10</text:p>
          </table:table-cell>
          <table:covered-table-cell>
            <text:p text:style-name="P1525"/>
          </table:covered-table-cell>
          <table:table-cell table:style-name="TableCell1526">
            <text:p text:style-name="P1527">The PMU should continue to expand its network of international<text:s/>contacts.</text:p>
          </table:table-cell>
          <table:table-cell table:style-name="TableCell1528">
            <text:p text:style-name="P1529">On-going. HVT subscription list has grown to over 330 members. <text:s/>35% of members are in Africa, 11% are in Asia and 46% are in Europe.</text:p>
          </table:table-cell>
        </table:table-row>
        <table:table-row table:style-name="TableRow1530">
          <table:table-cell table:style-name="TableCell1531">
            <text:p text:style-name="P1532">11</text:p>
          </table:table-cell>
          <table:covered-table-cell>
            <text:p text:style-name="P1533"/>
          </table:covered-table-cell>
          <table:table-cell table:style-name="TableCell1534">
            <text:p text:style-name="P1535">Output Indicator 3.3 should be amended to capture targets for specific Part 1 communication routes e.g.<text:s/>HVT YouTube channel, No. of videos launched, Total No. of views, No. of blog posts etc.</text:p>
          </table:table-cell>
          <table:table-cell table:style-name="TableCell1536">
            <text:p text:style-name="P1537">PMU have set up a monitoring spreadsheet to capture various metrics arising from HVT outputs. Detail captured within HVT website proposition.</text:p>
          </table:table-cell>
        </table:table-row>
        <table:table-row table:style-name="TableRow1538">
          <table:table-cell table:style-name="TableCell1539">
            <text:p text:style-name="P1540">12</text:p>
          </table:table-cell>
          <table:covered-table-cell>
            <text:p text:style-name="P1541"/>
          </table:covered-table-cell>
          <table:table-cell table:style-name="TableCell1542">
            <text:p text:style-name="P1543">The PMU to complete discovery stage of options for programme web presence (by September 2018) and DFID to submit proposition to DFID digital team (October 2018).<text:s/></text:p>
          </table:table-cell>
          <table:table-cell table:style-name="TableCell1544">
            <text:p text:style-name="P1545">Documents submitted to Digital team and HVT web presence agreed.<text:s/></text:p>
          </table:table-cell>
        </table:table-row>
        <table:table-row table:style-name="TableRow1546">
          <table:table-cell table:style-name="TableCell1547">
            <text:p text:style-name="P1548">13</text:p>
          </table:table-cell>
          <table:table-cell table:style-name="TableCell1549" table:number-rows-spanned="6">
            <text:p text:style-name="P1550">Management</text:p>
          </table:table-cell>
          <table:table-cell table:style-name="TableCell1551">
            <text:p text:style-name="P1552">The PMU should start to<text:s/>engage more fully with DFID Country Offices and the DFID Regional Research Hubs to understand better how the research framework for Part 2 might link to emergent DFID programming.</text:p>
          </table:table-cell>
          <table:table-cell table:style-name="TableCell1553">
            <text:p text:style-name="P1554">On-going. PMU is touch with DFID Research Hubs and engagement has taken place so far in India and Kenya country offices.</text:p>
          </table:table-cell>
        </table:table-row>
        <table:table-row table:style-name="TableRow1555">
          <table:table-cell table:style-name="TableCell1556">
            <text:p text:style-name="P1557">14</text:p>
          </table:table-cell>
          <table:covered-table-cell>
            <text:p text:style-name="P1558"/>
          </table:covered-table-cell>
          <table:table-cell table:style-name="TableCell1559">
            <text:p text:style-name="P1560">The PMU should capture lessons and experience from application of T-TRIID. If successful it would be helpful to share lessons across DFID, the research councils and into other government departments.</text:p>
          </table:table-cell>
          <table:table-cell table:style-name="TableCell1561">
            <text:p text:style-name="P1562">Lessons are captured by the project manager. Shared within DFID through an insight article and by presentation to DfT. <text:s/></text:p>
          </table:table-cell>
        </table:table-row>
        <table:table-row table:style-name="TableRow1563">
          <table:table-cell table:style-name="TableCell1564">
            <text:p text:style-name="P1565">15</text:p>
          </table:table-cell>
          <table:covered-table-cell>
            <text:p text:style-name="P1566"/>
          </table:covered-table-cell>
          <table:table-cell table:style-name="TableCell1567">
            <text:p text:style-name="P1568">The Logframe, Theory of Change and risk framework on completion of Part 1 and when the content and structure of the Part 2<text:s/>research is better known (by January 2018).</text:p>
          </table:table-cell>
          <table:table-cell table:style-name="TableCell1569">
            <text:p text:style-name="P1570">Documents updated during Part 1. <text:s/>Revisions included for Part 2 proposal submitted to DFID.</text:p>
          </table:table-cell>
        </table:table-row>
        <table:table-row table:style-name="TableRow1571">
          <table:table-cell table:style-name="TableCell1572">
            <text:p text:style-name="P1573">16</text:p>
          </table:table-cell>
          <table:covered-table-cell>
            <text:p text:style-name="P1574"/>
          </table:covered-table-cell>
          <table:table-cell table:style-name="TableCell1575">
            <text:p text:style-name="P1576">The PMU should reflect on the procurement experiences and update, if needed the procurement policy document to capture lessons (by end August 2018).</text:p>
          </table:table-cell>
          <table:table-cell table:style-name="TableCell1577">
            <text:p text:style-name="P1578">Procurement policy, procedures, and COI policy updated to reflect lessons learned from supplier procurement, T-TRIID and to bring in line with similar DFID programmes.<text:s/></text:p>
          </table:table-cell>
        </table:table-row>
        <table:table-row table:style-name="TableRow1579">
          <table:table-cell table:style-name="TableCell1580">
            <text:p text:style-name="P1581">17</text:p>
          </table:table-cell>
          <table:covered-table-cell>
            <text:p text:style-name="P1582"/>
          </table:covered-table-cell>
          <table:table-cell table:style-name="TableCell1583">
            <text:p text:style-name="P1584">PMU to develop safeguarding policy note (by<text:s/>September 2018).</text:p>
          </table:table-cell>
          <table:table-cell table:style-name="TableCell1585">
            <text:p text:style-name="P1586">Safeguarding policy note developed.</text:p>
          </table:table-cell>
        </table:table-row>
        <table:table-row table:style-name="TableRow1587">
          <table:table-cell table:style-name="TableCell1588">
            <text:p text:style-name="P1589">18</text:p>
          </table:table-cell>
          <table:covered-table-cell>
            <text:p text:style-name="P1590"/>
          </table:covered-table-cell>
          <table:table-cell table:style-name="TableCell1591">
            <text:p text:style-name="P1592">PMU to organise the first steering group meeting (by August 2018) and convene a follow up meeting to present its initial draft of the Part 2 Research framework (by October 2018).</text:p>
          </table:table-cell>
          <table:table-cell table:style-name="TableCell1593">
            <text:p text:style-name="P1594">First SC<text:s/>meeting took place on 02.08.18. <text:s/>Four further Steering Group meetings took place during Part 1.<text:s/></text:p>
          </table:table-cell>
        </table:table-row>
      </table:table>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fhb" style:display-name="fhb" style:family="text" style:parent-style-name="DefaultParagraphFont"/>
    <style:style style:name="fh" style:display-name="fh" style:family="text" style:parent-style-name="DefaultParagraphFont"/>
    <style:style style:name="ListParagraphChar" style:display-name="List Paragraph Char" style:family="text">
      <style:text-properties style:font-name="Arial" fo:font-size="12pt" style:font-size-asian="12pt" style:font-size-complex="12pt"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font-size-complex="12pt" style:language-asian="en" style:country-asian="US"/>
    </style:style>
    <style:style style:name="EEGbodytext" style:display-name="EEG body text" style:family="paragraph" style:parent-style-name="Normal">
      <style:paragraph-properties fo:margin-bottom="0.1388in" style:line-height-at-least="0.1916in"/>
      <style:text-properties fo:font-size="11pt" style:font-size-asian="11pt" style:font-size-complex="10pt" fo:hyphenate="false"/>
    </style:style>
    <style:style style:name="EEGbodytextChar" style:display-name="EEG body text Char" style:family="text" style:parent-style-name="DefaultParagraphFont">
      <style:text-properties style:font-name="Arial" fo:font-size="11pt" style:font-size-asian="11pt" style:language-asian="en" style:country-asian="US"/>
    </style:style>
    <style:style style:name="x_msolistparagraph" style:display-name="x_msolistparagraph" style:family="paragraph" style:parent-style-name="Normal">
      <style:paragraph-properties fo:margin-top="0.0694in" fo:margin-bottom="0.0694in"/>
      <style:text-properties style:font-name="Calibri" style:font-name-asian="Calibri" style:font-name-complex="Calibri" fo:font-size="11pt" style:font-size-asian="11pt" style:font-size-complex="11pt" style:language-asian="en" style:country-asian="GB" fo:hyphenate="false"/>
    </style:style>
    <style:style style:name="x_msonormal" style:display-name="x_msonormal" style:family="paragraph" style:parent-style-name="Normal">
      <style:text-properties style:font-name="Calibri" style:font-name-asian="Calibri" style:font-name-complex="Calibri" fo:font-size="11pt" style:font-size-asian="11pt" style:font-size-complex="11pt" style:language-asian="en" style:country-asian="GB" fo:hyphenate="false"/>
    </style:style>
    <style:style style:name="BodyText" style:display-name="Body Text" style:family="paragraph" style:parent-style-name="Normal">
      <style:paragraph-properties fo:margin-bottom="0.1666in"/>
      <style:text-properties style:font-name="Calibri" fo:font-size="10.5pt" style:font-size-asian="10.5pt" style:font-size-complex="11pt" style:language-asian="en" style:country-asian="AU" fo:hyphenate="false"/>
    </style:style>
    <style:style style:name="BodyTextChar" style:display-name="Body Text Char" style:family="text" style:parent-style-name="DefaultParagraphFont">
      <style:text-properties style:font-name="Calibri" fo:font-size="10.5pt" style:font-size-asian="10.5pt" style:font-size-complex="11pt" style:language-asian="en" style:country-asian="AU"/>
    </style:style>
    <style:style style:name="MDPI_1.3_authornames" style:display-name="MDPI_1.3_authornames" style:family="paragraph" style:parent-style-name="Normal" style:next-style-name="Normal">
      <style:paragraph-properties style:snap-to-layout-grid="false" fo:margin-bottom="0.0833in" style:line-height-at-least="0.1805in"/>
      <style:text-properties style:font-name="Palatino Linotype" fo:font-weight="bold" style:font-weight-asian="bold" fo:color="#000000" fo:font-size="10pt" style:font-size-asian="10pt" style:font-size-complex="11pt" fo:language="en" fo:country="US" style:language-asian="de" style:country-asian="DE" style:language-complex="en" style:country-complex="US" fo:hyphenate="false"/>
    </style:style>
    <style:style style:name="MDPI_1.2_title" style:display-name="MDPI_1.2_title" style:family="paragraph" style:next-style-name="MDPI_1.3_authornames">
      <style:paragraph-properties style:snap-to-layout-grid="false" fo:margin-bottom="0.1666in" fo:line-height="0.2777in"/>
      <style:text-properties style:font-name="Palatino Linotype" fo:font-weight="bold" style:font-weight-asian="bold" fo:color="#000000" fo:font-size="18pt" style:font-size-asian="18pt" fo:language="en" fo:country="US" style:language-asian="de" style:country-asian="DE" style:language-complex="en" style:country-complex="US"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Revision" style:display-name="Revision" style:family="paragraph">
      <style:text-properties style:font-name="Arial" fo:font-size="12pt" style:font-size-asian="12pt" style:font-size-complex="12pt"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in" fo:padding-left="0.2506in" fo:padding-bottom="0.4472in" fo:padding-right="0.2506in" style:shadow="none"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P1180" style:parent-style-name="Footer" style:family="paragraph">
      <style:paragraph-properties fo:text-align="center"/>
      <style:text-properties fo:font-size="10pt" style:font-size-asian="10pt" style:font-size-complex="10pt"/>
    </style:style>
    <style:style style:name="P1181" style:parent-style-name="Footer" style:family="paragraph">
      <style:paragraph-properties fo:text-align="center"/>
    </style:style>
    <style:style style:name="T1182" style:parent-style-name="DefaultParagraphFont" style:family="text">
      <style:text-properties fo:font-size="10pt" style:font-size-asian="10pt" style:font-size-complex="10pt"/>
    </style:style>
  </office:automatic-styles>
  <office:master-styles>
    <style:master-page style:name="MP0" style:page-layout-name="PL0"/>
    <style:master-page style:name="MP1" style:page-layout-name="PL1">
      <style:footer>
        <text:p text:style-name="P1180"/>
        <text:p text:style-name="P1181"><text:span text:style-name="T1182"><text:page-number text:fixed="false">iii</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9-09-27T09:53:00Z</meta:creation-date>
    <dc:date>2019-09-27T09:53:00Z</dc:date>
    <meta:template xlink:href="Normal.dotm" xlink:type="simple"/>
    <meta:editing-cycles>1</meta:editing-cycles>
    <meta:editing-duration>PT0S</meta:editing-duration>
    <meta:document-statistic meta:page-count="3" meta:paragraph-count="187" meta:word-count="14020" meta:character-count="93750" meta:row-count="665" meta:non-whitespace-character-count="79917"/>
  </office:meta>
</office:document-meta>
</file>